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7.11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48.28mm"/>
    </style:style>
    <style:style style:name="co11" style:family="table-column">
      <style:table-column-properties fo:break-before="auto" style:column-width="18.59mm"/>
    </style:style>
    <style:style style:name="co12" style:family="table-column">
      <style:table-column-properties fo:break-before="auto" style:column-width="15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Kosarak_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Execução Estática</text:p>
          </table:table-cell>
          <table:table-cell table:style-name="ce1" office:value-type="string" calcext:value-type="string">
            <text:p>Execução Estática – Média</text:p>
          </table:table-cell>
          <table:table-cell table:number-columns-repeated="2"/>
          <table:table-cell table:style-name="ce4" office:value-type="string" calcext:value-type="string" table:number-columns-spanned="5" table:number-rows-spanned="1">
            <text:p>10 Janelas</text:p>
          </table:table-cell>
          <table:covered-table-cell table:number-columns-repeated="4" table:style-name="ce1"/>
          <table:table-cell/>
          <table:table-cell table:style-name="ce4" office:value-type="string" calcext:value-type="string" table:number-columns-spanned="5" table:number-rows-spanned="1">
            <text:p>30 Janelas</text:p>
          </table:table-cell>
          <table:covered-table-cell table:number-columns-repeated="4" table:style-name="ce1"/>
          <table:table-cell table:number-columns-repeated="2"/>
          <table:table-cell table:style-name="ce4" office:value-type="string" calcext:value-type="string" table:number-columns-spanned="5" table:number-rows-spanned="1">
            <text:p>50 Janelas</text:p>
          </table:table-cell>
          <table:covered-table-cell table:number-columns-repeated="4" table:style-name="ce1"/>
        </table:table-row>
        <table:table-row table:style-name="ro1">
          <table:table-cell office:value-type="float" office:value="96.7237286567688" calcext:value-type="float">
            <text:p>96,7237286567688</text:p>
          </table:table-cell>
          <table:table-cell table:formula="of:=SUM([.A2:.A34]) / COUNTA([.A2:.A34])" office:value-type="float" office:value="113.441528096344" calcext:value-type="float">
            <text:p>113,441528096344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</table:table-row>
        <table:table-row table:style-name="ro1">
          <table:table-cell office:value-type="float" office:value="116.222232341766" calcext:value-type="float">
            <text:p>116,222232341766</text:p>
          </table:table-cell>
          <table:table-cell table:number-columns-repeated="3"/>
          <table:table-cell office:value-type="string" calcext:value-type="string">
            <text:p>Janela1</text:p>
          </table:table-cell>
          <table:table-cell office:value-type="float" office:value="955" calcext:value-type="float">
            <text:p>955</text:p>
          </table:table-cell>
          <table:table-cell office:value-type="float" office:value="12.9569783210754" calcext:value-type="float">
            <text:p>12,9569783210754</text:p>
          </table:table-cell>
          <table:table-cell office:value-type="float" office:value="10.9472019022161" calcext:value-type="float">
            <text:p>10,9472019022161</text:p>
          </table:table-cell>
          <table:table-cell office:value-type="float" office:value="8.94019627571106" calcext:value-type="float">
            <text:p>8,9401962757110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76" calcext:value-type="float">
            <text:p>1176</text:p>
          </table:table-cell>
          <table:table-cell office:value-type="float" office:value="7.00422120094299" calcext:value-type="float">
            <text:p>7,00422120094299</text:p>
          </table:table-cell>
          <table:table-cell office:value-type="float" office:value="4.82477953217246" calcext:value-type="float">
            <text:p>4,82477953217246</text:p>
          </table:table-cell>
          <table:table-cell office:value-type="float" office:value="3.60934615135193" calcext:value-type="float">
            <text:p>3,60934615135193</text:p>
          </table:table-cell>
          <table:table-cell table:number-columns-repeated="2"/>
          <table:table-cell office:value-type="string" calcext:value-type="string">
            <text:p>Janela1</text:p>
          </table:table-cell>
          <table:table-cell office:value-type="float" office:value="1078" calcext:value-type="float">
            <text:p>1078</text:p>
          </table:table-cell>
          <table:table-cell office:value-type="float" office:value="2.81526470184326" calcext:value-type="float">
            <text:p>2,81526470184326</text:p>
          </table:table-cell>
          <table:table-cell office:value-type="float" office:value="2.34068176963112" calcext:value-type="float">
            <text:p>2,34068176963112</text:p>
          </table:table-cell>
          <table:table-cell office:value-type="float" office:value="1.76032257080078" calcext:value-type="float">
            <text:p>1,76032257080078</text:p>
          </table:table-cell>
        </table:table-row>
        <table:table-row table:style-name="ro1">
          <table:table-cell office:value-type="float" office:value="132.911270141602" calcext:value-type="float">
            <text:p>132,911270141602</text:p>
          </table:table-cell>
          <table:table-cell table:number-columns-repeated="3"/>
          <table:table-cell office:value-type="string" calcext:value-type="string">
            <text:p>Janela2</text:p>
          </table:table-cell>
          <table:table-cell office:value-type="float" office:value="950" calcext:value-type="float">
            <text:p>950</text:p>
          </table:table-cell>
          <table:table-cell office:value-type="float" office:value="13.4648525714874" calcext:value-type="float">
            <text:p>13,4648525714874</text:p>
          </table:table-cell>
          <table:table-cell office:value-type="float" office:value="10.7867983688008" calcext:value-type="float">
            <text:p>10,7867983688008</text:p>
          </table:table-cell>
          <table:table-cell office:value-type="float" office:value="9.89663767814636" calcext:value-type="float">
            <text:p>9,8966376781463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6" calcext:value-type="float">
            <text:p>1026</text:p>
          </table:table-cell>
          <table:table-cell office:value-type="float" office:value="5.49672436714172" calcext:value-type="float">
            <text:p>5,49672436714172</text:p>
          </table:table-cell>
          <table:table-cell office:value-type="float" office:value="4.21363189003684" calcext:value-type="float">
            <text:p>4,21363189003684</text:p>
          </table:table-cell>
          <table:table-cell office:value-type="float" office:value="3.04388833045959" calcext:value-type="float">
            <text:p>3,04388833045959</text:p>
          </table:table-cell>
          <table:table-cell table:number-columns-repeated="2"/>
          <table:table-cell office:value-type="string" calcext:value-type="string">
            <text:p>Janela2</text:p>
          </table:table-cell>
          <table:table-cell office:value-type="float" office:value="1429" calcext:value-type="float">
            <text:p>1429</text:p>
          </table:table-cell>
          <table:table-cell office:value-type="float" office:value="2.93171644210815" calcext:value-type="float">
            <text:p>2,93171644210815</text:p>
          </table:table-cell>
          <table:table-cell office:value-type="float" office:value="2.66431088881059" calcext:value-type="float">
            <text:p>2,66431088881059</text:p>
          </table:table-cell>
          <table:table-cell office:value-type="float" office:value="2.22604846954346" calcext:value-type="float">
            <text:p>2,22604846954346</text:p>
          </table:table-cell>
        </table:table-row>
        <table:table-row table:style-name="ro1">
          <table:table-cell office:value-type="float" office:value="126.045083284378" calcext:value-type="float">
            <text:p>126,045083284378</text:p>
          </table:table-cell>
          <table:table-cell table:number-columns-repeated="3"/>
          <table:table-cell office:value-type="string" calcext:value-type="string">
            <text:p>Janela3</text:p>
          </table:table-cell>
          <table:table-cell office:value-type="float" office:value="997" calcext:value-type="float">
            <text:p>997</text:p>
          </table:table-cell>
          <table:table-cell office:value-type="float" office:value="12.0392506122589" calcext:value-type="float">
            <text:p>12,0392506122589</text:p>
          </table:table-cell>
          <table:table-cell office:value-type="float" office:value="10.9990766048431" calcext:value-type="float">
            <text:p>10,9990766048431</text:p>
          </table:table-cell>
          <table:table-cell office:value-type="float" office:value="9.91219663619995" calcext:value-type="float">
            <text:p>9,9121966361999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35" calcext:value-type="float">
            <text:p>835</text:p>
          </table:table-cell>
          <table:table-cell office:value-type="float" office:value="4.5824818611145" calcext:value-type="float">
            <text:p>4,5824818611145</text:p>
          </table:table-cell>
          <table:table-cell office:value-type="float" office:value="3.51082190600308" calcext:value-type="float">
            <text:p>3,51082190600308</text:p>
          </table:table-cell>
          <table:table-cell office:value-type="float" office:value="2.97431945800781" calcext:value-type="float">
            <text:p>2,97431945800781</text:p>
          </table:table-cell>
          <table:table-cell table:number-columns-repeated="2"/>
          <table:table-cell office:value-type="string" calcext:value-type="string">
            <text:p>Janela3</text:p>
          </table:table-cell>
          <table:table-cell office:value-type="float" office:value="1059" calcext:value-type="float">
            <text:p>1059</text:p>
          </table:table-cell>
          <table:table-cell office:value-type="float" office:value="2.7391152381897" calcext:value-type="float">
            <text:p>2,7391152381897</text:p>
          </table:table-cell>
          <table:table-cell office:value-type="float" office:value="2.18758216771212" calcext:value-type="float">
            <text:p>2,18758216771212</text:p>
          </table:table-cell>
          <table:table-cell office:value-type="float" office:value="1.73538756370544" calcext:value-type="float">
            <text:p>1,73538756370544</text:p>
          </table:table-cell>
        </table:table-row>
        <table:table-row table:style-name="ro1">
          <table:table-cell office:value-type="float" office:value="110.355129241943" calcext:value-type="float">
            <text:p>110,355129241943</text:p>
          </table:table-cell>
          <table:table-cell table:number-columns-repeated="3"/>
          <table:table-cell office:value-type="string" calcext:value-type="string">
            <text:p>Janela4</text:p>
          </table:table-cell>
          <table:table-cell office:value-type="float" office:value="964" calcext:value-type="float">
            <text:p>964</text:p>
          </table:table-cell>
          <table:table-cell office:value-type="float" office:value="13.0710260868073" calcext:value-type="float">
            <text:p>13,0710260868073</text:p>
          </table:table-cell>
          <table:table-cell office:value-type="float" office:value="11.5469779318029" calcext:value-type="float">
            <text:p>11,5469779318029</text:p>
          </table:table-cell>
          <table:table-cell office:value-type="float" office:value="9.7384991645813" calcext:value-type="float">
            <text:p>9,738499164581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776" calcext:value-type="float">
            <text:p>776</text:p>
          </table:table-cell>
          <table:table-cell office:value-type="float" office:value="5.34879994392395" calcext:value-type="float">
            <text:p>5,34879994392395</text:p>
          </table:table-cell>
          <table:table-cell office:value-type="float" office:value="4.1232030174949" calcext:value-type="float">
            <text:p>4,1232030174949</text:p>
          </table:table-cell>
          <table:table-cell office:value-type="float" office:value="3.07989764213562" calcext:value-type="float">
            <text:p>3,07989764213562</text:p>
          </table:table-cell>
          <table:table-cell table:number-columns-repeated="2"/>
          <table:table-cell office:value-type="string" calcext:value-type="string">
            <text:p>Janela4</text:p>
          </table:table-cell>
          <table:table-cell office:value-type="float" office:value="1082" calcext:value-type="float">
            <text:p>1082</text:p>
          </table:table-cell>
          <table:table-cell office:value-type="float" office:value="2.64107894897461" calcext:value-type="float">
            <text:p>2,64107894897461</text:p>
          </table:table-cell>
          <table:table-cell office:value-type="float" office:value="2.32068289409984" calcext:value-type="float">
            <text:p>2,32068289409984</text:p>
          </table:table-cell>
          <table:table-cell office:value-type="float" office:value="1.94025731086731" calcext:value-type="float">
            <text:p>1,94025731086731</text:p>
          </table:table-cell>
        </table:table-row>
        <table:table-row table:style-name="ro1">
          <table:table-cell office:value-type="float" office:value="118.152297973633" calcext:value-type="float">
            <text:p>118,152297973633</text:p>
          </table:table-cell>
          <table:table-cell table:number-columns-repeated="3"/>
          <table:table-cell office:value-type="string" calcext:value-type="string">
            <text:p>Janela5</text:p>
          </table:table-cell>
          <table:table-cell office:value-type="float" office:value="914" calcext:value-type="float">
            <text:p>914</text:p>
          </table:table-cell>
          <table:table-cell office:value-type="float" office:value="13.4933969974518" calcext:value-type="float">
            <text:p>13,4933969974518</text:p>
          </table:table-cell>
          <table:table-cell office:value-type="float" office:value="12.2421956279061" calcext:value-type="float">
            <text:p>12,2421956279061</text:p>
          </table:table-cell>
          <table:table-cell office:value-type="float" office:value="11.0211665630341" calcext:value-type="float">
            <text:p>11,021166563034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847" calcext:value-type="float">
            <text:p>847</text:p>
          </table:table-cell>
          <table:table-cell office:value-type="float" office:value="5.37003684043884" calcext:value-type="float">
            <text:p>5,37003684043884</text:p>
          </table:table-cell>
          <table:table-cell office:value-type="float" office:value="3.98455390063199" calcext:value-type="float">
            <text:p>3,98455390063199</text:p>
          </table:table-cell>
          <table:table-cell office:value-type="float" office:value="3.34593367576599" calcext:value-type="float">
            <text:p>3,34593367576599</text:p>
          </table:table-cell>
          <table:table-cell table:number-columns-repeated="2"/>
          <table:table-cell office:value-type="string" calcext:value-type="string">
            <text:p>Janela5</text:p>
          </table:table-cell>
          <table:table-cell office:value-type="float" office:value="941" calcext:value-type="float">
            <text:p>941</text:p>
          </table:table-cell>
          <table:table-cell office:value-type="float" office:value="2.53198480606079" calcext:value-type="float">
            <text:p>2,53198480606079</text:p>
          </table:table-cell>
          <table:table-cell office:value-type="float" office:value="2.02941547740589" calcext:value-type="float">
            <text:p>2,02941547740589</text:p>
          </table:table-cell>
          <table:table-cell office:value-type="float" office:value="1.70942854881287" calcext:value-type="float">
            <text:p>1,70942854881287</text:p>
          </table:table-cell>
        </table:table-row>
        <table:table-row table:style-name="ro1">
          <table:table-cell office:value-type="float" office:value="114.594496488571" calcext:value-type="float">
            <text:p>114,594496488571</text:p>
          </table:table-cell>
          <table:table-cell table:number-columns-repeated="3"/>
          <table:table-cell office:value-type="string" calcext:value-type="string">
            <text:p>Janela6</text:p>
          </table:table-cell>
          <table:table-cell office:value-type="float" office:value="797" calcext:value-type="float">
            <text:p>797</text:p>
          </table:table-cell>
          <table:table-cell office:value-type="float" office:value="13.3732903003693" calcext:value-type="float">
            <text:p>13,3732903003693</text:p>
          </table:table-cell>
          <table:table-cell office:value-type="float" office:value="11.2984016158364" calcext:value-type="float">
            <text:p>11,2984016158364</text:p>
          </table:table-cell>
          <table:table-cell office:value-type="float" office:value="9.62662696838379" calcext:value-type="float">
            <text:p>9,6266269683837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94" calcext:value-type="float">
            <text:p>1294</text:p>
          </table:table-cell>
          <table:table-cell office:value-type="float" office:value="7.77917456626892" calcext:value-type="float">
            <text:p>7,77917456626892</text:p>
          </table:table-cell>
          <table:table-cell office:value-type="float" office:value="4.66902800039812" calcext:value-type="float">
            <text:p>4,66902800039812</text:p>
          </table:table-cell>
          <table:table-cell office:value-type="float" office:value="3.72703385353088" calcext:value-type="float">
            <text:p>3,72703385353088</text:p>
          </table:table-cell>
          <table:table-cell table:number-columns-repeated="2"/>
          <table:table-cell office:value-type="string" calcext:value-type="string">
            <text:p>Janela6</text:p>
          </table:table-cell>
          <table:table-cell office:value-type="float" office:value="972" calcext:value-type="float">
            <text:p>972</text:p>
          </table:table-cell>
          <table:table-cell office:value-type="float" office:value="2.42294311523437" calcext:value-type="float">
            <text:p>2,42294311523437</text:p>
          </table:table-cell>
          <table:table-cell office:value-type="float" office:value="2.13227857242931" calcext:value-type="float">
            <text:p>2,13227857242931</text:p>
          </table:table-cell>
          <table:table-cell office:value-type="float" office:value="1.77779269218445" calcext:value-type="float">
            <text:p>1,77779269218445</text:p>
          </table:table-cell>
        </table:table-row>
        <table:table-row table:style-name="ro1">
          <table:table-cell office:value-type="float" office:value="138.330821037292" calcext:value-type="float">
            <text:p>138,330821037292</text:p>
          </table:table-cell>
          <table:table-cell table:number-columns-repeated="3"/>
          <table:table-cell office:value-type="string" calcext:value-type="string">
            <text:p>Janela7</text:p>
          </table:table-cell>
          <table:table-cell office:value-type="float" office:value="884" calcext:value-type="float">
            <text:p>884</text:p>
          </table:table-cell>
          <table:table-cell office:value-type="float" office:value="14.491513967514" calcext:value-type="float">
            <text:p>14,491513967514</text:p>
          </table:table-cell>
          <table:table-cell office:value-type="float" office:value="13.0465358604084" calcext:value-type="float">
            <text:p>13,0465358604084</text:p>
          </table:table-cell>
          <table:table-cell office:value-type="float" office:value="12.5478372573853" calcext:value-type="float">
            <text:p>12,547837257385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51" calcext:value-type="float">
            <text:p>1351</text:p>
          </table:table-cell>
          <table:table-cell office:value-type="float" office:value="7.14726090431213" calcext:value-type="float">
            <text:p>7,14726090431213</text:p>
          </table:table-cell>
          <table:table-cell office:value-type="float" office:value="5.01048898696899" calcext:value-type="float">
            <text:p>5,01048898696899</text:p>
          </table:table-cell>
          <table:table-cell office:value-type="float" office:value="3.97036027908325" calcext:value-type="float">
            <text:p>3,97036027908325</text:p>
          </table:table-cell>
          <table:table-cell table:number-columns-repeated="2"/>
          <table:table-cell office:value-type="string" calcext:value-type="string">
            <text:p>Janela7</text:p>
          </table:table-cell>
          <table:table-cell office:value-type="float" office:value="651" calcext:value-type="float">
            <text:p>651</text:p>
          </table:table-cell>
          <table:table-cell office:value-type="float" office:value="3.04606580734253" calcext:value-type="float">
            <text:p>3,04606580734253</text:p>
          </table:table-cell>
          <table:table-cell office:value-type="float" office:value="2.20505027337508" calcext:value-type="float">
            <text:p>2,20505027337508</text:p>
          </table:table-cell>
          <table:table-cell office:value-type="float" office:value="1.74334239959717" calcext:value-type="float">
            <text:p>1,74334239959717</text:p>
          </table:table-cell>
        </table:table-row>
        <table:table-row table:style-name="ro1">
          <table:table-cell office:value-type="float" office:value="109.962438106537" calcext:value-type="float">
            <text:p>109,962438106537</text:p>
          </table:table-cell>
          <table:table-cell table:number-columns-repeated="3"/>
          <table:table-cell office:value-type="string" calcext:value-type="string">
            <text:p>Janela8</text:p>
          </table:table-cell>
          <table:table-cell office:value-type="float" office:value="948" calcext:value-type="float">
            <text:p>948</text:p>
          </table:table-cell>
          <table:table-cell office:value-type="float" office:value="14.2885842323303" calcext:value-type="float">
            <text:p>14,2885842323303</text:p>
          </table:table-cell>
          <table:table-cell office:value-type="float" office:value="12.2816677093506" calcext:value-type="float">
            <text:p>12,2816677093506</text:p>
          </table:table-cell>
          <table:table-cell office:value-type="float" office:value="11.120748758316" calcext:value-type="float">
            <text:p>11,12074875831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32" calcext:value-type="float">
            <text:p>932</text:p>
          </table:table-cell>
          <table:table-cell office:value-type="float" office:value="5.85093379020691" calcext:value-type="float">
            <text:p>5,85093379020691</text:p>
          </table:table-cell>
          <table:table-cell office:value-type="float" office:value="4.06951234557412" calcext:value-type="float">
            <text:p>4,06951234557412</text:p>
          </table:table-cell>
          <table:table-cell office:value-type="float" office:value="2.91224145889282" calcext:value-type="float">
            <text:p>2,91224145889282</text:p>
          </table:table-cell>
          <table:table-cell table:number-columns-repeated="2"/>
          <table:table-cell office:value-type="string" calcext:value-type="string">
            <text:p>Janela8</text:p>
          </table:table-cell>
          <table:table-cell office:value-type="float" office:value="979" calcext:value-type="float">
            <text:p>979</text:p>
          </table:table-cell>
          <table:table-cell office:value-type="float" office:value="3.08127903938293" calcext:value-type="float">
            <text:p>3,08127903938293</text:p>
          </table:table-cell>
          <table:table-cell office:value-type="float" office:value="2.26210893284191" calcext:value-type="float">
            <text:p>2,26210893284191</text:p>
          </table:table-cell>
          <table:table-cell office:value-type="float" office:value="1.68150401115417" calcext:value-type="float">
            <text:p>1,68150401115417</text:p>
          </table:table-cell>
        </table:table-row>
        <table:table-row table:style-name="ro1">
          <table:table-cell office:value-type="float" office:value="109.520051956177" calcext:value-type="float">
            <text:p>109,520051956177</text:p>
          </table:table-cell>
          <table:table-cell table:number-columns-repeated="3"/>
          <table:table-cell office:value-type="string" calcext:value-type="string">
            <text:p>Janela9</text:p>
          </table:table-cell>
          <table:table-cell office:value-type="float" office:value="926" calcext:value-type="float">
            <text:p>926</text:p>
          </table:table-cell>
          <table:table-cell office:value-type="float" office:value="16.4778497219086" calcext:value-type="float">
            <text:p>16,4778497219086</text:p>
          </table:table-cell>
          <table:table-cell office:value-type="float" office:value="13.0839392705397" calcext:value-type="float">
            <text:p>13,0839392705397</text:p>
          </table:table-cell>
          <table:table-cell office:value-type="float" office:value="11.1349813938141" calcext:value-type="float">
            <text:p>11,134981393814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9" calcext:value-type="float">
            <text:p>959</text:p>
          </table:table-cell>
          <table:table-cell office:value-type="float" office:value="6.3818895816803" calcext:value-type="float">
            <text:p>6,3818895816803</text:p>
          </table:table-cell>
          <table:table-cell office:value-type="float" office:value="4.83066255396063" calcext:value-type="float">
            <text:p>4,83066255396063</text:p>
          </table:table-cell>
          <table:table-cell office:value-type="float" office:value="3.80670213699341" calcext:value-type="float">
            <text:p>3,80670213699341</text:p>
          </table:table-cell>
          <table:table-cell table:number-columns-repeated="2"/>
          <table:table-cell office:value-type="string" calcext:value-type="string">
            <text:p>Janela9</text:p>
          </table:table-cell>
          <table:table-cell office:value-type="float" office:value="1466" calcext:value-type="float">
            <text:p>1466</text:p>
          </table:table-cell>
          <table:table-cell office:value-type="float" office:value="3.497065782547" calcext:value-type="float">
            <text:p>3,497065782547</text:p>
          </table:table-cell>
          <table:table-cell office:value-type="float" office:value="2.81510229544206" calcext:value-type="float">
            <text:p>2,81510229544206</text:p>
          </table:table-cell>
          <table:table-cell office:value-type="float" office:value="2.36866736412048" calcext:value-type="float">
            <text:p>2,36866736412048</text:p>
          </table:table-cell>
        </table:table-row>
        <table:table-row table:style-name="ro1">
          <table:table-cell office:value-type="float" office:value="113.452634572983" calcext:value-type="float">
            <text:p>113,452634572983</text:p>
          </table:table-cell>
          <table:table-cell table:number-columns-repeated="3"/>
          <table:table-cell office:value-type="string" calcext:value-type="string">
            <text:p>Janela10</text:p>
          </table:table-cell>
          <table:table-cell office:value-type="float" office:value="1048" calcext:value-type="float">
            <text:p>1048</text:p>
          </table:table-cell>
          <table:table-cell office:value-type="float" office:value="14.8218007087708" calcext:value-type="float">
            <text:p>14,8218007087708</text:p>
          </table:table-cell>
          <table:table-cell office:value-type="float" office:value="11.2586600780487" calcext:value-type="float">
            <text:p>11,2586600780487</text:p>
          </table:table-cell>
          <table:table-cell office:value-type="float" office:value="10.1041004657745" calcext:value-type="float">
            <text:p>10,104100465774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3" calcext:value-type="float">
            <text:p>833</text:p>
          </table:table-cell>
          <table:table-cell office:value-type="float" office:value="5.97252249717712" calcext:value-type="float">
            <text:p>5,97252249717712</text:p>
          </table:table-cell>
          <table:table-cell office:value-type="float" office:value="4.70448448441245" calcext:value-type="float">
            <text:p>4,70448448441245</text:p>
          </table:table-cell>
          <table:table-cell office:value-type="float" office:value="3.88660931587219" calcext:value-type="float">
            <text:p>3,88660931587219</text:p>
          </table:table-cell>
          <table:table-cell table:number-columns-repeated="2"/>
          <table:table-cell office:value-type="string" calcext:value-type="string">
            <text:p>Janela10</text:p>
          </table:table-cell>
          <table:table-cell office:value-type="float" office:value="1093" calcext:value-type="float">
            <text:p>1093</text:p>
          </table:table-cell>
          <table:table-cell office:value-type="float" office:value="2.33688497543335" calcext:value-type="float">
            <text:p>2,33688497543335</text:p>
          </table:table-cell>
          <table:table-cell office:value-type="float" office:value="2.15313842079856" calcext:value-type="float">
            <text:p>2,15313842079856</text:p>
          </table:table-cell>
          <table:table-cell office:value-type="float" office:value="1.69463276863098" calcext:value-type="float">
            <text:p>1,69463276863098</text:p>
          </table:table-cell>
        </table:table-row>
        <table:table-row table:style-name="ro1">
          <table:table-cell office:value-type="float" office:value="99.4719429016113" calcext:value-type="float">
            <text:p>99,4719429016113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138.478543519974" calcext:value-type="float">
            <text:p>138,478543519974</text:p>
          </table:table-cell>
          <table:table-cell table:formula="of:=SUM([.H3:.H12])" office:value-type="float" office:value="117.491454969753" calcext:value-type="float">
            <text:p>117,491454969753</text:p>
          </table:table-cell>
          <table:table-cell table:formula="of:=SUM([.I3:.I12])" office:value-type="float" office:value="104.042991161346" calcext:value-type="float">
            <text:p>104,04299116134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37" calcext:value-type="float">
            <text:p>637</text:p>
          </table:table-cell>
          <table:table-cell office:value-type="float" office:value="5.16546487808228" calcext:value-type="float">
            <text:p>5,16546487808228</text:p>
          </table:table-cell>
          <table:table-cell office:value-type="float" office:value="3.74781357158314" calcext:value-type="float">
            <text:p>3,74781357158314</text:p>
          </table:table-cell>
          <table:table-cell office:value-type="float" office:value="2.82202386856079" calcext:value-type="float">
            <text:p>2,82202386856079</text:p>
          </table:table-cell>
          <table:table-cell table:number-columns-repeated="2"/>
          <table:table-cell office:value-type="string" calcext:value-type="string">
            <text:p>Janela11</text:p>
          </table:table-cell>
          <table:table-cell office:value-type="float" office:value="1209" calcext:value-type="float">
            <text:p>1209</text:p>
          </table:table-cell>
          <table:table-cell office:value-type="float" office:value="3.24124336242676" calcext:value-type="float">
            <text:p>3,24124336242676</text:p>
          </table:table-cell>
          <table:table-cell office:value-type="float" office:value="2.62092746387828" calcext:value-type="float">
            <text:p>2,62092746387828</text:p>
          </table:table-cell>
          <table:table-cell office:value-type="float" office:value="2.08841991424561" calcext:value-type="float">
            <text:p>2,08841991424561</text:p>
          </table:table-cell>
        </table:table-row>
        <table:table-row table:style-name="ro1">
          <table:table-cell office:value-type="float" office:value="109.72687792778" calcext:value-type="float">
            <text:p>109,72687792778</text:p>
          </table:table-cell>
          <table:table-cell table:number-columns-repeated="9"/>
          <table:table-cell office:value-type="string" calcext:value-type="string">
            <text:p>Janela12</text:p>
          </table:table-cell>
          <table:table-cell office:value-type="float" office:value="1708" calcext:value-type="float">
            <text:p>1708</text:p>
          </table:table-cell>
          <table:table-cell office:value-type="float" office:value="7.5803062915802" calcext:value-type="float">
            <text:p>7,5803062915802</text:p>
          </table:table-cell>
          <table:table-cell office:value-type="float" office:value="5.74014141342857" calcext:value-type="float">
            <text:p>5,74014141342857</text:p>
          </table:table-cell>
          <table:table-cell office:value-type="float" office:value="4.52175188064575" calcext:value-type="float">
            <text:p>4,52175188064575</text:p>
          </table:table-cell>
          <table:table-cell table:number-columns-repeated="2"/>
          <table:table-cell office:value-type="string" calcext:value-type="string">
            <text:p>Janela12</text:p>
          </table:table-cell>
          <table:table-cell office:value-type="float" office:value="1158" calcext:value-type="float">
            <text:p>1158</text:p>
          </table:table-cell>
          <table:table-cell office:value-type="float" office:value="3.2952675819397" calcext:value-type="float">
            <text:p>3,2952675819397</text:p>
          </table:table-cell>
          <table:table-cell office:value-type="float" office:value="2.52139002626592" calcext:value-type="float">
            <text:p>2,52139002626592</text:p>
          </table:table-cell>
          <table:table-cell office:value-type="float" office:value="2.02156662940979" calcext:value-type="float">
            <text:p>2,02156662940979</text:p>
          </table:table-cell>
        </table:table-row>
        <table:table-row table:style-name="ro1">
          <table:table-cell office:value-type="float" office:value="108.398671627045" calcext:value-type="float">
            <text:p>108,398671627045</text:p>
          </table:table-cell>
          <table:table-cell table:number-columns-repeated="9"/>
          <table:table-cell office:value-type="string" calcext:value-type="string">
            <text:p>Janela13</text:p>
          </table:table-cell>
          <table:table-cell office:value-type="float" office:value="1191" calcext:value-type="float">
            <text:p>1191</text:p>
          </table:table-cell>
          <table:table-cell office:value-type="float" office:value="4.94784426689148" calcext:value-type="float">
            <text:p>4,94784426689148</text:p>
          </table:table-cell>
          <table:table-cell office:value-type="float" office:value="4.07306452230974" calcext:value-type="float">
            <text:p>4,07306452230974</text:p>
          </table:table-cell>
          <table:table-cell office:value-type="float" office:value="3.04381942749023" calcext:value-type="float">
            <text:p>3,04381942749023</text:p>
          </table:table-cell>
          <table:table-cell table:number-columns-repeated="2"/>
          <table:table-cell office:value-type="string" calcext:value-type="string">
            <text:p>Janela13</text:p>
          </table:table-cell>
          <table:table-cell office:value-type="float" office:value="1428" calcext:value-type="float">
            <text:p>1428</text:p>
          </table:table-cell>
          <table:table-cell office:value-type="float" office:value="2.87490558624268" calcext:value-type="float">
            <text:p>2,87490558624268</text:p>
          </table:table-cell>
          <table:table-cell office:value-type="float" office:value="2.29852635210211" calcext:value-type="float">
            <text:p>2,29852635210211</text:p>
          </table:table-cell>
          <table:table-cell office:value-type="float" office:value="1.910893201828" calcext:value-type="float">
            <text:p>1,910893201828</text:p>
          </table:table-cell>
        </table:table-row>
        <table:table-row table:style-name="ro1">
          <table:table-cell office:value-type="float" office:value="109.270340681076" calcext:value-type="float">
            <text:p>109,270340681076</text:p>
          </table:table-cell>
          <table:table-cell table:number-columns-repeated="9"/>
          <table:table-cell office:value-type="string" calcext:value-type="string">
            <text:p>Janela14</text:p>
          </table:table-cell>
          <table:table-cell office:value-type="float" office:value="854" calcext:value-type="float">
            <text:p>854</text:p>
          </table:table-cell>
          <table:table-cell office:value-type="float" office:value="5.8967776298523" calcext:value-type="float">
            <text:p>5,8967776298523</text:p>
          </table:table-cell>
          <table:table-cell office:value-type="float" office:value="4.63879602605647" calcext:value-type="float">
            <text:p>4,63879602605647</text:p>
          </table:table-cell>
          <table:table-cell office:value-type="float" office:value="3.71812915802002" calcext:value-type="float">
            <text:p>3,71812915802002</text:p>
          </table:table-cell>
          <table:table-cell table:number-columns-repeated="2"/>
          <table:table-cell office:value-type="string" calcext:value-type="string">
            <text:p>Janela14</text:p>
          </table:table-cell>
          <table:table-cell office:value-type="float" office:value="1133" calcext:value-type="float">
            <text:p>1133</text:p>
          </table:table-cell>
          <table:table-cell office:value-type="float" office:value="2.95210742950439" calcext:value-type="float">
            <text:p>2,95210742950439</text:p>
          </table:table-cell>
          <table:table-cell office:value-type="float" office:value="2.42479471726851" calcext:value-type="float">
            <text:p>2,42479471726851</text:p>
          </table:table-cell>
          <table:table-cell office:value-type="float" office:value="2.0086305141449" calcext:value-type="float">
            <text:p>2,0086305141449</text:p>
          </table:table-cell>
        </table:table-row>
        <table:table-row table:style-name="ro1">
          <table:table-cell office:value-type="float" office:value="108.336047410965" calcext:value-type="float">
            <text:p>108,336047410965</text:p>
          </table:table-cell>
          <table:table-cell table:number-columns-repeated="9"/>
          <table:table-cell office:value-type="string" calcext:value-type="string">
            <text:p>Janela15</text:p>
          </table:table-cell>
          <table:table-cell office:value-type="float" office:value="1141" calcext:value-type="float">
            <text:p>1141</text:p>
          </table:table-cell>
          <table:table-cell office:value-type="float" office:value="6.94244599342346" calcext:value-type="float">
            <text:p>6,94244599342346</text:p>
          </table:table-cell>
          <table:table-cell office:value-type="float" office:value="5.34621875936335" calcext:value-type="float">
            <text:p>5,34621875936335</text:p>
          </table:table-cell>
          <table:table-cell office:value-type="float" office:value="4.14893817901611" calcext:value-type="float">
            <text:p>4,14893817901611</text:p>
          </table:table-cell>
          <table:table-cell table:number-columns-repeated="2"/>
          <table:table-cell office:value-type="string" calcext:value-type="string">
            <text:p>Janela15</text:p>
          </table:table-cell>
          <table:table-cell office:value-type="float" office:value="655" calcext:value-type="float">
            <text:p>655</text:p>
          </table:table-cell>
          <table:table-cell office:value-type="float" office:value="2.7260251045227" calcext:value-type="float">
            <text:p>2,7260251045227</text:p>
          </table:table-cell>
          <table:table-cell office:value-type="float" office:value="2.20967555046081" calcext:value-type="float">
            <text:p>2,20967555046081</text:p>
          </table:table-cell>
          <table:table-cell office:value-type="float" office:value="2.07146096229553" calcext:value-type="float">
            <text:p>2,07146096229553</text:p>
          </table:table-cell>
        </table:table-row>
        <table:table-row table:style-name="ro1">
          <table:table-cell office:value-type="float" office:value="112.145726919174" calcext:value-type="float">
            <text:p>112,145726919174</text:p>
          </table:table-cell>
          <table:table-cell table:number-columns-repeated="9"/>
          <table:table-cell office:value-type="string" calcext:value-type="string">
            <text:p>Janela16</text:p>
          </table:table-cell>
          <table:table-cell office:value-type="float" office:value="960" calcext:value-type="float">
            <text:p>960</text:p>
          </table:table-cell>
          <table:table-cell office:value-type="float" office:value="5.70762896537781" calcext:value-type="float">
            <text:p>5,70762896537781</text:p>
          </table:table-cell>
          <table:table-cell office:value-type="float" office:value="4.51212239265442" calcext:value-type="float">
            <text:p>4,51212239265442</text:p>
          </table:table-cell>
          <table:table-cell office:value-type="float" office:value="3.46747779846191" calcext:value-type="float">
            <text:p>3,46747779846191</text:p>
          </table:table-cell>
          <table:table-cell table:number-columns-repeated="2"/>
          <table:table-cell office:value-type="string" calcext:value-type="string">
            <text:p>Janela16</text:p>
          </table:table-cell>
          <table:table-cell office:value-type="float" office:value="1139" calcext:value-type="float">
            <text:p>1139</text:p>
          </table:table-cell>
          <table:table-cell office:value-type="float" office:value="3.39598751068115" calcext:value-type="float">
            <text:p>3,39598751068115</text:p>
          </table:table-cell>
          <table:table-cell office:value-type="float" office:value="3.02848486466841" calcext:value-type="float">
            <text:p>3,02848486466841</text:p>
          </table:table-cell>
          <table:table-cell office:value-type="float" office:value="2.42155146598816" calcext:value-type="float">
            <text:p>2,42155146598816</text:p>
          </table:table-cell>
        </table:table-row>
        <table:table-row table:style-name="ro1">
          <table:table-cell office:value-type="float" office:value="130.286400794983" calcext:value-type="float">
            <text:p>130,286400794983</text:p>
          </table:table-cell>
          <table:table-cell table:number-columns-repeated="9"/>
          <table:table-cell office:value-type="string" calcext:value-type="string">
            <text:p>Janela17</text:p>
          </table:table-cell>
          <table:table-cell office:value-type="float" office:value="1124" calcext:value-type="float">
            <text:p>1124</text:p>
          </table:table-cell>
          <table:table-cell office:value-type="float" office:value="7.22170209884644" calcext:value-type="float">
            <text:p>7,22170209884644</text:p>
          </table:table-cell>
          <table:table-cell office:value-type="float" office:value="4.79101352258162" calcext:value-type="float">
            <text:p>4,79101352258162</text:p>
          </table:table-cell>
          <table:table-cell office:value-type="float" office:value="3.64325356483459" calcext:value-type="float">
            <text:p>3,64325356483459</text:p>
          </table:table-cell>
          <table:table-cell table:number-columns-repeated="2"/>
          <table:table-cell office:value-type="string" calcext:value-type="string">
            <text:p>Janela17</text:p>
          </table:table-cell>
          <table:table-cell office:value-type="float" office:value="790" calcext:value-type="float">
            <text:p>790</text:p>
          </table:table-cell>
          <table:table-cell office:value-type="float" office:value="2.46587800979614" calcext:value-type="float">
            <text:p>2,46587800979614</text:p>
          </table:table-cell>
          <table:table-cell office:value-type="float" office:value="2.232731775804" calcext:value-type="float">
            <text:p>2,232731775804</text:p>
          </table:table-cell>
          <table:table-cell office:value-type="float" office:value="1.93881583213806" calcext:value-type="float">
            <text:p>1,93881583213806</text:p>
          </table:table-cell>
        </table:table-row>
        <table:table-row table:style-name="ro1">
          <table:table-cell office:value-type="float" office:value="128.877258062363" calcext:value-type="float">
            <text:p>128,877258062363</text:p>
          </table:table-cell>
          <table:table-cell table:number-columns-repeated="9"/>
          <table:table-cell office:value-type="string" calcext:value-type="string">
            <text:p>Janela18</text:p>
          </table:table-cell>
          <table:table-cell office:value-type="float" office:value="666" calcext:value-type="float">
            <text:p>666</text:p>
          </table:table-cell>
          <table:table-cell office:value-type="float" office:value="6.47944760322571" calcext:value-type="float">
            <text:p>6,47944760322571</text:p>
          </table:table-cell>
          <table:table-cell office:value-type="float" office:value="4.81583454392173" calcext:value-type="float">
            <text:p>4,81583454392173</text:p>
          </table:table-cell>
          <table:table-cell office:value-type="float" office:value="3.43980431556702" calcext:value-type="float">
            <text:p>3,43980431556702</text:p>
          </table:table-cell>
          <table:table-cell table:number-columns-repeated="2"/>
          <table:table-cell office:value-type="string" calcext:value-type="string">
            <text:p>Janela18</text:p>
          </table:table-cell>
          <table:table-cell office:value-type="float" office:value="607" calcext:value-type="float">
            <text:p>607</text:p>
          </table:table-cell>
          <table:table-cell office:value-type="float" office:value="2.29169130325317" calcext:value-type="float">
            <text:p>2,29169130325317</text:p>
          </table:table-cell>
          <table:table-cell office:value-type="float" office:value="1.64889944683422" calcext:value-type="float">
            <text:p>1,64889944683422</text:p>
          </table:table-cell>
          <table:table-cell office:value-type="float" office:value="1.38726282119751" calcext:value-type="float">
            <text:p>1,38726282119751</text:p>
          </table:table-cell>
        </table:table-row>
        <table:table-row table:style-name="ro1">
          <table:table-cell office:value-type="float" office:value="124.510929822922" calcext:value-type="float">
            <text:p>124,510929822922</text:p>
          </table:table-cell>
          <table:table-cell table:number-columns-repeated="9"/>
          <table:table-cell office:value-type="string" calcext:value-type="string">
            <text:p>Janela19</text:p>
          </table:table-cell>
          <table:table-cell office:value-type="float" office:value="883" calcext:value-type="float">
            <text:p>883</text:p>
          </table:table-cell>
          <table:table-cell office:value-type="float" office:value="6.71836233139038" calcext:value-type="float">
            <text:p>6,71836233139038</text:p>
          </table:table-cell>
          <table:table-cell office:value-type="float" office:value="4.96417934244329" calcext:value-type="float">
            <text:p>4,96417934244329</text:p>
          </table:table-cell>
          <table:table-cell office:value-type="float" office:value="3.76194214820862" calcext:value-type="float">
            <text:p>3,76194214820862</text:p>
          </table:table-cell>
          <table:table-cell table:number-columns-repeated="2"/>
          <table:table-cell office:value-type="string" calcext:value-type="string">
            <text:p>Janela19</text:p>
          </table:table-cell>
          <table:table-cell office:value-type="float" office:value="1618" calcext:value-type="float">
            <text:p>1618</text:p>
          </table:table-cell>
          <table:table-cell office:value-type="float" office:value="4.20918846130371" calcext:value-type="float">
            <text:p>4,20918846130371</text:p>
          </table:table-cell>
          <table:table-cell office:value-type="float" office:value="3.12357007373463" calcext:value-type="float">
            <text:p>3,12357007373463</text:p>
          </table:table-cell>
          <table:table-cell office:value-type="float" office:value="2.35572957992554" calcext:value-type="float">
            <text:p>2,35572957992554</text:p>
          </table:table-cell>
        </table:table-row>
        <table:table-row table:style-name="ro1">
          <table:table-cell office:value-type="float" office:value="128.289395570755" calcext:value-type="float">
            <text:p>128,289395570755</text:p>
          </table:table-cell>
          <table:table-cell table:number-columns-repeated="9"/>
          <table:table-cell office:value-type="string" calcext:value-type="string">
            <text:p>Janela20</text:p>
          </table:table-cell>
          <table:table-cell office:value-type="float" office:value="1441" calcext:value-type="float">
            <text:p>1441</text:p>
          </table:table-cell>
          <table:table-cell office:value-type="float" office:value="7.01402711868286" calcext:value-type="float">
            <text:p>7,01402711868286</text:p>
          </table:table-cell>
          <table:table-cell office:value-type="float" office:value="5.08875218304721" calcext:value-type="float">
            <text:p>5,08875218304721</text:p>
          </table:table-cell>
          <table:table-cell office:value-type="float" office:value="4.10665845870972" calcext:value-type="float">
            <text:p>4,10665845870972</text:p>
          </table:table-cell>
          <table:table-cell table:number-columns-repeated="2"/>
          <table:table-cell office:value-type="string" calcext:value-type="string">
            <text:p>Janela20</text:p>
          </table:table-cell>
          <table:table-cell office:value-type="float" office:value="2026" calcext:value-type="float">
            <text:p>2026</text:p>
          </table:table-cell>
          <table:table-cell office:value-type="float" office:value="3.67903995513916" calcext:value-type="float">
            <text:p>3,67903995513916</text:p>
          </table:table-cell>
          <table:table-cell office:value-type="float" office:value="3.03843569755554" calcext:value-type="float">
            <text:p>3,03843569755554</text:p>
          </table:table-cell>
          <table:table-cell office:value-type="float" office:value="2.71274209022522" calcext:value-type="float">
            <text:p>2,71274209022522</text:p>
          </table:table-cell>
        </table:table-row>
        <table:table-row table:style-name="ro1">
          <table:table-cell office:value-type="float" office:value="118.947043418884" calcext:value-type="float">
            <text:p>118,947043418884</text:p>
          </table:table-cell>
          <table:table-cell table:number-columns-repeated="9"/>
          <table:table-cell office:value-type="string" calcext:value-type="string">
            <text:p>Janela21</text:p>
          </table:table-cell>
          <table:table-cell office:value-type="float" office:value="833" calcext:value-type="float">
            <text:p>833</text:p>
          </table:table-cell>
          <table:table-cell office:value-type="float" office:value="5.71078372001648" calcext:value-type="float">
            <text:p>5,71078372001648</text:p>
          </table:table-cell>
          <table:table-cell office:value-type="float" office:value="4.16865513541482" calcext:value-type="float">
            <text:p>4,16865513541482</text:p>
          </table:table-cell>
          <table:table-cell office:value-type="float" office:value="3.08278608322144" calcext:value-type="float">
            <text:p>3,08278608322144</text:p>
          </table:table-cell>
          <table:table-cell table:number-columns-repeated="2"/>
          <table:table-cell office:value-type="string" calcext:value-type="string">
            <text:p>Janela21</text:p>
          </table:table-cell>
          <table:table-cell office:value-type="float" office:value="1335" calcext:value-type="float">
            <text:p>1335</text:p>
          </table:table-cell>
          <table:table-cell office:value-type="float" office:value="2.47292256355286" calcext:value-type="float">
            <text:p>2,47292256355286</text:p>
          </table:table-cell>
          <table:table-cell office:value-type="float" office:value="2.2656727920879" calcext:value-type="float">
            <text:p>2,2656727920879</text:p>
          </table:table-cell>
          <table:table-cell office:value-type="float" office:value="2.02261972427368" calcext:value-type="float">
            <text:p>2,02261972427368</text:p>
          </table:table-cell>
        </table:table-row>
        <table:table-row table:style-name="ro1">
          <table:table-cell office:value-type="float" office:value="94.0647523403168" calcext:value-type="float">
            <text:p>94,0647523403168</text:p>
          </table:table-cell>
          <table:table-cell table:number-columns-repeated="9"/>
          <table:table-cell office:value-type="string" calcext:value-type="string">
            <text:p>Janela22</text:p>
          </table:table-cell>
          <table:table-cell office:value-type="float" office:value="981" calcext:value-type="float">
            <text:p>981</text:p>
          </table:table-cell>
          <table:table-cell office:value-type="float" office:value="6.68042683601379" calcext:value-type="float">
            <text:p>6,68042683601379</text:p>
          </table:table-cell>
          <table:table-cell office:value-type="float" office:value="5.04798379811374" calcext:value-type="float">
            <text:p>5,04798379811374</text:p>
          </table:table-cell>
          <table:table-cell office:value-type="float" office:value="4.03022456169128" calcext:value-type="float">
            <text:p>4,03022456169128</text:p>
          </table:table-cell>
          <table:table-cell table:number-columns-repeated="2"/>
          <table:table-cell office:value-type="string" calcext:value-type="string">
            <text:p>Janela22</text:p>
          </table:table-cell>
          <table:table-cell office:value-type="float" office:value="1126" calcext:value-type="float">
            <text:p>1126</text:p>
          </table:table-cell>
          <table:table-cell office:value-type="float" office:value="3.46300840377808" calcext:value-type="float">
            <text:p>3,46300840377808</text:p>
          </table:table-cell>
          <table:table-cell office:value-type="float" office:value="2.59624734791842" calcext:value-type="float">
            <text:p>2,59624734791842</text:p>
          </table:table-cell>
          <table:table-cell office:value-type="float" office:value="2.20507502555847" calcext:value-type="float">
            <text:p>2,20507502555847</text:p>
          </table:table-cell>
        </table:table-row>
        <table:table-row table:style-name="ro1">
          <table:table-cell office:value-type="float" office:value="117.45662856102" calcext:value-type="float">
            <text:p>117,45662856102</text:p>
          </table:table-cell>
          <table:table-cell table:number-columns-repeated="9"/>
          <table:table-cell office:value-type="string" calcext:value-type="string">
            <text:p>Janela23</text:p>
          </table:table-cell>
          <table:table-cell office:value-type="float" office:value="1350" calcext:value-type="float">
            <text:p>1350</text:p>
          </table:table-cell>
          <table:table-cell office:value-type="float" office:value="6.13895392417908" calcext:value-type="float">
            <text:p>6,13895392417908</text:p>
          </table:table-cell>
          <table:table-cell office:value-type="float" office:value="4.65956724773754" calcext:value-type="float">
            <text:p>4,65956724773754</text:p>
          </table:table-cell>
          <table:table-cell office:value-type="float" office:value="3.29718613624573" calcext:value-type="float">
            <text:p>3,29718613624573</text:p>
          </table:table-cell>
          <table:table-cell table:number-columns-repeated="2"/>
          <table:table-cell office:value-type="string" calcext:value-type="string">
            <text:p>Janela23</text:p>
          </table:table-cell>
          <table:table-cell office:value-type="float" office:value="818" calcext:value-type="float">
            <text:p>818</text:p>
          </table:table-cell>
          <table:table-cell office:value-type="float" office:value="2.83138990402222" calcext:value-type="float">
            <text:p>2,83138990402222</text:p>
          </table:table-cell>
          <table:table-cell office:value-type="float" office:value="2.12683077292009" calcext:value-type="float">
            <text:p>2,12683077292009</text:p>
          </table:table-cell>
          <table:table-cell office:value-type="float" office:value="1.79522609710693" calcext:value-type="float">
            <text:p>1,79522609710693</text:p>
          </table:table-cell>
        </table:table-row>
        <table:table-row table:style-name="ro1">
          <table:table-cell office:value-type="float" office:value="105.601717472076" calcext:value-type="float">
            <text:p>105,601717472076</text:p>
          </table:table-cell>
          <table:table-cell table:number-columns-repeated="9"/>
          <table:table-cell office:value-type="string" calcext:value-type="string">
            <text:p>Janela24</text:p>
          </table:table-cell>
          <table:table-cell office:value-type="float" office:value="768" calcext:value-type="float">
            <text:p>768</text:p>
          </table:table-cell>
          <table:table-cell office:value-type="float" office:value="4.91921973228455" calcext:value-type="float">
            <text:p>4,91921973228455</text:p>
          </table:table-cell>
          <table:table-cell office:value-type="float" office:value="3.72994600642811" calcext:value-type="float">
            <text:p>3,72994600642811</text:p>
          </table:table-cell>
          <table:table-cell office:value-type="float" office:value="2.97604179382324" calcext:value-type="float">
            <text:p>2,97604179382324</text:p>
          </table:table-cell>
          <table:table-cell table:number-columns-repeated="2"/>
          <table:table-cell office:value-type="string" calcext:value-type="string">
            <text:p>Janela24</text:p>
          </table:table-cell>
          <table:table-cell office:value-type="float" office:value="902" calcext:value-type="float">
            <text:p>902</text:p>
          </table:table-cell>
          <table:table-cell office:value-type="float" office:value="3.8098418712616" calcext:value-type="float">
            <text:p>3,8098418712616</text:p>
          </table:table-cell>
          <table:table-cell office:value-type="float" office:value="2.64478174122897" calcext:value-type="float">
            <text:p>2,64478174122897</text:p>
          </table:table-cell>
          <table:table-cell office:value-type="float" office:value="2.02458310127258" calcext:value-type="float">
            <text:p>2,02458310127258</text:p>
          </table:table-cell>
        </table:table-row>
        <table:table-row table:style-name="ro1">
          <table:table-cell office:value-type="float" office:value="108.046919345856" calcext:value-type="float">
            <text:p>108,046919345856</text:p>
          </table:table-cell>
          <table:table-cell table:number-columns-repeated="9"/>
          <table:table-cell office:value-type="string" calcext:value-type="string">
            <text:p>Janela25</text:p>
          </table:table-cell>
          <table:table-cell office:value-type="float" office:value="978" calcext:value-type="float">
            <text:p>978</text:p>
          </table:table-cell>
          <table:table-cell office:value-type="float" office:value="5.74013328552246" calcext:value-type="float">
            <text:p>5,74013328552246</text:p>
          </table:table-cell>
          <table:table-cell office:value-type="float" office:value="4.22805068709634" calcext:value-type="float">
            <text:p>4,22805068709634</text:p>
          </table:table-cell>
          <table:table-cell office:value-type="float" office:value="3.02294635772705" calcext:value-type="float">
            <text:p>3,02294635772705</text:p>
          </table:table-cell>
          <table:table-cell table:number-columns-repeated="2"/>
          <table:table-cell office:value-type="string" calcext:value-type="string">
            <text:p>Janela25</text:p>
          </table:table-cell>
          <table:table-cell office:value-type="float" office:value="1556" calcext:value-type="float">
            <text:p>1556</text:p>
          </table:table-cell>
          <table:table-cell office:value-type="float" office:value="4.39649987220764" calcext:value-type="float">
            <text:p>4,39649987220764</text:p>
          </table:table-cell>
          <table:table-cell office:value-type="float" office:value="3.47787716171958" calcext:value-type="float">
            <text:p>3,47787716171958</text:p>
          </table:table-cell>
          <table:table-cell office:value-type="float" office:value="3.25664258003235" calcext:value-type="float">
            <text:p>3,25664258003235</text:p>
          </table:table-cell>
        </table:table-row>
        <table:table-row table:style-name="ro1">
          <table:table-cell office:value-type="float" office:value="108.419170618057" calcext:value-type="float">
            <text:p>108,419170618057</text:p>
          </table:table-cell>
          <table:table-cell table:number-columns-repeated="9"/>
          <table:table-cell office:value-type="string" calcext:value-type="string">
            <text:p>Janela26</text:p>
          </table:table-cell>
          <table:table-cell office:value-type="float" office:value="963" calcext:value-type="float">
            <text:p>963</text:p>
          </table:table-cell>
          <table:table-cell office:value-type="float" office:value="7.1578221321106" calcext:value-type="float">
            <text:p>7,1578221321106</text:p>
          </table:table-cell>
          <table:table-cell office:value-type="float" office:value="5.36792521043257" calcext:value-type="float">
            <text:p>5,36792521043257</text:p>
          </table:table-cell>
          <table:table-cell office:value-type="float" office:value="3.93662524223328" calcext:value-type="float">
            <text:p>3,93662524223328</text:p>
          </table:table-cell>
          <table:table-cell table:number-columns-repeated="2"/>
          <table:table-cell office:value-type="string" calcext:value-type="string">
            <text:p>Janela26</text:p>
          </table:table-cell>
          <table:table-cell office:value-type="float" office:value="1084" calcext:value-type="float">
            <text:p>1084</text:p>
          </table:table-cell>
          <table:table-cell office:value-type="float" office:value="3.7557373046875" calcext:value-type="float">
            <text:p>3,7557373046875</text:p>
          </table:table-cell>
          <table:table-cell office:value-type="float" office:value="2.6121128689159" calcext:value-type="float">
            <text:p>2,6121128689159</text:p>
          </table:table-cell>
          <table:table-cell office:value-type="float" office:value="2.10839200019836" calcext:value-type="float">
            <text:p>2,10839200019836</text:p>
          </table:table-cell>
        </table:table-row>
        <table:table-row table:style-name="ro1">
          <table:table-cell office:value-type="float" office:value="106.218985557556" calcext:value-type="float">
            <text:p>106,218985557556</text:p>
          </table:table-cell>
          <table:table-cell table:number-columns-repeated="9"/>
          <table:table-cell office:value-type="string" calcext:value-type="string">
            <text:p>Janela27</text:p>
          </table:table-cell>
          <table:table-cell office:value-type="float" office:value="1199" calcext:value-type="float">
            <text:p>1199</text:p>
          </table:table-cell>
          <table:table-cell office:value-type="float" office:value="6.95317816734314" calcext:value-type="float">
            <text:p>6,95317816734314</text:p>
          </table:table-cell>
          <table:table-cell office:value-type="float" office:value="5.0573601289229" calcext:value-type="float">
            <text:p>5,0573601289229</text:p>
          </table:table-cell>
          <table:table-cell office:value-type="float" office:value="3.5614767074585" calcext:value-type="float">
            <text:p>3,5614767074585</text:p>
          </table:table-cell>
          <table:table-cell table:number-columns-repeated="2"/>
          <table:table-cell office:value-type="string" calcext:value-type="string">
            <text:p>Janela27</text:p>
          </table:table-cell>
          <table:table-cell office:value-type="float" office:value="855" calcext:value-type="float">
            <text:p>855</text:p>
          </table:table-cell>
          <table:table-cell office:value-type="float" office:value="2.57439351081848" calcext:value-type="float">
            <text:p>2,57439351081848</text:p>
          </table:table-cell>
          <table:table-cell office:value-type="float" office:value="1.99644474549727" calcext:value-type="float">
            <text:p>1,99644474549727</text:p>
          </table:table-cell>
          <table:table-cell office:value-type="float" office:value="1.57282304763794" calcext:value-type="float">
            <text:p>1,57282304763794</text:p>
          </table:table-cell>
        </table:table-row>
        <table:table-row table:style-name="ro1">
          <table:table-cell office:value-type="float" office:value="104.970677137375" calcext:value-type="float">
            <text:p>104,970677137375</text:p>
          </table:table-cell>
          <table:table-cell table:number-columns-repeated="9"/>
          <table:table-cell office:value-type="string" calcext:value-type="string">
            <text:p>Janela28</text:p>
          </table:table-cell>
          <table:table-cell office:value-type="float" office:value="881" calcext:value-type="float">
            <text:p>881</text:p>
          </table:table-cell>
          <table:table-cell office:value-type="float" office:value="4.05185437202454" calcext:value-type="float">
            <text:p>4,05185437202454</text:p>
          </table:table-cell>
          <table:table-cell office:value-type="float" office:value="3.23281721635298" calcext:value-type="float">
            <text:p>3,23281721635298</text:p>
          </table:table-cell>
          <table:table-cell office:value-type="float" office:value="2.70077848434448" calcext:value-type="float">
            <text:p>2,70077848434448</text:p>
          </table:table-cell>
          <table:table-cell table:number-columns-repeated="2"/>
          <table:table-cell office:value-type="string" calcext:value-type="string">
            <text:p>Janela28</text:p>
          </table:table-cell>
          <table:table-cell office:value-type="float" office:value="1310" calcext:value-type="float">
            <text:p>1310</text:p>
          </table:table-cell>
          <table:table-cell office:value-type="float" office:value="3.48031854629517" calcext:value-type="float">
            <text:p>3,48031854629517</text:p>
          </table:table-cell>
          <table:table-cell office:value-type="float" office:value="2.45771416750821" calcext:value-type="float">
            <text:p>2,45771416750821</text:p>
          </table:table-cell>
          <table:table-cell office:value-type="float" office:value="2.05253839492798" calcext:value-type="float">
            <text:p>2,05253839492798</text:p>
          </table:table-cell>
        </table:table-row>
        <table:table-row table:style-name="ro1">
          <table:table-cell office:value-type="float" office:value="111.367760181427" calcext:value-type="float">
            <text:p>111,367760181427</text:p>
          </table:table-cell>
          <table:table-cell table:number-columns-repeated="9"/>
          <table:table-cell office:value-type="string" calcext:value-type="string">
            <text:p>Janela29</text:p>
          </table:table-cell>
          <table:table-cell office:value-type="float" office:value="1618" calcext:value-type="float">
            <text:p>1618</text:p>
          </table:table-cell>
          <table:table-cell office:value-type="float" office:value="6.03067398071289" calcext:value-type="float">
            <text:p>6,03067398071289</text:p>
          </table:table-cell>
          <table:table-cell office:value-type="float" office:value="4.77322515574369" calcext:value-type="float">
            <text:p>4,77322515574369</text:p>
          </table:table-cell>
          <table:table-cell office:value-type="float" office:value="3.45376634597778" calcext:value-type="float">
            <text:p>3,45376634597778</text:p>
          </table:table-cell>
          <table:table-cell table:number-columns-repeated="2"/>
          <table:table-cell office:value-type="string" calcext:value-type="string">
            <text:p>Janela29</text:p>
          </table:table-cell>
          <table:table-cell office:value-type="float" office:value="942" calcext:value-type="float">
            <text:p>942</text:p>
          </table:table-cell>
          <table:table-cell office:value-type="float" office:value="3.32620000839233" calcext:value-type="float">
            <text:p>3,32620000839233</text:p>
          </table:table-cell>
          <table:table-cell office:value-type="float" office:value="2.45924758911133" calcext:value-type="float">
            <text:p>2,45924758911133</text:p>
          </table:table-cell>
          <table:table-cell office:value-type="float" office:value="1.91690325737" calcext:value-type="float">
            <text:p>1,91690325737</text:p>
          </table:table-cell>
        </table:table-row>
        <table:table-row table:style-name="ro1">
          <table:table-cell office:value-type="float" office:value="106.546862363815" calcext:value-type="float">
            <text:p>106,546862363815</text:p>
          </table:table-cell>
          <table:table-cell table:number-columns-repeated="9"/>
          <table:table-cell office:value-type="string" calcext:value-type="string">
            <text:p>Janela30</text:p>
          </table:table-cell>
          <table:table-cell office:value-type="float" office:value="1009" calcext:value-type="float">
            <text:p>1009</text:p>
          </table:table-cell>
          <table:table-cell office:value-type="float" office:value="5.47191095352173" calcext:value-type="float">
            <text:p>5,47191095352173</text:p>
          </table:table-cell>
          <table:table-cell office:value-type="float" office:value="3.98344317349521" calcext:value-type="float">
            <text:p>3,98344317349521</text:p>
          </table:table-cell>
          <table:table-cell office:value-type="float" office:value="2.86833071708679" calcext:value-type="float">
            <text:p>2,86833071708679</text:p>
          </table:table-cell>
          <table:table-cell table:number-columns-repeated="2"/>
          <table:table-cell office:value-type="string" calcext:value-type="string">
            <text:p>Janela30</text:p>
          </table:table-cell>
          <table:table-cell office:value-type="float" office:value="743" calcext:value-type="float">
            <text:p>743</text:p>
          </table:table-cell>
          <table:table-cell office:value-type="float" office:value="3.63529491424561" calcext:value-type="float">
            <text:p>3,63529491424561</text:p>
          </table:table-cell>
          <table:table-cell office:value-type="float" office:value="2.63738565011458" calcext:value-type="float">
            <text:p>2,63738565011458</text:p>
          </table:table-cell>
          <table:table-cell office:value-type="float" office:value="1.96674275398254" calcext:value-type="float">
            <text:p>1,96674275398254</text:p>
          </table:table-cell>
        </table:table-row>
        <table:table-row table:style-name="ro1">
          <table:table-cell office:value-type="float" office:value="107.747034072876" calcext:value-type="float">
            <text:p>107,747034072876</text:p>
          </table:table-cell>
          <table:table-cell table:number-columns-repeated="9"/>
          <table:table-cell office:value-type="string" calcext:value-type="string">
            <text:p>Total</text:p>
          </table:table-cell>
          <table:table-cell/>
          <table:table-cell table:formula="of:=SUM([.M3:.M32])" office:value-type="float" office:value="183.46300983429" calcext:value-type="float">
            <text:p>183,46300983429</text:p>
          </table:table-cell>
          <table:table-cell table:formula="of:=SUM([.N3:.N32])" office:value-type="float" office:value="135.908076654781" calcext:value-type="float">
            <text:p>135,908076654781</text:p>
          </table:table-cell>
          <table:table-cell table:formula="of:=SUM([.O3:.O32])" office:value-type="float" office:value="103.960293531418" calcext:value-type="float">
            <text:p>103,960293531418</text:p>
          </table:table-cell>
          <table:table-cell table:number-columns-repeated="2"/>
          <table:table-cell office:value-type="string" calcext:value-type="string">
            <text:p>Janela31</text:p>
          </table:table-cell>
          <table:table-cell office:value-type="float" office:value="803" calcext:value-type="float">
            <text:p>803</text:p>
          </table:table-cell>
          <table:table-cell office:value-type="float" office:value="3.18893480300903" calcext:value-type="float">
            <text:p>3,18893480300903</text:p>
          </table:table-cell>
          <table:table-cell office:value-type="float" office:value="2.28073297847401" calcext:value-type="float">
            <text:p>2,28073297847401</text:p>
          </table:table-cell>
          <table:table-cell office:value-type="float" office:value="1.76328444480896" calcext:value-type="float">
            <text:p>1,76328444480896</text:p>
          </table:table-cell>
        </table:table-row>
        <table:table-row table:style-name="ro1">
          <table:table-cell office:value-type="float" office:value="108.599100589752" calcext:value-type="float">
            <text:p>108,599100589752</text:p>
          </table:table-cell>
          <table:table-cell table:number-columns-repeated="16"/>
          <table:table-cell office:value-type="string" calcext:value-type="string">
            <text:p>Janela32</text:p>
          </table:table-cell>
          <table:table-cell office:value-type="float" office:value="1250" calcext:value-type="float">
            <text:p>1250</text:p>
          </table:table-cell>
          <table:table-cell office:value-type="float" office:value="4.24815845489502" calcext:value-type="float">
            <text:p>4,24815845489502</text:p>
          </table:table-cell>
          <table:table-cell office:value-type="float" office:value="3.2064388665286" calcext:value-type="float">
            <text:p>3,2064388665286</text:p>
          </table:table-cell>
          <table:table-cell office:value-type="float" office:value="2.47141981124878" calcext:value-type="float">
            <text:p>2,4714198112487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3</text:p>
          </table:table-cell>
          <table:table-cell office:value-type="float" office:value="1429" calcext:value-type="float">
            <text:p>1429</text:p>
          </table:table-cell>
          <table:table-cell office:value-type="float" office:value="3.93969821929932" calcext:value-type="float">
            <text:p>3,93969821929932</text:p>
          </table:table-cell>
          <table:table-cell office:value-type="float" office:value="2.81843376159668" calcext:value-type="float">
            <text:p>2,81843376159668</text:p>
          </table:table-cell>
          <table:table-cell office:value-type="float" office:value="2.25494265556335" calcext:value-type="float">
            <text:p>2,2549426555633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4</text:p>
          </table:table-cell>
          <table:table-cell office:value-type="float" office:value="802" calcext:value-type="float">
            <text:p>802</text:p>
          </table:table-cell>
          <table:table-cell office:value-type="float" office:value="3.17058324813843" calcext:value-type="float">
            <text:p>3,17058324813843</text:p>
          </table:table-cell>
          <table:table-cell office:value-type="float" office:value="2.26744595440951" calcext:value-type="float">
            <text:p>2,26744595440951</text:p>
          </table:table-cell>
          <table:table-cell office:value-type="float" office:value="1.9477915763855" calcext:value-type="float">
            <text:p>1,947791576385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5</text:p>
          </table:table-cell>
          <table:table-cell office:value-type="float" office:value="957" calcext:value-type="float">
            <text:p>957</text:p>
          </table:table-cell>
          <table:table-cell office:value-type="float" office:value="3.4115047454834" calcext:value-type="float">
            <text:p>3,4115047454834</text:p>
          </table:table-cell>
          <table:table-cell office:value-type="float" office:value="2.11926895921881" calcext:value-type="float">
            <text:p>2,11926895921881</text:p>
          </table:table-cell>
          <table:table-cell office:value-type="float" office:value="1.55484104156494" calcext:value-type="float">
            <text:p>1,5548410415649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6</text:p>
          </table:table-cell>
          <table:table-cell office:value-type="float" office:value="1092" calcext:value-type="float">
            <text:p>1092</text:p>
          </table:table-cell>
          <table:table-cell office:value-type="float" office:value="4.16604232788086" calcext:value-type="float">
            <text:p>4,16604232788086</text:p>
          </table:table-cell>
          <table:table-cell office:value-type="float" office:value="2.66751779209484" calcext:value-type="float">
            <text:p>2,66751779209484</text:p>
          </table:table-cell>
          <table:table-cell office:value-type="float" office:value="2.27688217163086" calcext:value-type="float">
            <text:p>2,2768821716308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7</text:p>
          </table:table-cell>
          <table:table-cell office:value-type="float" office:value="1269" calcext:value-type="float">
            <text:p>1269</text:p>
          </table:table-cell>
          <table:table-cell office:value-type="float" office:value="3.73836755752563" calcext:value-type="float">
            <text:p>3,73836755752563</text:p>
          </table:table-cell>
          <table:table-cell office:value-type="float" office:value="2.83811790292913" calcext:value-type="float">
            <text:p>2,83811790292913</text:p>
          </table:table-cell>
          <table:table-cell office:value-type="float" office:value="2.27405047416687" calcext:value-type="float">
            <text:p>2,2740504741668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8</text:p>
          </table:table-cell>
          <table:table-cell office:value-type="float" office:value="1466" calcext:value-type="float">
            <text:p>1466</text:p>
          </table:table-cell>
          <table:table-cell office:value-type="float" office:value="3.47428059577942" calcext:value-type="float">
            <text:p>3,47428059577942</text:p>
          </table:table-cell>
          <table:table-cell office:value-type="float" office:value="2.72756871310147" calcext:value-type="float">
            <text:p>2,72756871310147</text:p>
          </table:table-cell>
          <table:table-cell office:value-type="float" office:value="2.44646120071411" calcext:value-type="float">
            <text:p>2,4464612007141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9</text:p>
          </table:table-cell>
          <table:table-cell office:value-type="float" office:value="773" calcext:value-type="float">
            <text:p>773</text:p>
          </table:table-cell>
          <table:table-cell office:value-type="float" office:value="2.15947365760803" calcext:value-type="float">
            <text:p>2,15947365760803</text:p>
          </table:table-cell>
          <table:table-cell office:value-type="float" office:value="1.78358112681996" calcext:value-type="float">
            <text:p>1,78358112681996</text:p>
          </table:table-cell>
          <table:table-cell office:value-type="float" office:value="1.49802327156067" calcext:value-type="float">
            <text:p>1,4980232715606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0</text:p>
          </table:table-cell>
          <table:table-cell office:value-type="float" office:value="972" calcext:value-type="float">
            <text:p>972</text:p>
          </table:table-cell>
          <table:table-cell office:value-type="float" office:value="2.50596737861633" calcext:value-type="float">
            <text:p>2,50596737861633</text:p>
          </table:table-cell>
          <table:table-cell office:value-type="float" office:value="2.1035118970004" calcext:value-type="float">
            <text:p>2,1035118970004</text:p>
          </table:table-cell>
          <table:table-cell office:value-type="float" office:value="1.80417633056641" calcext:value-type="float">
            <text:p>1,8041763305664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1</text:p>
          </table:table-cell>
          <table:table-cell office:value-type="float" office:value="1266" calcext:value-type="float">
            <text:p>1266</text:p>
          </table:table-cell>
          <table:table-cell office:value-type="float" office:value="2.74730706214905" calcext:value-type="float">
            <text:p>2,74730706214905</text:p>
          </table:table-cell>
          <table:table-cell office:value-type="float" office:value="2.61140907894481" calcext:value-type="float">
            <text:p>2,61140907894481</text:p>
          </table:table-cell>
          <table:table-cell office:value-type="float" office:value="2.40858888626099" calcext:value-type="float">
            <text:p>2,4085888862609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2</text:p>
          </table:table-cell>
          <table:table-cell office:value-type="float" office:value="604" calcext:value-type="float">
            <text:p>604</text:p>
          </table:table-cell>
          <table:table-cell office:value-type="float" office:value="2.00174355506897" calcext:value-type="float">
            <text:p>2,00174355506897</text:p>
          </table:table-cell>
          <table:table-cell office:value-type="float" office:value="1.82834811644121" calcext:value-type="float">
            <text:p>1,82834811644121</text:p>
          </table:table-cell>
          <table:table-cell office:value-type="float" office:value="1.62468576431274" calcext:value-type="float">
            <text:p>1,6246857643127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3</text:p>
          </table:table-cell>
          <table:table-cell office:value-type="float" office:value="976" calcext:value-type="float">
            <text:p>976</text:p>
          </table:table-cell>
          <table:table-cell office:value-type="float" office:value="2.50953388214111" calcext:value-type="float">
            <text:p>2,50953388214111</text:p>
          </table:table-cell>
          <table:table-cell office:value-type="float" office:value="2.26663730361245" calcext:value-type="float">
            <text:p>2,26663730361245</text:p>
          </table:table-cell>
          <table:table-cell office:value-type="float" office:value="2.01960134506226" calcext:value-type="float">
            <text:p>2,0196013450622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4</text:p>
          </table:table-cell>
          <table:table-cell office:value-type="float" office:value="1415" calcext:value-type="float">
            <text:p>1415</text:p>
          </table:table-cell>
          <table:table-cell office:value-type="float" office:value="3.71504211425781" calcext:value-type="float">
            <text:p>3,71504211425781</text:p>
          </table:table-cell>
          <table:table-cell office:value-type="float" office:value="3.37168741226196" calcext:value-type="float">
            <text:p>3,37168741226196</text:p>
          </table:table-cell>
          <table:table-cell office:value-type="float" office:value="2.85436224937439" calcext:value-type="float">
            <text:p>2,8543622493743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5</text:p>
          </table:table-cell>
          <table:table-cell office:value-type="float" office:value="1359" calcext:value-type="float">
            <text:p>1359</text:p>
          </table:table-cell>
          <table:table-cell office:value-type="float" office:value="2.72749996185303" calcext:value-type="float">
            <text:p>2,72749996185303</text:p>
          </table:table-cell>
          <table:table-cell office:value-type="float" office:value="2.5168286670338" calcext:value-type="float">
            <text:p>2,5168286670338</text:p>
          </table:table-cell>
          <table:table-cell office:value-type="float" office:value="2.00760412216187" calcext:value-type="float">
            <text:p>2,0076041221618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6</text:p>
          </table:table-cell>
          <table:table-cell office:value-type="float" office:value="1009" calcext:value-type="float">
            <text:p>1009</text:p>
          </table:table-cell>
          <table:table-cell office:value-type="float" office:value="2.53073883056641" calcext:value-type="float">
            <text:p>2,53073883056641</text:p>
          </table:table-cell>
          <table:table-cell office:value-type="float" office:value="2.15867222439159" calcext:value-type="float">
            <text:p>2,15867222439159</text:p>
          </table:table-cell>
          <table:table-cell office:value-type="float" office:value="1.69749021530151" calcext:value-type="float">
            <text:p>1,6974902153015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7</text:p>
          </table:table-cell>
          <table:table-cell office:value-type="float" office:value="850" calcext:value-type="float">
            <text:p>850</text:p>
          </table:table-cell>
          <table:table-cell office:value-type="float" office:value="2.541175365448" calcext:value-type="float">
            <text:p>2,541175365448</text:p>
          </table:table-cell>
          <table:table-cell office:value-type="float" office:value="1.52734279632569" calcext:value-type="float">
            <text:p>1,52734279632569</text:p>
          </table:table-cell>
          <table:table-cell office:value-type="float" office:value="1.18380618095398" calcext:value-type="float">
            <text:p>1,1838061809539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8</text:p>
          </table:table-cell>
          <table:table-cell office:value-type="float" office:value="1402" calcext:value-type="float">
            <text:p>1402</text:p>
          </table:table-cell>
          <table:table-cell office:value-type="float" office:value="3.53096413612366" calcext:value-type="float">
            <text:p>3,53096413612366</text:p>
          </table:table-cell>
          <table:table-cell office:value-type="float" office:value="3.06055279211565" calcext:value-type="float">
            <text:p>3,06055279211565</text:p>
          </table:table-cell>
          <table:table-cell office:value-type="float" office:value="2.64895582199097" calcext:value-type="float">
            <text:p>2,6489558219909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9</text:p>
          </table:table-cell>
          <table:table-cell office:value-type="float" office:value="1548" calcext:value-type="float">
            <text:p>1548</text:p>
          </table:table-cell>
          <table:table-cell office:value-type="float" office:value="2.33335304260254" calcext:value-type="float">
            <text:p>2,33335304260254</text:p>
          </table:table-cell>
          <table:table-cell office:value-type="float" office:value="2.07851854237643" calcext:value-type="float">
            <text:p>2,07851854237643</text:p>
          </table:table-cell>
          <table:table-cell office:value-type="float" office:value="1.96379637718201" calcext:value-type="float">
            <text:p>1,963796377182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50</text:p>
          </table:table-cell>
          <table:table-cell office:value-type="float" office:value="922" calcext:value-type="float">
            <text:p>922</text:p>
          </table:table-cell>
          <table:table-cell office:value-type="float" office:value="2.19729733467102" calcext:value-type="float">
            <text:p>2,19729733467102</text:p>
          </table:table-cell>
          <table:table-cell office:value-type="float" office:value="2.07679694349116" calcext:value-type="float">
            <text:p>2,07679694349116</text:p>
          </table:table-cell>
          <table:table-cell office:value-type="float" office:value="1.63677406311035" calcext:value-type="float">
            <text:p>1,6367740631103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Total</text:p>
          </table:table-cell>
          <table:table-cell/>
          <table:table-cell table:formula="of:=SUM([.T3:.T52])" office:value-type="float" office:value="153.758006334305" calcext:value-type="float">
            <text:p>153,758006334305</text:p>
          </table:table-cell>
          <table:table-cell table:formula="of:=SUM([.U3:.U52])" office:value-type="float" office:value="121.841514327309" calcext:value-type="float">
            <text:p>121,841514327309</text:p>
          </table:table-cell>
          <table:table-cell table:formula="of:=SUM([.V3:.V52])" office:value-type="float" office:value="100.813540697098" calcext:value-type="float">
            <text:p>100,813540697098</text:p>
          </table:table-cell>
        </table:table-row>
      </table:table>
      <table:table table:name="10_Janelas sup_0.006&amp;conf_0.9" table:style-name="ta1"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96.7237286567688" calcext:value-type="float">
            <text:p>96,723728656768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16.222232341766" calcext:value-type="float">
            <text:p>116,22223234176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32.911270141602" calcext:value-type="float">
            <text:p>132,91127014160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26.045083284378" calcext:value-type="float">
            <text:p>126,04508328437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10.355129241943" calcext:value-type="float">
            <text:p>110,35512924194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18.152297973633" calcext:value-type="float">
            <text:p>118,15229797363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14.594496488571" calcext:value-type="float">
            <text:p>114,59449648857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38.330821037292" calcext:value-type="float">
            <text:p>138,33082103729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09.962438106537" calcext:value-type="float">
            <text:p>109,96243810653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09.520051956177" calcext:value-type="float">
            <text:p>109,52005195617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13.452634572983" calcext:value-type="float">
            <text:p>113,452634572983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21" calcext:value-type="float">
            <text:p>921</text:p>
          </table:table-cell>
          <table:table-cell table:formula="of:=SUM([.C2];[.G2];[.K2];[.O2];[.S2];[.W2];[.AA2];[.AE2];[.AI2];[.AM2];[.AQ2]) / [.AW2]" office:value-type="float" office:value="116.933653072877" calcext:value-type="float">
            <text:p>116,933653072877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G2];[.K2];[.O2];[.S2];[.W2];[.AA2];[.AE2];[.AI2];[.AM2];[.AQ2])" office:value-type="float" office:value="138.330821037292" calcext:value-type="float">
            <text:p>138,330821037292</text:p>
          </table:table-cell>
          <table:table-cell table:formula="of:=MIN([.G2];[.K2];[.O2];[.S2];[.W2];[.AA2];[.AE2];[.AI2];[.AM2];[.AQ2])" office:value-type="float" office:value="109.520051956177" calcext:value-type="float">
            <text:p>109,520051956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955" calcext:value-type="float">
            <text:p>955</text:p>
          </table:table-cell>
          <table:table-cell office:value-type="float" office:value="9.68735837936401" calcext:value-type="float">
            <text:p>9,6873583793640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55" calcext:value-type="float">
            <text:p>955</text:p>
          </table:table-cell>
          <table:table-cell office:value-type="float" office:value="11.4639091491699" calcext:value-type="float">
            <text:p>11,463909149169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55" calcext:value-type="float">
            <text:p>955</text:p>
          </table:table-cell>
          <table:table-cell office:value-type="float" office:value="12.9569783210754" calcext:value-type="float">
            <text:p>12,956978321075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55" calcext:value-type="float">
            <text:p>955</text:p>
          </table:table-cell>
          <table:table-cell office:value-type="float" office:value="11.8576428890228" calcext:value-type="float">
            <text:p>11,857642889022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55" calcext:value-type="float">
            <text:p>955</text:p>
          </table:table-cell>
          <table:table-cell office:value-type="float" office:value="10.7594168186188" calcext:value-type="float">
            <text:p>10,759416818618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55" calcext:value-type="float">
            <text:p>955</text:p>
          </table:table-cell>
          <table:table-cell office:value-type="float" office:value="11.4287960529327" calcext:value-type="float">
            <text:p>11,428796052932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55" calcext:value-type="float">
            <text:p>955</text:p>
          </table:table-cell>
          <table:table-cell office:value-type="float" office:value="10.8880429267883" calcext:value-type="float">
            <text:p>10,888042926788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55" calcext:value-type="float">
            <text:p>955</text:p>
          </table:table-cell>
          <table:table-cell office:value-type="float" office:value="11.3873648643494" calcext:value-type="float">
            <text:p>11,387364864349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55" calcext:value-type="float">
            <text:p>955</text:p>
          </table:table-cell>
          <table:table-cell office:value-type="float" office:value="10.6305122375488" calcext:value-type="float">
            <text:p>10,630512237548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55" calcext:value-type="float">
            <text:p>955</text:p>
          </table:table-cell>
          <table:table-cell office:value-type="float" office:value="10.4190030097961" calcext:value-type="float">
            <text:p>10,419003009796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955" calcext:value-type="float">
            <text:p>955</text:p>
          </table:table-cell>
          <table:table-cell office:value-type="float" office:value="8.94019627571106" calcext:value-type="float">
            <text:p>8,94019627571106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955" calcext:value-type="float">
            <text:p>955</text:p>
          </table:table-cell>
          <table:table-cell table:formula="of:=SUM([.C3];[.G3];[.K3];[.O3];[.S3];[.W3];[.AA3];[.AE3];[.AI3];[.AM3];[.AQ3]) / [.AW2]" office:value-type="float" office:value="10.9472019022161" calcext:value-type="float">
            <text:p>10,9472019022161</text:p>
          </table:table-cell>
          <table:table-cell table:number-columns-repeated="3"/>
          <table:table-cell table:formula="of:=MAX([.G3];[.K3];[.O3];[.S3];[.W3];[.AA3];[.AE3];[.AI3];[.AM3];[.AQ3])" office:value-type="float" office:value="12.9569783210754" calcext:value-type="float">
            <text:p>12,9569783210754</text:p>
          </table:table-cell>
          <table:table-cell table:formula="of:=MIN([.G3];[.K3];[.O3];[.S3];[.W3];[.AA3];[.AE3];[.AI3];[.AM3];[.AQ3])" office:value-type="float" office:value="8.94019627571106" calcext:value-type="float">
            <text:p>8,94019627571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950" calcext:value-type="float">
            <text:p>950</text:p>
          </table:table-cell>
          <table:table-cell office:value-type="float" office:value="9.54345679283142" calcext:value-type="float">
            <text:p>9,5434567928314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50" calcext:value-type="float">
            <text:p>950</text:p>
          </table:table-cell>
          <table:table-cell office:value-type="float" office:value="13.4648525714874" calcext:value-type="float">
            <text:p>13,464852571487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50" calcext:value-type="float">
            <text:p>950</text:p>
          </table:table-cell>
          <table:table-cell office:value-type="float" office:value="10.5271792411804" calcext:value-type="float">
            <text:p>10,527179241180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50" calcext:value-type="float">
            <text:p>950</text:p>
          </table:table-cell>
          <table:table-cell office:value-type="float" office:value="10.4865691661835" calcext:value-type="float">
            <text:p>10,486569166183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50" calcext:value-type="float">
            <text:p>950</text:p>
          </table:table-cell>
          <table:table-cell office:value-type="float" office:value="9.89663767814636" calcext:value-type="float">
            <text:p>9,8966376781463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50" calcext:value-type="float">
            <text:p>950</text:p>
          </table:table-cell>
          <table:table-cell office:value-type="float" office:value="11.5414383411407" calcext:value-type="float">
            <text:p>11,541438341140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50" calcext:value-type="float">
            <text:p>950</text:p>
          </table:table-cell>
          <table:table-cell office:value-type="float" office:value="10.709716796875" calcext:value-type="float">
            <text:p>10,70971679687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50" calcext:value-type="float">
            <text:p>950</text:p>
          </table:table-cell>
          <table:table-cell office:value-type="float" office:value="11.0420165061951" calcext:value-type="float">
            <text:p>11,042016506195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50" calcext:value-type="float">
            <text:p>950</text:p>
          </table:table-cell>
          <table:table-cell office:value-type="float" office:value="10.2143750190735" calcext:value-type="float">
            <text:p>10,214375019073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50" calcext:value-type="float">
            <text:p>950</text:p>
          </table:table-cell>
          <table:table-cell office:value-type="float" office:value="10.5232465267181" calcext:value-type="float">
            <text:p>10,523246526718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50" calcext:value-type="float">
            <text:p>950</text:p>
          </table:table-cell>
          <table:table-cell office:value-type="float" office:value="10.7052934169769" calcext:value-type="float">
            <text:p>10,7052934169769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950" calcext:value-type="float">
            <text:p>950</text:p>
          </table:table-cell>
          <table:table-cell table:formula="of:=SUM([.C4];[.G4];[.K4];[.O4];[.S4];[.W4];[.AA4];[.AE4];[.AI4];[.AM4];[.AQ4]) / [.AW2]" office:value-type="float" office:value="10.7867983688008" calcext:value-type="float">
            <text:p>10,7867983688008</text:p>
          </table:table-cell>
          <table:table-cell table:number-columns-repeated="3"/>
          <table:table-cell table:formula="of:=MAX([.G4];[.K4];[.O4];[.S4];[.W4];[.AA4];[.AE4];[.AI4];[.AM4];[.AQ4])" office:value-type="float" office:value="13.4648525714874" calcext:value-type="float">
            <text:p>13,4648525714874</text:p>
          </table:table-cell>
          <table:table-cell table:formula="of:=MIN([.G4];[.K4];[.O4];[.S4];[.W4];[.AA4];[.AE4];[.AI4];[.AM4];[.AQ4])" office:value-type="float" office:value="9.89663767814636" calcext:value-type="float">
            <text:p>9,896637678146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997" calcext:value-type="float">
            <text:p>997</text:p>
          </table:table-cell>
          <table:table-cell office:value-type="float" office:value="10.0094463825226" calcext:value-type="float">
            <text:p>10,009446382522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7" calcext:value-type="float">
            <text:p>997</text:p>
          </table:table-cell>
          <table:table-cell office:value-type="float" office:value="11.4088878631592" calcext:value-type="float">
            <text:p>11,408887863159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7" calcext:value-type="float">
            <text:p>997</text:p>
          </table:table-cell>
          <table:table-cell office:value-type="float" office:value="11.3204832077026" calcext:value-type="float">
            <text:p>11,320483207702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7" calcext:value-type="float">
            <text:p>997</text:p>
          </table:table-cell>
          <table:table-cell office:value-type="float" office:value="10.6435415744782" calcext:value-type="float">
            <text:p>10,643541574478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7" calcext:value-type="float">
            <text:p>997</text:p>
          </table:table-cell>
          <table:table-cell office:value-type="float" office:value="11.1878683567047" calcext:value-type="float">
            <text:p>11,187868356704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7" calcext:value-type="float">
            <text:p>997</text:p>
          </table:table-cell>
          <table:table-cell office:value-type="float" office:value="10.52055311203" calcext:value-type="float">
            <text:p>10,5205531120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7" calcext:value-type="float">
            <text:p>997</text:p>
          </table:table-cell>
          <table:table-cell office:value-type="float" office:value="9.91219663619995" calcext:value-type="float">
            <text:p>9,9121966361999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7" calcext:value-type="float">
            <text:p>997</text:p>
          </table:table-cell>
          <table:table-cell office:value-type="float" office:value="11.6512215137482" calcext:value-type="float">
            <text:p>11,651221513748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7" calcext:value-type="float">
            <text:p>997</text:p>
          </table:table-cell>
          <table:table-cell office:value-type="float" office:value="11.1324927806854" calcext:value-type="float">
            <text:p>11,132492780685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7" calcext:value-type="float">
            <text:p>997</text:p>
          </table:table-cell>
          <table:table-cell office:value-type="float" office:value="11.1639006137848" calcext:value-type="float">
            <text:p>11,163900613784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7" calcext:value-type="float">
            <text:p>997</text:p>
          </table:table-cell>
          <table:table-cell office:value-type="float" office:value="12.0392506122589" calcext:value-type="float">
            <text:p>12,0392506122589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997" calcext:value-type="float">
            <text:p>997</text:p>
          </table:table-cell>
          <table:table-cell table:formula="of:=SUM([.C5];[.G5];[.K5];[.O5];[.S5];[.W5];[.AA5];[.AE5];[.AI5];[.AM5];[.AQ5]) / [.AW2]" office:value-type="float" office:value="10.9990766048431" calcext:value-type="float">
            <text:p>10,9990766048431</text:p>
          </table:table-cell>
          <table:table-cell table:number-columns-repeated="3"/>
          <table:table-cell table:formula="of:=MAX([.G5];[.K5];[.O5];[.S5];[.W5];[.AA5];[.AE5];[.AI5];[.AM5];[.AQ5])" office:value-type="float" office:value="12.0392506122589" calcext:value-type="float">
            <text:p>12,0392506122589</text:p>
          </table:table-cell>
          <table:table-cell table:formula="of:=MIN([.G5];[.K5];[.O5];[.S5];[.W5];[.AA5];[.AE5];[.AI5];[.AM5];[.AQ5])" office:value-type="float" office:value="9.91219663619995" calcext:value-type="float">
            <text:p>9,912196636199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964" calcext:value-type="float">
            <text:p>964</text:p>
          </table:table-cell>
          <table:table-cell office:value-type="float" office:value="10.3084106445313" calcext:value-type="float">
            <text:p>10,308410644531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64" calcext:value-type="float">
            <text:p>964</text:p>
          </table:table-cell>
          <table:table-cell office:value-type="float" office:value="12.2011771202087" calcext:value-type="float">
            <text:p>12,201177120208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64" calcext:value-type="float">
            <text:p>964</text:p>
          </table:table-cell>
          <table:table-cell office:value-type="float" office:value="13.0710260868073" calcext:value-type="float">
            <text:p>13,071026086807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64" calcext:value-type="float">
            <text:p>964</text:p>
          </table:table-cell>
          <table:table-cell office:value-type="float" office:value="13.0404667854309" calcext:value-type="float">
            <text:p>13,040466785430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64" calcext:value-type="float">
            <text:p>964</text:p>
          </table:table-cell>
          <table:table-cell office:value-type="float" office:value="11.9494693279266" calcext:value-type="float">
            <text:p>11,949469327926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64" calcext:value-type="float">
            <text:p>964</text:p>
          </table:table-cell>
          <table:table-cell office:value-type="float" office:value="9.7384991645813" calcext:value-type="float">
            <text:p>9,738499164581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64" calcext:value-type="float">
            <text:p>964</text:p>
          </table:table-cell>
          <table:table-cell office:value-type="float" office:value="11.8438928127289" calcext:value-type="float">
            <text:p>11,843892812728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64" calcext:value-type="float">
            <text:p>964</text:p>
          </table:table-cell>
          <table:table-cell office:value-type="float" office:value="11.5820779800415" calcext:value-type="float">
            <text:p>11,582077980041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64" calcext:value-type="float">
            <text:p>964</text:p>
          </table:table-cell>
          <table:table-cell office:value-type="float" office:value="10.8210852146149" calcext:value-type="float">
            <text:p>10,821085214614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64" calcext:value-type="float">
            <text:p>964</text:p>
          </table:table-cell>
          <table:table-cell office:value-type="float" office:value="11.3330864906311" calcext:value-type="float">
            <text:p>11,333086490631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64" calcext:value-type="float">
            <text:p>964</text:p>
          </table:table-cell>
          <table:table-cell office:value-type="float" office:value="11.1275656223297" calcext:value-type="float">
            <text:p>11,1275656223297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964" calcext:value-type="float">
            <text:p>964</text:p>
          </table:table-cell>
          <table:table-cell table:formula="of:=SUM([.C6];[.G6];[.K6];[.O6];[.S6];[.W6];[.AA6];[.AE6];[.AI6];[.AM6];[.AQ6]) / [.AW2]" office:value-type="float" office:value="11.5469779318029" calcext:value-type="float">
            <text:p>11,5469779318029</text:p>
          </table:table-cell>
          <table:table-cell table:number-columns-repeated="3"/>
          <table:table-cell table:formula="of:=MAX([.G6];[.K6];[.O6];[.S6];[.W6];[.AA6];[.AE6];[.AI6];[.AM6];[.AQ6])" office:value-type="float" office:value="13.0710260868073" calcext:value-type="float">
            <text:p>13,0710260868073</text:p>
          </table:table-cell>
          <table:table-cell table:formula="of:=MIN([.G6];[.K6];[.O6];[.S6];[.W6];[.AA6];[.AE6];[.AI6];[.AM6];[.AQ6])" office:value-type="float" office:value="9.7384991645813" calcext:value-type="float">
            <text:p>9,7384991645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914" calcext:value-type="float">
            <text:p>914</text:p>
          </table:table-cell>
          <table:table-cell office:value-type="float" office:value="10.8809068202972" calcext:value-type="float">
            <text:p>10,880906820297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14" calcext:value-type="float">
            <text:p>914</text:p>
          </table:table-cell>
          <table:table-cell office:value-type="float" office:value="13.4933969974518" calcext:value-type="float">
            <text:p>13,493396997451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14" calcext:value-type="float">
            <text:p>914</text:p>
          </table:table-cell>
          <table:table-cell office:value-type="float" office:value="12.6688809394836" calcext:value-type="float">
            <text:p>12,668880939483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14" calcext:value-type="float">
            <text:p>914</text:p>
          </table:table-cell>
          <table:table-cell office:value-type="float" office:value="12.2604112625122" calcext:value-type="float">
            <text:p>12,260411262512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14" calcext:value-type="float">
            <text:p>914</text:p>
          </table:table-cell>
          <table:table-cell office:value-type="float" office:value="11.0211665630341" calcext:value-type="float">
            <text:p>11,021166563034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14" calcext:value-type="float">
            <text:p>914</text:p>
          </table:table-cell>
          <table:table-cell office:value-type="float" office:value="11.2656860351563" calcext:value-type="float">
            <text:p>11,265686035156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14" calcext:value-type="float">
            <text:p>914</text:p>
          </table:table-cell>
          <table:table-cell office:value-type="float" office:value="13.2688069343567" calcext:value-type="float">
            <text:p>13,268806934356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14" calcext:value-type="float">
            <text:p>914</text:p>
          </table:table-cell>
          <table:table-cell office:value-type="float" office:value="12.6621556282043" calcext:value-type="float">
            <text:p>12,662155628204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14" calcext:value-type="float">
            <text:p>914</text:p>
          </table:table-cell>
          <table:table-cell office:value-type="float" office:value="12.2094025611877" calcext:value-type="float">
            <text:p>12,209402561187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14" calcext:value-type="float">
            <text:p>914</text:p>
          </table:table-cell>
          <table:table-cell office:value-type="float" office:value="13.1349258422852" calcext:value-type="float">
            <text:p>13,134925842285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14" calcext:value-type="float">
            <text:p>914</text:p>
          </table:table-cell>
          <table:table-cell office:value-type="float" office:value="11.798412322998" calcext:value-type="float">
            <text:p>11,798412322998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914" calcext:value-type="float">
            <text:p>914</text:p>
          </table:table-cell>
          <table:table-cell table:formula="of:=SUM([.C7];[.G7];[.K7];[.O7];[.S7];[.W7];[.AA7];[.AE7];[.AI7];[.AM7];[.AQ7]) / [.AW2]" office:value-type="float" office:value="12.2421956279061" calcext:value-type="float">
            <text:p>12,2421956279061</text:p>
          </table:table-cell>
          <table:table-cell table:number-columns-repeated="3"/>
          <table:table-cell table:formula="of:=MAX([.G7];[.K7];[.O7];[.S7];[.W7];[.AA7];[.AE7];[.AI7];[.AM7];[.AQ7])" office:value-type="float" office:value="13.4933969974518" calcext:value-type="float">
            <text:p>13,4933969974518</text:p>
          </table:table-cell>
          <table:table-cell table:formula="of:=MIN([.G7];[.K7];[.O7];[.S7];[.W7];[.AA7];[.AE7];[.AI7];[.AM7];[.AQ7])" office:value-type="float" office:value="11.0211665630341" calcext:value-type="float">
            <text:p>11,0211665630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797" calcext:value-type="float">
            <text:p>797</text:p>
          </table:table-cell>
          <table:table-cell office:value-type="float" office:value="9.05476784706116" calcext:value-type="float">
            <text:p>9,0547678470611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97" calcext:value-type="float">
            <text:p>797</text:p>
          </table:table-cell>
          <table:table-cell office:value-type="float" office:value="12.4587383270264" calcext:value-type="float">
            <text:p>12,458738327026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97" calcext:value-type="float">
            <text:p>797</text:p>
          </table:table-cell>
          <table:table-cell office:value-type="float" office:value="13.3732903003693" calcext:value-type="float">
            <text:p>13,373290300369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97" calcext:value-type="float">
            <text:p>797</text:p>
          </table:table-cell>
          <table:table-cell office:value-type="float" office:value="10.8424685001373" calcext:value-type="float">
            <text:p>10,842468500137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97" calcext:value-type="float">
            <text:p>797</text:p>
          </table:table-cell>
          <table:table-cell office:value-type="float" office:value="12.3024423122406" calcext:value-type="float">
            <text:p>12,302442312240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97" calcext:value-type="float">
            <text:p>797</text:p>
          </table:table-cell>
          <table:table-cell office:value-type="float" office:value="11.0683810710907" calcext:value-type="float">
            <text:p>11,068381071090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97" calcext:value-type="float">
            <text:p>797</text:p>
          </table:table-cell>
          <table:table-cell office:value-type="float" office:value="12.0673694610596" calcext:value-type="float">
            <text:p>12,067369461059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97" calcext:value-type="float">
            <text:p>797</text:p>
          </table:table-cell>
          <table:table-cell office:value-type="float" office:value="9.62662696838379" calcext:value-type="float">
            <text:p>9,6266269683837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97" calcext:value-type="float">
            <text:p>797</text:p>
          </table:table-cell>
          <table:table-cell office:value-type="float" office:value="11.3235363960266" calcext:value-type="float">
            <text:p>11,323536396026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97" calcext:value-type="float">
            <text:p>797</text:p>
          </table:table-cell>
          <table:table-cell office:value-type="float" office:value="11.0662086009979" calcext:value-type="float">
            <text:p>11,066208600997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97" calcext:value-type="float">
            <text:p>797</text:p>
          </table:table-cell>
          <table:table-cell office:value-type="float" office:value="11.0985879898071" calcext:value-type="float">
            <text:p>11,0985879898071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797" calcext:value-type="float">
            <text:p>797</text:p>
          </table:table-cell>
          <table:table-cell table:formula="of:=SUM([.C8];[.G8];[.K8];[.O8];[.S8];[.W8];[.AA8];[.AE8];[.AI8];[.AM8];[.AQ8]) / [.AW2]" office:value-type="float" office:value="11.2984016158364" calcext:value-type="float">
            <text:p>11,2984016158364</text:p>
          </table:table-cell>
          <table:table-cell table:number-columns-repeated="3"/>
          <table:table-cell table:formula="of:=MAX([.G8];[.K8];[.O8];[.S8];[.W8];[.AA8];[.AE8];[.AI8];[.AM8];[.AQ8])" office:value-type="float" office:value="13.3732903003693" calcext:value-type="float">
            <text:p>13,3732903003693</text:p>
          </table:table-cell>
          <table:table-cell table:formula="of:=MIN([.G8];[.K8];[.O8];[.S8];[.W8];[.AA8];[.AE8];[.AI8];[.AM8];[.AQ8])" office:value-type="float" office:value="9.62662696838379" calcext:value-type="float">
            <text:p>9,626626968383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884" calcext:value-type="float">
            <text:p>884</text:p>
          </table:table-cell>
          <table:table-cell office:value-type="float" office:value="10.4630534648895" calcext:value-type="float">
            <text:p>10,463053464889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84" calcext:value-type="float">
            <text:p>884</text:p>
          </table:table-cell>
          <table:table-cell office:value-type="float" office:value="14.491513967514" calcext:value-type="float">
            <text:p>14,49151396751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84" calcext:value-type="float">
            <text:p>884</text:p>
          </table:table-cell>
          <table:table-cell office:value-type="float" office:value="13.4341039657593" calcext:value-type="float">
            <text:p>13,434103965759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84" calcext:value-type="float">
            <text:p>884</text:p>
          </table:table-cell>
          <table:table-cell office:value-type="float" office:value="12.780960559845" calcext:value-type="float">
            <text:p>12,78096055984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84" calcext:value-type="float">
            <text:p>884</text:p>
          </table:table-cell>
          <table:table-cell office:value-type="float" office:value="13.1395635604858" calcext:value-type="float">
            <text:p>13,139563560485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84" calcext:value-type="float">
            <text:p>884</text:p>
          </table:table-cell>
          <table:table-cell office:value-type="float" office:value="13.5002980232239" calcext:value-type="float">
            <text:p>13,500298023223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84" calcext:value-type="float">
            <text:p>884</text:p>
          </table:table-cell>
          <table:table-cell office:value-type="float" office:value="12.9445946216583" calcext:value-type="float">
            <text:p>12,944594621658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84" calcext:value-type="float">
            <text:p>884</text:p>
          </table:table-cell>
          <table:table-cell office:value-type="float" office:value="12.9220068454742" calcext:value-type="float">
            <text:p>12,922006845474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84" calcext:value-type="float">
            <text:p>884</text:p>
          </table:table-cell>
          <table:table-cell office:value-type="float" office:value="12.5478372573853" calcext:value-type="float">
            <text:p>12,547837257385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84" calcext:value-type="float">
            <text:p>884</text:p>
          </table:table-cell>
          <table:table-cell office:value-type="float" office:value="14.3040323257446" calcext:value-type="float">
            <text:p>14,304032325744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84" calcext:value-type="float">
            <text:p>884</text:p>
          </table:table-cell>
          <table:table-cell office:value-type="float" office:value="12.9839298725128" calcext:value-type="float">
            <text:p>12,9839298725128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884" calcext:value-type="float">
            <text:p>884</text:p>
          </table:table-cell>
          <table:table-cell table:formula="of:=SUM([.C9];[.G9];[.K9];[.O9];[.S9];[.W9];[.AA9];[.AE9];[.AI9];[.AM9];[.AQ9]) / [.AW2]" office:value-type="float" office:value="13.0465358604084" calcext:value-type="float">
            <text:p>13,0465358604084</text:p>
          </table:table-cell>
          <table:table-cell table:number-columns-repeated="3"/>
          <table:table-cell table:formula="of:=MAX([.G9];[.K9];[.O9];[.S9];[.W9];[.AA9];[.AE9];[.AI9];[.AM9];[.AQ9])" office:value-type="float" office:value="14.491513967514" calcext:value-type="float">
            <text:p>14,491513967514</text:p>
          </table:table-cell>
          <table:table-cell table:formula="of:=MIN([.G9];[.K9];[.O9];[.S9];[.W9];[.AA9];[.AE9];[.AI9];[.AM9];[.AQ9])" office:value-type="float" office:value="12.5478372573853" calcext:value-type="float">
            <text:p>12,5478372573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948" calcext:value-type="float">
            <text:p>948</text:p>
          </table:table-cell>
          <table:table-cell office:value-type="float" office:value="9.94841933250427" calcext:value-type="float">
            <text:p>9,9484193325042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8" calcext:value-type="float">
            <text:p>948</text:p>
          </table:table-cell>
          <table:table-cell office:value-type="float" office:value="11.5413358211517" calcext:value-type="float">
            <text:p>11,541335821151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8" calcext:value-type="float">
            <text:p>948</text:p>
          </table:table-cell>
          <table:table-cell office:value-type="float" office:value="14.2641716003418" calcext:value-type="float">
            <text:p>14,264171600341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8" calcext:value-type="float">
            <text:p>948</text:p>
          </table:table-cell>
          <table:table-cell office:value-type="float" office:value="11.120748758316" calcext:value-type="float">
            <text:p>11,12074875831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8" calcext:value-type="float">
            <text:p>948</text:p>
          </table:table-cell>
          <table:table-cell office:value-type="float" office:value="14.2885842323303" calcext:value-type="float">
            <text:p>14,288584232330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8" calcext:value-type="float">
            <text:p>948</text:p>
          </table:table-cell>
          <table:table-cell office:value-type="float" office:value="11.9382009506226" calcext:value-type="float">
            <text:p>11,938200950622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8" calcext:value-type="float">
            <text:p>948</text:p>
          </table:table-cell>
          <table:table-cell office:value-type="float" office:value="13.3153557777405" calcext:value-type="float">
            <text:p>13,315355777740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8" calcext:value-type="float">
            <text:p>948</text:p>
          </table:table-cell>
          <table:table-cell office:value-type="float" office:value="12.1595890522003" calcext:value-type="float">
            <text:p>12,159589052200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8" calcext:value-type="float">
            <text:p>948</text:p>
          </table:table-cell>
          <table:table-cell office:value-type="float" office:value="12.1568727493286" calcext:value-type="float">
            <text:p>12,156872749328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8" calcext:value-type="float">
            <text:p>948</text:p>
          </table:table-cell>
          <table:table-cell office:value-type="float" office:value="11.8002297878265" calcext:value-type="float">
            <text:p>11,800229787826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8" calcext:value-type="float">
            <text:p>948</text:p>
          </table:table-cell>
          <table:table-cell office:value-type="float" office:value="12.5648367404938" calcext:value-type="float">
            <text:p>12,5648367404938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948" calcext:value-type="float">
            <text:p>948</text:p>
          </table:table-cell>
          <table:table-cell table:formula="of:=SUM([.C10];[.G10];[.K10];[.O10];[.S10];[.W10];[.AA10];[.AE10];[.AI10];[.AM10];[.AQ10]) / [.AW2]" office:value-type="float" office:value="12.2816677093506" calcext:value-type="float">
            <text:p>12,2816677093506</text:p>
          </table:table-cell>
          <table:table-cell table:number-columns-repeated="3"/>
          <table:table-cell table:formula="of:=MAX([.G10];[.K10];[.O10];[.S10];[.W10];[.AA10];[.AE10];[.AI10];[.AM10];[.AQ10])" office:value-type="float" office:value="14.2885842323303" calcext:value-type="float">
            <text:p>14,2885842323303</text:p>
          </table:table-cell>
          <table:table-cell table:formula="of:=MIN([.G10];[.K10];[.O10];[.S10];[.W10];[.AA10];[.AE10];[.AI10];[.AM10];[.AQ10])" office:value-type="float" office:value="11.120748758316" calcext:value-type="float">
            <text:p>11,1207487583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926" calcext:value-type="float">
            <text:p>926</text:p>
          </table:table-cell>
          <table:table-cell office:value-type="float" office:value="10.4690089225769" calcext:value-type="float">
            <text:p>10,469008922576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26" calcext:value-type="float">
            <text:p>926</text:p>
          </table:table-cell>
          <table:table-cell office:value-type="float" office:value="14.8445391654968" calcext:value-type="float">
            <text:p>14,844539165496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26" calcext:value-type="float">
            <text:p>926</text:p>
          </table:table-cell>
          <table:table-cell office:value-type="float" office:value="14.2826957702637" calcext:value-type="float">
            <text:p>14,282695770263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26" calcext:value-type="float">
            <text:p>926</text:p>
          </table:table-cell>
          <table:table-cell office:value-type="float" office:value="11.1349813938141" calcext:value-type="float">
            <text:p>11,134981393814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26" calcext:value-type="float">
            <text:p>926</text:p>
          </table:table-cell>
          <table:table-cell office:value-type="float" office:value="13.1509294509888" calcext:value-type="float">
            <text:p>13,150929450988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26" calcext:value-type="float">
            <text:p>926</text:p>
          </table:table-cell>
          <table:table-cell office:value-type="float" office:value="12.4786257743835" calcext:value-type="float">
            <text:p>12,478625774383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26" calcext:value-type="float">
            <text:p>926</text:p>
          </table:table-cell>
          <table:table-cell office:value-type="float" office:value="16.4778497219086" calcext:value-type="float">
            <text:p>16,477849721908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26" calcext:value-type="float">
            <text:p>926</text:p>
          </table:table-cell>
          <table:table-cell office:value-type="float" office:value="13.3253357410431" calcext:value-type="float">
            <text:p>13,325335741043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26" calcext:value-type="float">
            <text:p>926</text:p>
          </table:table-cell>
          <table:table-cell office:value-type="float" office:value="12.0868020057678" calcext:value-type="float">
            <text:p>12,086802005767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26" calcext:value-type="float">
            <text:p>926</text:p>
          </table:table-cell>
          <table:table-cell office:value-type="float" office:value="13.8160331249237" calcext:value-type="float">
            <text:p>13,816033124923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26" calcext:value-type="float">
            <text:p>926</text:p>
          </table:table-cell>
          <table:table-cell office:value-type="float" office:value="11.8565309047699" calcext:value-type="float">
            <text:p>11,8565309047699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926" calcext:value-type="float">
            <text:p>926</text:p>
          </table:table-cell>
          <table:table-cell table:formula="of:=SUM([.C11];[.G11];[.K11];[.O11];[.S11];[.W11];[.AA11];[.AE11];[.AI11];[.AM11];[.AQ11]) / [.AW2]" office:value-type="float" office:value="13.0839392705397" calcext:value-type="float">
            <text:p>13,0839392705397</text:p>
          </table:table-cell>
          <table:table-cell table:number-columns-repeated="3"/>
          <table:table-cell table:formula="of:=MAX([.G11];[.K11];[.O11];[.S11];[.W11];[.AA11];[.AE11];[.AI11];[.AM11];[.AQ11])" office:value-type="float" office:value="16.4778497219086" calcext:value-type="float">
            <text:p>16,4778497219086</text:p>
          </table:table-cell>
          <table:table-cell table:formula="of:=MIN([.G11];[.K11];[.O11];[.S11];[.W11];[.AA11];[.AE11];[.AI11];[.AM11];[.AQ11])" office:value-type="float" office:value="11.1349813938141" calcext:value-type="float">
            <text:p>11,1349813938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1048" calcext:value-type="float">
            <text:p>1048</text:p>
          </table:table-cell>
          <table:table-cell office:value-type="float" office:value="9.15748906135559" calcext:value-type="float">
            <text:p>9,1574890613555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48" calcext:value-type="float">
            <text:p>1048</text:p>
          </table:table-cell>
          <table:table-cell office:value-type="float" office:value="10.5406696796417" calcext:value-type="float">
            <text:p>10,540669679641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48" calcext:value-type="float">
            <text:p>1048</text:p>
          </table:table-cell>
          <table:table-cell office:value-type="float" office:value="12.7527947425842" calcext:value-type="float">
            <text:p>12,752794742584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48" calcext:value-type="float">
            <text:p>1048</text:p>
          </table:table-cell>
          <table:table-cell office:value-type="float" office:value="10.1041004657745" calcext:value-type="float">
            <text:p>10,104100465774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48" calcext:value-type="float">
            <text:p>1048</text:p>
          </table:table-cell>
          <table:table-cell office:value-type="float" office:value="11.4682426452637" calcext:value-type="float">
            <text:p>11,468242645263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48" calcext:value-type="float">
            <text:p>1048</text:p>
          </table:table-cell>
          <table:table-cell office:value-type="float" office:value="10.5443751811981" calcext:value-type="float">
            <text:p>10,544375181198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48" calcext:value-type="float">
            <text:p>1048</text:p>
          </table:table-cell>
          <table:table-cell office:value-type="float" office:value="14.8218007087708" calcext:value-type="float">
            <text:p>14,821800708770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48" calcext:value-type="float">
            <text:p>1048</text:p>
          </table:table-cell>
          <table:table-cell office:value-type="float" office:value="11.3864760398865" calcext:value-type="float">
            <text:p>11,386476039886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48" calcext:value-type="float">
            <text:p>1048</text:p>
          </table:table-cell>
          <table:table-cell office:value-type="float" office:value="10.2808365821838" calcext:value-type="float">
            <text:p>10,280836582183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48" calcext:value-type="float">
            <text:p>1048</text:p>
          </table:table-cell>
          <table:table-cell office:value-type="float" office:value="12.352157831192" calcext:value-type="float">
            <text:p>12,35215783119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48" calcext:value-type="float">
            <text:p>1048</text:p>
          </table:table-cell>
          <table:table-cell office:value-type="float" office:value="10.4363179206848" calcext:value-type="float">
            <text:p>10,4363179206848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1048" calcext:value-type="float">
            <text:p>1048</text:p>
          </table:table-cell>
          <table:table-cell table:formula="of:=SUM([.C12];[.G12];[.K12];[.O12];[.S12];[.W12];[.AA12];[.AE12];[.AI12];[.AM12];[.AQ12]) / [.AW2]" office:value-type="float" office:value="11.2586600780487" calcext:value-type="float">
            <text:p>11,2586600780487</text:p>
          </table:table-cell>
          <table:table-cell table:number-columns-repeated="3"/>
          <table:table-cell table:formula="of:=MAX([.G12];[.K12];[.O12];[.S12];[.W12];[.AA12];[.AE12];[.AI12];[.AM12];[.AQ12])" office:value-type="float" office:value="14.8218007087708" calcext:value-type="float">
            <text:p>14,8218007087708</text:p>
          </table:table-cell>
          <table:table-cell table:formula="of:=MIN([.G12];[.K12];[.O12];[.S12];[.W12];[.AA12];[.AE12];[.AI12];[.AM12];[.AQ12])" office:value-type="float" office:value="10.1041004657745" calcext:value-type="float">
            <text:p>10,1041004657745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12])" office:value-type="float" office:value="99.522317647934" calcext:value-type="float">
            <text:p>99,52231764793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125.909020662308" calcext:value-type="float">
            <text:p>125,90902066230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12])" office:value-type="float" office:value="128.651604175568" calcext:value-type="float">
            <text:p>128,65160417556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12])" office:value-type="float" office:value="114.271891355515" calcext:value-type="float">
            <text:p>114,27189135551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12])" office:value-type="float" office:value="119.16432094574" calcext:value-type="float">
            <text:p>119,1643209457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12])" office:value-type="float" office:value="114.02485370636" calcext:value-type="float">
            <text:p>114,0248537063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12])" office:value-type="float" office:value="126.249626398087" calcext:value-type="float">
            <text:p>126,24962639808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12])" office:value-type="float" office:value="117.744871139526" calcext:value-type="float">
            <text:p>117,74487113952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12])" office:value-type="float" office:value="113.403752803802" calcext:value-type="float">
            <text:p>113,40375280380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12])" office:value-type="float" office:value="119.9128241539" calcext:value-type="float">
            <text:p>119,912824153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12])" office:value-type="float" office:value="113.550921678543" calcext:value-type="float">
            <text:p>113,55092167854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12])" office:value-type="float" office:value="117.491454969753" calcext:value-type="float">
            <text:p>117,491454969753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12])" office:value-type="float" office:value="138.478543519974" calcext:value-type="float">
            <text:p>138,478543519974</text:p>
          </table:table-cell>
          <table:table-cell table:formula="of:=SUM([.AZ3:.AZ12])" office:value-type="float" office:value="104.042991161346" calcext:value-type="float">
            <text:p>104,042991161346</text:p>
          </table:table-cell>
          <table:table-cell table:number-columns-repeated="8"/>
        </table:table-row>
      </table:table>
      <table:table table:name="30_Janelas sup_0.006&amp;conf_0.9" table:style-name="ta1"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99.4719429016113" calcext:value-type="float">
            <text:p>99,471942901611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09.72687792778" calcext:value-type="float">
            <text:p>109,7268779277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08.398671627045" calcext:value-type="float">
            <text:p>108,39867162704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09.270340681076" calcext:value-type="float">
            <text:p>109,27034068107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08.336047410965" calcext:value-type="float">
            <text:p>108,33604741096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12.145726919174" calcext:value-type="float">
            <text:p>112,14572691917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30.286400794983" calcext:value-type="float">
            <text:p>130,28640079498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28.877258062363" calcext:value-type="float">
            <text:p>128,87725806236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24.510929822922" calcext:value-type="float">
            <text:p>124,51092982292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28.289395570755" calcext:value-type="float">
            <text:p>128,28939557075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18.947043418884" calcext:value-type="float">
            <text:p>118,947043418884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21" calcext:value-type="float">
            <text:p>921</text:p>
          </table:table-cell>
          <table:table-cell table:formula="of:=SUM([.C2];[.G2];[.K2];[.O2];[.S2];[.W2];[.AA2];[.AE2];[.AI2];[.AM2];[.AQ2]) / [.AW2]" office:value-type="float" office:value="116.205512285233" calcext:value-type="float">
            <text:p>116,205512285233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130.286400794983" calcext:value-type="float">
            <text:p>130,286400794983</text:p>
          </table:table-cell>
          <table:table-cell table:formula="of:=MIN([.C2];[.G2];[.K2];[.O2];[.S2];[.W2];[.AA2];[.AE2];[.AI2];[.AM2];[.AQ2])" office:value-type="float" office:value="99.4719429016113" calcext:value-type="float">
            <text:p>99,4719429016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1176" calcext:value-type="float">
            <text:p>1176</text:p>
          </table:table-cell>
          <table:table-cell office:value-type="float" office:value="3.60934615135193" calcext:value-type="float">
            <text:p>3,6093461513519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76" calcext:value-type="float">
            <text:p>1176</text:p>
          </table:table-cell>
          <table:table-cell office:value-type="float" office:value="4.26264452934265" calcext:value-type="float">
            <text:p>4,2626445293426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76" calcext:value-type="float">
            <text:p>1176</text:p>
          </table:table-cell>
          <table:table-cell office:value-type="float" office:value="4.17207932472229" calcext:value-type="float">
            <text:p>4,1720793247222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76" calcext:value-type="float">
            <text:p>1176</text:p>
          </table:table-cell>
          <table:table-cell office:value-type="float" office:value="5.21768260002136" calcext:value-type="float">
            <text:p>5,2176826000213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76" calcext:value-type="float">
            <text:p>1176</text:p>
          </table:table-cell>
          <table:table-cell office:value-type="float" office:value="4.2268385887146" calcext:value-type="float">
            <text:p>4,226838588714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76" calcext:value-type="float">
            <text:p>1176</text:p>
          </table:table-cell>
          <table:table-cell office:value-type="float" office:value="7.00422120094299" calcext:value-type="float">
            <text:p>7,0042212009429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76" calcext:value-type="float">
            <text:p>1176</text:p>
          </table:table-cell>
          <table:table-cell office:value-type="float" office:value="6.27297425270081" calcext:value-type="float">
            <text:p>6,2729742527008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76" calcext:value-type="float">
            <text:p>1176</text:p>
          </table:table-cell>
          <table:table-cell office:value-type="float" office:value="4.43884754180908" calcext:value-type="float">
            <text:p>4,4388475418090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76" calcext:value-type="float">
            <text:p>1176</text:p>
          </table:table-cell>
          <table:table-cell office:value-type="float" office:value="3.92837524414062" calcext:value-type="float">
            <text:p>3,9283752441406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76" calcext:value-type="float">
            <text:p>1176</text:p>
          </table:table-cell>
          <table:table-cell office:value-type="float" office:value="5.81332802772522" calcext:value-type="float">
            <text:p>5,8133280277252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76" calcext:value-type="float">
            <text:p>1176</text:p>
          </table:table-cell>
          <table:table-cell office:value-type="float" office:value="4.12623739242554" calcext:value-type="float">
            <text:p>4,12623739242554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1176" calcext:value-type="float">
            <text:p>1176</text:p>
          </table:table-cell>
          <table:table-cell table:formula="of:=SUM([.C3];[.G3];[.K3];[.O3];[.S3];[.W3];[.AA3];[.AE3];[.AI3];[.AM3];[.AQ3]) / [.AW2]" office:value-type="float" office:value="4.82477953217246" calcext:value-type="float">
            <text:p>4,82477953217246</text:p>
          </table:table-cell>
          <table:table-cell table:number-columns-repeated="3"/>
          <table:table-cell table:formula="of:=MAX([.C3];[.G3];[.K3];[.O3];[.S3];[.W3];[.AA3];[.AE3];[.AI3];[.AM3];[.AQ3])" office:value-type="float" office:value="7.00422120094299" calcext:value-type="float">
            <text:p>7,00422120094299</text:p>
          </table:table-cell>
          <table:table-cell table:formula="of:=MIN([.C3];[.G3];[.K3];[.O3];[.S3];[.W3];[.AA3];[.AE3];[.AI3];[.AM3];[.AQ3])" office:value-type="float" office:value="3.60934615135193" calcext:value-type="float">
            <text:p>3,60934615135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1026" calcext:value-type="float">
            <text:p>1026</text:p>
          </table:table-cell>
          <table:table-cell office:value-type="float" office:value="3.04388833045959" calcext:value-type="float">
            <text:p>3,0438883304595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6" calcext:value-type="float">
            <text:p>1026</text:p>
          </table:table-cell>
          <table:table-cell office:value-type="float" office:value="4.18984913825989" calcext:value-type="float">
            <text:p>4,1898491382598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6" calcext:value-type="float">
            <text:p>1026</text:p>
          </table:table-cell>
          <table:table-cell office:value-type="float" office:value="3.85953950881958" calcext:value-type="float">
            <text:p>3,8595395088195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6" calcext:value-type="float">
            <text:p>1026</text:p>
          </table:table-cell>
          <table:table-cell office:value-type="float" office:value="3.8791024684906" calcext:value-type="float">
            <text:p>3,879102468490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6" calcext:value-type="float">
            <text:p>1026</text:p>
          </table:table-cell>
          <table:table-cell office:value-type="float" office:value="3.65269422531128" calcext:value-type="float">
            <text:p>3,6526942253112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6" calcext:value-type="float">
            <text:p>1026</text:p>
          </table:table-cell>
          <table:table-cell office:value-type="float" office:value="5.49672436714172" calcext:value-type="float">
            <text:p>5,4967243671417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6" calcext:value-type="float">
            <text:p>1026</text:p>
          </table:table-cell>
          <table:table-cell office:value-type="float" office:value="5.44420194625855" calcext:value-type="float">
            <text:p>5,4442019462585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6" calcext:value-type="float">
            <text:p>1026</text:p>
          </table:table-cell>
          <table:table-cell office:value-type="float" office:value="4.04784941673279" calcext:value-type="float">
            <text:p>4,0478494167327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6" calcext:value-type="float">
            <text:p>1026</text:p>
          </table:table-cell>
          <table:table-cell office:value-type="float" office:value="3.97216749191284" calcext:value-type="float">
            <text:p>3,9721674919128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6" calcext:value-type="float">
            <text:p>1026</text:p>
          </table:table-cell>
          <table:table-cell office:value-type="float" office:value="5.20078182220459" calcext:value-type="float">
            <text:p>5,2007818222045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6" calcext:value-type="float">
            <text:p>1026</text:p>
          </table:table-cell>
          <table:table-cell office:value-type="float" office:value="3.56315207481384" calcext:value-type="float">
            <text:p>3,56315207481384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1026" calcext:value-type="float">
            <text:p>1026</text:p>
          </table:table-cell>
          <table:table-cell table:formula="of:=SUM([.C4];[.G4];[.K4];[.O4];[.S4];[.W4];[.AA4];[.AE4];[.AI4];[.AM4];[.AQ4]) / [.AW2]" office:value-type="float" office:value="4.21363189003684" calcext:value-type="float">
            <text:p>4,21363189003684</text:p>
          </table:table-cell>
          <table:table-cell table:number-columns-repeated="3"/>
          <table:table-cell table:formula="of:=MAX([.C4];[.G4];[.K4];[.O4];[.S4];[.W4];[.AA4];[.AE4];[.AI4];[.AM4];[.AQ4])" office:value-type="float" office:value="5.49672436714172" calcext:value-type="float">
            <text:p>5,49672436714172</text:p>
          </table:table-cell>
          <table:table-cell table:formula="of:=MIN([.C4];[.G4];[.K4];[.O4];[.S4];[.W4];[.AA4];[.AE4];[.AI4];[.AM4];[.AQ4])" office:value-type="float" office:value="3.04388833045959" calcext:value-type="float">
            <text:p>3,04388833045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835" calcext:value-type="float">
            <text:p>835</text:p>
          </table:table-cell>
          <table:table-cell office:value-type="float" office:value="3.05799603462219" calcext:value-type="float">
            <text:p>3,0579960346221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35" calcext:value-type="float">
            <text:p>835</text:p>
          </table:table-cell>
          <table:table-cell office:value-type="float" office:value="3.29534220695496" calcext:value-type="float">
            <text:p>3,2953422069549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35" calcext:value-type="float">
            <text:p>835</text:p>
          </table:table-cell>
          <table:table-cell office:value-type="float" office:value="3.17227530479431" calcext:value-type="float">
            <text:p>3,1722753047943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35" calcext:value-type="float">
            <text:p>835</text:p>
          </table:table-cell>
          <table:table-cell office:value-type="float" office:value="3.35056519508362" calcext:value-type="float">
            <text:p>3,3505651950836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35" calcext:value-type="float">
            <text:p>835</text:p>
          </table:table-cell>
          <table:table-cell office:value-type="float" office:value="3.39223098754883" calcext:value-type="float">
            <text:p>3,3922309875488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35" calcext:value-type="float">
            <text:p>835</text:p>
          </table:table-cell>
          <table:table-cell office:value-type="float" office:value="4.30326700210571" calcext:value-type="float">
            <text:p>4,3032670021057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35" calcext:value-type="float">
            <text:p>835</text:p>
          </table:table-cell>
          <table:table-cell office:value-type="float" office:value="4.34122347831726" calcext:value-type="float">
            <text:p>4,3412234783172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35" calcext:value-type="float">
            <text:p>835</text:p>
          </table:table-cell>
          <table:table-cell office:value-type="float" office:value="3.08558535575867" calcext:value-type="float">
            <text:p>3,0855853557586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35" calcext:value-type="float">
            <text:p>835</text:p>
          </table:table-cell>
          <table:table-cell office:value-type="float" office:value="2.97431945800781" calcext:value-type="float">
            <text:p>2,9743194580078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35" calcext:value-type="float">
            <text:p>835</text:p>
          </table:table-cell>
          <table:table-cell office:value-type="float" office:value="4.5824818611145" calcext:value-type="float">
            <text:p>4,582481861114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35" calcext:value-type="float">
            <text:p>835</text:p>
          </table:table-cell>
          <table:table-cell office:value-type="float" office:value="3.06375408172607" calcext:value-type="float">
            <text:p>3,06375408172607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835" calcext:value-type="float">
            <text:p>835</text:p>
          </table:table-cell>
          <table:table-cell table:formula="of:=SUM([.C5];[.G5];[.K5];[.O5];[.S5];[.W5];[.AA5];[.AE5];[.AI5];[.AM5];[.AQ5]) / [.AW2]" office:value-type="float" office:value="3.51082190600308" calcext:value-type="float">
            <text:p>3,51082190600308</text:p>
          </table:table-cell>
          <table:table-cell table:number-columns-repeated="3"/>
          <table:table-cell table:formula="of:=MAX([.C5];[.G5];[.K5];[.O5];[.S5];[.W5];[.AA5];[.AE5];[.AI5];[.AM5];[.AQ5])" office:value-type="float" office:value="4.5824818611145" calcext:value-type="float">
            <text:p>4,5824818611145</text:p>
          </table:table-cell>
          <table:table-cell table:formula="of:=MIN([.C5];[.G5];[.K5];[.O5];[.S5];[.W5];[.AA5];[.AE5];[.AI5];[.AM5];[.AQ5])" office:value-type="float" office:value="2.97431945800781" calcext:value-type="float">
            <text:p>2,97431945800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776" calcext:value-type="float">
            <text:p>776</text:p>
          </table:table-cell>
          <table:table-cell office:value-type="float" office:value="3.09871315956116" calcext:value-type="float">
            <text:p>3,0987131595611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776" calcext:value-type="float">
            <text:p>776</text:p>
          </table:table-cell>
          <table:table-cell office:value-type="float" office:value="3.71978402137756" calcext:value-type="float">
            <text:p>3,7197840213775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776" calcext:value-type="float">
            <text:p>776</text:p>
          </table:table-cell>
          <table:table-cell office:value-type="float" office:value="3.45175957679749" calcext:value-type="float">
            <text:p>3,4517595767974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776" calcext:value-type="float">
            <text:p>776</text:p>
          </table:table-cell>
          <table:table-cell office:value-type="float" office:value="3.67975974082947" calcext:value-type="float">
            <text:p>3,6797597408294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776" calcext:value-type="float">
            <text:p>776</text:p>
          </table:table-cell>
          <table:table-cell office:value-type="float" office:value="3.54152178764343" calcext:value-type="float">
            <text:p>3,5415217876434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776" calcext:value-type="float">
            <text:p>776</text:p>
          </table:table-cell>
          <table:table-cell office:value-type="float" office:value="5.23464918136597" calcext:value-type="float">
            <text:p>5,2346491813659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776" calcext:value-type="float">
            <text:p>776</text:p>
          </table:table-cell>
          <table:table-cell office:value-type="float" office:value="4.9359655380249" calcext:value-type="float">
            <text:p>4,935965538024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776" calcext:value-type="float">
            <text:p>776</text:p>
          </table:table-cell>
          <table:table-cell office:value-type="float" office:value="4.94307112693787" calcext:value-type="float">
            <text:p>4,9430711269378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776" calcext:value-type="float">
            <text:p>776</text:p>
          </table:table-cell>
          <table:table-cell office:value-type="float" office:value="3.07989764213562" calcext:value-type="float">
            <text:p>3,0798976421356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776" calcext:value-type="float">
            <text:p>776</text:p>
          </table:table-cell>
          <table:table-cell office:value-type="float" office:value="4.32131147384644" calcext:value-type="float">
            <text:p>4,3213114738464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776" calcext:value-type="float">
            <text:p>776</text:p>
          </table:table-cell>
          <table:table-cell office:value-type="float" office:value="5.34879994392395" calcext:value-type="float">
            <text:p>5,34879994392395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776" calcext:value-type="float">
            <text:p>776</text:p>
          </table:table-cell>
          <table:table-cell table:formula="of:=SUM([.C6];[.G6];[.K6];[.O6];[.S6];[.W6];[.AA6];[.AE6];[.AI6];[.AM6];[.AQ6]) / [.AW2]" office:value-type="float" office:value="4.1232030174949" calcext:value-type="float">
            <text:p>4,1232030174949</text:p>
          </table:table-cell>
          <table:table-cell table:number-columns-repeated="3"/>
          <table:table-cell table:formula="of:=MAX([.C6];[.G6];[.K6];[.O6];[.S6];[.W6];[.AA6];[.AE6];[.AI6];[.AM6];[.AQ6])" office:value-type="float" office:value="5.34879994392395" calcext:value-type="float">
            <text:p>5,34879994392395</text:p>
          </table:table-cell>
          <table:table-cell table:formula="of:=MIN([.C6];[.G6];[.K6];[.O6];[.S6];[.W6];[.AA6];[.AE6];[.AI6];[.AM6];[.AQ6])" office:value-type="float" office:value="3.07989764213562" calcext:value-type="float">
            <text:p>3,079897642135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847" calcext:value-type="float">
            <text:p>847</text:p>
          </table:table-cell>
          <table:table-cell office:value-type="float" office:value="3.3510103225708" calcext:value-type="float">
            <text:p>3,351010322570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847" calcext:value-type="float">
            <text:p>847</text:p>
          </table:table-cell>
          <table:table-cell office:value-type="float" office:value="3.63517355918884" calcext:value-type="float">
            <text:p>3,6351735591888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847" calcext:value-type="float">
            <text:p>847</text:p>
          </table:table-cell>
          <table:table-cell office:value-type="float" office:value="3.6452739238739" calcext:value-type="float">
            <text:p>3,645273923873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847" calcext:value-type="float">
            <text:p>847</text:p>
          </table:table-cell>
          <table:table-cell office:value-type="float" office:value="3.52501726150513" calcext:value-type="float">
            <text:p>3,5250172615051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847" calcext:value-type="float">
            <text:p>847</text:p>
          </table:table-cell>
          <table:table-cell office:value-type="float" office:value="3.53997588157654" calcext:value-type="float">
            <text:p>3,5399758815765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847" calcext:value-type="float">
            <text:p>847</text:p>
          </table:table-cell>
          <table:table-cell office:value-type="float" office:value="5.32404637336731" calcext:value-type="float">
            <text:p>5,3240463733673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847" calcext:value-type="float">
            <text:p>847</text:p>
          </table:table-cell>
          <table:table-cell office:value-type="float" office:value="5.37003684043884" calcext:value-type="float">
            <text:p>5,3700368404388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847" calcext:value-type="float">
            <text:p>847</text:p>
          </table:table-cell>
          <table:table-cell office:value-type="float" office:value="3.65105938911438" calcext:value-type="float">
            <text:p>3,6510593891143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847" calcext:value-type="float">
            <text:p>847</text:p>
          </table:table-cell>
          <table:table-cell office:value-type="float" office:value="3.34593367576599" calcext:value-type="float">
            <text:p>3,3459336757659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847" calcext:value-type="float">
            <text:p>847</text:p>
          </table:table-cell>
          <table:table-cell office:value-type="float" office:value="4.87115049362183" calcext:value-type="float">
            <text:p>4,8711504936218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847" calcext:value-type="float">
            <text:p>847</text:p>
          </table:table-cell>
          <table:table-cell office:value-type="float" office:value="3.57141518592834" calcext:value-type="float">
            <text:p>3,57141518592834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847" calcext:value-type="float">
            <text:p>847</text:p>
          </table:table-cell>
          <table:table-cell table:formula="of:=SUM([.C7];[.G7];[.K7];[.O7];[.S7];[.W7];[.AA7];[.AE7];[.AI7];[.AM7];[.AQ7]) / [.AW2]" office:value-type="float" office:value="3.98455390063199" calcext:value-type="float">
            <text:p>3,98455390063199</text:p>
          </table:table-cell>
          <table:table-cell table:number-columns-repeated="3"/>
          <table:table-cell table:formula="of:=MAX([.C7];[.G7];[.K7];[.O7];[.S7];[.W7];[.AA7];[.AE7];[.AI7];[.AM7];[.AQ7])" office:value-type="float" office:value="5.37003684043884" calcext:value-type="float">
            <text:p>5,37003684043884</text:p>
          </table:table-cell>
          <table:table-cell table:formula="of:=MIN([.C7];[.G7];[.K7];[.O7];[.S7];[.W7];[.AA7];[.AE7];[.AI7];[.AM7];[.AQ7])" office:value-type="float" office:value="3.34593367576599" calcext:value-type="float">
            <text:p>3,345933675765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294" calcext:value-type="float">
            <text:p>1294</text:p>
          </table:table-cell>
          <table:table-cell office:value-type="float" office:value="3.72703385353088" calcext:value-type="float">
            <text:p>3,7270338535308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94" calcext:value-type="float">
            <text:p>1294</text:p>
          </table:table-cell>
          <table:table-cell office:value-type="float" office:value="3.94118666648865" calcext:value-type="float">
            <text:p>3,9411866664886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94" calcext:value-type="float">
            <text:p>1294</text:p>
          </table:table-cell>
          <table:table-cell office:value-type="float" office:value="4.28824377059937" calcext:value-type="float">
            <text:p>4,2882437705993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94" calcext:value-type="float">
            <text:p>1294</text:p>
          </table:table-cell>
          <table:table-cell office:value-type="float" office:value="4.10198211669922" calcext:value-type="float">
            <text:p>4,1019821166992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94" calcext:value-type="float">
            <text:p>1294</text:p>
          </table:table-cell>
          <table:table-cell office:value-type="float" office:value="4.20694231987" calcext:value-type="float">
            <text:p>4,2069423198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94" calcext:value-type="float">
            <text:p>1294</text:p>
          </table:table-cell>
          <table:table-cell office:value-type="float" office:value="5.62957262992859" calcext:value-type="float">
            <text:p>5,6295726299285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94" calcext:value-type="float">
            <text:p>1294</text:p>
          </table:table-cell>
          <table:table-cell office:value-type="float" office:value="7.77917456626892" calcext:value-type="float">
            <text:p>7,7791745662689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94" calcext:value-type="float">
            <text:p>1294</text:p>
          </table:table-cell>
          <table:table-cell office:value-type="float" office:value="3.99988031387329" calcext:value-type="float">
            <text:p>3,9998803138732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94" calcext:value-type="float">
            <text:p>1294</text:p>
          </table:table-cell>
          <table:table-cell office:value-type="float" office:value="4.25270414352417" calcext:value-type="float">
            <text:p>4,2527041435241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94" calcext:value-type="float">
            <text:p>1294</text:p>
          </table:table-cell>
          <table:table-cell office:value-type="float" office:value="5.14580297470093" calcext:value-type="float">
            <text:p>5,1458029747009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94" calcext:value-type="float">
            <text:p>1294</text:p>
          </table:table-cell>
          <table:table-cell office:value-type="float" office:value="4.28678464889526" calcext:value-type="float">
            <text:p>4,28678464889526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1294" calcext:value-type="float">
            <text:p>1294</text:p>
          </table:table-cell>
          <table:table-cell table:formula="of:=SUM([.C8];[.G8];[.K8];[.O8];[.S8];[.W8];[.AA8];[.AE8];[.AI8];[.AM8];[.AQ8]) / [.AW2]" office:value-type="float" office:value="4.66902800039812" calcext:value-type="float">
            <text:p>4,66902800039812</text:p>
          </table:table-cell>
          <table:table-cell table:number-columns-repeated="3"/>
          <table:table-cell table:formula="of:=MAX([.C8];[.G8];[.K8];[.O8];[.S8];[.W8];[.AA8];[.AE8];[.AI8];[.AM8];[.AQ8])" office:value-type="float" office:value="7.77917456626892" calcext:value-type="float">
            <text:p>7,77917456626892</text:p>
          </table:table-cell>
          <table:table-cell table:formula="of:=MIN([.C8];[.G8];[.K8];[.O8];[.S8];[.W8];[.AA8];[.AE8];[.AI8];[.AM8];[.AQ8])" office:value-type="float" office:value="3.72703385353088" calcext:value-type="float">
            <text:p>3,727033853530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1351" calcext:value-type="float">
            <text:p>1351</text:p>
          </table:table-cell>
          <table:table-cell office:value-type="float" office:value="3.97036027908325" calcext:value-type="float">
            <text:p>3,9703602790832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51" calcext:value-type="float">
            <text:p>1351</text:p>
          </table:table-cell>
          <table:table-cell office:value-type="float" office:value="4.33925151824951" calcext:value-type="float">
            <text:p>4,3392515182495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51" calcext:value-type="float">
            <text:p>1351</text:p>
          </table:table-cell>
          <table:table-cell office:value-type="float" office:value="4.62446236610413" calcext:value-type="float">
            <text:p>4,6244623661041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51" calcext:value-type="float">
            <text:p>1351</text:p>
          </table:table-cell>
          <table:table-cell office:value-type="float" office:value="4.32864856719971" calcext:value-type="float">
            <text:p>4,3286485671997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51" calcext:value-type="float">
            <text:p>1351</text:p>
          </table:table-cell>
          <table:table-cell office:value-type="float" office:value="4.38940405845642" calcext:value-type="float">
            <text:p>4,3894040584564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51" calcext:value-type="float">
            <text:p>1351</text:p>
          </table:table-cell>
          <table:table-cell office:value-type="float" office:value="5.64645218849182" calcext:value-type="float">
            <text:p>5,6464521884918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51" calcext:value-type="float">
            <text:p>1351</text:p>
          </table:table-cell>
          <table:table-cell office:value-type="float" office:value="5.03071641921997" calcext:value-type="float">
            <text:p>5,0307164192199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51" calcext:value-type="float">
            <text:p>1351</text:p>
          </table:table-cell>
          <table:table-cell office:value-type="float" office:value="4.65402507781982" calcext:value-type="float">
            <text:p>4,6540250778198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51" calcext:value-type="float">
            <text:p>1351</text:p>
          </table:table-cell>
          <table:table-cell office:value-type="float" office:value="6.18043422698975" calcext:value-type="float">
            <text:p>6,1804342269897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51" calcext:value-type="float">
            <text:p>1351</text:p>
          </table:table-cell>
          <table:table-cell office:value-type="float" office:value="7.14726090431213" calcext:value-type="float">
            <text:p>7,1472609043121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51" calcext:value-type="float">
            <text:p>1351</text:p>
          </table:table-cell>
          <table:table-cell office:value-type="float" office:value="4.80436325073242" calcext:value-type="float">
            <text:p>4,80436325073242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1351" calcext:value-type="float">
            <text:p>1351</text:p>
          </table:table-cell>
          <table:table-cell table:formula="of:=SUM([.C9];[.G9];[.K9];[.O9];[.S9];[.W9];[.AA9];[.AE9];[.AI9];[.AM9];[.AQ9]) / [.AW2]" office:value-type="float" office:value="5.01048898696899" calcext:value-type="float">
            <text:p>5,01048898696899</text:p>
          </table:table-cell>
          <table:table-cell table:number-columns-repeated="3"/>
          <table:table-cell table:formula="of:=MAX([.C9];[.G9];[.K9];[.O9];[.S9];[.W9];[.AA9];[.AE9];[.AI9];[.AM9];[.AQ9])" office:value-type="float" office:value="7.14726090431213" calcext:value-type="float">
            <text:p>7,14726090431213</text:p>
          </table:table-cell>
          <table:table-cell table:formula="of:=MIN([.C9];[.G9];[.K9];[.O9];[.S9];[.W9];[.AA9];[.AE9];[.AI9];[.AM9];[.AQ9])" office:value-type="float" office:value="3.97036027908325" calcext:value-type="float">
            <text:p>3,970360279083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932" calcext:value-type="float">
            <text:p>932</text:p>
          </table:table-cell>
          <table:table-cell office:value-type="float" office:value="2.91224145889282" calcext:value-type="float">
            <text:p>2,9122414588928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32" calcext:value-type="float">
            <text:p>932</text:p>
          </table:table-cell>
          <table:table-cell office:value-type="float" office:value="3.58081007003784" calcext:value-type="float">
            <text:p>3,5808100700378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32" calcext:value-type="float">
            <text:p>932</text:p>
          </table:table-cell>
          <table:table-cell office:value-type="float" office:value="3.73112916946411" calcext:value-type="float">
            <text:p>3,7311291694641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32" calcext:value-type="float">
            <text:p>932</text:p>
          </table:table-cell>
          <table:table-cell office:value-type="float" office:value="4.31072974205017" calcext:value-type="float">
            <text:p>4,3107297420501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32" calcext:value-type="float">
            <text:p>932</text:p>
          </table:table-cell>
          <table:table-cell office:value-type="float" office:value="3.54699277877808" calcext:value-type="float">
            <text:p>3,5469927787780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32" calcext:value-type="float">
            <text:p>932</text:p>
          </table:table-cell>
          <table:table-cell office:value-type="float" office:value="4.88018608093262" calcext:value-type="float">
            <text:p>4,8801860809326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32" calcext:value-type="float">
            <text:p>932</text:p>
          </table:table-cell>
          <table:table-cell office:value-type="float" office:value="3.92180347442627" calcext:value-type="float">
            <text:p>3,9218034744262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32" calcext:value-type="float">
            <text:p>932</text:p>
          </table:table-cell>
          <table:table-cell office:value-type="float" office:value="3.87668323516846" calcext:value-type="float">
            <text:p>3,8766832351684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32" calcext:value-type="float">
            <text:p>932</text:p>
          </table:table-cell>
          <table:table-cell office:value-type="float" office:value="5.85093379020691" calcext:value-type="float">
            <text:p>5,8509337902069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32" calcext:value-type="float">
            <text:p>932</text:p>
          </table:table-cell>
          <table:table-cell office:value-type="float" office:value="4.85494709014893" calcext:value-type="float">
            <text:p>4,8549470901489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32" calcext:value-type="float">
            <text:p>932</text:p>
          </table:table-cell>
          <table:table-cell office:value-type="float" office:value="3.29817891120911" calcext:value-type="float">
            <text:p>3,29817891120911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932" calcext:value-type="float">
            <text:p>932</text:p>
          </table:table-cell>
          <table:table-cell table:formula="of:=SUM([.C10];[.G10];[.K10];[.O10];[.S10];[.W10];[.AA10];[.AE10];[.AI10];[.AM10];[.AQ10]) / [.AW2]" office:value-type="float" office:value="4.06951234557412" calcext:value-type="float">
            <text:p>4,06951234557412</text:p>
          </table:table-cell>
          <table:table-cell table:number-columns-repeated="3"/>
          <table:table-cell table:formula="of:=MAX([.C10];[.G10];[.K10];[.O10];[.S10];[.W10];[.AA10];[.AE10];[.AI10];[.AM10];[.AQ10])" office:value-type="float" office:value="5.85093379020691" calcext:value-type="float">
            <text:p>5,85093379020691</text:p>
          </table:table-cell>
          <table:table-cell table:formula="of:=MIN([.C10];[.G10];[.K10];[.O10];[.S10];[.W10];[.AA10];[.AE10];[.AI10];[.AM10];[.AQ10])" office:value-type="float" office:value="2.91224145889282" calcext:value-type="float">
            <text:p>2,91224145889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959" calcext:value-type="float">
            <text:p>959</text:p>
          </table:table-cell>
          <table:table-cell office:value-type="float" office:value="3.80670213699341" calcext:value-type="float">
            <text:p>3,8067021369934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9" calcext:value-type="float">
            <text:p>959</text:p>
          </table:table-cell>
          <table:table-cell office:value-type="float" office:value="4.18924784660339" calcext:value-type="float">
            <text:p>4,1892478466033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9" calcext:value-type="float">
            <text:p>959</text:p>
          </table:table-cell>
          <table:table-cell office:value-type="float" office:value="4.53466534614563" calcext:value-type="float">
            <text:p>4,5346653461456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9" calcext:value-type="float">
            <text:p>959</text:p>
          </table:table-cell>
          <table:table-cell office:value-type="float" office:value="4.70187759399414" calcext:value-type="float">
            <text:p>4,7018775939941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9" calcext:value-type="float">
            <text:p>959</text:p>
          </table:table-cell>
          <table:table-cell office:value-type="float" office:value="4.60180974006653" calcext:value-type="float">
            <text:p>4,6018097400665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9" calcext:value-type="float">
            <text:p>959</text:p>
          </table:table-cell>
          <table:table-cell office:value-type="float" office:value="4.95876145362854" calcext:value-type="float">
            <text:p>4,9587614536285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9" calcext:value-type="float">
            <text:p>959</text:p>
          </table:table-cell>
          <table:table-cell office:value-type="float" office:value="4.57125186920166" calcext:value-type="float">
            <text:p>4,5712518692016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9" calcext:value-type="float">
            <text:p>959</text:p>
          </table:table-cell>
          <table:table-cell office:value-type="float" office:value="4.55212044715881" calcext:value-type="float">
            <text:p>4,5521204471588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9" calcext:value-type="float">
            <text:p>959</text:p>
          </table:table-cell>
          <table:table-cell office:value-type="float" office:value="6.3818895816803" calcext:value-type="float">
            <text:p>6,381889581680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9" calcext:value-type="float">
            <text:p>959</text:p>
          </table:table-cell>
          <table:table-cell office:value-type="float" office:value="5.68788290023804" calcext:value-type="float">
            <text:p>5,6878829002380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9" calcext:value-type="float">
            <text:p>959</text:p>
          </table:table-cell>
          <table:table-cell office:value-type="float" office:value="5.15107917785645" calcext:value-type="float">
            <text:p>5,15107917785645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959" calcext:value-type="float">
            <text:p>959</text:p>
          </table:table-cell>
          <table:table-cell table:formula="of:=SUM([.C11];[.G11];[.K11];[.O11];[.S11];[.W11];[.AA11];[.AE11];[.AI11];[.AM11];[.AQ11]) / [.AW2]" office:value-type="float" office:value="4.83066255396063" calcext:value-type="float">
            <text:p>4,83066255396063</text:p>
          </table:table-cell>
          <table:table-cell table:number-columns-repeated="3"/>
          <table:table-cell table:formula="of:=MAX([.C11];[.G11];[.K11];[.O11];[.S11];[.W11];[.AA11];[.AE11];[.AI11];[.AM11];[.AQ11])" office:value-type="float" office:value="6.3818895816803" calcext:value-type="float">
            <text:p>6,3818895816803</text:p>
          </table:table-cell>
          <table:table-cell table:formula="of:=MIN([.C11];[.G11];[.K11];[.O11];[.S11];[.W11];[.AA11];[.AE11];[.AI11];[.AM11];[.AQ11])" office:value-type="float" office:value="3.80670213699341" calcext:value-type="float">
            <text:p>3,80670213699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833" calcext:value-type="float">
            <text:p>833</text:p>
          </table:table-cell>
          <table:table-cell office:value-type="float" office:value="3.88660931587219" calcext:value-type="float">
            <text:p>3,8866093158721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3" calcext:value-type="float">
            <text:p>833</text:p>
          </table:table-cell>
          <table:table-cell office:value-type="float" office:value="4.31357145309448" calcext:value-type="float">
            <text:p>4,3135714530944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3" calcext:value-type="float">
            <text:p>833</text:p>
          </table:table-cell>
          <table:table-cell office:value-type="float" office:value="4.48479843139648" calcext:value-type="float">
            <text:p>4,4847984313964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3" calcext:value-type="float">
            <text:p>833</text:p>
          </table:table-cell>
          <table:table-cell office:value-type="float" office:value="4.23970317840576" calcext:value-type="float">
            <text:p>4,2397031784057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3" calcext:value-type="float">
            <text:p>833</text:p>
          </table:table-cell>
          <table:table-cell office:value-type="float" office:value="4.72012519836426" calcext:value-type="float">
            <text:p>4,7201251983642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3" calcext:value-type="float">
            <text:p>833</text:p>
          </table:table-cell>
          <table:table-cell office:value-type="float" office:value="5.0811767578125" calcext:value-type="float">
            <text:p>5,081176757812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3" calcext:value-type="float">
            <text:p>833</text:p>
          </table:table-cell>
          <table:table-cell office:value-type="float" office:value="4.50998687744141" calcext:value-type="float">
            <text:p>4,5099868774414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3" calcext:value-type="float">
            <text:p>833</text:p>
          </table:table-cell>
          <table:table-cell office:value-type="float" office:value="4.61067533493042" calcext:value-type="float">
            <text:p>4,6106753349304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3" calcext:value-type="float">
            <text:p>833</text:p>
          </table:table-cell>
          <table:table-cell office:value-type="float" office:value="5.97252249717712" calcext:value-type="float">
            <text:p>5,9725224971771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3" calcext:value-type="float">
            <text:p>833</text:p>
          </table:table-cell>
          <table:table-cell office:value-type="float" office:value="5.48907470703125" calcext:value-type="float">
            <text:p>5,4890747070312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33" calcext:value-type="float">
            <text:p>833</text:p>
          </table:table-cell>
          <table:table-cell office:value-type="float" office:value="4.44108557701111" calcext:value-type="float">
            <text:p>4,44108557701111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833" calcext:value-type="float">
            <text:p>833</text:p>
          </table:table-cell>
          <table:table-cell table:formula="of:=SUM([.C12];[.G12];[.K12];[.O12];[.S12];[.W12];[.AA12];[.AE12];[.AI12];[.AM12];[.AQ12]) / [.AW2]" office:value-type="float" office:value="4.70448448441245" calcext:value-type="float">
            <text:p>4,70448448441245</text:p>
          </table:table-cell>
          <table:table-cell table:number-columns-repeated="3"/>
          <table:table-cell table:formula="of:=MAX([.C12];[.G12];[.K12];[.O12];[.S12];[.W12];[.AA12];[.AE12];[.AI12];[.AM12];[.AQ12])" office:value-type="float" office:value="5.97252249717712" calcext:value-type="float">
            <text:p>5,97252249717712</text:p>
          </table:table-cell>
          <table:table-cell table:formula="of:=MIN([.C12];[.G12];[.K12];[.O12];[.S12];[.W12];[.AA12];[.AE12];[.AI12];[.AM12];[.AQ12])" office:value-type="float" office:value="3.88660931587219" calcext:value-type="float">
            <text:p>3,886609315872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637" calcext:value-type="float">
            <text:p>637</text:p>
          </table:table-cell>
          <table:table-cell office:value-type="float" office:value="2.90636014938354" calcext:value-type="float">
            <text:p>2,9063601493835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37" calcext:value-type="float">
            <text:p>637</text:p>
          </table:table-cell>
          <table:table-cell office:value-type="float" office:value="3.2504677772522" calcext:value-type="float">
            <text:p>3,250467777252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37" calcext:value-type="float">
            <text:p>637</text:p>
          </table:table-cell>
          <table:table-cell office:value-type="float" office:value="3.2897961139679" calcext:value-type="float">
            <text:p>3,289796113967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37" calcext:value-type="float">
            <text:p>637</text:p>
          </table:table-cell>
          <table:table-cell office:value-type="float" office:value="3.50279712677002" calcext:value-type="float">
            <text:p>3,5027971267700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37" calcext:value-type="float">
            <text:p>637</text:p>
          </table:table-cell>
          <table:table-cell office:value-type="float" office:value="3.26640176773071" calcext:value-type="float">
            <text:p>3,2664017677307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37" calcext:value-type="float">
            <text:p>637</text:p>
          </table:table-cell>
          <table:table-cell office:value-type="float" office:value="4.25529313087463" calcext:value-type="float">
            <text:p>4,2552931308746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37" calcext:value-type="float">
            <text:p>637</text:p>
          </table:table-cell>
          <table:table-cell office:value-type="float" office:value="5.16546487808228" calcext:value-type="float">
            <text:p>5,16546487808228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37" calcext:value-type="float">
            <text:p>637</text:p>
          </table:table-cell>
          <table:table-cell office:value-type="float" office:value="3.74452090263367" calcext:value-type="float">
            <text:p>3,7445209026336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37" calcext:value-type="float">
            <text:p>637</text:p>
          </table:table-cell>
          <table:table-cell office:value-type="float" office:value="2.82202386856079" calcext:value-type="float">
            <text:p>2,8220238685607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37" calcext:value-type="float">
            <text:p>637</text:p>
          </table:table-cell>
          <table:table-cell office:value-type="float" office:value="3.92553186416626" calcext:value-type="float">
            <text:p>3,9255318641662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37" calcext:value-type="float">
            <text:p>637</text:p>
          </table:table-cell>
          <table:table-cell office:value-type="float" office:value="5.09729170799255" calcext:value-type="float">
            <text:p>5,09729170799255</text:p>
          </table:table-cell>
          <table:table-cell/>
          <table:table-cell office:value-type="string" calcext:value-type="string">
            <text:p>Janela11</text:p>
          </table:table-cell>
          <table:table-cell table:formula="of:=[.B13]" office:value-type="float" office:value="637" calcext:value-type="float">
            <text:p>637</text:p>
          </table:table-cell>
          <table:table-cell table:formula="of:=SUM([.C13];[.G13];[.K13];[.O13];[.S13];[.W13];[.AA13];[.AE13];[.AI13];[.AM13];[.AQ13]) / [.AW2]" office:value-type="float" office:value="3.74781357158314" calcext:value-type="float">
            <text:p>3,74781357158314</text:p>
          </table:table-cell>
          <table:table-cell table:number-columns-repeated="3"/>
          <table:table-cell table:formula="of:=MAX([.C13];[.G13];[.K13];[.O13];[.S13];[.W13];[.AA13];[.AE13];[.AI13];[.AM13];[.AQ13])" office:value-type="float" office:value="5.16546487808228" calcext:value-type="float">
            <text:p>5,16546487808228</text:p>
          </table:table-cell>
          <table:table-cell table:formula="of:=MIN([.C13];[.G13];[.K13];[.O13];[.S13];[.W13];[.AA13];[.AE13];[.AI13];[.AM13];[.AQ13])" office:value-type="float" office:value="2.82202386856079" calcext:value-type="float">
            <text:p>2,82202386856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1708" calcext:value-type="float">
            <text:p>1708</text:p>
          </table:table-cell>
          <table:table-cell office:value-type="float" office:value="4.56681823730469" calcext:value-type="float">
            <text:p>4,5668182373046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708" calcext:value-type="float">
            <text:p>1708</text:p>
          </table:table-cell>
          <table:table-cell office:value-type="float" office:value="5.70106816291809" calcext:value-type="float">
            <text:p>5,7010681629180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708" calcext:value-type="float">
            <text:p>1708</text:p>
          </table:table-cell>
          <table:table-cell office:value-type="float" office:value="5.46237683296204" calcext:value-type="float">
            <text:p>5,4623768329620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708" calcext:value-type="float">
            <text:p>1708</text:p>
          </table:table-cell>
          <table:table-cell office:value-type="float" office:value="5.344477891922" calcext:value-type="float">
            <text:p>5,34447789192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708" calcext:value-type="float">
            <text:p>1708</text:p>
          </table:table-cell>
          <table:table-cell office:value-type="float" office:value="5.3591639995575" calcext:value-type="float">
            <text:p>5,359163999557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708" calcext:value-type="float">
            <text:p>1708</text:p>
          </table:table-cell>
          <table:table-cell office:value-type="float" office:value="5.44549226760864" calcext:value-type="float">
            <text:p>5,4454922676086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708" calcext:value-type="float">
            <text:p>1708</text:p>
          </table:table-cell>
          <table:table-cell office:value-type="float" office:value="7.5803062915802" calcext:value-type="float">
            <text:p>7,580306291580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708" calcext:value-type="float">
            <text:p>1708</text:p>
          </table:table-cell>
          <table:table-cell office:value-type="float" office:value="6.17458844184876" calcext:value-type="float">
            <text:p>6,1745884418487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708" calcext:value-type="float">
            <text:p>1708</text:p>
          </table:table-cell>
          <table:table-cell office:value-type="float" office:value="4.52175188064575" calcext:value-type="float">
            <text:p>4,5217518806457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708" calcext:value-type="float">
            <text:p>1708</text:p>
          </table:table-cell>
          <table:table-cell office:value-type="float" office:value="6.20155215263367" calcext:value-type="float">
            <text:p>6,2015521526336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708" calcext:value-type="float">
            <text:p>1708</text:p>
          </table:table-cell>
          <table:table-cell office:value-type="float" office:value="6.78395938873291" calcext:value-type="float">
            <text:p>6,78395938873291</text:p>
          </table:table-cell>
          <table:table-cell/>
          <table:table-cell office:value-type="string" calcext:value-type="string">
            <text:p>Janela12</text:p>
          </table:table-cell>
          <table:table-cell table:formula="of:=[.B14]" office:value-type="float" office:value="1708" calcext:value-type="float">
            <text:p>1708</text:p>
          </table:table-cell>
          <table:table-cell table:formula="of:=SUM([.C14];[.G14];[.K14];[.O14];[.S14];[.W14];[.AA14];[.AE14];[.AI14];[.AM14];[.AQ14]) / [.AW2]" office:value-type="float" office:value="5.74014141342857" calcext:value-type="float">
            <text:p>5,74014141342857</text:p>
          </table:table-cell>
          <table:table-cell table:number-columns-repeated="3"/>
          <table:table-cell table:formula="of:=MAX([.C14];[.G14];[.K14];[.O14];[.S14];[.W14];[.AA14];[.AE14];[.AI14];[.AM14];[.AQ14])" office:value-type="float" office:value="7.5803062915802" calcext:value-type="float">
            <text:p>7,5803062915802</text:p>
          </table:table-cell>
          <table:table-cell table:formula="of:=MIN([.C14];[.G14];[.K14];[.O14];[.S14];[.W14];[.AA14];[.AE14];[.AI14];[.AM14];[.AQ14])" office:value-type="float" office:value="4.52175188064575" calcext:value-type="float">
            <text:p>4,52175188064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1191" calcext:value-type="float">
            <text:p>1191</text:p>
          </table:table-cell>
          <table:table-cell office:value-type="float" office:value="3.04381942749023" calcext:value-type="float">
            <text:p>3,0438194274902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191" calcext:value-type="float">
            <text:p>1191</text:p>
          </table:table-cell>
          <table:table-cell office:value-type="float" office:value="3.92061948776245" calcext:value-type="float">
            <text:p>3,92061948776245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191" calcext:value-type="float">
            <text:p>1191</text:p>
          </table:table-cell>
          <table:table-cell office:value-type="float" office:value="3.66397500038147" calcext:value-type="float">
            <text:p>3,6639750003814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191" calcext:value-type="float">
            <text:p>1191</text:p>
          </table:table-cell>
          <table:table-cell office:value-type="float" office:value="3.92744493484497" calcext:value-type="float">
            <text:p>3,9274449348449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191" calcext:value-type="float">
            <text:p>1191</text:p>
          </table:table-cell>
          <table:table-cell office:value-type="float" office:value="3.8372654914856" calcext:value-type="float">
            <text:p>3,837265491485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191" calcext:value-type="float">
            <text:p>1191</text:p>
          </table:table-cell>
          <table:table-cell office:value-type="float" office:value="4.22040987014771" calcext:value-type="float">
            <text:p>4,22040987014771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191" calcext:value-type="float">
            <text:p>1191</text:p>
          </table:table-cell>
          <table:table-cell office:value-type="float" office:value="4.94784426689148" calcext:value-type="float">
            <text:p>4,9478442668914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191" calcext:value-type="float">
            <text:p>1191</text:p>
          </table:table-cell>
          <table:table-cell office:value-type="float" office:value="4.63414645195007" calcext:value-type="float">
            <text:p>4,6341464519500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191" calcext:value-type="float">
            <text:p>1191</text:p>
          </table:table-cell>
          <table:table-cell office:value-type="float" office:value="3.41345071792603" calcext:value-type="float">
            <text:p>3,4134507179260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191" calcext:value-type="float">
            <text:p>1191</text:p>
          </table:table-cell>
          <table:table-cell office:value-type="float" office:value="4.55185651779175" calcext:value-type="float">
            <text:p>4,55185651779175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191" calcext:value-type="float">
            <text:p>1191</text:p>
          </table:table-cell>
          <table:table-cell office:value-type="float" office:value="4.64287757873535" calcext:value-type="float">
            <text:p>4,64287757873535</text:p>
          </table:table-cell>
          <table:table-cell/>
          <table:table-cell office:value-type="string" calcext:value-type="string">
            <text:p>Janela13</text:p>
          </table:table-cell>
          <table:table-cell table:formula="of:=[.B15]" office:value-type="float" office:value="1191" calcext:value-type="float">
            <text:p>1191</text:p>
          </table:table-cell>
          <table:table-cell table:formula="of:=SUM([.C15];[.G15];[.K15];[.O15];[.S15];[.W15];[.AA15];[.AE15];[.AI15];[.AM15];[.AQ15]) / [.AW2]" office:value-type="float" office:value="4.07306452230974" calcext:value-type="float">
            <text:p>4,07306452230974</text:p>
          </table:table-cell>
          <table:table-cell table:number-columns-repeated="3"/>
          <table:table-cell table:formula="of:=MAX([.C15];[.G15];[.K15];[.O15];[.S15];[.W15];[.AA15];[.AE15];[.AI15];[.AM15];[.AQ15])" office:value-type="float" office:value="4.94784426689148" calcext:value-type="float">
            <text:p>4,94784426689148</text:p>
          </table:table-cell>
          <table:table-cell table:formula="of:=MIN([.C15];[.G15];[.K15];[.O15];[.S15];[.W15];[.AA15];[.AE15];[.AI15];[.AM15];[.AQ15])" office:value-type="float" office:value="3.04381942749023" calcext:value-type="float">
            <text:p>3,04381942749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854" calcext:value-type="float">
            <text:p>854</text:p>
          </table:table-cell>
          <table:table-cell office:value-type="float" office:value="3.71812915802002" calcext:value-type="float">
            <text:p>3,7181291580200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854" calcext:value-type="float">
            <text:p>854</text:p>
          </table:table-cell>
          <table:table-cell office:value-type="float" office:value="4.11989784240723" calcext:value-type="float">
            <text:p>4,1198978424072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854" calcext:value-type="float">
            <text:p>854</text:p>
          </table:table-cell>
          <table:table-cell office:value-type="float" office:value="4.63078045845032" calcext:value-type="float">
            <text:p>4,6307804584503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854" calcext:value-type="float">
            <text:p>854</text:p>
          </table:table-cell>
          <table:table-cell office:value-type="float" office:value="4.75097107887268" calcext:value-type="float">
            <text:p>4,7509710788726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854" calcext:value-type="float">
            <text:p>854</text:p>
          </table:table-cell>
          <table:table-cell office:value-type="float" office:value="4.49327540397644" calcext:value-type="float">
            <text:p>4,4932754039764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854" calcext:value-type="float">
            <text:p>854</text:p>
          </table:table-cell>
          <table:table-cell office:value-type="float" office:value="4.11478447914124" calcext:value-type="float">
            <text:p>4,1147844791412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854" calcext:value-type="float">
            <text:p>854</text:p>
          </table:table-cell>
          <table:table-cell office:value-type="float" office:value="5.23399114608765" calcext:value-type="float">
            <text:p>5,2339911460876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854" calcext:value-type="float">
            <text:p>854</text:p>
          </table:table-cell>
          <table:table-cell office:value-type="float" office:value="5.8967776298523" calcext:value-type="float">
            <text:p>5,896777629852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854" calcext:value-type="float">
            <text:p>854</text:p>
          </table:table-cell>
          <table:table-cell office:value-type="float" office:value="4.93336248397827" calcext:value-type="float">
            <text:p>4,9333624839782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854" calcext:value-type="float">
            <text:p>854</text:p>
          </table:table-cell>
          <table:table-cell office:value-type="float" office:value="4.65711307525635" calcext:value-type="float">
            <text:p>4,6571130752563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854" calcext:value-type="float">
            <text:p>854</text:p>
          </table:table-cell>
          <table:table-cell office:value-type="float" office:value="4.47767353057861" calcext:value-type="float">
            <text:p>4,47767353057861</text:p>
          </table:table-cell>
          <table:table-cell/>
          <table:table-cell office:value-type="string" calcext:value-type="string">
            <text:p>Janela14</text:p>
          </table:table-cell>
          <table:table-cell table:formula="of:=[.B16]" office:value-type="float" office:value="854" calcext:value-type="float">
            <text:p>854</text:p>
          </table:table-cell>
          <table:table-cell table:style-name="ce2" table:formula="of:=SUM([.C16];[.G16];[.K16];[.O16];[.S16];[.W16];[.AA16];[.AE16];[.AI16];[.AM16];[.AQ16]) / [.AW2]" office:value-type="float" office:value="4.63879602605647" calcext:value-type="float">
            <text:p>4,63879602605647</text:p>
          </table:table-cell>
          <table:table-cell table:number-columns-repeated="3"/>
          <table:table-cell table:formula="of:=MAX([.C16];[.G16];[.K16];[.O16];[.S16];[.W16];[.AA16];[.AE16];[.AI16];[.AM16];[.AQ16])" office:value-type="float" office:value="5.8967776298523" calcext:value-type="float">
            <text:p>5,8967776298523</text:p>
          </table:table-cell>
          <table:table-cell table:formula="of:=MIN([.C16];[.G16];[.K16];[.O16];[.S16];[.W16];[.AA16];[.AE16];[.AI16];[.AM16];[.AQ16])" office:value-type="float" office:value="3.71812915802002" calcext:value-type="float">
            <text:p>3,71812915802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1141" calcext:value-type="float">
            <text:p>1141</text:p>
          </table:table-cell>
          <table:table-cell office:value-type="float" office:value="4.14893817901611" calcext:value-type="float">
            <text:p>4,1489381790161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41" calcext:value-type="float">
            <text:p>1141</text:p>
          </table:table-cell>
          <table:table-cell office:value-type="float" office:value="4.8017692565918" calcext:value-type="float">
            <text:p>4,801769256591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41" calcext:value-type="float">
            <text:p>1141</text:p>
          </table:table-cell>
          <table:table-cell office:value-type="float" office:value="4.67277979850769" calcext:value-type="float">
            <text:p>4,6727797985076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41" calcext:value-type="float">
            <text:p>1141</text:p>
          </table:table-cell>
          <table:table-cell office:value-type="float" office:value="5.69610214233398" calcext:value-type="float">
            <text:p>5,6961021423339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41" calcext:value-type="float">
            <text:p>1141</text:p>
          </table:table-cell>
          <table:table-cell office:value-type="float" office:value="5.01825141906738" calcext:value-type="float">
            <text:p>5,0182514190673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41" calcext:value-type="float">
            <text:p>1141</text:p>
          </table:table-cell>
          <table:table-cell office:value-type="float" office:value="5.76216554641724" calcext:value-type="float">
            <text:p>5,76216554641724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41" calcext:value-type="float">
            <text:p>1141</text:p>
          </table:table-cell>
          <table:table-cell office:value-type="float" office:value="4.70220732688904" calcext:value-type="float">
            <text:p>4,70220732688904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41" calcext:value-type="float">
            <text:p>1141</text:p>
          </table:table-cell>
          <table:table-cell office:value-type="float" office:value="5.87647080421448" calcext:value-type="float">
            <text:p>5,8764708042144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41" calcext:value-type="float">
            <text:p>1141</text:p>
          </table:table-cell>
          <table:table-cell office:value-type="float" office:value="6.94244599342346" calcext:value-type="float">
            <text:p>6,9424459934234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41" calcext:value-type="float">
            <text:p>1141</text:p>
          </table:table-cell>
          <table:table-cell office:value-type="float" office:value="6.10212993621826" calcext:value-type="float">
            <text:p>6,1021299362182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141" calcext:value-type="float">
            <text:p>1141</text:p>
          </table:table-cell>
          <table:table-cell office:value-type="float" office:value="5.08514595031738" calcext:value-type="float">
            <text:p>5,08514595031738</text:p>
          </table:table-cell>
          <table:table-cell/>
          <table:table-cell office:value-type="string" calcext:value-type="string">
            <text:p>Janela15</text:p>
          </table:table-cell>
          <table:table-cell table:formula="of:=[.B17]" office:value-type="float" office:value="1141" calcext:value-type="float">
            <text:p>1141</text:p>
          </table:table-cell>
          <table:table-cell table:formula="of:=SUM([.C17];[.G17];[.K17];[.O17];[.S17];[.W17];[.AA17];[.AE17];[.AI17];[.AM17];[.AQ17]) / [.AW2]" office:value-type="float" office:value="5.34621875936335" calcext:value-type="float">
            <text:p>5,34621875936335</text:p>
          </table:table-cell>
          <table:table-cell table:number-columns-repeated="3"/>
          <table:table-cell table:formula="of:=MAX([.C17];[.G17];[.K17];[.O17];[.S17];[.W17];[.AA17];[.AE17];[.AI17];[.AM17];[.AQ17])" office:value-type="float" office:value="6.94244599342346" calcext:value-type="float">
            <text:p>6,94244599342346</text:p>
          </table:table-cell>
          <table:table-cell table:formula="of:=MIN([.C17];[.G17];[.K17];[.O17];[.S17];[.W17];[.AA17];[.AE17];[.AI17];[.AM17];[.AQ17])" office:value-type="float" office:value="4.14893817901611" calcext:value-type="float">
            <text:p>4,148938179016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960" calcext:value-type="float">
            <text:p>960</text:p>
          </table:table-cell>
          <table:table-cell office:value-type="float" office:value="4.13590240478516" calcext:value-type="float">
            <text:p>4,1359024047851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960" calcext:value-type="float">
            <text:p>960</text:p>
          </table:table-cell>
          <table:table-cell office:value-type="float" office:value="3.93587207794189" calcext:value-type="float">
            <text:p>3,9358720779418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960" calcext:value-type="float">
            <text:p>960</text:p>
          </table:table-cell>
          <table:table-cell office:value-type="float" office:value="3.81789040565491" calcext:value-type="float">
            <text:p>3,8178904056549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960" calcext:value-type="float">
            <text:p>960</text:p>
          </table:table-cell>
          <table:table-cell office:value-type="float" office:value="4.78694462776184" calcext:value-type="float">
            <text:p>4,7869446277618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960" calcext:value-type="float">
            <text:p>960</text:p>
          </table:table-cell>
          <table:table-cell office:value-type="float" office:value="4.91843008995056" calcext:value-type="float">
            <text:p>4,9184300899505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960" calcext:value-type="float">
            <text:p>960</text:p>
          </table:table-cell>
          <table:table-cell office:value-type="float" office:value="4.76932740211487" calcext:value-type="float">
            <text:p>4,7693274021148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960" calcext:value-type="float">
            <text:p>960</text:p>
          </table:table-cell>
          <table:table-cell office:value-type="float" office:value="4.24179339408875" calcext:value-type="float">
            <text:p>4,2417933940887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960" calcext:value-type="float">
            <text:p>960</text:p>
          </table:table-cell>
          <table:table-cell office:value-type="float" office:value="5.70762896537781" calcext:value-type="float">
            <text:p>5,7076289653778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960" calcext:value-type="float">
            <text:p>960</text:p>
          </table:table-cell>
          <table:table-cell office:value-type="float" office:value="5.5222692489624" calcext:value-type="float">
            <text:p>5,522269248962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960" calcext:value-type="float">
            <text:p>960</text:p>
          </table:table-cell>
          <table:table-cell office:value-type="float" office:value="4.32980990409851" calcext:value-type="float">
            <text:p>4,3298099040985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960" calcext:value-type="float">
            <text:p>960</text:p>
          </table:table-cell>
          <table:table-cell office:value-type="float" office:value="3.46747779846191" calcext:value-type="float">
            <text:p>3,46747779846191</text:p>
          </table:table-cell>
          <table:table-cell/>
          <table:table-cell office:value-type="string" calcext:value-type="string">
            <text:p>Janela16</text:p>
          </table:table-cell>
          <table:table-cell table:formula="of:=[.B18]" office:value-type="float" office:value="960" calcext:value-type="float">
            <text:p>960</text:p>
          </table:table-cell>
          <table:table-cell table:formula="of:=SUM([.C18];[.G18];[.K18];[.O18];[.S18];[.W18];[.AA18];[.AE18];[.AI18];[.AM18];[.AQ18]) / [.AW2]" office:value-type="float" office:value="4.51212239265442" calcext:value-type="float">
            <text:p>4,51212239265442</text:p>
          </table:table-cell>
          <table:table-cell table:number-columns-repeated="3"/>
          <table:table-cell table:formula="of:=MAX([.C18];[.G18];[.K18];[.O18];[.S18];[.W18];[.AA18];[.AE18];[.AI18];[.AM18];[.AQ18])" office:value-type="float" office:value="5.70762896537781" calcext:value-type="float">
            <text:p>5,70762896537781</text:p>
          </table:table-cell>
          <table:table-cell table:formula="of:=MIN([.C18];[.G18];[.K18];[.O18];[.S18];[.W18];[.AA18];[.AE18];[.AI18];[.AM18];[.AQ18])" office:value-type="float" office:value="3.46747779846191" calcext:value-type="float">
            <text:p>3,46747779846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1124" calcext:value-type="float">
            <text:p>1124</text:p>
          </table:table-cell>
          <table:table-cell office:value-type="float" office:value="3.64325356483459" calcext:value-type="float">
            <text:p>3,6432535648345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124" calcext:value-type="float">
            <text:p>1124</text:p>
          </table:table-cell>
          <table:table-cell office:value-type="float" office:value="4.3082914352417" calcext:value-type="float">
            <text:p>4,308291435241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124" calcext:value-type="float">
            <text:p>1124</text:p>
          </table:table-cell>
          <table:table-cell office:value-type="float" office:value="3.88381838798523" calcext:value-type="float">
            <text:p>3,8838183879852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124" calcext:value-type="float">
            <text:p>1124</text:p>
          </table:table-cell>
          <table:table-cell office:value-type="float" office:value="4.1979398727417" calcext:value-type="float">
            <text:p>4,197939872741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124" calcext:value-type="float">
            <text:p>1124</text:p>
          </table:table-cell>
          <table:table-cell office:value-type="float" office:value="4.53976655006409" calcext:value-type="float">
            <text:p>4,5397665500640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124" calcext:value-type="float">
            <text:p>1124</text:p>
          </table:table-cell>
          <table:table-cell office:value-type="float" office:value="5.46148538589478" calcext:value-type="float">
            <text:p>5,4614853858947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124" calcext:value-type="float">
            <text:p>1124</text:p>
          </table:table-cell>
          <table:table-cell office:value-type="float" office:value="7.22170209884644" calcext:value-type="float">
            <text:p>7,2217020988464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124" calcext:value-type="float">
            <text:p>1124</text:p>
          </table:table-cell>
          <table:table-cell office:value-type="float" office:value="4.09183502197266" calcext:value-type="float">
            <text:p>4,0918350219726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124" calcext:value-type="float">
            <text:p>1124</text:p>
          </table:table-cell>
          <table:table-cell office:value-type="float" office:value="5.93715667724609" calcext:value-type="float">
            <text:p>5,9371566772460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124" calcext:value-type="float">
            <text:p>1124</text:p>
          </table:table-cell>
          <table:table-cell office:value-type="float" office:value="5.76509284973145" calcext:value-type="float">
            <text:p>5,7650928497314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124" calcext:value-type="float">
            <text:p>1124</text:p>
          </table:table-cell>
          <table:table-cell office:value-type="float" office:value="3.65080690383911" calcext:value-type="float">
            <text:p>3,65080690383911</text:p>
          </table:table-cell>
          <table:table-cell/>
          <table:table-cell office:value-type="string" calcext:value-type="string">
            <text:p>Janela17</text:p>
          </table:table-cell>
          <table:table-cell table:formula="of:=[.B19]" office:value-type="float" office:value="1124" calcext:value-type="float">
            <text:p>1124</text:p>
          </table:table-cell>
          <table:table-cell table:formula="of:=SUM([.C19];[.G19];[.K19];[.O19];[.S19];[.W19];[.AA19];[.AE19];[.AI19];[.AM19];[.AQ19]) / [.AW2]" office:value-type="float" office:value="4.79101352258162" calcext:value-type="float">
            <text:p>4,79101352258162</text:p>
          </table:table-cell>
          <table:table-cell table:number-columns-repeated="3"/>
          <table:table-cell table:formula="of:=MAX([.C19];[.G19];[.K19];[.O19];[.S19];[.W19];[.AA19];[.AE19];[.AI19];[.AM19];[.AQ19])" office:value-type="float" office:value="7.22170209884644" calcext:value-type="float">
            <text:p>7,22170209884644</text:p>
          </table:table-cell>
          <table:table-cell table:formula="of:=MIN([.C19];[.G19];[.K19];[.O19];[.S19];[.W19];[.AA19];[.AE19];[.AI19];[.AM19];[.AQ19])" office:value-type="float" office:value="3.64325356483459" calcext:value-type="float">
            <text:p>3,64325356483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666" calcext:value-type="float">
            <text:p>666</text:p>
          </table:table-cell>
          <table:table-cell office:value-type="float" office:value="3.43980431556702" calcext:value-type="float">
            <text:p>3,4398043155670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66" calcext:value-type="float">
            <text:p>666</text:p>
          </table:table-cell>
          <table:table-cell office:value-type="float" office:value="4.21518278121948" calcext:value-type="float">
            <text:p>4,2151827812194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66" calcext:value-type="float">
            <text:p>666</text:p>
          </table:table-cell>
          <table:table-cell office:value-type="float" office:value="4.01521778106689" calcext:value-type="float">
            <text:p>4,0152177810668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66" calcext:value-type="float">
            <text:p>666</text:p>
          </table:table-cell>
          <table:table-cell office:value-type="float" office:value="5.02279996871948" calcext:value-type="float">
            <text:p>5,0227999687194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66" calcext:value-type="float">
            <text:p>666</text:p>
          </table:table-cell>
          <table:table-cell office:value-type="float" office:value="4.59322667121887" calcext:value-type="float">
            <text:p>4,5932266712188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66" calcext:value-type="float">
            <text:p>666</text:p>
          </table:table-cell>
          <table:table-cell office:value-type="float" office:value="5.00852775573731" calcext:value-type="float">
            <text:p>5,0085277557373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66" calcext:value-type="float">
            <text:p>666</text:p>
          </table:table-cell>
          <table:table-cell office:value-type="float" office:value="6.47944760322571" calcext:value-type="float">
            <text:p>6,4794476032257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66" calcext:value-type="float">
            <text:p>666</text:p>
          </table:table-cell>
          <table:table-cell office:value-type="float" office:value="4.2577395439148" calcext:value-type="float">
            <text:p>4,257739543914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66" calcext:value-type="float">
            <text:p>666</text:p>
          </table:table-cell>
          <table:table-cell office:value-type="float" office:value="5.72956538200378" calcext:value-type="float">
            <text:p>5,7295653820037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66" calcext:value-type="float">
            <text:p>666</text:p>
          </table:table-cell>
          <table:table-cell office:value-type="float" office:value="6.01958727836609" calcext:value-type="float">
            <text:p>6,0195872783660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66" calcext:value-type="float">
            <text:p>666</text:p>
          </table:table-cell>
          <table:table-cell office:value-type="float" office:value="4.19308090209961" calcext:value-type="float">
            <text:p>4,19308090209961</text:p>
          </table:table-cell>
          <table:table-cell/>
          <table:table-cell office:value-type="string" calcext:value-type="string">
            <text:p>Janela18</text:p>
          </table:table-cell>
          <table:table-cell table:formula="of:=[.B20]" office:value-type="float" office:value="666" calcext:value-type="float">
            <text:p>666</text:p>
          </table:table-cell>
          <table:table-cell table:formula="of:=SUM([.C20];[.G20];[.K20];[.O20];[.S20];[.W20];[.AA20];[.AE20];[.AI20];[.AM20];[.AQ20]) / [.AW2]" office:value-type="float" office:value="4.81583454392173" calcext:value-type="float">
            <text:p>4,81583454392173</text:p>
          </table:table-cell>
          <table:table-cell table:number-columns-repeated="3"/>
          <table:table-cell table:formula="of:=MAX([.C20];[.G20];[.K20];[.O20];[.S20];[.W20];[.AA20];[.AE20];[.AI20];[.AM20];[.AQ20])" office:value-type="float" office:value="6.47944760322571" calcext:value-type="float">
            <text:p>6,47944760322571</text:p>
          </table:table-cell>
          <table:table-cell table:formula="of:=MIN([.C20];[.G20];[.K20];[.O20];[.S20];[.W20];[.AA20];[.AE20];[.AI20];[.AM20];[.AQ20])" office:value-type="float" office:value="3.43980431556702" calcext:value-type="float">
            <text:p>3,43980431556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883" calcext:value-type="float">
            <text:p>883</text:p>
          </table:table-cell>
          <table:table-cell office:value-type="float" office:value="3.76194214820862" calcext:value-type="float">
            <text:p>3,7619421482086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83" calcext:value-type="float">
            <text:p>883</text:p>
          </table:table-cell>
          <table:table-cell office:value-type="float" office:value="4.79155325889587" calcext:value-type="float">
            <text:p>4,7915532588958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83" calcext:value-type="float">
            <text:p>883</text:p>
          </table:table-cell>
          <table:table-cell office:value-type="float" office:value="4.64618730545044" calcext:value-type="float">
            <text:p>4,6461873054504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83" calcext:value-type="float">
            <text:p>883</text:p>
          </table:table-cell>
          <table:table-cell office:value-type="float" office:value="4.06735491752625" calcext:value-type="float">
            <text:p>4,0673549175262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83" calcext:value-type="float">
            <text:p>883</text:p>
          </table:table-cell>
          <table:table-cell office:value-type="float" office:value="4.55453896522522" calcext:value-type="float">
            <text:p>4,5545389652252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83" calcext:value-type="float">
            <text:p>883</text:p>
          </table:table-cell>
          <table:table-cell office:value-type="float" office:value="5.14799785614014" calcext:value-type="float">
            <text:p>5,1479978561401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83" calcext:value-type="float">
            <text:p>883</text:p>
          </table:table-cell>
          <table:table-cell office:value-type="float" office:value="6.71836233139038" calcext:value-type="float">
            <text:p>6,7183623313903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83" calcext:value-type="float">
            <text:p>883</text:p>
          </table:table-cell>
          <table:table-cell office:value-type="float" office:value="4.05497813224793" calcext:value-type="float">
            <text:p>4,0549781322479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83" calcext:value-type="float">
            <text:p>883</text:p>
          </table:table-cell>
          <table:table-cell office:value-type="float" office:value="6.46108603477478" calcext:value-type="float">
            <text:p>6,4610860347747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83" calcext:value-type="float">
            <text:p>883</text:p>
          </table:table-cell>
          <table:table-cell office:value-type="float" office:value="5.40537738800049" calcext:value-type="float">
            <text:p>5,40537738800049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83" calcext:value-type="float">
            <text:p>883</text:p>
          </table:table-cell>
          <table:table-cell office:value-type="float" office:value="4.99659442901611" calcext:value-type="float">
            <text:p>4,99659442901611</text:p>
          </table:table-cell>
          <table:table-cell/>
          <table:table-cell office:value-type="string" calcext:value-type="string">
            <text:p>Janela19</text:p>
          </table:table-cell>
          <table:table-cell table:formula="of:=[.B21]" office:value-type="float" office:value="883" calcext:value-type="float">
            <text:p>883</text:p>
          </table:table-cell>
          <table:table-cell table:formula="of:=SUM([.C21];[.G21];[.K21];[.O21];[.S21];[.W21];[.AA21];[.AE21];[.AI21];[.AM21];[.AQ21]) / [.AW2]" office:value-type="float" office:value="4.96417934244329" calcext:value-type="float">
            <text:p>4,96417934244329</text:p>
          </table:table-cell>
          <table:table-cell table:number-columns-repeated="3"/>
          <table:table-cell table:formula="of:=MAX([.C21];[.G21];[.K21];[.O21];[.S21];[.W21];[.AA21];[.AE21];[.AI21];[.AM21];[.AQ21])" office:value-type="float" office:value="6.71836233139038" calcext:value-type="float">
            <text:p>6,71836233139038</text:p>
          </table:table-cell>
          <table:table-cell table:formula="of:=MIN([.C21];[.G21];[.K21];[.O21];[.S21];[.W21];[.AA21];[.AE21];[.AI21];[.AM21];[.AQ21])" office:value-type="float" office:value="3.76194214820862" calcext:value-type="float">
            <text:p>3,76194214820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1441" calcext:value-type="float">
            <text:p>1441</text:p>
          </table:table-cell>
          <table:table-cell office:value-type="float" office:value="4.30149745941162" calcext:value-type="float">
            <text:p>4,3014974594116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441" calcext:value-type="float">
            <text:p>1441</text:p>
          </table:table-cell>
          <table:table-cell office:value-type="float" office:value="5.11767578125" calcext:value-type="float">
            <text:p>5,1176757812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441" calcext:value-type="float">
            <text:p>1441</text:p>
          </table:table-cell>
          <table:table-cell office:value-type="float" office:value="4.69580078125" calcext:value-type="float">
            <text:p>4,6958007812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441" calcext:value-type="float">
            <text:p>1441</text:p>
          </table:table-cell>
          <table:table-cell office:value-type="float" office:value="4.77728295326233" calcext:value-type="float">
            <text:p>4,7772829532623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441" calcext:value-type="float">
            <text:p>1441</text:p>
          </table:table-cell>
          <table:table-cell office:value-type="float" office:value="4.99812722206116" calcext:value-type="float">
            <text:p>4,9981272220611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441" calcext:value-type="float">
            <text:p>1441</text:p>
          </table:table-cell>
          <table:table-cell office:value-type="float" office:value="4.69152331352234" calcext:value-type="float">
            <text:p>4,6915233135223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441" calcext:value-type="float">
            <text:p>1441</text:p>
          </table:table-cell>
          <table:table-cell office:value-type="float" office:value="6.8048620223999" calcext:value-type="float">
            <text:p>6,804862022399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441" calcext:value-type="float">
            <text:p>1441</text:p>
          </table:table-cell>
          <table:table-cell office:value-type="float" office:value="4.4869019985199" calcext:value-type="float">
            <text:p>4,486901998519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441" calcext:value-type="float">
            <text:p>1441</text:p>
          </table:table-cell>
          <table:table-cell office:value-type="float" office:value="7.01402711868286" calcext:value-type="float">
            <text:p>7,0140271186828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441" calcext:value-type="float">
            <text:p>1441</text:p>
          </table:table-cell>
          <table:table-cell office:value-type="float" office:value="4.10665845870972" calcext:value-type="float">
            <text:p>4,1066584587097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441" calcext:value-type="float">
            <text:p>1441</text:p>
          </table:table-cell>
          <table:table-cell office:value-type="float" office:value="4.98191690444946" calcext:value-type="float">
            <text:p>4,98191690444946</text:p>
          </table:table-cell>
          <table:table-cell/>
          <table:table-cell office:value-type="string" calcext:value-type="string">
            <text:p>Janela20</text:p>
          </table:table-cell>
          <table:table-cell table:formula="of:=[.B22]" office:value-type="float" office:value="1441" calcext:value-type="float">
            <text:p>1441</text:p>
          </table:table-cell>
          <table:table-cell table:formula="of:=SUM([.C22];[.G22];[.K22];[.O22];[.S22];[.W22];[.AA22];[.AE22];[.AI22];[.AM22];[.AQ22]) / [.AW2]" office:value-type="float" office:value="5.08875218304721" calcext:value-type="float">
            <text:p>5,08875218304721</text:p>
          </table:table-cell>
          <table:table-cell table:number-columns-repeated="3"/>
          <table:table-cell table:formula="of:=MAX([.C22];[.G22];[.K22];[.O22];[.S22];[.W22];[.AA22];[.AE22];[.AI22];[.AM22];[.AQ22])" office:value-type="float" office:value="7.01402711868286" calcext:value-type="float">
            <text:p>7,01402711868286</text:p>
          </table:table-cell>
          <table:table-cell table:formula="of:=MIN([.C22];[.G22];[.K22];[.O22];[.S22];[.W22];[.AA22];[.AE22];[.AI22];[.AM22];[.AQ22])" office:value-type="float" office:value="4.10665845870972" calcext:value-type="float">
            <text:p>4,10665845870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833" calcext:value-type="float">
            <text:p>833</text:p>
          </table:table-cell>
          <table:table-cell office:value-type="float" office:value="3.08278608322144" calcext:value-type="float">
            <text:p>3,0827860832214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833" calcext:value-type="float">
            <text:p>833</text:p>
          </table:table-cell>
          <table:table-cell office:value-type="float" office:value="4.01418256759644" calcext:value-type="float">
            <text:p>4,0141825675964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833" calcext:value-type="float">
            <text:p>833</text:p>
          </table:table-cell>
          <table:table-cell office:value-type="float" office:value="3.70553112030029" calcext:value-type="float">
            <text:p>3,7055311203002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833" calcext:value-type="float">
            <text:p>833</text:p>
          </table:table-cell>
          <table:table-cell office:value-type="float" office:value="3.92629361152649" calcext:value-type="float">
            <text:p>3,9262936115264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833" calcext:value-type="float">
            <text:p>833</text:p>
          </table:table-cell>
          <table:table-cell office:value-type="float" office:value="4.19927978515625" calcext:value-type="float">
            <text:p>4,1992797851562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833" calcext:value-type="float">
            <text:p>833</text:p>
          </table:table-cell>
          <table:table-cell office:value-type="float" office:value="3.86231279373169" calcext:value-type="float">
            <text:p>3,8623127937316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833" calcext:value-type="float">
            <text:p>833</text:p>
          </table:table-cell>
          <table:table-cell office:value-type="float" office:value="5.5309157371521" calcext:value-type="float">
            <text:p>5,530915737152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833" calcext:value-type="float">
            <text:p>833</text:p>
          </table:table-cell>
          <table:table-cell office:value-type="float" office:value="4.07646751403809" calcext:value-type="float">
            <text:p>4,0764675140380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833" calcext:value-type="float">
            <text:p>833</text:p>
          </table:table-cell>
          <table:table-cell office:value-type="float" office:value="5.71078372001648" calcext:value-type="float">
            <text:p>5,7107837200164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833" calcext:value-type="float">
            <text:p>833</text:p>
          </table:table-cell>
          <table:table-cell office:value-type="float" office:value="3.15715789794922" calcext:value-type="float">
            <text:p>3,1571578979492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833" calcext:value-type="float">
            <text:p>833</text:p>
          </table:table-cell>
          <table:table-cell office:value-type="float" office:value="4.58949565887451" calcext:value-type="float">
            <text:p>4,58949565887451</text:p>
          </table:table-cell>
          <table:table-cell/>
          <table:table-cell office:value-type="string" calcext:value-type="string">
            <text:p>Janela21</text:p>
          </table:table-cell>
          <table:table-cell table:formula="of:=[.B23]" office:value-type="float" office:value="833" calcext:value-type="float">
            <text:p>833</text:p>
          </table:table-cell>
          <table:table-cell table:formula="of:=SUM([.C23];[.G23];[.K23];[.O23];[.S23];[.W23];[.AA23];[.AE23];[.AI23];[.AM23];[.AQ23]) / [.AW2]" office:value-type="float" office:value="4.16865513541482" calcext:value-type="float">
            <text:p>4,16865513541482</text:p>
          </table:table-cell>
          <table:table-cell table:number-columns-repeated="3"/>
          <table:table-cell table:formula="of:=MAX([.C23];[.G23];[.K23];[.O23];[.S23];[.W23];[.AA23];[.AE23];[.AI23];[.AM23];[.AQ23])" office:value-type="float" office:value="5.71078372001648" calcext:value-type="float">
            <text:p>5,71078372001648</text:p>
          </table:table-cell>
          <table:table-cell table:formula="of:=MIN([.C23];[.G23];[.K23];[.O23];[.S23];[.W23];[.AA23];[.AE23];[.AI23];[.AM23];[.AQ23])" office:value-type="float" office:value="3.08278608322144" calcext:value-type="float">
            <text:p>3,08278608322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981" calcext:value-type="float">
            <text:p>981</text:p>
          </table:table-cell>
          <table:table-cell office:value-type="float" office:value="4.03022456169128" calcext:value-type="float">
            <text:p>4,0302245616912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81" calcext:value-type="float">
            <text:p>981</text:p>
          </table:table-cell>
          <table:table-cell office:value-type="float" office:value="4.27292323112488" calcext:value-type="float">
            <text:p>4,2729232311248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81" calcext:value-type="float">
            <text:p>981</text:p>
          </table:table-cell>
          <table:table-cell office:value-type="float" office:value="4.86061811447144" calcext:value-type="float">
            <text:p>4,8606181144714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81" calcext:value-type="float">
            <text:p>981</text:p>
          </table:table-cell>
          <table:table-cell office:value-type="float" office:value="4.5423686504364" calcext:value-type="float">
            <text:p>4,542368650436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81" calcext:value-type="float">
            <text:p>981</text:p>
          </table:table-cell>
          <table:table-cell office:value-type="float" office:value="4.93712878227234" calcext:value-type="float">
            <text:p>4,9371287822723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81" calcext:value-type="float">
            <text:p>981</text:p>
          </table:table-cell>
          <table:table-cell office:value-type="float" office:value="5.15489363670349" calcext:value-type="float">
            <text:p>5,1548936367034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81" calcext:value-type="float">
            <text:p>981</text:p>
          </table:table-cell>
          <table:table-cell office:value-type="float" office:value="6.68042683601379" calcext:value-type="float">
            <text:p>6,6804268360137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81" calcext:value-type="float">
            <text:p>981</text:p>
          </table:table-cell>
          <table:table-cell office:value-type="float" office:value="4.50958013534546" calcext:value-type="float">
            <text:p>4,5095801353454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81" calcext:value-type="float">
            <text:p>981</text:p>
          </table:table-cell>
          <table:table-cell office:value-type="float" office:value="5.97629427909851" calcext:value-type="float">
            <text:p>5,9762942790985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81" calcext:value-type="float">
            <text:p>981</text:p>
          </table:table-cell>
          <table:table-cell office:value-type="float" office:value="5.69212293624878" calcext:value-type="float">
            <text:p>5,6921229362487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81" calcext:value-type="float">
            <text:p>981</text:p>
          </table:table-cell>
          <table:table-cell office:value-type="float" office:value="4.87124061584473" calcext:value-type="float">
            <text:p>4,87124061584473</text:p>
          </table:table-cell>
          <table:table-cell/>
          <table:table-cell office:value-type="string" calcext:value-type="string">
            <text:p>Janela22</text:p>
          </table:table-cell>
          <table:table-cell table:formula="of:=[.B24]" office:value-type="float" office:value="981" calcext:value-type="float">
            <text:p>981</text:p>
          </table:table-cell>
          <table:table-cell table:formula="of:=SUM([.C24];[.G24];[.K24];[.O24];[.S24];[.W24];[.AA24];[.AE24];[.AI24];[.AM24];[.AQ24]) / [.AW2]" office:value-type="float" office:value="5.04798379811374" calcext:value-type="float">
            <text:p>5,04798379811374</text:p>
          </table:table-cell>
          <table:table-cell table:number-columns-repeated="3"/>
          <table:table-cell table:formula="of:=MAX([.C24];[.G24];[.K24];[.O24];[.S24];[.W24];[.AA24];[.AE24];[.AI24];[.AM24];[.AQ24])" office:value-type="float" office:value="6.68042683601379" calcext:value-type="float">
            <text:p>6,68042683601379</text:p>
          </table:table-cell>
          <table:table-cell table:formula="of:=MIN([.C24];[.G24];[.K24];[.O24];[.S24];[.W24];[.AA24];[.AE24];[.AI24];[.AM24];[.AQ24])" office:value-type="float" office:value="4.03022456169128" calcext:value-type="float">
            <text:p>4,03022456169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1350" calcext:value-type="float">
            <text:p>1350</text:p>
          </table:table-cell>
          <table:table-cell office:value-type="float" office:value="3.29718613624573" calcext:value-type="float">
            <text:p>3,2971861362457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350" calcext:value-type="float">
            <text:p>1350</text:p>
          </table:table-cell>
          <table:table-cell office:value-type="float" office:value="4.13947629928589" calcext:value-type="float">
            <text:p>4,13947629928589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350" calcext:value-type="float">
            <text:p>1350</text:p>
          </table:table-cell>
          <table:table-cell office:value-type="float" office:value="4.68615412712097" calcext:value-type="float">
            <text:p>4,6861541271209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350" calcext:value-type="float">
            <text:p>1350</text:p>
          </table:table-cell>
          <table:table-cell office:value-type="float" office:value="4.37238788604736" calcext:value-type="float">
            <text:p>4,3723878860473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350" calcext:value-type="float">
            <text:p>1350</text:p>
          </table:table-cell>
          <table:table-cell office:value-type="float" office:value="4.17603516578674" calcext:value-type="float">
            <text:p>4,1760351657867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350" calcext:value-type="float">
            <text:p>1350</text:p>
          </table:table-cell>
          <table:table-cell office:value-type="float" office:value="4.34113788604736" calcext:value-type="float">
            <text:p>4,3411378860473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350" calcext:value-type="float">
            <text:p>1350</text:p>
          </table:table-cell>
          <table:table-cell office:value-type="float" office:value="5.54549217224121" calcext:value-type="float">
            <text:p>5,5454921722412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350" calcext:value-type="float">
            <text:p>1350</text:p>
          </table:table-cell>
          <table:table-cell office:value-type="float" office:value="4.33972334861755" calcext:value-type="float">
            <text:p>4,3397233486175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350" calcext:value-type="float">
            <text:p>1350</text:p>
          </table:table-cell>
          <table:table-cell office:value-type="float" office:value="4.99515438079834" calcext:value-type="float">
            <text:p>4,9951543807983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350" calcext:value-type="float">
            <text:p>1350</text:p>
          </table:table-cell>
          <table:table-cell office:value-type="float" office:value="6.13895392417908" calcext:value-type="float">
            <text:p>6,1389539241790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350" calcext:value-type="float">
            <text:p>1350</text:p>
          </table:table-cell>
          <table:table-cell office:value-type="float" office:value="5.22353839874268" calcext:value-type="float">
            <text:p>5,22353839874268</text:p>
          </table:table-cell>
          <table:table-cell/>
          <table:table-cell office:value-type="string" calcext:value-type="string">
            <text:p>Janela23</text:p>
          </table:table-cell>
          <table:table-cell table:formula="of:=[.B25]" office:value-type="float" office:value="1350" calcext:value-type="float">
            <text:p>1350</text:p>
          </table:table-cell>
          <table:table-cell table:formula="of:=SUM([.C25];[.G25];[.K25];[.O25];[.S25];[.W25];[.AA25];[.AE25];[.AI25];[.AM25];[.AQ25]) / [.AW2]" office:value-type="float" office:value="4.65956724773754" calcext:value-type="float">
            <text:p>4,65956724773754</text:p>
          </table:table-cell>
          <table:table-cell table:number-columns-repeated="3"/>
          <table:table-cell table:formula="of:=MAX([.C25];[.G25];[.K25];[.O25];[.S25];[.W25];[.AA25];[.AE25];[.AI25];[.AM25];[.AQ25])" office:value-type="float" office:value="6.13895392417908" calcext:value-type="float">
            <text:p>6,13895392417908</text:p>
          </table:table-cell>
          <table:table-cell table:formula="of:=MIN([.C25];[.G25];[.K25];[.O25];[.S25];[.W25];[.AA25];[.AE25];[.AI25];[.AM25];[.AQ25])" office:value-type="float" office:value="3.29718613624573" calcext:value-type="float">
            <text:p>3,29718613624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768" calcext:value-type="float">
            <text:p>768</text:p>
          </table:table-cell>
          <table:table-cell office:value-type="float" office:value="2.97604179382324" calcext:value-type="float">
            <text:p>2,9760417938232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68" calcext:value-type="float">
            <text:p>768</text:p>
          </table:table-cell>
          <table:table-cell office:value-type="float" office:value="3.07746076583862" calcext:value-type="float">
            <text:p>3,0774607658386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68" calcext:value-type="float">
            <text:p>768</text:p>
          </table:table-cell>
          <table:table-cell office:value-type="float" office:value="3.34598159790039" calcext:value-type="float">
            <text:p>3,3459815979003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68" calcext:value-type="float">
            <text:p>768</text:p>
          </table:table-cell>
          <table:table-cell office:value-type="float" office:value="3.45640563964844" calcext:value-type="float">
            <text:p>3,4564056396484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68" calcext:value-type="float">
            <text:p>768</text:p>
          </table:table-cell>
          <table:table-cell office:value-type="float" office:value="3.59354996681213" calcext:value-type="float">
            <text:p>3,5935499668121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68" calcext:value-type="float">
            <text:p>768</text:p>
          </table:table-cell>
          <table:table-cell office:value-type="float" office:value="3.56521368026733" calcext:value-type="float">
            <text:p>3,5652136802673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68" calcext:value-type="float">
            <text:p>768</text:p>
          </table:table-cell>
          <table:table-cell office:value-type="float" office:value="4.52110457420349" calcext:value-type="float">
            <text:p>4,5211045742034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68" calcext:value-type="float">
            <text:p>768</text:p>
          </table:table-cell>
          <table:table-cell office:value-type="float" office:value="3.46334481239319" calcext:value-type="float">
            <text:p>3,4633448123931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68" calcext:value-type="float">
            <text:p>768</text:p>
          </table:table-cell>
          <table:table-cell office:value-type="float" office:value="4.36434602737427" calcext:value-type="float">
            <text:p>4,3643460273742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68" calcext:value-type="float">
            <text:p>768</text:p>
          </table:table-cell>
          <table:table-cell office:value-type="float" office:value="4.91921973228455" calcext:value-type="float">
            <text:p>4,9192197322845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68" calcext:value-type="float">
            <text:p>768</text:p>
          </table:table-cell>
          <table:table-cell office:value-type="float" office:value="3.74673748016357" calcext:value-type="float">
            <text:p>3,74673748016357</text:p>
          </table:table-cell>
          <table:table-cell/>
          <table:table-cell office:value-type="string" calcext:value-type="string">
            <text:p>Janela24</text:p>
          </table:table-cell>
          <table:table-cell table:formula="of:=[.B26]" office:value-type="float" office:value="768" calcext:value-type="float">
            <text:p>768</text:p>
          </table:table-cell>
          <table:table-cell table:formula="of:=SUM([.C26];[.G26];[.K26];[.O26];[.S26];[.W26];[.AA26];[.AE26];[.AI26];[.AM26];[.AQ26]) / [.AW2]" office:value-type="float" office:value="3.72994600642811" calcext:value-type="float">
            <text:p>3,72994600642811</text:p>
          </table:table-cell>
          <table:table-cell table:number-columns-repeated="3"/>
          <table:table-cell table:formula="of:=MAX([.C26];[.G26];[.K26];[.O26];[.S26];[.W26];[.AA26];[.AE26];[.AI26];[.AM26];[.AQ26])" office:value-type="float" office:value="4.91921973228455" calcext:value-type="float">
            <text:p>4,91921973228455</text:p>
          </table:table-cell>
          <table:table-cell table:formula="of:=MIN([.C26];[.G26];[.K26];[.O26];[.S26];[.W26];[.AA26];[.AE26];[.AI26];[.AM26];[.AQ26])" office:value-type="float" office:value="2.97604179382324" calcext:value-type="float">
            <text:p>2,97604179382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978" calcext:value-type="float">
            <text:p>978</text:p>
          </table:table-cell>
          <table:table-cell office:value-type="float" office:value="3.02294635772705" calcext:value-type="float">
            <text:p>3,0229463577270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78" calcext:value-type="float">
            <text:p>978</text:p>
          </table:table-cell>
          <table:table-cell office:value-type="float" office:value="3.66674137115479" calcext:value-type="float">
            <text:p>3,6667413711547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78" calcext:value-type="float">
            <text:p>978</text:p>
          </table:table-cell>
          <table:table-cell office:value-type="float" office:value="4.21727013587952" calcext:value-type="float">
            <text:p>4,2172701358795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78" calcext:value-type="float">
            <text:p>978</text:p>
          </table:table-cell>
          <table:table-cell office:value-type="float" office:value="3.43277621269226" calcext:value-type="float">
            <text:p>3,4327762126922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78" calcext:value-type="float">
            <text:p>978</text:p>
          </table:table-cell>
          <table:table-cell office:value-type="float" office:value="3.73180198669434" calcext:value-type="float">
            <text:p>3,7318019866943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78" calcext:value-type="float">
            <text:p>978</text:p>
          </table:table-cell>
          <table:table-cell office:value-type="float" office:value="4.50453186035156" calcext:value-type="float">
            <text:p>4,5045318603515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78" calcext:value-type="float">
            <text:p>978</text:p>
          </table:table-cell>
          <table:table-cell office:value-type="float" office:value="5.74013328552246" calcext:value-type="float">
            <text:p>5,7401332855224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78" calcext:value-type="float">
            <text:p>978</text:p>
          </table:table-cell>
          <table:table-cell office:value-type="float" office:value="5.55601477622986" calcext:value-type="float">
            <text:p>5,5560147762298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78" calcext:value-type="float">
            <text:p>978</text:p>
          </table:table-cell>
          <table:table-cell office:value-type="float" office:value="3.62227845191956" calcext:value-type="float">
            <text:p>3,6222784519195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78" calcext:value-type="float">
            <text:p>978</text:p>
          </table:table-cell>
          <table:table-cell office:value-type="float" office:value="5.40080785751343" calcext:value-type="float">
            <text:p>5,4008078575134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78" calcext:value-type="float">
            <text:p>978</text:p>
          </table:table-cell>
          <table:table-cell office:value-type="float" office:value="3.61325526237488" calcext:value-type="float">
            <text:p>3,61325526237488</text:p>
          </table:table-cell>
          <table:table-cell/>
          <table:table-cell office:value-type="string" calcext:value-type="string">
            <text:p>Janela25</text:p>
          </table:table-cell>
          <table:table-cell table:formula="of:=[.B27]" office:value-type="float" office:value="978" calcext:value-type="float">
            <text:p>978</text:p>
          </table:table-cell>
          <table:table-cell table:formula="of:=SUM([.C27];[.G27];[.K27];[.O27];[.S27];[.W27];[.AA27];[.AE27];[.AI27];[.AM27];[.AQ27]) / [.AW2]" office:value-type="float" office:value="4.22805068709634" calcext:value-type="float">
            <text:p>4,22805068709634</text:p>
          </table:table-cell>
          <table:table-cell table:number-columns-repeated="3"/>
          <table:table-cell table:formula="of:=MAX([.C27];[.G27];[.K27];[.O27];[.S27];[.W27];[.AA27];[.AE27];[.AI27];[.AM27];[.AQ27])" office:value-type="float" office:value="5.74013328552246" calcext:value-type="float">
            <text:p>5,74013328552246</text:p>
          </table:table-cell>
          <table:table-cell table:formula="of:=MIN([.C27];[.G27];[.K27];[.O27];[.S27];[.W27];[.AA27];[.AE27];[.AI27];[.AM27];[.AQ27])" office:value-type="float" office:value="3.02294635772705" calcext:value-type="float">
            <text:p>3,02294635772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963" calcext:value-type="float">
            <text:p>963</text:p>
          </table:table-cell>
          <table:table-cell office:value-type="float" office:value="3.93662524223328" calcext:value-type="float">
            <text:p>3,9366252422332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63" calcext:value-type="float">
            <text:p>963</text:p>
          </table:table-cell>
          <table:table-cell office:value-type="float" office:value="5.06304240226746" calcext:value-type="float">
            <text:p>5,0630424022674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63" calcext:value-type="float">
            <text:p>963</text:p>
          </table:table-cell>
          <table:table-cell office:value-type="float" office:value="4.52644205093384" calcext:value-type="float">
            <text:p>4,52644205093384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63" calcext:value-type="float">
            <text:p>963</text:p>
          </table:table-cell>
          <table:table-cell office:value-type="float" office:value="4.71064281463623" calcext:value-type="float">
            <text:p>4,7106428146362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63" calcext:value-type="float">
            <text:p>963</text:p>
          </table:table-cell>
          <table:table-cell office:value-type="float" office:value="4.46121549606323" calcext:value-type="float">
            <text:p>4,4612154960632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63" calcext:value-type="float">
            <text:p>963</text:p>
          </table:table-cell>
          <table:table-cell office:value-type="float" office:value="5.94086861610413" calcext:value-type="float">
            <text:p>5,9408686161041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63" calcext:value-type="float">
            <text:p>963</text:p>
          </table:table-cell>
          <table:table-cell office:value-type="float" office:value="5.98847389221191" calcext:value-type="float">
            <text:p>5,9884738922119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63" calcext:value-type="float">
            <text:p>963</text:p>
          </table:table-cell>
          <table:table-cell office:value-type="float" office:value="7.1578221321106" calcext:value-type="float">
            <text:p>7,157822132110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63" calcext:value-type="float">
            <text:p>963</text:p>
          </table:table-cell>
          <table:table-cell office:value-type="float" office:value="4.96009564399719" calcext:value-type="float">
            <text:p>4,9600956439971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63" calcext:value-type="float">
            <text:p>963</text:p>
          </table:table-cell>
          <table:table-cell office:value-type="float" office:value="6.07667374610901" calcext:value-type="float">
            <text:p>6,0766737461090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63" calcext:value-type="float">
            <text:p>963</text:p>
          </table:table-cell>
          <table:table-cell office:value-type="float" office:value="6.22527527809143" calcext:value-type="float">
            <text:p>6,22527527809143</text:p>
          </table:table-cell>
          <table:table-cell/>
          <table:table-cell office:value-type="string" calcext:value-type="string">
            <text:p>Janela26</text:p>
          </table:table-cell>
          <table:table-cell table:formula="of:=[.B28]" office:value-type="float" office:value="963" calcext:value-type="float">
            <text:p>963</text:p>
          </table:table-cell>
          <table:table-cell table:formula="of:=SUM([.C28];[.G28];[.K28];[.O28];[.S28];[.W28];[.AA28];[.AE28];[.AI28];[.AM28];[.AQ28]) / [.AW2]" office:value-type="float" office:value="5.36792521043257" calcext:value-type="float">
            <text:p>5,36792521043257</text:p>
          </table:table-cell>
          <table:table-cell table:number-columns-repeated="3"/>
          <table:table-cell table:formula="of:=MAX([.C28];[.G28];[.K28];[.O28];[.S28];[.W28];[.AA28];[.AE28];[.AI28];[.AM28];[.AQ28])" office:value-type="float" office:value="7.1578221321106" calcext:value-type="float">
            <text:p>7,1578221321106</text:p>
          </table:table-cell>
          <table:table-cell table:formula="of:=MIN([.C28];[.G28];[.K28];[.O28];[.S28];[.W28];[.AA28];[.AE28];[.AI28];[.AM28];[.AQ28])" office:value-type="float" office:value="3.93662524223328" calcext:value-type="float">
            <text:p>3,93662524223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1199" calcext:value-type="float">
            <text:p>1199</text:p>
          </table:table-cell>
          <table:table-cell office:value-type="float" office:value="3.5614767074585" calcext:value-type="float">
            <text:p>3,561476707458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99" calcext:value-type="float">
            <text:p>1199</text:p>
          </table:table-cell>
          <table:table-cell office:value-type="float" office:value="4.30590105056763" calcext:value-type="float">
            <text:p>4,3059010505676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99" calcext:value-type="float">
            <text:p>1199</text:p>
          </table:table-cell>
          <table:table-cell office:value-type="float" office:value="4.19785022735596" calcext:value-type="float">
            <text:p>4,1978502273559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99" calcext:value-type="float">
            <text:p>1199</text:p>
          </table:table-cell>
          <table:table-cell office:value-type="float" office:value="5.03531551361084" calcext:value-type="float">
            <text:p>5,0353155136108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99" calcext:value-type="float">
            <text:p>1199</text:p>
          </table:table-cell>
          <table:table-cell office:value-type="float" office:value="4.28732442855835" calcext:value-type="float">
            <text:p>4,2873244285583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99" calcext:value-type="float">
            <text:p>1199</text:p>
          </table:table-cell>
          <table:table-cell office:value-type="float" office:value="5.87576031684876" calcext:value-type="float">
            <text:p>5,8757603168487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99" calcext:value-type="float">
            <text:p>1199</text:p>
          </table:table-cell>
          <table:table-cell office:value-type="float" office:value="6.95317816734314" calcext:value-type="float">
            <text:p>6,9531781673431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99" calcext:value-type="float">
            <text:p>1199</text:p>
          </table:table-cell>
          <table:table-cell office:value-type="float" office:value="6.26082611083984" calcext:value-type="float">
            <text:p>6,2608261108398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99" calcext:value-type="float">
            <text:p>1199</text:p>
          </table:table-cell>
          <table:table-cell office:value-type="float" office:value="4.32399773597717" calcext:value-type="float">
            <text:p>4,3239977359771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99" calcext:value-type="float">
            <text:p>1199</text:p>
          </table:table-cell>
          <table:table-cell office:value-type="float" office:value="5.927729845047" calcext:value-type="float">
            <text:p>5,92772984504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99" calcext:value-type="float">
            <text:p>1199</text:p>
          </table:table-cell>
          <table:table-cell office:value-type="float" office:value="4.90160131454468" calcext:value-type="float">
            <text:p>4,90160131454468</text:p>
          </table:table-cell>
          <table:table-cell/>
          <table:table-cell office:value-type="string" calcext:value-type="string">
            <text:p>Janela27</text:p>
          </table:table-cell>
          <table:table-cell table:formula="of:=[.B29]" office:value-type="float" office:value="1199" calcext:value-type="float">
            <text:p>1199</text:p>
          </table:table-cell>
          <table:table-cell table:formula="of:=SUM([.C29];[.G29];[.K29];[.O29];[.S29];[.W29];[.AA29];[.AE29];[.AI29];[.AM29];[.AQ29]) / [.AW2]" office:value-type="float" office:value="5.0573601289229" calcext:value-type="float">
            <text:p>5,0573601289229</text:p>
          </table:table-cell>
          <table:table-cell table:number-columns-repeated="3"/>
          <table:table-cell table:formula="of:=MAX([.C29];[.G29];[.K29];[.O29];[.S29];[.W29];[.AA29];[.AE29];[.AI29];[.AM29];[.AQ29])" office:value-type="float" office:value="6.95317816734314" calcext:value-type="float">
            <text:p>6,95317816734314</text:p>
          </table:table-cell>
          <table:table-cell table:formula="of:=MIN([.C29];[.G29];[.K29];[.O29];[.S29];[.W29];[.AA29];[.AE29];[.AI29];[.AM29];[.AQ29])" office:value-type="float" office:value="3.5614767074585" calcext:value-type="float">
            <text:p>3,5614767074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881" calcext:value-type="float">
            <text:p>881</text:p>
          </table:table-cell>
          <table:table-cell office:value-type="float" office:value="2.70077848434448" calcext:value-type="float">
            <text:p>2,7007784843444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81" calcext:value-type="float">
            <text:p>881</text:p>
          </table:table-cell>
          <table:table-cell office:value-type="float" office:value="2.81403112411499" calcext:value-type="float">
            <text:p>2,8140311241149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81" calcext:value-type="float">
            <text:p>881</text:p>
          </table:table-cell>
          <table:table-cell office:value-type="float" office:value="3.56975150108337" calcext:value-type="float">
            <text:p>3,5697515010833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81" calcext:value-type="float">
            <text:p>881</text:p>
          </table:table-cell>
          <table:table-cell office:value-type="float" office:value="2.96907520294189" calcext:value-type="float">
            <text:p>2,9690752029418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81" calcext:value-type="float">
            <text:p>881</text:p>
          </table:table-cell>
          <table:table-cell office:value-type="float" office:value="2.96644425392151" calcext:value-type="float">
            <text:p>2,9664442539215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81" calcext:value-type="float">
            <text:p>881</text:p>
          </table:table-cell>
          <table:table-cell office:value-type="float" office:value="2.9541187286377" calcext:value-type="float">
            <text:p>2,954118728637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81" calcext:value-type="float">
            <text:p>881</text:p>
          </table:table-cell>
          <table:table-cell office:value-type="float" office:value="2.82236576080322" calcext:value-type="float">
            <text:p>2,8223657608032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81" calcext:value-type="float">
            <text:p>881</text:p>
          </table:table-cell>
          <table:table-cell office:value-type="float" office:value="4.05185437202454" calcext:value-type="float">
            <text:p>4,0518543720245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81" calcext:value-type="float">
            <text:p>881</text:p>
          </table:table-cell>
          <table:table-cell office:value-type="float" office:value="3.65664553642273" calcext:value-type="float">
            <text:p>3,6566455364227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81" calcext:value-type="float">
            <text:p>881</text:p>
          </table:table-cell>
          <table:table-cell office:value-type="float" office:value="3.71148133277893" calcext:value-type="float">
            <text:p>3,7114813327789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81" calcext:value-type="float">
            <text:p>881</text:p>
          </table:table-cell>
          <table:table-cell office:value-type="float" office:value="3.34444308280945" calcext:value-type="float">
            <text:p>3,34444308280945</text:p>
          </table:table-cell>
          <table:table-cell/>
          <table:table-cell office:value-type="string" calcext:value-type="string">
            <text:p>Janela28</text:p>
          </table:table-cell>
          <table:table-cell table:formula="of:=[.B30]" office:value-type="float" office:value="881" calcext:value-type="float">
            <text:p>881</text:p>
          </table:table-cell>
          <table:table-cell table:formula="of:=SUM([.C30];[.G30];[.K30];[.O30];[.S30];[.W30];[.AA30];[.AE30];[.AI30];[.AM30];[.AQ30]) / [.AW2]" office:value-type="float" office:value="3.23281721635298" calcext:value-type="float">
            <text:p>3,23281721635298</text:p>
          </table:table-cell>
          <table:table-cell table:number-columns-repeated="3"/>
          <table:table-cell table:formula="of:=MAX([.C30];[.G30];[.K30];[.O30];[.S30];[.W30];[.AA30];[.AE30];[.AI30];[.AM30];[.AQ30])" office:value-type="float" office:value="4.05185437202454" calcext:value-type="float">
            <text:p>4,05185437202454</text:p>
          </table:table-cell>
          <table:table-cell table:formula="of:=MIN([.C30];[.G30];[.K30];[.O30];[.S30];[.W30];[.AA30];[.AE30];[.AI30];[.AM30];[.AQ30])" office:value-type="float" office:value="2.70077848434448" calcext:value-type="float">
            <text:p>2,70077848434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1618" calcext:value-type="float">
            <text:p>1618</text:p>
          </table:table-cell>
          <table:table-cell office:value-type="float" office:value="3.45376634597778" calcext:value-type="float">
            <text:p>3,45376634597778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18" calcext:value-type="float">
            <text:p>1618</text:p>
          </table:table-cell>
          <table:table-cell office:value-type="float" office:value="4.08915066719055" calcext:value-type="float">
            <text:p>4,0891506671905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18" calcext:value-type="float">
            <text:p>1618</text:p>
          </table:table-cell>
          <table:table-cell office:value-type="float" office:value="4.24936699867249" calcext:value-type="float">
            <text:p>4,2493669986724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18" calcext:value-type="float">
            <text:p>1618</text:p>
          </table:table-cell>
          <table:table-cell office:value-type="float" office:value="4.79792809486389" calcext:value-type="float">
            <text:p>4,7979280948638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18" calcext:value-type="float">
            <text:p>1618</text:p>
          </table:table-cell>
          <table:table-cell office:value-type="float" office:value="4.18901586532593" calcext:value-type="float">
            <text:p>4,1890158653259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18" calcext:value-type="float">
            <text:p>1618</text:p>
          </table:table-cell>
          <table:table-cell office:value-type="float" office:value="5.18242073059082" calcext:value-type="float">
            <text:p>5,1824207305908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18" calcext:value-type="float">
            <text:p>1618</text:p>
          </table:table-cell>
          <table:table-cell office:value-type="float" office:value="5.0930187702179" calcext:value-type="float">
            <text:p>5,093018770217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18" calcext:value-type="float">
            <text:p>1618</text:p>
          </table:table-cell>
          <table:table-cell office:value-type="float" office:value="5.77513813972473" calcext:value-type="float">
            <text:p>5,7751381397247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18" calcext:value-type="float">
            <text:p>1618</text:p>
          </table:table-cell>
          <table:table-cell office:value-type="float" office:value="5.24174642562866" calcext:value-type="float">
            <text:p>5,2417464256286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18" calcext:value-type="float">
            <text:p>1618</text:p>
          </table:table-cell>
          <table:table-cell office:value-type="float" office:value="6.03067398071289" calcext:value-type="float">
            <text:p>6,0306739807128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18" calcext:value-type="float">
            <text:p>1618</text:p>
          </table:table-cell>
          <table:table-cell office:value-type="float" office:value="4.4032506942749" calcext:value-type="float">
            <text:p>4,4032506942749</text:p>
          </table:table-cell>
          <table:table-cell/>
          <table:table-cell office:value-type="string" calcext:value-type="string">
            <text:p>Janela29</text:p>
          </table:table-cell>
          <table:table-cell table:formula="of:=[.B31]" office:value-type="float" office:value="1618" calcext:value-type="float">
            <text:p>1618</text:p>
          </table:table-cell>
          <table:table-cell table:formula="of:=SUM([.C31];[.G31];[.K31];[.O31];[.S31];[.W31];[.AA31];[.AE31];[.AI31];[.AM31];[.AQ31]) / [.AW2]" office:value-type="float" office:value="4.77322515574369" calcext:value-type="float">
            <text:p>4,77322515574369</text:p>
          </table:table-cell>
          <table:table-cell table:number-columns-repeated="3"/>
          <table:table-cell table:formula="of:=MAX([.C31];[.G31];[.K31];[.O31];[.S31];[.W31];[.AA31];[.AE31];[.AI31];[.AM31];[.AQ31])" office:value-type="float" office:value="6.03067398071289" calcext:value-type="float">
            <text:p>6,03067398071289</text:p>
          </table:table-cell>
          <table:table-cell table:formula="of:=MIN([.C31];[.G31];[.K31];[.O31];[.S31];[.W31];[.AA31];[.AE31];[.AI31];[.AM31];[.AQ31])" office:value-type="float" office:value="3.45376634597778" calcext:value-type="float">
            <text:p>3,45376634597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1009" calcext:value-type="float">
            <text:p>1009</text:p>
          </table:table-cell>
          <table:table-cell office:value-type="float" office:value="2.86833071708679" calcext:value-type="float">
            <text:p>2,8683307170867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009" calcext:value-type="float">
            <text:p>1009</text:p>
          </table:table-cell>
          <table:table-cell office:value-type="float" office:value="3.33684015274048" calcext:value-type="float">
            <text:p>3,3368401527404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009" calcext:value-type="float">
            <text:p>1009</text:p>
          </table:table-cell>
          <table:table-cell office:value-type="float" office:value="3.28157806396484" calcext:value-type="float">
            <text:p>3,2815780639648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009" calcext:value-type="float">
            <text:p>1009</text:p>
          </table:table-cell>
          <table:table-cell office:value-type="float" office:value="3.16553115844727" calcext:value-type="float">
            <text:p>3,1655311584472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009" calcext:value-type="float">
            <text:p>1009</text:p>
          </table:table-cell>
          <table:table-cell office:value-type="float" office:value="4.06074166297913" calcext:value-type="float">
            <text:p>4,0607416629791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009" calcext:value-type="float">
            <text:p>1009</text:p>
          </table:table-cell>
          <table:table-cell office:value-type="float" office:value="3.71478390693665" calcext:value-type="float">
            <text:p>3,7147839069366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009" calcext:value-type="float">
            <text:p>1009</text:p>
          </table:table-cell>
          <table:table-cell office:value-type="float" office:value="4.31118869781494" calcext:value-type="float">
            <text:p>4,3111886978149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009" calcext:value-type="float">
            <text:p>1009</text:p>
          </table:table-cell>
          <table:table-cell office:value-type="float" office:value="5.01563763618469" calcext:value-type="float">
            <text:p>5,0156376361846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009" calcext:value-type="float">
            <text:p>1009</text:p>
          </table:table-cell>
          <table:table-cell office:value-type="float" office:value="3.67582130432129" calcext:value-type="float">
            <text:p>3,6758213043212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009" calcext:value-type="float">
            <text:p>1009</text:p>
          </table:table-cell>
          <table:table-cell office:value-type="float" office:value="5.47191095352173" calcext:value-type="float">
            <text:p>5,4719109535217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009" calcext:value-type="float">
            <text:p>1009</text:p>
          </table:table-cell>
          <table:table-cell office:value-type="float" office:value="4.91551065444946" calcext:value-type="float">
            <text:p>4,91551065444946</text:p>
          </table:table-cell>
          <table:table-cell/>
          <table:table-cell office:value-type="string" calcext:value-type="string">
            <text:p>Janela30</text:p>
          </table:table-cell>
          <table:table-cell table:formula="of:=[.B32]" office:value-type="float" office:value="1009" calcext:value-type="float">
            <text:p>1009</text:p>
          </table:table-cell>
          <table:table-cell table:formula="of:=SUM([.C32];[.G32];[.K32];[.O32];[.S32];[.W32];[.AA32];[.AE32];[.AI32];[.AM32];[.AQ32]) / [.AW2]" office:value-type="float" office:value="3.98344317349521" calcext:value-type="float">
            <text:p>3,98344317349521</text:p>
          </table:table-cell>
          <table:table-cell table:number-columns-repeated="3"/>
          <table:table-cell table:formula="of:=MAX([.C32];[.G32];[.K32];[.O32];[.S32];[.W32];[.AA32];[.AE32];[.AI32];[.AM32];[.AQ32])" office:value-type="float" office:value="5.47191095352173" calcext:value-type="float">
            <text:p>5,47191095352173</text:p>
          </table:table-cell>
          <table:table-cell table:formula="of:=MIN([.C32];[.G32];[.K32];[.O32];[.S32];[.W32];[.AA32];[.AE32];[.AI32];[.AM32];[.AQ32])" office:value-type="float" office:value="2.86833071708679" calcext:value-type="float">
            <text:p>2,86833071708679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32])" office:value-type="float" office:value="105.060528516769" calcext:value-type="float">
            <text:p>105,06052851676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32])" office:value-type="float" office:value="122.40900850296" calcext:value-type="float">
            <text:p>122,4090085029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32])" office:value-type="float" office:value="123.383393526077" calcext:value-type="float">
            <text:p>123,38339352607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32])" office:value-type="float" office:value="127.817908763886" calcext:value-type="float">
            <text:p>127,81790876388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32])" office:value-type="float" office:value="125.999520540237" calcext:value-type="float">
            <text:p>125,99952054023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32])" office:value-type="float" office:value="147.532106399536" calcext:value-type="float">
            <text:p>147,53210639953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32])" office:value-type="float" office:value="164.459614515305" calcext:value-type="float">
            <text:p>164,45961451530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32])" office:value-type="float" office:value="140.991794109345" calcext:value-type="float">
            <text:p>140,99179410934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32])" office:value-type="float" office:value="145.7634806633" calcext:value-type="float">
            <text:p>145,763480663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32])" office:value-type="float" office:value="156.705463886261" calcext:value-type="float">
            <text:p>156,70546388626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32])" office:value-type="float" office:value="134.866023778915" calcext:value-type="float">
            <text:p>134,86602377891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32])" office:value-type="float" office:value="135.908076654781" calcext:value-type="float">
            <text:p>135,908076654781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32])" office:value-type="float" office:value="183.46300983429" calcext:value-type="float">
            <text:p>183,46300983429</text:p>
          </table:table-cell>
          <table:table-cell table:formula="of:=SUM([.AZ3:.AZ32])" office:value-type="float" office:value="103.960293531418" calcext:value-type="float">
            <text:p>103,960293531418</text:p>
          </table:table-cell>
          <table:table-cell table:number-columns-repeated="8"/>
        </table:table-row>
      </table:table>
      <table:table table:name="50_Janelas sup_0.006&amp;conf_0.9" table:style-name="ta1"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94.0647523403168" calcext:value-type="float">
            <text:p>94,064752340316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17.45662856102" calcext:value-type="float">
            <text:p>117,4566285610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05.601717472076" calcext:value-type="float">
            <text:p>105,60171747207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08.046919345856" calcext:value-type="float">
            <text:p>108,0469193458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08.419170618057" calcext:value-type="float">
            <text:p>108,41917061805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06.218985557556" calcext:value-type="float">
            <text:p>106,2189855575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04.970677137375" calcext:value-type="float">
            <text:p>104,97067713737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11.367760181427" calcext:value-type="float">
            <text:p>111,36776018142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06.546862363815" calcext:value-type="float">
            <text:p>106,54686236381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07.747034072876" calcext:value-type="float">
            <text:p>107,74703407287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21" calcext:value-type="float">
            <text:p>921</text:p>
          </table:table-cell>
          <table:table-cell office:value-type="float" office:value="108.599100589752" calcext:value-type="float">
            <text:p>108,599100589752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21" calcext:value-type="float">
            <text:p>921</text:p>
          </table:table-cell>
          <table:table-cell table:formula="of:=SUM([.C2];[.G2];[.K2];[.O2];[.S2];[.W2];[.AA2];[.AE2];[.AI2];[.AM2];[.AQ2]) / [.AW2]" office:value-type="float" office:value="107.185418930921" calcext:value-type="float">
            <text:p>107,185418930921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117.45662856102" calcext:value-type="float">
            <text:p>117,45662856102</text:p>
          </table:table-cell>
          <table:table-cell table:formula="of:=MIN([.C2];[.G2];[.K2];[.O2];[.S2];[.W2];[.AA2];[.AE2];[.AI2];[.AM2];[.AQ2])" office:value-type="float" office:value="94.0647523403168" calcext:value-type="float">
            <text:p>94,0647523403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1078" calcext:value-type="float">
            <text:p>1078</text:p>
          </table:table-cell>
          <table:table-cell office:value-type="float" office:value="1.76032257080078" calcext:value-type="float">
            <text:p>1,7603225708007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78" calcext:value-type="float">
            <text:p>1078</text:p>
          </table:table-cell>
          <table:table-cell office:value-type="float" office:value="2.81526470184326" calcext:value-type="float">
            <text:p>2,8152647018432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78" calcext:value-type="float">
            <text:p>1078</text:p>
          </table:table-cell>
          <table:table-cell office:value-type="float" office:value="2.26274704933166" calcext:value-type="float">
            <text:p>2,2627470493316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78" calcext:value-type="float">
            <text:p>1078</text:p>
          </table:table-cell>
          <table:table-cell office:value-type="float" office:value="2.36596727371216" calcext:value-type="float">
            <text:p>2,3659672737121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78" calcext:value-type="float">
            <text:p>1078</text:p>
          </table:table-cell>
          <table:table-cell office:value-type="float" office:value="2.61471319198608" calcext:value-type="float">
            <text:p>2,6147131919860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78" calcext:value-type="float">
            <text:p>1078</text:p>
          </table:table-cell>
          <table:table-cell office:value-type="float" office:value="2.3454384803772" calcext:value-type="float">
            <text:p>2,345438480377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78" calcext:value-type="float">
            <text:p>1078</text:p>
          </table:table-cell>
          <table:table-cell office:value-type="float" office:value="2.18563532829285" calcext:value-type="float">
            <text:p>2,1856353282928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78" calcext:value-type="float">
            <text:p>1078</text:p>
          </table:table-cell>
          <table:table-cell office:value-type="float" office:value="2.24373483657837" calcext:value-type="float">
            <text:p>2,2437348365783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78" calcext:value-type="float">
            <text:p>1078</text:p>
          </table:table-cell>
          <table:table-cell office:value-type="float" office:value="2.36136412620544" calcext:value-type="float">
            <text:p>2,3613641262054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78" calcext:value-type="float">
            <text:p>1078</text:p>
          </table:table-cell>
          <table:table-cell office:value-type="float" office:value="2.36822152137756" calcext:value-type="float">
            <text:p>2,3682215213775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78" calcext:value-type="float">
            <text:p>1078</text:p>
          </table:table-cell>
          <table:table-cell office:value-type="float" office:value="2.42409038543701" calcext:value-type="float">
            <text:p>2,42409038543701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1078" calcext:value-type="float">
            <text:p>1078</text:p>
          </table:table-cell>
          <table:table-cell table:formula="of:=SUM([.C3];[.G3];[.K3];[.O3];[.S3];[.W3];[.AA3];[.AE3];[.AI3];[.AM3];[.AQ3]) / [.AW2]" office:value-type="float" office:value="2.34068176963112" calcext:value-type="float">
            <text:p>2,34068176963112</text:p>
          </table:table-cell>
          <table:table-cell table:number-columns-repeated="3"/>
          <table:table-cell table:formula="of:=MAX([.C3];[.G3];[.K3];[.O3];[.S3];[.W3];[.AA3];[.AE3];[.AI3];[.AM3];[.AQ3])" office:value-type="float" office:value="2.81526470184326" calcext:value-type="float">
            <text:p>2,81526470184326</text:p>
          </table:table-cell>
          <table:table-cell table:formula="of:=MIN([.C3];[.G3];[.K3];[.O3];[.S3];[.W3];[.AA3];[.AE3];[.AI3];[.AM3];[.AQ3])" office:value-type="float" office:value="1.76032257080078" calcext:value-type="float">
            <text:p>1,76032257080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1429" calcext:value-type="float">
            <text:p>1429</text:p>
          </table:table-cell>
          <table:table-cell office:value-type="float" office:value="2.22604846954346" calcext:value-type="float">
            <text:p>2,2260484695434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429" calcext:value-type="float">
            <text:p>1429</text:p>
          </table:table-cell>
          <table:table-cell office:value-type="float" office:value="2.91991662979126" calcext:value-type="float">
            <text:p>2,9199166297912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429" calcext:value-type="float">
            <text:p>1429</text:p>
          </table:table-cell>
          <table:table-cell office:value-type="float" office:value="2.65354990959167" calcext:value-type="float">
            <text:p>2,6535499095916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429" calcext:value-type="float">
            <text:p>1429</text:p>
          </table:table-cell>
          <table:table-cell office:value-type="float" office:value="2.55559873580933" calcext:value-type="float">
            <text:p>2,5555987358093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429" calcext:value-type="float">
            <text:p>1429</text:p>
          </table:table-cell>
          <table:table-cell office:value-type="float" office:value="2.47477149963379" calcext:value-type="float">
            <text:p>2,4747714996337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429" calcext:value-type="float">
            <text:p>1429</text:p>
          </table:table-cell>
          <table:table-cell office:value-type="float" office:value="2.64270424842834" calcext:value-type="float">
            <text:p>2,6427042484283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429" calcext:value-type="float">
            <text:p>1429</text:p>
          </table:table-cell>
          <table:table-cell office:value-type="float" office:value="2.58952689170837" calcext:value-type="float">
            <text:p>2,5895268917083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429" calcext:value-type="float">
            <text:p>1429</text:p>
          </table:table-cell>
          <table:table-cell office:value-type="float" office:value="2.65824055671692" calcext:value-type="float">
            <text:p>2,6582405567169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429" calcext:value-type="float">
            <text:p>1429</text:p>
          </table:table-cell>
          <table:table-cell office:value-type="float" office:value="2.74327683448791" calcext:value-type="float">
            <text:p>2,7432768344879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429" calcext:value-type="float">
            <text:p>1429</text:p>
          </table:table-cell>
          <table:table-cell office:value-type="float" office:value="2.91206955909729" calcext:value-type="float">
            <text:p>2,9120695590972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429" calcext:value-type="float">
            <text:p>1429</text:p>
          </table:table-cell>
          <table:table-cell office:value-type="float" office:value="2.93171644210815" calcext:value-type="float">
            <text:p>2,93171644210815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1429" calcext:value-type="float">
            <text:p>1429</text:p>
          </table:table-cell>
          <table:table-cell table:formula="of:=SUM([.C4];[.G4];[.K4];[.O4];[.S4];[.W4];[.AA4];[.AE4];[.AI4];[.AM4];[.AQ4]) / [.AW2]" office:value-type="float" office:value="2.66431088881059" calcext:value-type="float">
            <text:p>2,66431088881059</text:p>
          </table:table-cell>
          <table:table-cell table:number-columns-repeated="3"/>
          <table:table-cell table:formula="of:=MAX([.C4];[.G4];[.K4];[.O4];[.S4];[.W4];[.AA4];[.AE4];[.AI4];[.AM4];[.AQ4])" office:value-type="float" office:value="2.93171644210815" calcext:value-type="float">
            <text:p>2,93171644210815</text:p>
          </table:table-cell>
          <table:table-cell table:formula="of:=MIN([.C4];[.G4];[.K4];[.O4];[.S4];[.W4];[.AA4];[.AE4];[.AI4];[.AM4];[.AQ4])" office:value-type="float" office:value="2.22604846954346" calcext:value-type="float">
            <text:p>2,226048469543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1059" calcext:value-type="float">
            <text:p>1059</text:p>
          </table:table-cell>
          <table:table-cell office:value-type="float" office:value="1.73538756370544" calcext:value-type="float">
            <text:p>1,7353875637054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59" calcext:value-type="float">
            <text:p>1059</text:p>
          </table:table-cell>
          <table:table-cell office:value-type="float" office:value="2.16880035400391" calcext:value-type="float">
            <text:p>2,1688003540039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59" calcext:value-type="float">
            <text:p>1059</text:p>
          </table:table-cell>
          <table:table-cell office:value-type="float" office:value="2.23160600662231" calcext:value-type="float">
            <text:p>2,2316060066223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59" calcext:value-type="float">
            <text:p>1059</text:p>
          </table:table-cell>
          <table:table-cell office:value-type="float" office:value="2.12861704826355" calcext:value-type="float">
            <text:p>2,1286170482635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59" calcext:value-type="float">
            <text:p>1059</text:p>
          </table:table-cell>
          <table:table-cell office:value-type="float" office:value="2.1554970741272" calcext:value-type="float">
            <text:p>2,155497074127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59" calcext:value-type="float">
            <text:p>1059</text:p>
          </table:table-cell>
          <table:table-cell office:value-type="float" office:value="2.21012282371521" calcext:value-type="float">
            <text:p>2,2101228237152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59" calcext:value-type="float">
            <text:p>1059</text:p>
          </table:table-cell>
          <table:table-cell office:value-type="float" office:value="2.09343028068542" calcext:value-type="float">
            <text:p>2,0934302806854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59" calcext:value-type="float">
            <text:p>1059</text:p>
          </table:table-cell>
          <table:table-cell office:value-type="float" office:value="2.22692656517029" calcext:value-type="float">
            <text:p>2,2269265651702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59" calcext:value-type="float">
            <text:p>1059</text:p>
          </table:table-cell>
          <table:table-cell office:value-type="float" office:value="2.14109897613525" calcext:value-type="float">
            <text:p>2,1410989761352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59" calcext:value-type="float">
            <text:p>1059</text:p>
          </table:table-cell>
          <table:table-cell office:value-type="float" office:value="2.23280191421509" calcext:value-type="float">
            <text:p>2,2328019142150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59" calcext:value-type="float">
            <text:p>1059</text:p>
          </table:table-cell>
          <table:table-cell office:value-type="float" office:value="2.7391152381897" calcext:value-type="float">
            <text:p>2,7391152381897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1059" calcext:value-type="float">
            <text:p>1059</text:p>
          </table:table-cell>
          <table:table-cell table:formula="of:=SUM([.C5];[.G5];[.K5];[.O5];[.S5];[.W5];[.AA5];[.AE5];[.AI5];[.AM5];[.AQ5]) / [.AW2]" office:value-type="float" office:value="2.18758216771212" calcext:value-type="float">
            <text:p>2,18758216771212</text:p>
          </table:table-cell>
          <table:table-cell table:number-columns-repeated="3"/>
          <table:table-cell table:formula="of:=MAX([.C5];[.G5];[.K5];[.O5];[.S5];[.W5];[.AA5];[.AE5];[.AI5];[.AM5];[.AQ5])" office:value-type="float" office:value="2.7391152381897" calcext:value-type="float">
            <text:p>2,7391152381897</text:p>
          </table:table-cell>
          <table:table-cell table:formula="of:=MIN([.C5];[.G5];[.K5];[.O5];[.S5];[.W5];[.AA5];[.AE5];[.AI5];[.AM5];[.AQ5])" office:value-type="float" office:value="1.73538756370544" calcext:value-type="float">
            <text:p>1,73538756370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1082" calcext:value-type="float">
            <text:p>1082</text:p>
          </table:table-cell>
          <table:table-cell office:value-type="float" office:value="2.03655600547791" calcext:value-type="float">
            <text:p>2,0365560054779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2" calcext:value-type="float">
            <text:p>1082</text:p>
          </table:table-cell>
          <table:table-cell office:value-type="float" office:value="2.47305631637573" calcext:value-type="float">
            <text:p>2,4730563163757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2" calcext:value-type="float">
            <text:p>1082</text:p>
          </table:table-cell>
          <table:table-cell office:value-type="float" office:value="2.4782829284668" calcext:value-type="float">
            <text:p>2,478282928466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2" calcext:value-type="float">
            <text:p>1082</text:p>
          </table:table-cell>
          <table:table-cell office:value-type="float" office:value="2.18331217765808" calcext:value-type="float">
            <text:p>2,1833121776580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2" calcext:value-type="float">
            <text:p>1082</text:p>
          </table:table-cell>
          <table:table-cell office:value-type="float" office:value="1.94025731086731" calcext:value-type="float">
            <text:p>1,9402573108673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2" calcext:value-type="float">
            <text:p>1082</text:p>
          </table:table-cell>
          <table:table-cell office:value-type="float" office:value="2.23589468002319" calcext:value-type="float">
            <text:p>2,2358946800231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2" calcext:value-type="float">
            <text:p>1082</text:p>
          </table:table-cell>
          <table:table-cell office:value-type="float" office:value="2.532146692276" calcext:value-type="float">
            <text:p>2,53214669227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2" calcext:value-type="float">
            <text:p>1082</text:p>
          </table:table-cell>
          <table:table-cell office:value-type="float" office:value="2.24684453010559" calcext:value-type="float">
            <text:p>2,2468445301055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2" calcext:value-type="float">
            <text:p>1082</text:p>
          </table:table-cell>
          <table:table-cell office:value-type="float" office:value="2.42566752433777" calcext:value-type="float">
            <text:p>2,4256675243377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2" calcext:value-type="float">
            <text:p>1082</text:p>
          </table:table-cell>
          <table:table-cell office:value-type="float" office:value="2.64107894897461" calcext:value-type="float">
            <text:p>2,6410789489746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2" calcext:value-type="float">
            <text:p>1082</text:p>
          </table:table-cell>
          <table:table-cell office:value-type="float" office:value="2.33441472053528" calcext:value-type="float">
            <text:p>2,33441472053528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1082" calcext:value-type="float">
            <text:p>1082</text:p>
          </table:table-cell>
          <table:table-cell table:formula="of:=SUM([.C6];[.G6];[.K6];[.O6];[.S6];[.W6];[.AA6];[.AE6];[.AI6];[.AM6];[.AQ6]) / [.AW2]" office:value-type="float" office:value="2.32068289409984" calcext:value-type="float">
            <text:p>2,32068289409984</text:p>
          </table:table-cell>
          <table:table-cell table:number-columns-repeated="3"/>
          <table:table-cell table:formula="of:=MAX([.C6];[.G6];[.K6];[.O6];[.S6];[.W6];[.AA6];[.AE6];[.AI6];[.AM6];[.AQ6])" office:value-type="float" office:value="2.64107894897461" calcext:value-type="float">
            <text:p>2,64107894897461</text:p>
          </table:table-cell>
          <table:table-cell table:formula="of:=MIN([.C6];[.G6];[.K6];[.O6];[.S6];[.W6];[.AA6];[.AE6];[.AI6];[.AM6];[.AQ6])" office:value-type="float" office:value="1.94025731086731" calcext:value-type="float">
            <text:p>1,94025731086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941" calcext:value-type="float">
            <text:p>941</text:p>
          </table:table-cell>
          <table:table-cell office:value-type="float" office:value="1.70942854881287" calcext:value-type="float">
            <text:p>1,7094285488128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41" calcext:value-type="float">
            <text:p>941</text:p>
          </table:table-cell>
          <table:table-cell office:value-type="float" office:value="2.53198480606079" calcext:value-type="float">
            <text:p>2,5319848060607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41" calcext:value-type="float">
            <text:p>941</text:p>
          </table:table-cell>
          <table:table-cell office:value-type="float" office:value="2.00098180770874" calcext:value-type="float">
            <text:p>2,0009818077087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41" calcext:value-type="float">
            <text:p>941</text:p>
          </table:table-cell>
          <table:table-cell office:value-type="float" office:value="1.95829200744629" calcext:value-type="float">
            <text:p>1,9582920074462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41" calcext:value-type="float">
            <text:p>941</text:p>
          </table:table-cell>
          <table:table-cell office:value-type="float" office:value="1.71151852607727" calcext:value-type="float">
            <text:p>1,7115185260772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41" calcext:value-type="float">
            <text:p>941</text:p>
          </table:table-cell>
          <table:table-cell office:value-type="float" office:value="1.91224312782288" calcext:value-type="float">
            <text:p>1,9122431278228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41" calcext:value-type="float">
            <text:p>941</text:p>
          </table:table-cell>
          <table:table-cell office:value-type="float" office:value="2.25786161422729" calcext:value-type="float">
            <text:p>2,2578616142272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41" calcext:value-type="float">
            <text:p>941</text:p>
          </table:table-cell>
          <table:table-cell office:value-type="float" office:value="2.00668668746948" calcext:value-type="float">
            <text:p>2,0066866874694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41" calcext:value-type="float">
            <text:p>941</text:p>
          </table:table-cell>
          <table:table-cell office:value-type="float" office:value="2.10682487487793" calcext:value-type="float">
            <text:p>2,1068248748779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41" calcext:value-type="float">
            <text:p>941</text:p>
          </table:table-cell>
          <table:table-cell office:value-type="float" office:value="2.064861536026" calcext:value-type="float">
            <text:p>2,06486153602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41" calcext:value-type="float">
            <text:p>941</text:p>
          </table:table-cell>
          <table:table-cell office:value-type="float" office:value="2.0628867149353" calcext:value-type="float">
            <text:p>2,0628867149353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941" calcext:value-type="float">
            <text:p>941</text:p>
          </table:table-cell>
          <table:table-cell table:formula="of:=SUM([.C7];[.G7];[.K7];[.O7];[.S7];[.W7];[.AA7];[.AE7];[.AI7];[.AM7];[.AQ7]) / [.AW2]" office:value-type="float" office:value="2.02941547740589" calcext:value-type="float">
            <text:p>2,02941547740589</text:p>
          </table:table-cell>
          <table:table-cell table:number-columns-repeated="3"/>
          <table:table-cell table:formula="of:=MAX([.C7];[.G7];[.K7];[.O7];[.S7];[.W7];[.AA7];[.AE7];[.AI7];[.AM7];[.AQ7])" office:value-type="float" office:value="2.53198480606079" calcext:value-type="float">
            <text:p>2,53198480606079</text:p>
          </table:table-cell>
          <table:table-cell table:formula="of:=MIN([.C7];[.G7];[.K7];[.O7];[.S7];[.W7];[.AA7];[.AE7];[.AI7];[.AM7];[.AQ7])" office:value-type="float" office:value="1.70942854881287" calcext:value-type="float">
            <text:p>1,70942854881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972" calcext:value-type="float">
            <text:p>972</text:p>
          </table:table-cell>
          <table:table-cell office:value-type="float" office:value="1.92784357070923" calcext:value-type="float">
            <text:p>1,9278435707092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72" calcext:value-type="float">
            <text:p>972</text:p>
          </table:table-cell>
          <table:table-cell office:value-type="float" office:value="2.42294311523437" calcext:value-type="float">
            <text:p>2,4229431152343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72" calcext:value-type="float">
            <text:p>972</text:p>
          </table:table-cell>
          <table:table-cell office:value-type="float" office:value="2.2310836315155" calcext:value-type="float">
            <text:p>2,231083631515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72" calcext:value-type="float">
            <text:p>972</text:p>
          </table:table-cell>
          <table:table-cell office:value-type="float" office:value="2.08534932136536" calcext:value-type="float">
            <text:p>2,0853493213653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72" calcext:value-type="float">
            <text:p>972</text:p>
          </table:table-cell>
          <table:table-cell office:value-type="float" office:value="1.77779269218445" calcext:value-type="float">
            <text:p>1,7777926921844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72" calcext:value-type="float">
            <text:p>972</text:p>
          </table:table-cell>
          <table:table-cell office:value-type="float" office:value="2.10947203636169" calcext:value-type="float">
            <text:p>2,1094720363616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72" calcext:value-type="float">
            <text:p>972</text:p>
          </table:table-cell>
          <table:table-cell office:value-type="float" office:value="2.06821942329407" calcext:value-type="float">
            <text:p>2,0682194232940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72" calcext:value-type="float">
            <text:p>972</text:p>
          </table:table-cell>
          <table:table-cell office:value-type="float" office:value="2.11649131774902" calcext:value-type="float">
            <text:p>2,1164913177490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72" calcext:value-type="float">
            <text:p>972</text:p>
          </table:table-cell>
          <table:table-cell office:value-type="float" office:value="2.38811707496643" calcext:value-type="float">
            <text:p>2,3881170749664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72" calcext:value-type="float">
            <text:p>972</text:p>
          </table:table-cell>
          <table:table-cell office:value-type="float" office:value="2.22619485855103" calcext:value-type="float">
            <text:p>2,2261948585510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72" calcext:value-type="float">
            <text:p>972</text:p>
          </table:table-cell>
          <table:table-cell office:value-type="float" office:value="2.10155725479126" calcext:value-type="float">
            <text:p>2,10155725479126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972" calcext:value-type="float">
            <text:p>972</text:p>
          </table:table-cell>
          <table:table-cell table:formula="of:=SUM([.C8];[.G8];[.K8];[.O8];[.S8];[.W8];[.AA8];[.AE8];[.AI8];[.AM8];[.AQ8]) / [.AW2]" office:value-type="float" office:value="2.13227857242931" calcext:value-type="float">
            <text:p>2,13227857242931</text:p>
          </table:table-cell>
          <table:table-cell table:number-columns-repeated="3"/>
          <table:table-cell table:formula="of:=MAX([.C8];[.G8];[.K8];[.O8];[.S8];[.W8];[.AA8];[.AE8];[.AI8];[.AM8];[.AQ8])" office:value-type="float" office:value="2.42294311523437" calcext:value-type="float">
            <text:p>2,42294311523437</text:p>
          </table:table-cell>
          <table:table-cell table:formula="of:=MIN([.C8];[.G8];[.K8];[.O8];[.S8];[.W8];[.AA8];[.AE8];[.AI8];[.AM8];[.AQ8])" office:value-type="float" office:value="1.77779269218445" calcext:value-type="float">
            <text:p>1,777792692184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651" calcext:value-type="float">
            <text:p>651</text:p>
          </table:table-cell>
          <table:table-cell office:value-type="float" office:value="1.74334239959717" calcext:value-type="float">
            <text:p>1,7433423995971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651" calcext:value-type="float">
            <text:p>651</text:p>
          </table:table-cell>
          <table:table-cell office:value-type="float" office:value="3.04606580734253" calcext:value-type="float">
            <text:p>3,0460658073425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651" calcext:value-type="float">
            <text:p>651</text:p>
          </table:table-cell>
          <table:table-cell office:value-type="float" office:value="2.05094575881958" calcext:value-type="float">
            <text:p>2,0509457588195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651" calcext:value-type="float">
            <text:p>651</text:p>
          </table:table-cell>
          <table:table-cell office:value-type="float" office:value="2.0714282989502" calcext:value-type="float">
            <text:p>2,071428298950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651" calcext:value-type="float">
            <text:p>651</text:p>
          </table:table-cell>
          <table:table-cell office:value-type="float" office:value="2.54826712608337" calcext:value-type="float">
            <text:p>2,5482671260833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651" calcext:value-type="float">
            <text:p>651</text:p>
          </table:table-cell>
          <table:table-cell office:value-type="float" office:value="1.97595000267029" calcext:value-type="float">
            <text:p>1,9759500026702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651" calcext:value-type="float">
            <text:p>651</text:p>
          </table:table-cell>
          <table:table-cell office:value-type="float" office:value="1.9852614402771" calcext:value-type="float">
            <text:p>1,985261440277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651" calcext:value-type="float">
            <text:p>651</text:p>
          </table:table-cell>
          <table:table-cell office:value-type="float" office:value="1.93607449531555" calcext:value-type="float">
            <text:p>1,9360744953155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651" calcext:value-type="float">
            <text:p>651</text:p>
          </table:table-cell>
          <table:table-cell office:value-type="float" office:value="2.69531559944153" calcext:value-type="float">
            <text:p>2,6953155994415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651" calcext:value-type="float">
            <text:p>651</text:p>
          </table:table-cell>
          <table:table-cell office:value-type="float" office:value="2.1118791103363" calcext:value-type="float">
            <text:p>2,111879110336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651" calcext:value-type="float">
            <text:p>651</text:p>
          </table:table-cell>
          <table:table-cell office:value-type="float" office:value="2.09102296829224" calcext:value-type="float">
            <text:p>2,09102296829224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651" calcext:value-type="float">
            <text:p>651</text:p>
          </table:table-cell>
          <table:table-cell table:formula="of:=SUM([.C9];[.G9];[.K9];[.O9];[.S9];[.W9];[.AA9];[.AE9];[.AI9];[.AM9];[.AQ9]) / [.AW2]" office:value-type="float" office:value="2.20505027337508" calcext:value-type="float">
            <text:p>2,20505027337508</text:p>
          </table:table-cell>
          <table:table-cell table:number-columns-repeated="3"/>
          <table:table-cell table:formula="of:=MAX([.C9];[.G9];[.K9];[.O9];[.S9];[.W9];[.AA9];[.AE9];[.AI9];[.AM9];[.AQ9])" office:value-type="float" office:value="3.04606580734253" calcext:value-type="float">
            <text:p>3,04606580734253</text:p>
          </table:table-cell>
          <table:table-cell table:formula="of:=MIN([.C9];[.G9];[.K9];[.O9];[.S9];[.W9];[.AA9];[.AE9];[.AI9];[.AM9];[.AQ9])" office:value-type="float" office:value="1.74334239959717" calcext:value-type="float">
            <text:p>1,74334239959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979" calcext:value-type="float">
            <text:p>979</text:p>
          </table:table-cell>
          <table:table-cell office:value-type="float" office:value="1.68150401115417" calcext:value-type="float">
            <text:p>1,6815040111541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79" calcext:value-type="float">
            <text:p>979</text:p>
          </table:table-cell>
          <table:table-cell office:value-type="float" office:value="3.08127903938293" calcext:value-type="float">
            <text:p>3,0812790393829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79" calcext:value-type="float">
            <text:p>979</text:p>
          </table:table-cell>
          <table:table-cell office:value-type="float" office:value="2.05344462394714" calcext:value-type="float">
            <text:p>2,0534446239471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79" calcext:value-type="float">
            <text:p>979</text:p>
          </table:table-cell>
          <table:table-cell office:value-type="float" office:value="2.15036702156067" calcext:value-type="float">
            <text:p>2,1503670215606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79" calcext:value-type="float">
            <text:p>979</text:p>
          </table:table-cell>
          <table:table-cell office:value-type="float" office:value="2.12019681930542" calcext:value-type="float">
            <text:p>2,1201968193054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79" calcext:value-type="float">
            <text:p>979</text:p>
          </table:table-cell>
          <table:table-cell office:value-type="float" office:value="1.99917197227478" calcext:value-type="float">
            <text:p>1,9991719722747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79" calcext:value-type="float">
            <text:p>979</text:p>
          </table:table-cell>
          <table:table-cell office:value-type="float" office:value="1.95866584777832" calcext:value-type="float">
            <text:p>1,9586658477783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79" calcext:value-type="float">
            <text:p>979</text:p>
          </table:table-cell>
          <table:table-cell office:value-type="float" office:value="2.47349452972412" calcext:value-type="float">
            <text:p>2,4734945297241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79" calcext:value-type="float">
            <text:p>979</text:p>
          </table:table-cell>
          <table:table-cell office:value-type="float" office:value="3.07752275466919" calcext:value-type="float">
            <text:p>3,0775227546691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79" calcext:value-type="float">
            <text:p>979</text:p>
          </table:table-cell>
          <table:table-cell office:value-type="float" office:value="2.09885835647583" calcext:value-type="float">
            <text:p>2,0988583564758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79" calcext:value-type="float">
            <text:p>979</text:p>
          </table:table-cell>
          <table:table-cell office:value-type="float" office:value="2.1886932849884" calcext:value-type="float">
            <text:p>2,1886932849884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979" calcext:value-type="float">
            <text:p>979</text:p>
          </table:table-cell>
          <table:table-cell table:formula="of:=SUM([.C10];[.G10];[.K10];[.O10];[.S10];[.W10];[.AA10];[.AE10];[.AI10];[.AM10];[.AQ10]) / [.AW2]" office:value-type="float" office:value="2.26210893284191" calcext:value-type="float">
            <text:p>2,26210893284191</text:p>
          </table:table-cell>
          <table:table-cell table:number-columns-repeated="3"/>
          <table:table-cell table:formula="of:=MAX([.C10];[.G10];[.K10];[.O10];[.S10];[.W10];[.AA10];[.AE10];[.AI10];[.AM10];[.AQ10])" office:value-type="float" office:value="3.08127903938293" calcext:value-type="float">
            <text:p>3,08127903938293</text:p>
          </table:table-cell>
          <table:table-cell table:formula="of:=MIN([.C10];[.G10];[.K10];[.O10];[.S10];[.W10];[.AA10];[.AE10];[.AI10];[.AM10];[.AQ10])" office:value-type="float" office:value="1.68150401115417" calcext:value-type="float">
            <text:p>1,68150401115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1466" calcext:value-type="float">
            <text:p>1466</text:p>
          </table:table-cell>
          <table:table-cell office:value-type="float" office:value="2.36866736412048" calcext:value-type="float">
            <text:p>2,3686673641204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466" calcext:value-type="float">
            <text:p>1466</text:p>
          </table:table-cell>
          <table:table-cell office:value-type="float" office:value="3.12535047531128" calcext:value-type="float">
            <text:p>3,1253504753112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466" calcext:value-type="float">
            <text:p>1466</text:p>
          </table:table-cell>
          <table:table-cell office:value-type="float" office:value="3.497065782547" calcext:value-type="float">
            <text:p>3,49706578254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466" calcext:value-type="float">
            <text:p>1466</text:p>
          </table:table-cell>
          <table:table-cell office:value-type="float" office:value="2.50506281852722" calcext:value-type="float">
            <text:p>2,5050628185272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466" calcext:value-type="float">
            <text:p>1466</text:p>
          </table:table-cell>
          <table:table-cell office:value-type="float" office:value="2.78783130645752" calcext:value-type="float">
            <text:p>2,7878313064575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466" calcext:value-type="float">
            <text:p>1466</text:p>
          </table:table-cell>
          <table:table-cell office:value-type="float" office:value="2.69837403297424" calcext:value-type="float">
            <text:p>2,6983740329742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466" calcext:value-type="float">
            <text:p>1466</text:p>
          </table:table-cell>
          <table:table-cell office:value-type="float" office:value="2.56309080123901" calcext:value-type="float">
            <text:p>2,5630908012390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466" calcext:value-type="float">
            <text:p>1466</text:p>
          </table:table-cell>
          <table:table-cell office:value-type="float" office:value="2.87510275840759" calcext:value-type="float">
            <text:p>2,8751027584075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466" calcext:value-type="float">
            <text:p>1466</text:p>
          </table:table-cell>
          <table:table-cell office:value-type="float" office:value="3.38198804855347" calcext:value-type="float">
            <text:p>3,3819880485534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466" calcext:value-type="float">
            <text:p>1466</text:p>
          </table:table-cell>
          <table:table-cell office:value-type="float" office:value="2.64197182655334" calcext:value-type="float">
            <text:p>2,6419718265533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466" calcext:value-type="float">
            <text:p>1466</text:p>
          </table:table-cell>
          <table:table-cell office:value-type="float" office:value="2.52162003517151" calcext:value-type="float">
            <text:p>2,52162003517151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1466" calcext:value-type="float">
            <text:p>1466</text:p>
          </table:table-cell>
          <table:table-cell table:formula="of:=SUM([.C11];[.G11];[.K11];[.O11];[.S11];[.W11];[.AA11];[.AE11];[.AI11];[.AM11];[.AQ11]) / [.AW2]" office:value-type="float" office:value="2.81510229544206" calcext:value-type="float">
            <text:p>2,81510229544206</text:p>
          </table:table-cell>
          <table:table-cell table:number-columns-repeated="3"/>
          <table:table-cell table:formula="of:=MAX([.C11];[.G11];[.K11];[.O11];[.S11];[.W11];[.AA11];[.AE11];[.AI11];[.AM11];[.AQ11])" office:value-type="float" office:value="3.497065782547" calcext:value-type="float">
            <text:p>3,497065782547</text:p>
          </table:table-cell>
          <table:table-cell table:formula="of:=MIN([.C11];[.G11];[.K11];[.O11];[.S11];[.W11];[.AA11];[.AE11];[.AI11];[.AM11];[.AQ11])" office:value-type="float" office:value="2.36866736412048" calcext:value-type="float">
            <text:p>2,36866736412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1093" calcext:value-type="float">
            <text:p>1093</text:p>
          </table:table-cell>
          <table:table-cell office:value-type="float" office:value="1.69463276863098" calcext:value-type="float">
            <text:p>1,6946327686309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93" calcext:value-type="float">
            <text:p>1093</text:p>
          </table:table-cell>
          <table:table-cell office:value-type="float" office:value="2.0756504535675" calcext:value-type="float">
            <text:p>2,075650453567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93" calcext:value-type="float">
            <text:p>1093</text:p>
          </table:table-cell>
          <table:table-cell office:value-type="float" office:value="2.33688497543335" calcext:value-type="float">
            <text:p>2,3368849754333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93" calcext:value-type="float">
            <text:p>1093</text:p>
          </table:table-cell>
          <table:table-cell office:value-type="float" office:value="2.13950109481812" calcext:value-type="float">
            <text:p>2,1395010948181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93" calcext:value-type="float">
            <text:p>1093</text:p>
          </table:table-cell>
          <table:table-cell office:value-type="float" office:value="2.21792340278625" calcext:value-type="float">
            <text:p>2,2179234027862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93" calcext:value-type="float">
            <text:p>1093</text:p>
          </table:table-cell>
          <table:table-cell office:value-type="float" office:value="2.19806575775146" calcext:value-type="float">
            <text:p>2,1980657577514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93" calcext:value-type="float">
            <text:p>1093</text:p>
          </table:table-cell>
          <table:table-cell office:value-type="float" office:value="2.11561584472656" calcext:value-type="float">
            <text:p>2,1156158447265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93" calcext:value-type="float">
            <text:p>1093</text:p>
          </table:table-cell>
          <table:table-cell office:value-type="float" office:value="2.17743539810181" calcext:value-type="float">
            <text:p>2,1774353981018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93" calcext:value-type="float">
            <text:p>1093</text:p>
          </table:table-cell>
          <table:table-cell office:value-type="float" office:value="2.23933029174805" calcext:value-type="float">
            <text:p>2,2393302917480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93" calcext:value-type="float">
            <text:p>1093</text:p>
          </table:table-cell>
          <table:table-cell office:value-type="float" office:value="2.2330060005188" calcext:value-type="float">
            <text:p>2,233006000518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93" calcext:value-type="float">
            <text:p>1093</text:p>
          </table:table-cell>
          <table:table-cell office:value-type="float" office:value="2.25647664070129" calcext:value-type="float">
            <text:p>2,25647664070129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1093" calcext:value-type="float">
            <text:p>1093</text:p>
          </table:table-cell>
          <table:table-cell table:formula="of:=SUM([.C12];[.G12];[.K12];[.O12];[.S12];[.W12];[.AA12];[.AE12];[.AI12];[.AM12];[.AQ12]) / [.AW2]" office:value-type="float" office:value="2.15313842079856" calcext:value-type="float">
            <text:p>2,15313842079856</text:p>
          </table:table-cell>
          <table:table-cell table:number-columns-repeated="3"/>
          <table:table-cell table:formula="of:=MAX([.C12];[.G12];[.K12];[.O12];[.S12];[.W12];[.AA12];[.AE12];[.AI12];[.AM12];[.AQ12])" office:value-type="float" office:value="2.33688497543335" calcext:value-type="float">
            <text:p>2,33688497543335</text:p>
          </table:table-cell>
          <table:table-cell table:formula="of:=MIN([.C12];[.G12];[.K12];[.O12];[.S12];[.W12];[.AA12];[.AE12];[.AI12];[.AM12];[.AQ12])" office:value-type="float" office:value="1.69463276863098" calcext:value-type="float">
            <text:p>1,69463276863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1209" calcext:value-type="float">
            <text:p>1209</text:p>
          </table:table-cell>
          <table:table-cell office:value-type="float" office:value="2.08841991424561" calcext:value-type="float">
            <text:p>2,0884199142456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9" calcext:value-type="float">
            <text:p>1209</text:p>
          </table:table-cell>
          <table:table-cell office:value-type="float" office:value="2.61409211158752" calcext:value-type="float">
            <text:p>2,6140921115875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9" calcext:value-type="float">
            <text:p>1209</text:p>
          </table:table-cell>
          <table:table-cell office:value-type="float" office:value="2.62164998054504" calcext:value-type="float">
            <text:p>2,6216499805450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9" calcext:value-type="float">
            <text:p>1209</text:p>
          </table:table-cell>
          <table:table-cell office:value-type="float" office:value="2.59498023986816" calcext:value-type="float">
            <text:p>2,5949802398681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9" calcext:value-type="float">
            <text:p>1209</text:p>
          </table:table-cell>
          <table:table-cell office:value-type="float" office:value="2.5954692363739" calcext:value-type="float">
            <text:p>2,595469236373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9" calcext:value-type="float">
            <text:p>1209</text:p>
          </table:table-cell>
          <table:table-cell office:value-type="float" office:value="2.53646683692932" calcext:value-type="float">
            <text:p>2,5364668369293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9" calcext:value-type="float">
            <text:p>1209</text:p>
          </table:table-cell>
          <table:table-cell office:value-type="float" office:value="2.58371686935425" calcext:value-type="float">
            <text:p>2,5837168693542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9" calcext:value-type="float">
            <text:p>1209</text:p>
          </table:table-cell>
          <table:table-cell office:value-type="float" office:value="2.48554301261902" calcext:value-type="float">
            <text:p>2,4855430126190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9" calcext:value-type="float">
            <text:p>1209</text:p>
          </table:table-cell>
          <table:table-cell office:value-type="float" office:value="3.24124336242676" calcext:value-type="float">
            <text:p>3,2412433624267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9" calcext:value-type="float">
            <text:p>1209</text:p>
          </table:table-cell>
          <table:table-cell office:value-type="float" office:value="2.83328723907471" calcext:value-type="float">
            <text:p>2,8332872390747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9" calcext:value-type="float">
            <text:p>1209</text:p>
          </table:table-cell>
          <table:table-cell office:value-type="float" office:value="2.63533329963684" calcext:value-type="float">
            <text:p>2,63533329963684</text:p>
          </table:table-cell>
          <table:table-cell/>
          <table:table-cell office:value-type="string" calcext:value-type="string">
            <text:p>Janela11</text:p>
          </table:table-cell>
          <table:table-cell table:formula="of:=[.B13]" office:value-type="float" office:value="1209" calcext:value-type="float">
            <text:p>1209</text:p>
          </table:table-cell>
          <table:table-cell table:formula="of:=SUM([.C13];[.G13];[.K13];[.O13];[.S13];[.W13];[.AA13];[.AE13];[.AI13];[.AM13];[.AQ13]) / [.AW2]" office:value-type="float" office:value="2.62092746387828" calcext:value-type="float">
            <text:p>2,62092746387828</text:p>
          </table:table-cell>
          <table:table-cell table:number-columns-repeated="3"/>
          <table:table-cell table:formula="of:=MAX([.C13];[.G13];[.K13];[.O13];[.S13];[.W13];[.AA13];[.AE13];[.AI13];[.AM13];[.AQ13])" office:value-type="float" office:value="3.24124336242676" calcext:value-type="float">
            <text:p>3,24124336242676</text:p>
          </table:table-cell>
          <table:table-cell table:formula="of:=MIN([.C13];[.G13];[.K13];[.O13];[.S13];[.W13];[.AA13];[.AE13];[.AI13];[.AM13];[.AQ13])" office:value-type="float" office:value="2.08841991424561" calcext:value-type="float">
            <text:p>2,088419914245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1158" calcext:value-type="float">
            <text:p>1158</text:p>
          </table:table-cell>
          <table:table-cell office:value-type="float" office:value="2.02156662940979" calcext:value-type="float">
            <text:p>2,0215666294097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8" calcext:value-type="float">
            <text:p>1158</text:p>
          </table:table-cell>
          <table:table-cell office:value-type="float" office:value="2.79640126228333" calcext:value-type="float">
            <text:p>2,7964012622833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8" calcext:value-type="float">
            <text:p>1158</text:p>
          </table:table-cell>
          <table:table-cell office:value-type="float" office:value="2.49266219139099" calcext:value-type="float">
            <text:p>2,4926621913909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8" calcext:value-type="float">
            <text:p>1158</text:p>
          </table:table-cell>
          <table:table-cell office:value-type="float" office:value="2.43011474609375" calcext:value-type="float">
            <text:p>2,4301147460937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8" calcext:value-type="float">
            <text:p>1158</text:p>
          </table:table-cell>
          <table:table-cell office:value-type="float" office:value="2.48479461669922" calcext:value-type="float">
            <text:p>2,4847946166992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8" calcext:value-type="float">
            <text:p>1158</text:p>
          </table:table-cell>
          <table:table-cell office:value-type="float" office:value="2.39312410354614" calcext:value-type="float">
            <text:p>2,3931241035461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8" calcext:value-type="float">
            <text:p>1158</text:p>
          </table:table-cell>
          <table:table-cell office:value-type="float" office:value="2.46356630325317" calcext:value-type="float">
            <text:p>2,4635663032531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8" calcext:value-type="float">
            <text:p>1158</text:p>
          </table:table-cell>
          <table:table-cell office:value-type="float" office:value="2.37222051620483" calcext:value-type="float">
            <text:p>2,3722205162048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8" calcext:value-type="float">
            <text:p>1158</text:p>
          </table:table-cell>
          <table:table-cell office:value-type="float" office:value="3.2952675819397" calcext:value-type="float">
            <text:p>3,295267581939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8" calcext:value-type="float">
            <text:p>1158</text:p>
          </table:table-cell>
          <table:table-cell office:value-type="float" office:value="2.4612922668457" calcext:value-type="float">
            <text:p>2,461292266845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8" calcext:value-type="float">
            <text:p>1158</text:p>
          </table:table-cell>
          <table:table-cell office:value-type="float" office:value="2.52428007125854" calcext:value-type="float">
            <text:p>2,52428007125854</text:p>
          </table:table-cell>
          <table:table-cell/>
          <table:table-cell office:value-type="string" calcext:value-type="string">
            <text:p>Janela12</text:p>
          </table:table-cell>
          <table:table-cell table:formula="of:=[.B14]" office:value-type="float" office:value="1158" calcext:value-type="float">
            <text:p>1158</text:p>
          </table:table-cell>
          <table:table-cell table:formula="of:=SUM([.C14];[.G14];[.K14];[.O14];[.S14];[.W14];[.AA14];[.AE14];[.AI14];[.AM14];[.AQ14]) / [.AW2]" office:value-type="float" office:value="2.52139002626592" calcext:value-type="float">
            <text:p>2,52139002626592</text:p>
          </table:table-cell>
          <table:table-cell table:number-columns-repeated="3"/>
          <table:table-cell table:formula="of:=MAX([.C14];[.G14];[.K14];[.O14];[.S14];[.W14];[.AA14];[.AE14];[.AI14];[.AM14];[.AQ14])" office:value-type="float" office:value="3.2952675819397" calcext:value-type="float">
            <text:p>3,2952675819397</text:p>
          </table:table-cell>
          <table:table-cell table:formula="of:=MIN([.C14];[.G14];[.K14];[.O14];[.S14];[.W14];[.AA14];[.AE14];[.AI14];[.AM14];[.AQ14])" office:value-type="float" office:value="2.02156662940979" calcext:value-type="float">
            <text:p>2,02156662940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1428" calcext:value-type="float">
            <text:p>1428</text:p>
          </table:table-cell>
          <table:table-cell office:value-type="float" office:value="1.910893201828" calcext:value-type="float">
            <text:p>1,91089320182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28" calcext:value-type="float">
            <text:p>1428</text:p>
          </table:table-cell>
          <table:table-cell office:value-type="float" office:value="2.16612505912781" calcext:value-type="float">
            <text:p>2,16612505912781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28" calcext:value-type="float">
            <text:p>1428</text:p>
          </table:table-cell>
          <table:table-cell office:value-type="float" office:value="2.37617135047913" calcext:value-type="float">
            <text:p>2,3761713504791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28" calcext:value-type="float">
            <text:p>1428</text:p>
          </table:table-cell>
          <table:table-cell office:value-type="float" office:value="2.87490558624268" calcext:value-type="float">
            <text:p>2,8749055862426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28" calcext:value-type="float">
            <text:p>1428</text:p>
          </table:table-cell>
          <table:table-cell office:value-type="float" office:value="2.31004858016968" calcext:value-type="float">
            <text:p>2,3100485801696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28" calcext:value-type="float">
            <text:p>1428</text:p>
          </table:table-cell>
          <table:table-cell office:value-type="float" office:value="2.21083402633667" calcext:value-type="float">
            <text:p>2,2108340263366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28" calcext:value-type="float">
            <text:p>1428</text:p>
          </table:table-cell>
          <table:table-cell office:value-type="float" office:value="2.28147292137146" calcext:value-type="float">
            <text:p>2,2814729213714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28" calcext:value-type="float">
            <text:p>1428</text:p>
          </table:table-cell>
          <table:table-cell office:value-type="float" office:value="2.18445491790771" calcext:value-type="float">
            <text:p>2,18445491790771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28" calcext:value-type="float">
            <text:p>1428</text:p>
          </table:table-cell>
          <table:table-cell office:value-type="float" office:value="2.31172752380371" calcext:value-type="float">
            <text:p>2,31172752380371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28" calcext:value-type="float">
            <text:p>1428</text:p>
          </table:table-cell>
          <table:table-cell office:value-type="float" office:value="2.3741238117218" calcext:value-type="float">
            <text:p>2,374123811721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28" calcext:value-type="float">
            <text:p>1428</text:p>
          </table:table-cell>
          <table:table-cell office:value-type="float" office:value="2.28303289413452" calcext:value-type="float">
            <text:p>2,28303289413452</text:p>
          </table:table-cell>
          <table:table-cell/>
          <table:table-cell office:value-type="string" calcext:value-type="string">
            <text:p>Janela13</text:p>
          </table:table-cell>
          <table:table-cell table:formula="of:=[.B15]" office:value-type="float" office:value="1428" calcext:value-type="float">
            <text:p>1428</text:p>
          </table:table-cell>
          <table:table-cell table:formula="of:=SUM([.C15];[.G15];[.K15];[.O15];[.S15];[.W15];[.AA15];[.AE15];[.AI15];[.AM15];[.AQ15]) / [.AW2]" office:value-type="float" office:value="2.29852635210211" calcext:value-type="float">
            <text:p>2,29852635210211</text:p>
          </table:table-cell>
          <table:table-cell table:number-columns-repeated="3"/>
          <table:table-cell table:formula="of:=MAX([.C15];[.G15];[.K15];[.O15];[.S15];[.W15];[.AA15];[.AE15];[.AI15];[.AM15];[.AQ15])" office:value-type="float" office:value="2.87490558624268" calcext:value-type="float">
            <text:p>2,87490558624268</text:p>
          </table:table-cell>
          <table:table-cell table:formula="of:=MIN([.C15];[.G15];[.K15];[.O15];[.S15];[.W15];[.AA15];[.AE15];[.AI15];[.AM15];[.AQ15])" office:value-type="float" office:value="1.910893201828" calcext:value-type="float">
            <text:p>1,91089320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1133" calcext:value-type="float">
            <text:p>1133</text:p>
          </table:table-cell>
          <table:table-cell office:value-type="float" office:value="2.0086305141449" calcext:value-type="float">
            <text:p>2,008630514144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33" calcext:value-type="float">
            <text:p>1133</text:p>
          </table:table-cell>
          <table:table-cell office:value-type="float" office:value="2.95210742950439" calcext:value-type="float">
            <text:p>2,9521074295043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33" calcext:value-type="float">
            <text:p>1133</text:p>
          </table:table-cell>
          <table:table-cell office:value-type="float" office:value="2.1340126991272" calcext:value-type="float">
            <text:p>2,134012699127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33" calcext:value-type="float">
            <text:p>1133</text:p>
          </table:table-cell>
          <table:table-cell office:value-type="float" office:value="2.44007921218872" calcext:value-type="float">
            <text:p>2,4400792121887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33" calcext:value-type="float">
            <text:p>1133</text:p>
          </table:table-cell>
          <table:table-cell office:value-type="float" office:value="2.38540554046631" calcext:value-type="float">
            <text:p>2,3854055404663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33" calcext:value-type="float">
            <text:p>1133</text:p>
          </table:table-cell>
          <table:table-cell office:value-type="float" office:value="2.36785435676575" calcext:value-type="float">
            <text:p>2,3678543567657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33" calcext:value-type="float">
            <text:p>1133</text:p>
          </table:table-cell>
          <table:table-cell office:value-type="float" office:value="2.36997866630554" calcext:value-type="float">
            <text:p>2,3699786663055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33" calcext:value-type="float">
            <text:p>1133</text:p>
          </table:table-cell>
          <table:table-cell office:value-type="float" office:value="2.29154229164124" calcext:value-type="float">
            <text:p>2,2915422916412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33" calcext:value-type="float">
            <text:p>1133</text:p>
          </table:table-cell>
          <table:table-cell office:value-type="float" office:value="2.79779195785522" calcext:value-type="float">
            <text:p>2,7977919578552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33" calcext:value-type="float">
            <text:p>1133</text:p>
          </table:table-cell>
          <table:table-cell office:value-type="float" office:value="2.38889527320862" calcext:value-type="float">
            <text:p>2,3888952732086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33" calcext:value-type="float">
            <text:p>1133</text:p>
          </table:table-cell>
          <table:table-cell office:value-type="float" office:value="2.53644394874573" calcext:value-type="float">
            <text:p>2,53644394874573</text:p>
          </table:table-cell>
          <table:table-cell/>
          <table:table-cell office:value-type="string" calcext:value-type="string">
            <text:p>Janela14</text:p>
          </table:table-cell>
          <table:table-cell table:formula="of:=[.B16]" office:value-type="float" office:value="1133" calcext:value-type="float">
            <text:p>1133</text:p>
          </table:table-cell>
          <table:table-cell table:formula="of:=SUM([.C16];[.G16];[.K16];[.O16];[.S16];[.W16];[.AA16];[.AE16];[.AI16];[.AM16];[.AQ16]) / [.AW2]" office:value-type="float" office:value="2.42479471726851" calcext:value-type="float">
            <text:p>2,42479471726851</text:p>
          </table:table-cell>
          <table:table-cell table:number-columns-repeated="3"/>
          <table:table-cell table:formula="of:=MAX([.C16];[.G16];[.K16];[.O16];[.S16];[.W16];[.AA16];[.AE16];[.AI16];[.AM16];[.AQ16])" office:value-type="float" office:value="2.95210742950439" calcext:value-type="float">
            <text:p>2,95210742950439</text:p>
          </table:table-cell>
          <table:table-cell table:formula="of:=MIN([.C16];[.G16];[.K16];[.O16];[.S16];[.W16];[.AA16];[.AE16];[.AI16];[.AM16];[.AQ16])" office:value-type="float" office:value="2.0086305141449" calcext:value-type="float">
            <text:p>2,00863051414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655" calcext:value-type="float">
            <text:p>655</text:p>
          </table:table-cell>
          <table:table-cell office:value-type="float" office:value="2.07146096229553" calcext:value-type="float">
            <text:p>2,0714609622955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655" calcext:value-type="float">
            <text:p>655</text:p>
          </table:table-cell>
          <table:table-cell office:value-type="float" office:value="2.7260251045227" calcext:value-type="float">
            <text:p>2,726025104522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655" calcext:value-type="float">
            <text:p>655</text:p>
          </table:table-cell>
          <table:table-cell office:value-type="float" office:value="2.44965529441833" calcext:value-type="float">
            <text:p>2,4496552944183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655" calcext:value-type="float">
            <text:p>655</text:p>
          </table:table-cell>
          <table:table-cell office:value-type="float" office:value="2.07741546630859" calcext:value-type="float">
            <text:p>2,0774154663085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655" calcext:value-type="float">
            <text:p>655</text:p>
          </table:table-cell>
          <table:table-cell office:value-type="float" office:value="2.1075382232666" calcext:value-type="float">
            <text:p>2,107538223266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655" calcext:value-type="float">
            <text:p>655</text:p>
          </table:table-cell>
          <table:table-cell office:value-type="float" office:value="2.13282322883606" calcext:value-type="float">
            <text:p>2,1328232288360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655" calcext:value-type="float">
            <text:p>655</text:p>
          </table:table-cell>
          <table:table-cell office:value-type="float" office:value="2.12375974655151" calcext:value-type="float">
            <text:p>2,1237597465515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655" calcext:value-type="float">
            <text:p>655</text:p>
          </table:table-cell>
          <table:table-cell office:value-type="float" office:value="2.08539581298828" calcext:value-type="float">
            <text:p>2,0853958129882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655" calcext:value-type="float">
            <text:p>655</text:p>
          </table:table-cell>
          <table:table-cell office:value-type="float" office:value="2.08535242080688" calcext:value-type="float">
            <text:p>2,0853524208068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655" calcext:value-type="float">
            <text:p>655</text:p>
          </table:table-cell>
          <table:table-cell office:value-type="float" office:value="2.25701093673706" calcext:value-type="float">
            <text:p>2,2570109367370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655" calcext:value-type="float">
            <text:p>655</text:p>
          </table:table-cell>
          <table:table-cell office:value-type="float" office:value="2.1899938583374" calcext:value-type="float">
            <text:p>2,1899938583374</text:p>
          </table:table-cell>
          <table:table-cell/>
          <table:table-cell office:value-type="string" calcext:value-type="string">
            <text:p>Janela15</text:p>
          </table:table-cell>
          <table:table-cell table:formula="of:=[.B17]" office:value-type="float" office:value="655" calcext:value-type="float">
            <text:p>655</text:p>
          </table:table-cell>
          <table:table-cell table:formula="of:=SUM([.C17];[.G17];[.K17];[.O17];[.S17];[.W17];[.AA17];[.AE17];[.AI17];[.AM17];[.AQ17]) / [.AW2]" office:value-type="float" office:value="2.20967555046081" calcext:value-type="float">
            <text:p>2,20967555046081</text:p>
          </table:table-cell>
          <table:table-cell table:number-columns-repeated="3"/>
          <table:table-cell table:formula="of:=MAX([.C17];[.G17];[.K17];[.O17];[.S17];[.W17];[.AA17];[.AE17];[.AI17];[.AM17];[.AQ17])" office:value-type="float" office:value="2.7260251045227" calcext:value-type="float">
            <text:p>2,7260251045227</text:p>
          </table:table-cell>
          <table:table-cell table:formula="of:=MIN([.C17];[.G17];[.K17];[.O17];[.S17];[.W17];[.AA17];[.AE17];[.AI17];[.AM17];[.AQ17])" office:value-type="float" office:value="2.07146096229553" calcext:value-type="float">
            <text:p>2,07146096229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1139" calcext:value-type="float">
            <text:p>1139</text:p>
          </table:table-cell>
          <table:table-cell office:value-type="float" office:value="2.42155146598816" calcext:value-type="float">
            <text:p>2,4215514659881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39" calcext:value-type="float">
            <text:p>1139</text:p>
          </table:table-cell>
          <table:table-cell office:value-type="float" office:value="2.99664306640625" calcext:value-type="float">
            <text:p>2,9966430664062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39" calcext:value-type="float">
            <text:p>1139</text:p>
          </table:table-cell>
          <table:table-cell office:value-type="float" office:value="3.01066732406616" calcext:value-type="float">
            <text:p>3,0106673240661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39" calcext:value-type="float">
            <text:p>1139</text:p>
          </table:table-cell>
          <table:table-cell office:value-type="float" office:value="3.04781103134155" calcext:value-type="float">
            <text:p>3,0478110313415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39" calcext:value-type="float">
            <text:p>1139</text:p>
          </table:table-cell>
          <table:table-cell office:value-type="float" office:value="3.18973302841187" calcext:value-type="float">
            <text:p>3,1897330284118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39" calcext:value-type="float">
            <text:p>1139</text:p>
          </table:table-cell>
          <table:table-cell office:value-type="float" office:value="3.08310151100159" calcext:value-type="float">
            <text:p>3,0831015110015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39" calcext:value-type="float">
            <text:p>1139</text:p>
          </table:table-cell>
          <table:table-cell office:value-type="float" office:value="3.0472526550293" calcext:value-type="float">
            <text:p>3,047252655029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39" calcext:value-type="float">
            <text:p>1139</text:p>
          </table:table-cell>
          <table:table-cell office:value-type="float" office:value="3.09937906265259" calcext:value-type="float">
            <text:p>3,0993790626525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39" calcext:value-type="float">
            <text:p>1139</text:p>
          </table:table-cell>
          <table:table-cell office:value-type="float" office:value="2.99549555778503" calcext:value-type="float">
            <text:p>2,9954955577850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39" calcext:value-type="float">
            <text:p>1139</text:p>
          </table:table-cell>
          <table:table-cell office:value-type="float" office:value="3.39598751068115" calcext:value-type="float">
            <text:p>3,3959875106811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39" calcext:value-type="float">
            <text:p>1139</text:p>
          </table:table-cell>
          <table:table-cell office:value-type="float" office:value="3.02571129798889" calcext:value-type="float">
            <text:p>3,02571129798889</text:p>
          </table:table-cell>
          <table:table-cell/>
          <table:table-cell office:value-type="string" calcext:value-type="string">
            <text:p>Janela16</text:p>
          </table:table-cell>
          <table:table-cell table:formula="of:=[.B18]" office:value-type="float" office:value="1139" calcext:value-type="float">
            <text:p>1139</text:p>
          </table:table-cell>
          <table:table-cell table:formula="of:=SUM([.C18];[.G18];[.K18];[.O18];[.S18];[.W18];[.AA18];[.AE18];[.AI18];[.AM18];[.AQ18]) / [.AW2]" office:value-type="float" office:value="3.02848486466841" calcext:value-type="float">
            <text:p>3,02848486466841</text:p>
          </table:table-cell>
          <table:table-cell table:number-columns-repeated="3"/>
          <table:table-cell table:formula="of:=MAX([.C18];[.G18];[.K18];[.O18];[.S18];[.W18];[.AA18];[.AE18];[.AI18];[.AM18];[.AQ18])" office:value-type="float" office:value="3.39598751068115" calcext:value-type="float">
            <text:p>3,39598751068115</text:p>
          </table:table-cell>
          <table:table-cell table:formula="of:=MIN([.C18];[.G18];[.K18];[.O18];[.S18];[.W18];[.AA18];[.AE18];[.AI18];[.AM18];[.AQ18])" office:value-type="float" office:value="2.42155146598816" calcext:value-type="float">
            <text:p>2,42155146598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790" calcext:value-type="float">
            <text:p>790</text:p>
          </table:table-cell>
          <table:table-cell office:value-type="float" office:value="1.93881583213806" calcext:value-type="float">
            <text:p>1,9388158321380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790" calcext:value-type="float">
            <text:p>790</text:p>
          </table:table-cell>
          <table:table-cell office:value-type="float" office:value="2.15592789649963" calcext:value-type="float">
            <text:p>2,1559278964996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790" calcext:value-type="float">
            <text:p>790</text:p>
          </table:table-cell>
          <table:table-cell office:value-type="float" office:value="2.46587800979614" calcext:value-type="float">
            <text:p>2,4658780097961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790" calcext:value-type="float">
            <text:p>790</text:p>
          </table:table-cell>
          <table:table-cell office:value-type="float" office:value="2.16922974586487" calcext:value-type="float">
            <text:p>2,1692297458648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790" calcext:value-type="float">
            <text:p>790</text:p>
          </table:table-cell>
          <table:table-cell office:value-type="float" office:value="2.27824354171753" calcext:value-type="float">
            <text:p>2,2782435417175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790" calcext:value-type="float">
            <text:p>790</text:p>
          </table:table-cell>
          <table:table-cell office:value-type="float" office:value="2.14182639122009" calcext:value-type="float">
            <text:p>2,1418263912200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790" calcext:value-type="float">
            <text:p>790</text:p>
          </table:table-cell>
          <table:table-cell office:value-type="float" office:value="2.19435954093933" calcext:value-type="float">
            <text:p>2,1943595409393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790" calcext:value-type="float">
            <text:p>790</text:p>
          </table:table-cell>
          <table:table-cell office:value-type="float" office:value="2.18559598922729" calcext:value-type="float">
            <text:p>2,1855959892272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790" calcext:value-type="float">
            <text:p>790</text:p>
          </table:table-cell>
          <table:table-cell office:value-type="float" office:value="2.26527261734009" calcext:value-type="float">
            <text:p>2,2652726173400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790" calcext:value-type="float">
            <text:p>790</text:p>
          </table:table-cell>
          <table:table-cell office:value-type="float" office:value="2.41766810417175" calcext:value-type="float">
            <text:p>2,4176681041717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790" calcext:value-type="float">
            <text:p>790</text:p>
          </table:table-cell>
          <table:table-cell office:value-type="float" office:value="2.3472318649292" calcext:value-type="float">
            <text:p>2,3472318649292</text:p>
          </table:table-cell>
          <table:table-cell/>
          <table:table-cell office:value-type="string" calcext:value-type="string">
            <text:p>Janela17</text:p>
          </table:table-cell>
          <table:table-cell table:formula="of:=[.B19]" office:value-type="float" office:value="790" calcext:value-type="float">
            <text:p>790</text:p>
          </table:table-cell>
          <table:table-cell table:formula="of:=SUM([.C19];[.G19];[.K19];[.O19];[.S19];[.W19];[.AA19];[.AE19];[.AI19];[.AM19];[.AQ19]) / [.AW2]" office:value-type="float" office:value="2.232731775804" calcext:value-type="float">
            <text:p>2,232731775804</text:p>
          </table:table-cell>
          <table:table-cell table:number-columns-repeated="3"/>
          <table:table-cell table:formula="of:=MAX([.C19];[.G19];[.K19];[.O19];[.S19];[.W19];[.AA19];[.AE19];[.AI19];[.AM19];[.AQ19])" office:value-type="float" office:value="2.46587800979614" calcext:value-type="float">
            <text:p>2,46587800979614</text:p>
          </table:table-cell>
          <table:table-cell table:formula="of:=MIN([.C19];[.G19];[.K19];[.O19];[.S19];[.W19];[.AA19];[.AE19];[.AI19];[.AM19];[.AQ19])" office:value-type="float" office:value="1.93881583213806" calcext:value-type="float">
            <text:p>1,93881583213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607" calcext:value-type="float">
            <text:p>607</text:p>
          </table:table-cell>
          <table:table-cell office:value-type="float" office:value="1.38726282119751" calcext:value-type="float">
            <text:p>1,3872628211975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07" calcext:value-type="float">
            <text:p>607</text:p>
          </table:table-cell>
          <table:table-cell office:value-type="float" office:value="1.62614035606384" calcext:value-type="float">
            <text:p>1,6261403560638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07" calcext:value-type="float">
            <text:p>607</text:p>
          </table:table-cell>
          <table:table-cell office:value-type="float" office:value="2.29169130325317" calcext:value-type="float">
            <text:p>2,2916913032531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07" calcext:value-type="float">
            <text:p>607</text:p>
          </table:table-cell>
          <table:table-cell office:value-type="float" office:value="1.48412847518921" calcext:value-type="float">
            <text:p>1,4841284751892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07" calcext:value-type="float">
            <text:p>607</text:p>
          </table:table-cell>
          <table:table-cell office:value-type="float" office:value="1.95692372322083" calcext:value-type="float">
            <text:p>1,9569237232208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07" calcext:value-type="float">
            <text:p>607</text:p>
          </table:table-cell>
          <table:table-cell office:value-type="float" office:value="1.48389148712158" calcext:value-type="float">
            <text:p>1,4838914871215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07" calcext:value-type="float">
            <text:p>607</text:p>
          </table:table-cell>
          <table:table-cell office:value-type="float" office:value="1.48656511306763" calcext:value-type="float">
            <text:p>1,4865651130676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07" calcext:value-type="float">
            <text:p>607</text:p>
          </table:table-cell>
          <table:table-cell office:value-type="float" office:value="1.59022641181946" calcext:value-type="float">
            <text:p>1,5902264118194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07" calcext:value-type="float">
            <text:p>607</text:p>
          </table:table-cell>
          <table:table-cell office:value-type="float" office:value="1.53422355651855" calcext:value-type="float">
            <text:p>1,5342235565185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07" calcext:value-type="float">
            <text:p>607</text:p>
          </table:table-cell>
          <table:table-cell office:value-type="float" office:value="1.55247020721436" calcext:value-type="float">
            <text:p>1,5524702072143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607" calcext:value-type="float">
            <text:p>607</text:p>
          </table:table-cell>
          <table:table-cell office:value-type="float" office:value="1.74437046051025" calcext:value-type="float">
            <text:p>1,74437046051025</text:p>
          </table:table-cell>
          <table:table-cell/>
          <table:table-cell office:value-type="string" calcext:value-type="string">
            <text:p>Janela18</text:p>
          </table:table-cell>
          <table:table-cell table:formula="of:=[.B20]" office:value-type="float" office:value="607" calcext:value-type="float">
            <text:p>607</text:p>
          </table:table-cell>
          <table:table-cell table:formula="of:=SUM([.C20];[.G20];[.K20];[.O20];[.S20];[.W20];[.AA20];[.AE20];[.AI20];[.AM20];[.AQ20]) / [.AW2]" office:value-type="float" office:value="1.64889944683422" calcext:value-type="float">
            <text:p>1,64889944683422</text:p>
          </table:table-cell>
          <table:table-cell table:number-columns-repeated="3"/>
          <table:table-cell table:formula="of:=MAX([.C20];[.G20];[.K20];[.O20];[.S20];[.W20];[.AA20];[.AE20];[.AI20];[.AM20];[.AQ20])" office:value-type="float" office:value="2.29169130325317" calcext:value-type="float">
            <text:p>2,29169130325317</text:p>
          </table:table-cell>
          <table:table-cell table:formula="of:=MIN([.C20];[.G20];[.K20];[.O20];[.S20];[.W20];[.AA20];[.AE20];[.AI20];[.AM20];[.AQ20])" office:value-type="float" office:value="1.38726282119751" calcext:value-type="float">
            <text:p>1,38726282119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1618" calcext:value-type="float">
            <text:p>1618</text:p>
          </table:table-cell>
          <table:table-cell office:value-type="float" office:value="2.35572957992554" calcext:value-type="float">
            <text:p>2,3557295799255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18" calcext:value-type="float">
            <text:p>1618</text:p>
          </table:table-cell>
          <table:table-cell office:value-type="float" office:value="2.94610977172852" calcext:value-type="float">
            <text:p>2,9461097717285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18" calcext:value-type="float">
            <text:p>1618</text:p>
          </table:table-cell>
          <table:table-cell office:value-type="float" office:value="3.5742564201355" calcext:value-type="float">
            <text:p>3,574256420135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18" calcext:value-type="float">
            <text:p>1618</text:p>
          </table:table-cell>
          <table:table-cell office:value-type="float" office:value="3.04216837882996" calcext:value-type="float">
            <text:p>3,0421683788299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18" calcext:value-type="float">
            <text:p>1618</text:p>
          </table:table-cell>
          <table:table-cell office:value-type="float" office:value="3.23762917518616" calcext:value-type="float">
            <text:p>3,2376291751861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18" calcext:value-type="float">
            <text:p>1618</text:p>
          </table:table-cell>
          <table:table-cell office:value-type="float" office:value="3.00821995735168" calcext:value-type="float">
            <text:p>3,0082199573516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18" calcext:value-type="float">
            <text:p>1618</text:p>
          </table:table-cell>
          <table:table-cell office:value-type="float" office:value="3.03495478630066" calcext:value-type="float">
            <text:p>3,0349547863006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18" calcext:value-type="float">
            <text:p>1618</text:p>
          </table:table-cell>
          <table:table-cell office:value-type="float" office:value="3.0394172668457" calcext:value-type="float">
            <text:p>3,039417266845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18" calcext:value-type="float">
            <text:p>1618</text:p>
          </table:table-cell>
          <table:table-cell office:value-type="float" office:value="2.98037600517273" calcext:value-type="float">
            <text:p>2,9803760051727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18" calcext:value-type="float">
            <text:p>1618</text:p>
          </table:table-cell>
          <table:table-cell office:value-type="float" office:value="2.93122100830078" calcext:value-type="float">
            <text:p>2,9312210083007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18" calcext:value-type="float">
            <text:p>1618</text:p>
          </table:table-cell>
          <table:table-cell office:value-type="float" office:value="4.20918846130371" calcext:value-type="float">
            <text:p>4,20918846130371</text:p>
          </table:table-cell>
          <table:table-cell/>
          <table:table-cell office:value-type="string" calcext:value-type="string">
            <text:p>Janela19</text:p>
          </table:table-cell>
          <table:table-cell table:formula="of:=[.B21]" office:value-type="float" office:value="1618" calcext:value-type="float">
            <text:p>1618</text:p>
          </table:table-cell>
          <table:table-cell table:formula="of:=SUM([.C21];[.G21];[.K21];[.O21];[.S21];[.W21];[.AA21];[.AE21];[.AI21];[.AM21];[.AQ21]) / [.AW2]" office:value-type="float" office:value="3.12357007373463" calcext:value-type="float">
            <text:p>3,12357007373463</text:p>
          </table:table-cell>
          <table:table-cell table:number-columns-repeated="3"/>
          <table:table-cell table:formula="of:=MAX([.C21];[.G21];[.K21];[.O21];[.S21];[.W21];[.AA21];[.AE21];[.AI21];[.AM21];[.AQ21])" office:value-type="float" office:value="4.20918846130371" calcext:value-type="float">
            <text:p>4,20918846130371</text:p>
          </table:table-cell>
          <table:table-cell table:formula="of:=MIN([.C21];[.G21];[.K21];[.O21];[.S21];[.W21];[.AA21];[.AE21];[.AI21];[.AM21];[.AQ21])" office:value-type="float" office:value="2.35572957992554" calcext:value-type="float">
            <text:p>2,35572957992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2026" calcext:value-type="float">
            <text:p>2026</text:p>
          </table:table-cell>
          <table:table-cell office:value-type="float" office:value="2.71274209022522" calcext:value-type="float">
            <text:p>2,7127420902252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026" calcext:value-type="float">
            <text:p>2026</text:p>
          </table:table-cell>
          <table:table-cell office:value-type="float" office:value="3.67903995513916" calcext:value-type="float">
            <text:p>3,6790399551391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026" calcext:value-type="float">
            <text:p>2026</text:p>
          </table:table-cell>
          <table:table-cell office:value-type="float" office:value="3.37867617607117" calcext:value-type="float">
            <text:p>3,3786761760711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026" calcext:value-type="float">
            <text:p>2026</text:p>
          </table:table-cell>
          <table:table-cell office:value-type="float" office:value="3.02829074859619" calcext:value-type="float">
            <text:p>3,0282907485961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026" calcext:value-type="float">
            <text:p>2026</text:p>
          </table:table-cell>
          <table:table-cell office:value-type="float" office:value="2.81267666816711" calcext:value-type="float">
            <text:p>2,8126766681671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026" calcext:value-type="float">
            <text:p>2026</text:p>
          </table:table-cell>
          <table:table-cell office:value-type="float" office:value="2.87151265144348" calcext:value-type="float">
            <text:p>2,8715126514434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026" calcext:value-type="float">
            <text:p>2026</text:p>
          </table:table-cell>
          <table:table-cell office:value-type="float" office:value="2.83472084999084" calcext:value-type="float">
            <text:p>2,8347208499908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026" calcext:value-type="float">
            <text:p>2026</text:p>
          </table:table-cell>
          <table:table-cell office:value-type="float" office:value="2.86116194725037" calcext:value-type="float">
            <text:p>2,8611619472503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026" calcext:value-type="float">
            <text:p>2026</text:p>
          </table:table-cell>
          <table:table-cell office:value-type="float" office:value="2.97206211090088" calcext:value-type="float">
            <text:p>2,9720621109008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026" calcext:value-type="float">
            <text:p>2026</text:p>
          </table:table-cell>
          <table:table-cell office:value-type="float" office:value="3.08353734016418" calcext:value-type="float">
            <text:p>3,0835373401641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026" calcext:value-type="float">
            <text:p>2026</text:p>
          </table:table-cell>
          <table:table-cell office:value-type="float" office:value="3.18837213516235" calcext:value-type="float">
            <text:p>3,18837213516235</text:p>
          </table:table-cell>
          <table:table-cell/>
          <table:table-cell office:value-type="string" calcext:value-type="string">
            <text:p>Janela20</text:p>
          </table:table-cell>
          <table:table-cell table:formula="of:=[.B22]" office:value-type="float" office:value="2026" calcext:value-type="float">
            <text:p>2026</text:p>
          </table:table-cell>
          <table:table-cell table:formula="of:=SUM([.C22];[.G22];[.K22];[.O22];[.S22];[.W22];[.AA22];[.AE22];[.AI22];[.AM22];[.AQ22]) / [.AW2]" office:value-type="float" office:value="3.03843569755554" calcext:value-type="float">
            <text:p>3,03843569755554</text:p>
          </table:table-cell>
          <table:table-cell table:number-columns-repeated="3"/>
          <table:table-cell table:formula="of:=MAX([.C22];[.G22];[.K22];[.O22];[.S22];[.W22];[.AA22];[.AE22];[.AI22];[.AM22];[.AQ22])" office:value-type="float" office:value="3.67903995513916" calcext:value-type="float">
            <text:p>3,67903995513916</text:p>
          </table:table-cell>
          <table:table-cell table:formula="of:=MIN([.C22];[.G22];[.K22];[.O22];[.S22];[.W22];[.AA22];[.AE22];[.AI22];[.AM22];[.AQ22])" office:value-type="float" office:value="2.71274209022522" calcext:value-type="float">
            <text:p>2,71274209022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1335" calcext:value-type="float">
            <text:p>1335</text:p>
          </table:table-cell>
          <table:table-cell office:value-type="float" office:value="2.02261972427368" calcext:value-type="float">
            <text:p>2,0226197242736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5" calcext:value-type="float">
            <text:p>1335</text:p>
          </table:table-cell>
          <table:table-cell office:value-type="float" office:value="2.363445520401" calcext:value-type="float">
            <text:p>2,36344552040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5" calcext:value-type="float">
            <text:p>1335</text:p>
          </table:table-cell>
          <table:table-cell office:value-type="float" office:value="2.31565451622009" calcext:value-type="float">
            <text:p>2,3156545162200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5" calcext:value-type="float">
            <text:p>1335</text:p>
          </table:table-cell>
          <table:table-cell office:value-type="float" office:value="2.27804446220398" calcext:value-type="float">
            <text:p>2,2780444622039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5" calcext:value-type="float">
            <text:p>1335</text:p>
          </table:table-cell>
          <table:table-cell office:value-type="float" office:value="2.24371790885925" calcext:value-type="float">
            <text:p>2,2437179088592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5" calcext:value-type="float">
            <text:p>1335</text:p>
          </table:table-cell>
          <table:table-cell office:value-type="float" office:value="2.26980257034302" calcext:value-type="float">
            <text:p>2,2698025703430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5" calcext:value-type="float">
            <text:p>1335</text:p>
          </table:table-cell>
          <table:table-cell office:value-type="float" office:value="2.19194602966309" calcext:value-type="float">
            <text:p>2,1919460296630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5" calcext:value-type="float">
            <text:p>1335</text:p>
          </table:table-cell>
          <table:table-cell office:value-type="float" office:value="2.25918936729431" calcext:value-type="float">
            <text:p>2,2591893672943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5" calcext:value-type="float">
            <text:p>1335</text:p>
          </table:table-cell>
          <table:table-cell office:value-type="float" office:value="2.23412609100342" calcext:value-type="float">
            <text:p>2,2341260910034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5" calcext:value-type="float">
            <text:p>1335</text:p>
          </table:table-cell>
          <table:table-cell office:value-type="float" office:value="2.27093195915222" calcext:value-type="float">
            <text:p>2,2709319591522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5" calcext:value-type="float">
            <text:p>1335</text:p>
          </table:table-cell>
          <table:table-cell office:value-type="float" office:value="2.47292256355286" calcext:value-type="float">
            <text:p>2,47292256355286</text:p>
          </table:table-cell>
          <table:table-cell/>
          <table:table-cell office:value-type="string" calcext:value-type="string">
            <text:p>Janela21</text:p>
          </table:table-cell>
          <table:table-cell table:formula="of:=[.B23]" office:value-type="float" office:value="1335" calcext:value-type="float">
            <text:p>1335</text:p>
          </table:table-cell>
          <table:table-cell table:formula="of:=SUM([.C23];[.G23];[.K23];[.O23];[.S23];[.W23];[.AA23];[.AE23];[.AI23];[.AM23];[.AQ23]) / [.AW2]" office:value-type="float" office:value="2.2656727920879" calcext:value-type="float">
            <text:p>2,2656727920879</text:p>
          </table:table-cell>
          <table:table-cell table:number-columns-repeated="3"/>
          <table:table-cell table:formula="of:=MAX([.C23];[.G23];[.K23];[.O23];[.S23];[.W23];[.AA23];[.AE23];[.AI23];[.AM23];[.AQ23])" office:value-type="float" office:value="2.47292256355286" calcext:value-type="float">
            <text:p>2,47292256355286</text:p>
          </table:table-cell>
          <table:table-cell table:formula="of:=MIN([.C23];[.G23];[.K23];[.O23];[.S23];[.W23];[.AA23];[.AE23];[.AI23];[.AM23];[.AQ23])" office:value-type="float" office:value="2.02261972427368" calcext:value-type="float">
            <text:p>2,02261972427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1126" calcext:value-type="float">
            <text:p>1126</text:p>
          </table:table-cell>
          <table:table-cell office:value-type="float" office:value="2.20507502555847" calcext:value-type="float">
            <text:p>2,2050750255584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26" calcext:value-type="float">
            <text:p>1126</text:p>
          </table:table-cell>
          <table:table-cell office:value-type="float" office:value="2.3466682434082" calcext:value-type="float">
            <text:p>2,346668243408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26" calcext:value-type="float">
            <text:p>1126</text:p>
          </table:table-cell>
          <table:table-cell office:value-type="float" office:value="2.59474873542786" calcext:value-type="float">
            <text:p>2,5947487354278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26" calcext:value-type="float">
            <text:p>1126</text:p>
          </table:table-cell>
          <table:table-cell office:value-type="float" office:value="2.60130572319031" calcext:value-type="float">
            <text:p>2,6013057231903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26" calcext:value-type="float">
            <text:p>1126</text:p>
          </table:table-cell>
          <table:table-cell office:value-type="float" office:value="2.48956751823425" calcext:value-type="float">
            <text:p>2,4895675182342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26" calcext:value-type="float">
            <text:p>1126</text:p>
          </table:table-cell>
          <table:table-cell office:value-type="float" office:value="2.55373644828796" calcext:value-type="float">
            <text:p>2,5537364482879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26" calcext:value-type="float">
            <text:p>1126</text:p>
          </table:table-cell>
          <table:table-cell office:value-type="float" office:value="2.62978768348694" calcext:value-type="float">
            <text:p>2,6297876834869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26" calcext:value-type="float">
            <text:p>1126</text:p>
          </table:table-cell>
          <table:table-cell office:value-type="float" office:value="2.61517310142517" calcext:value-type="float">
            <text:p>2,6151731014251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26" calcext:value-type="float">
            <text:p>1126</text:p>
          </table:table-cell>
          <table:table-cell office:value-type="float" office:value="2.56280183792114" calcext:value-type="float">
            <text:p>2,5628018379211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26" calcext:value-type="float">
            <text:p>1126</text:p>
          </table:table-cell>
          <table:table-cell office:value-type="float" office:value="2.49684810638428" calcext:value-type="float">
            <text:p>2,4968481063842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26" calcext:value-type="float">
            <text:p>1126</text:p>
          </table:table-cell>
          <table:table-cell office:value-type="float" office:value="3.46300840377808" calcext:value-type="float">
            <text:p>3,46300840377808</text:p>
          </table:table-cell>
          <table:table-cell/>
          <table:table-cell office:value-type="string" calcext:value-type="string">
            <text:p>Janela22</text:p>
          </table:table-cell>
          <table:table-cell table:formula="of:=[.B24]" office:value-type="float" office:value="1126" calcext:value-type="float">
            <text:p>1126</text:p>
          </table:table-cell>
          <table:table-cell table:formula="of:=SUM([.C24];[.G24];[.K24];[.O24];[.S24];[.W24];[.AA24];[.AE24];[.AI24];[.AM24];[.AQ24]) / [.AW2]" office:value-type="float" office:value="2.59624734791842" calcext:value-type="float">
            <text:p>2,59624734791842</text:p>
          </table:table-cell>
          <table:table-cell table:number-columns-repeated="3"/>
          <table:table-cell table:formula="of:=MAX([.C24];[.G24];[.K24];[.O24];[.S24];[.W24];[.AA24];[.AE24];[.AI24];[.AM24];[.AQ24])" office:value-type="float" office:value="3.46300840377808" calcext:value-type="float">
            <text:p>3,46300840377808</text:p>
          </table:table-cell>
          <table:table-cell table:formula="of:=MIN([.C24];[.G24];[.K24];[.O24];[.S24];[.W24];[.AA24];[.AE24];[.AI24];[.AM24];[.AQ24])" office:value-type="float" office:value="2.20507502555847" calcext:value-type="float">
            <text:p>2,205075025558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818" calcext:value-type="float">
            <text:p>818</text:p>
          </table:table-cell>
          <table:table-cell office:value-type="float" office:value="1.79522609710693" calcext:value-type="float">
            <text:p>1,7952260971069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18" calcext:value-type="float">
            <text:p>818</text:p>
          </table:table-cell>
          <table:table-cell office:value-type="float" office:value="2.83138990402222" calcext:value-type="float">
            <text:p>2,8313899040222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18" calcext:value-type="float">
            <text:p>818</text:p>
          </table:table-cell>
          <table:table-cell office:value-type="float" office:value="1.97623872756958" calcext:value-type="float">
            <text:p>1,9762387275695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18" calcext:value-type="float">
            <text:p>818</text:p>
          </table:table-cell>
          <table:table-cell office:value-type="float" office:value="2.13424634933472" calcext:value-type="float">
            <text:p>2,1342463493347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18" calcext:value-type="float">
            <text:p>818</text:p>
          </table:table-cell>
          <table:table-cell office:value-type="float" office:value="2.01745295524597" calcext:value-type="float">
            <text:p>2,0174529552459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18" calcext:value-type="float">
            <text:p>818</text:p>
          </table:table-cell>
          <table:table-cell office:value-type="float" office:value="1.96370625495911" calcext:value-type="float">
            <text:p>1,9637062549591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18" calcext:value-type="float">
            <text:p>818</text:p>
          </table:table-cell>
          <table:table-cell office:value-type="float" office:value="2.03894400596619" calcext:value-type="float">
            <text:p>2,03894400596619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18" calcext:value-type="float">
            <text:p>818</text:p>
          </table:table-cell>
          <table:table-cell office:value-type="float" office:value="2.02235770225525" calcext:value-type="float">
            <text:p>2,0223577022552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18" calcext:value-type="float">
            <text:p>818</text:p>
          </table:table-cell>
          <table:table-cell office:value-type="float" office:value="1.93129563331604" calcext:value-type="float">
            <text:p>1,9312956333160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18" calcext:value-type="float">
            <text:p>818</text:p>
          </table:table-cell>
          <table:table-cell office:value-type="float" office:value="1.9533212184906" calcext:value-type="float">
            <text:p>1,953321218490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18" calcext:value-type="float">
            <text:p>818</text:p>
          </table:table-cell>
          <table:table-cell office:value-type="float" office:value="2.73095965385437" calcext:value-type="float">
            <text:p>2,73095965385437</text:p>
          </table:table-cell>
          <table:table-cell/>
          <table:table-cell office:value-type="string" calcext:value-type="string">
            <text:p>Janela23</text:p>
          </table:table-cell>
          <table:table-cell table:formula="of:=[.B25]" office:value-type="float" office:value="818" calcext:value-type="float">
            <text:p>818</text:p>
          </table:table-cell>
          <table:table-cell table:formula="of:=SUM([.C25];[.G25];[.K25];[.O25];[.S25];[.W25];[.AA25];[.AE25];[.AI25];[.AM25];[.AQ25]) / [.AW2]" office:value-type="float" office:value="2.12683077292009" calcext:value-type="float">
            <text:p>2,12683077292009</text:p>
          </table:table-cell>
          <table:table-cell table:number-columns-repeated="3"/>
          <table:table-cell table:formula="of:=MAX([.C25];[.G25];[.K25];[.O25];[.S25];[.W25];[.AA25];[.AE25];[.AI25];[.AM25];[.AQ25])" office:value-type="float" office:value="2.83138990402222" calcext:value-type="float">
            <text:p>2,83138990402222</text:p>
          </table:table-cell>
          <table:table-cell table:formula="of:=MIN([.C25];[.G25];[.K25];[.O25];[.S25];[.W25];[.AA25];[.AE25];[.AI25];[.AM25];[.AQ25])" office:value-type="float" office:value="1.79522609710693" calcext:value-type="float">
            <text:p>1,79522609710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902" calcext:value-type="float">
            <text:p>902</text:p>
          </table:table-cell>
          <table:table-cell office:value-type="float" office:value="2.02458310127258" calcext:value-type="float">
            <text:p>2,0245831012725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902" calcext:value-type="float">
            <text:p>902</text:p>
          </table:table-cell>
          <table:table-cell office:value-type="float" office:value="2.44129276275635" calcext:value-type="float">
            <text:p>2,4412927627563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902" calcext:value-type="float">
            <text:p>902</text:p>
          </table:table-cell>
          <table:table-cell office:value-type="float" office:value="2.6892294883728" calcext:value-type="float">
            <text:p>2,689229488372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902" calcext:value-type="float">
            <text:p>902</text:p>
          </table:table-cell>
          <table:table-cell office:value-type="float" office:value="2.42368507385254" calcext:value-type="float">
            <text:p>2,4236850738525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902" calcext:value-type="float">
            <text:p>902</text:p>
          </table:table-cell>
          <table:table-cell office:value-type="float" office:value="2.50936985015869" calcext:value-type="float">
            <text:p>2,5093698501586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902" calcext:value-type="float">
            <text:p>902</text:p>
          </table:table-cell>
          <table:table-cell office:value-type="float" office:value="3.09205889701843" calcext:value-type="float">
            <text:p>3,0920588970184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902" calcext:value-type="float">
            <text:p>902</text:p>
          </table:table-cell>
          <table:table-cell office:value-type="float" office:value="2.47409653663635" calcext:value-type="float">
            <text:p>2,4740965366363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902" calcext:value-type="float">
            <text:p>902</text:p>
          </table:table-cell>
          <table:table-cell office:value-type="float" office:value="2.57789754867554" calcext:value-type="float">
            <text:p>2,5778975486755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902" calcext:value-type="float">
            <text:p>902</text:p>
          </table:table-cell>
          <table:table-cell office:value-type="float" office:value="2.50141501426697" calcext:value-type="float">
            <text:p>2,5014150142669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902" calcext:value-type="float">
            <text:p>902</text:p>
          </table:table-cell>
          <table:table-cell office:value-type="float" office:value="2.54912900924683" calcext:value-type="float">
            <text:p>2,5491290092468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902" calcext:value-type="float">
            <text:p>902</text:p>
          </table:table-cell>
          <table:table-cell office:value-type="float" office:value="3.8098418712616" calcext:value-type="float">
            <text:p>3,8098418712616</text:p>
          </table:table-cell>
          <table:table-cell/>
          <table:table-cell office:value-type="string" calcext:value-type="string">
            <text:p>Janela24</text:p>
          </table:table-cell>
          <table:table-cell table:formula="of:=[.B26]" office:value-type="float" office:value="902" calcext:value-type="float">
            <text:p>902</text:p>
          </table:table-cell>
          <table:table-cell table:formula="of:=SUM([.C26];[.G26];[.K26];[.O26];[.S26];[.W26];[.AA26];[.AE26];[.AI26];[.AM26];[.AQ26]) / [.AW2]" office:value-type="float" office:value="2.64478174122897" calcext:value-type="float">
            <text:p>2,64478174122897</text:p>
          </table:table-cell>
          <table:table-cell table:number-columns-repeated="3"/>
          <table:table-cell table:formula="of:=MAX([.C26];[.G26];[.K26];[.O26];[.S26];[.W26];[.AA26];[.AE26];[.AI26];[.AM26];[.AQ26])" office:value-type="float" office:value="3.8098418712616" calcext:value-type="float">
            <text:p>3,8098418712616</text:p>
          </table:table-cell>
          <table:table-cell table:formula="of:=MIN([.C26];[.G26];[.K26];[.O26];[.S26];[.W26];[.AA26];[.AE26];[.AI26];[.AM26];[.AQ26])" office:value-type="float" office:value="2.02458310127258" calcext:value-type="float">
            <text:p>2,024583101272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1556" calcext:value-type="float">
            <text:p>1556</text:p>
          </table:table-cell>
          <table:table-cell office:value-type="float" office:value="3.25664258003235" calcext:value-type="float">
            <text:p>3,2566425800323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556" calcext:value-type="float">
            <text:p>1556</text:p>
          </table:table-cell>
          <table:table-cell office:value-type="float" office:value="3.4390025138855" calcext:value-type="float">
            <text:p>3,439002513885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556" calcext:value-type="float">
            <text:p>1556</text:p>
          </table:table-cell>
          <table:table-cell office:value-type="float" office:value="3.35013222694397" calcext:value-type="float">
            <text:p>3,3501322269439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556" calcext:value-type="float">
            <text:p>1556</text:p>
          </table:table-cell>
          <table:table-cell office:value-type="float" office:value="3.26781392097473" calcext:value-type="float">
            <text:p>3,2678139209747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556" calcext:value-type="float">
            <text:p>1556</text:p>
          </table:table-cell>
          <table:table-cell office:value-type="float" office:value="3.31676959991455" calcext:value-type="float">
            <text:p>3,3167695999145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556" calcext:value-type="float">
            <text:p>1556</text:p>
          </table:table-cell>
          <table:table-cell office:value-type="float" office:value="3.48326396942139" calcext:value-type="float">
            <text:p>3,4832639694213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556" calcext:value-type="float">
            <text:p>1556</text:p>
          </table:table-cell>
          <table:table-cell office:value-type="float" office:value="3.38128232955933" calcext:value-type="float">
            <text:p>3,3812823295593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556" calcext:value-type="float">
            <text:p>1556</text:p>
          </table:table-cell>
          <table:table-cell office:value-type="float" office:value="3.53404188156128" calcext:value-type="float">
            <text:p>3,5340418815612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556" calcext:value-type="float">
            <text:p>1556</text:p>
          </table:table-cell>
          <table:table-cell office:value-type="float" office:value="3.367427110672" calcext:value-type="float">
            <text:p>3,36742711067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556" calcext:value-type="float">
            <text:p>1556</text:p>
          </table:table-cell>
          <table:table-cell office:value-type="float" office:value="3.46377277374268" calcext:value-type="float">
            <text:p>3,4637727737426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556" calcext:value-type="float">
            <text:p>1556</text:p>
          </table:table-cell>
          <table:table-cell office:value-type="float" office:value="4.39649987220764" calcext:value-type="float">
            <text:p>4,39649987220764</text:p>
          </table:table-cell>
          <table:table-cell/>
          <table:table-cell office:value-type="string" calcext:value-type="string">
            <text:p>Janela25</text:p>
          </table:table-cell>
          <table:table-cell table:formula="of:=[.B27]" office:value-type="float" office:value="1556" calcext:value-type="float">
            <text:p>1556</text:p>
          </table:table-cell>
          <table:table-cell table:formula="of:=SUM([.C27];[.G27];[.K27];[.O27];[.S27];[.W27];[.AA27];[.AE27];[.AI27];[.AM27];[.AQ27]) / [.AW2]" office:value-type="float" office:value="3.47787716171958" calcext:value-type="float">
            <text:p>3,47787716171958</text:p>
          </table:table-cell>
          <table:table-cell table:number-columns-repeated="3"/>
          <table:table-cell table:formula="of:=MAX([.C27];[.G27];[.K27];[.O27];[.S27];[.W27];[.AA27];[.AE27];[.AI27];[.AM27];[.AQ27])" office:value-type="float" office:value="4.39649987220764" calcext:value-type="float">
            <text:p>4,39649987220764</text:p>
          </table:table-cell>
          <table:table-cell table:formula="of:=MIN([.C27];[.G27];[.K27];[.O27];[.S27];[.W27];[.AA27];[.AE27];[.AI27];[.AM27];[.AQ27])" office:value-type="float" office:value="3.25664258003235" calcext:value-type="float">
            <text:p>3,25664258003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1084" calcext:value-type="float">
            <text:p>1084</text:p>
          </table:table-cell>
          <table:table-cell office:value-type="float" office:value="2.10839200019836" calcext:value-type="float">
            <text:p>2,1083920001983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084" calcext:value-type="float">
            <text:p>1084</text:p>
          </table:table-cell>
          <table:table-cell office:value-type="float" office:value="2.81909084320068" calcext:value-type="float">
            <text:p>2,8190908432006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084" calcext:value-type="float">
            <text:p>1084</text:p>
          </table:table-cell>
          <table:table-cell office:value-type="float" office:value="2.51952314376831" calcext:value-type="float">
            <text:p>2,5195231437683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084" calcext:value-type="float">
            <text:p>1084</text:p>
          </table:table-cell>
          <table:table-cell office:value-type="float" office:value="2.5590488910675" calcext:value-type="float">
            <text:p>2,559048891067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084" calcext:value-type="float">
            <text:p>1084</text:p>
          </table:table-cell>
          <table:table-cell office:value-type="float" office:value="2.42110729217529" calcext:value-type="float">
            <text:p>2,4211072921752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084" calcext:value-type="float">
            <text:p>1084</text:p>
          </table:table-cell>
          <table:table-cell office:value-type="float" office:value="2.51910161972046" calcext:value-type="float">
            <text:p>2,5191016197204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084" calcext:value-type="float">
            <text:p>1084</text:p>
          </table:table-cell>
          <table:table-cell office:value-type="float" office:value="2.54962038993835" calcext:value-type="float">
            <text:p>2,5496203899383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084" calcext:value-type="float">
            <text:p>1084</text:p>
          </table:table-cell>
          <table:table-cell office:value-type="float" office:value="2.56415843963623" calcext:value-type="float">
            <text:p>2,5641584396362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084" calcext:value-type="float">
            <text:p>1084</text:p>
          </table:table-cell>
          <table:table-cell office:value-type="float" office:value="2.47154974937439" calcext:value-type="float">
            <text:p>2,4715497493743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084" calcext:value-type="float">
            <text:p>1084</text:p>
          </table:table-cell>
          <table:table-cell office:value-type="float" office:value="2.44591188430786" calcext:value-type="float">
            <text:p>2,4459118843078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084" calcext:value-type="float">
            <text:p>1084</text:p>
          </table:table-cell>
          <table:table-cell office:value-type="float" office:value="3.7557373046875" calcext:value-type="float">
            <text:p>3,7557373046875</text:p>
          </table:table-cell>
          <table:table-cell/>
          <table:table-cell office:value-type="string" calcext:value-type="string">
            <text:p>Janela26</text:p>
          </table:table-cell>
          <table:table-cell table:formula="of:=[.B28]" office:value-type="float" office:value="1084" calcext:value-type="float">
            <text:p>1084</text:p>
          </table:table-cell>
          <table:table-cell table:formula="of:=SUM([.C28];[.G28];[.K28];[.O28];[.S28];[.W28];[.AA28];[.AE28];[.AI28];[.AM28];[.AQ28]) / [.AW2]" office:value-type="float" office:value="2.6121128689159" calcext:value-type="float">
            <text:p>2,6121128689159</text:p>
          </table:table-cell>
          <table:table-cell table:number-columns-repeated="3"/>
          <table:table-cell table:formula="of:=MAX([.C28];[.G28];[.K28];[.O28];[.S28];[.W28];[.AA28];[.AE28];[.AI28];[.AM28];[.AQ28])" office:value-type="float" office:value="3.7557373046875" calcext:value-type="float">
            <text:p>3,7557373046875</text:p>
          </table:table-cell>
          <table:table-cell table:formula="of:=MIN([.C28];[.G28];[.K28];[.O28];[.S28];[.W28];[.AA28];[.AE28];[.AI28];[.AM28];[.AQ28])" office:value-type="float" office:value="2.10839200019836" calcext:value-type="float">
            <text:p>2,10839200019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855" calcext:value-type="float">
            <text:p>855</text:p>
          </table:table-cell>
          <table:table-cell office:value-type="float" office:value="1.57282304763794" calcext:value-type="float">
            <text:p>1,5728230476379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855" calcext:value-type="float">
            <text:p>855</text:p>
          </table:table-cell>
          <table:table-cell office:value-type="float" office:value="2.0753333568573" calcext:value-type="float">
            <text:p>2,075333356857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855" calcext:value-type="float">
            <text:p>855</text:p>
          </table:table-cell>
          <table:table-cell office:value-type="float" office:value="1.98855543136597" calcext:value-type="float">
            <text:p>1,9885554313659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855" calcext:value-type="float">
            <text:p>855</text:p>
          </table:table-cell>
          <table:table-cell office:value-type="float" office:value="1.95018076896667" calcext:value-type="float">
            <text:p>1,9501807689666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855" calcext:value-type="float">
            <text:p>855</text:p>
          </table:table-cell>
          <table:table-cell office:value-type="float" office:value="1.968097448349" calcext:value-type="float">
            <text:p>1,96809744834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855" calcext:value-type="float">
            <text:p>855</text:p>
          </table:table-cell>
          <table:table-cell office:value-type="float" office:value="1.9650092124939" calcext:value-type="float">
            <text:p>1,965009212493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855" calcext:value-type="float">
            <text:p>855</text:p>
          </table:table-cell>
          <table:table-cell office:value-type="float" office:value="1.9165575504303" calcext:value-type="float">
            <text:p>1,916557550430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855" calcext:value-type="float">
            <text:p>855</text:p>
          </table:table-cell>
          <table:table-cell office:value-type="float" office:value="1.83151268959045" calcext:value-type="float">
            <text:p>1,8315126895904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855" calcext:value-type="float">
            <text:p>855</text:p>
          </table:table-cell>
          <table:table-cell office:value-type="float" office:value="2.00591588020325" calcext:value-type="float">
            <text:p>2,0059158802032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855" calcext:value-type="float">
            <text:p>855</text:p>
          </table:table-cell>
          <table:table-cell office:value-type="float" office:value="2.11251330375671" calcext:value-type="float">
            <text:p>2,1125133037567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855" calcext:value-type="float">
            <text:p>855</text:p>
          </table:table-cell>
          <table:table-cell office:value-type="float" office:value="2.57439351081848" calcext:value-type="float">
            <text:p>2,57439351081848</text:p>
          </table:table-cell>
          <table:table-cell/>
          <table:table-cell office:value-type="string" calcext:value-type="string">
            <text:p>Janela27</text:p>
          </table:table-cell>
          <table:table-cell table:formula="of:=[.B29]" office:value-type="float" office:value="855" calcext:value-type="float">
            <text:p>855</text:p>
          </table:table-cell>
          <table:table-cell table:formula="of:=SUM([.C29];[.G29];[.K29];[.O29];[.S29];[.W29];[.AA29];[.AE29];[.AI29];[.AM29];[.AQ29]) / [.AW2]" office:value-type="float" office:value="1.99644474549727" calcext:value-type="float">
            <text:p>1,99644474549727</text:p>
          </table:table-cell>
          <table:table-cell table:number-columns-repeated="3"/>
          <table:table-cell table:formula="of:=MAX([.C29];[.G29];[.K29];[.O29];[.S29];[.W29];[.AA29];[.AE29];[.AI29];[.AM29];[.AQ29])" office:value-type="float" office:value="2.57439351081848" calcext:value-type="float">
            <text:p>2,57439351081848</text:p>
          </table:table-cell>
          <table:table-cell table:formula="of:=MIN([.C29];[.G29];[.K29];[.O29];[.S29];[.W29];[.AA29];[.AE29];[.AI29];[.AM29];[.AQ29])" office:value-type="float" office:value="1.57282304763794" calcext:value-type="float">
            <text:p>1,57282304763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1310" calcext:value-type="float">
            <text:p>1310</text:p>
          </table:table-cell>
          <table:table-cell office:value-type="float" office:value="2.05253839492798" calcext:value-type="float">
            <text:p>2,0525383949279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10" calcext:value-type="float">
            <text:p>1310</text:p>
          </table:table-cell>
          <table:table-cell office:value-type="float" office:value="2.29061579704285" calcext:value-type="float">
            <text:p>2,2906157970428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10" calcext:value-type="float">
            <text:p>1310</text:p>
          </table:table-cell>
          <table:table-cell office:value-type="float" office:value="2.46787667274475" calcext:value-type="float">
            <text:p>2,4678766727447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10" calcext:value-type="float">
            <text:p>1310</text:p>
          </table:table-cell>
          <table:table-cell office:value-type="float" office:value="2.32181239128113" calcext:value-type="float">
            <text:p>2,3218123912811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10" calcext:value-type="float">
            <text:p>1310</text:p>
          </table:table-cell>
          <table:table-cell office:value-type="float" office:value="2.42742490768433" calcext:value-type="float">
            <text:p>2,4274249076843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10" calcext:value-type="float">
            <text:p>1310</text:p>
          </table:table-cell>
          <table:table-cell office:value-type="float" office:value="2.35203289985657" calcext:value-type="float">
            <text:p>2,3520328998565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10" calcext:value-type="float">
            <text:p>1310</text:p>
          </table:table-cell>
          <table:table-cell office:value-type="float" office:value="2.30426502227783" calcext:value-type="float">
            <text:p>2,3042650222778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10" calcext:value-type="float">
            <text:p>1310</text:p>
          </table:table-cell>
          <table:table-cell office:value-type="float" office:value="2.62976932525635" calcext:value-type="float">
            <text:p>2,6297693252563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10" calcext:value-type="float">
            <text:p>1310</text:p>
          </table:table-cell>
          <table:table-cell office:value-type="float" office:value="2.37139916419983" calcext:value-type="float">
            <text:p>2,3713991641998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10" calcext:value-type="float">
            <text:p>1310</text:p>
          </table:table-cell>
          <table:table-cell office:value-type="float" office:value="2.33680272102356" calcext:value-type="float">
            <text:p>2,3368027210235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10" calcext:value-type="float">
            <text:p>1310</text:p>
          </table:table-cell>
          <table:table-cell office:value-type="float" office:value="3.48031854629517" calcext:value-type="float">
            <text:p>3,48031854629517</text:p>
          </table:table-cell>
          <table:table-cell/>
          <table:table-cell office:value-type="string" calcext:value-type="string">
            <text:p>Janela28</text:p>
          </table:table-cell>
          <table:table-cell table:formula="of:=[.B30]" office:value-type="float" office:value="1310" calcext:value-type="float">
            <text:p>1310</text:p>
          </table:table-cell>
          <table:table-cell table:formula="of:=SUM([.C30];[.G30];[.K30];[.O30];[.S30];[.W30];[.AA30];[.AE30];[.AI30];[.AM30];[.AQ30]) / [.AW2]" office:value-type="float" office:value="2.45771416750821" calcext:value-type="float">
            <text:p>2,45771416750821</text:p>
          </table:table-cell>
          <table:table-cell table:number-columns-repeated="3"/>
          <table:table-cell table:formula="of:=MAX([.C30];[.G30];[.K30];[.O30];[.S30];[.W30];[.AA30];[.AE30];[.AI30];[.AM30];[.AQ30])" office:value-type="float" office:value="3.48031854629517" calcext:value-type="float">
            <text:p>3,48031854629517</text:p>
          </table:table-cell>
          <table:table-cell table:formula="of:=MIN([.C30];[.G30];[.K30];[.O30];[.S30];[.W30];[.AA30];[.AE30];[.AI30];[.AM30];[.AQ30])" office:value-type="float" office:value="2.05253839492798" calcext:value-type="float">
            <text:p>2,05253839492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942" calcext:value-type="float">
            <text:p>942</text:p>
          </table:table-cell>
          <table:table-cell office:value-type="float" office:value="1.91690325737" calcext:value-type="float">
            <text:p>1,9169032573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42" calcext:value-type="float">
            <text:p>942</text:p>
          </table:table-cell>
          <table:table-cell office:value-type="float" office:value="2.71622061729431" calcext:value-type="float">
            <text:p>2,7162206172943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42" calcext:value-type="float">
            <text:p>942</text:p>
          </table:table-cell>
          <table:table-cell office:value-type="float" office:value="2.3565936088562" calcext:value-type="float">
            <text:p>2,356593608856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42" calcext:value-type="float">
            <text:p>942</text:p>
          </table:table-cell>
          <table:table-cell office:value-type="float" office:value="2.21063041687012" calcext:value-type="float">
            <text:p>2,2106304168701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42" calcext:value-type="float">
            <text:p>942</text:p>
          </table:table-cell>
          <table:table-cell office:value-type="float" office:value="2.34067106246948" calcext:value-type="float">
            <text:p>2,34067106246948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42" calcext:value-type="float">
            <text:p>942</text:p>
          </table:table-cell>
          <table:table-cell office:value-type="float" office:value="2.27850794792175" calcext:value-type="float">
            <text:p>2,2785079479217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42" calcext:value-type="float">
            <text:p>942</text:p>
          </table:table-cell>
          <table:table-cell office:value-type="float" office:value="2.36931729316711" calcext:value-type="float">
            <text:p>2,3693172931671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42" calcext:value-type="float">
            <text:p>942</text:p>
          </table:table-cell>
          <table:table-cell office:value-type="float" office:value="2.81501913070679" calcext:value-type="float">
            <text:p>2,8150191307067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42" calcext:value-type="float">
            <text:p>942</text:p>
          </table:table-cell>
          <table:table-cell office:value-type="float" office:value="2.39733910560608" calcext:value-type="float">
            <text:p>2,39733910560608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42" calcext:value-type="float">
            <text:p>942</text:p>
          </table:table-cell>
          <table:table-cell office:value-type="float" office:value="2.32432103157043" calcext:value-type="float">
            <text:p>2,3243210315704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42" calcext:value-type="float">
            <text:p>942</text:p>
          </table:table-cell>
          <table:table-cell office:value-type="float" office:value="3.32620000839233" calcext:value-type="float">
            <text:p>3,32620000839233</text:p>
          </table:table-cell>
          <table:table-cell/>
          <table:table-cell office:value-type="string" calcext:value-type="string">
            <text:p>Janela29</text:p>
          </table:table-cell>
          <table:table-cell table:formula="of:=[.B31]" office:value-type="float" office:value="942" calcext:value-type="float">
            <text:p>942</text:p>
          </table:table-cell>
          <table:table-cell table:formula="of:=SUM([.C31];[.G31];[.K31];[.O31];[.S31];[.W31];[.AA31];[.AE31];[.AI31];[.AM31];[.AQ31]) / [.AW2]" office:value-type="float" office:value="2.45924758911133" calcext:value-type="float">
            <text:p>2,45924758911133</text:p>
          </table:table-cell>
          <table:table-cell table:number-columns-repeated="3"/>
          <table:table-cell table:formula="of:=MAX([.C31];[.G31];[.K31];[.O31];[.S31];[.W31];[.AA31];[.AE31];[.AI31];[.AM31];[.AQ31])" office:value-type="float" office:value="3.32620000839233" calcext:value-type="float">
            <text:p>3,32620000839233</text:p>
          </table:table-cell>
          <table:table-cell table:formula="of:=MIN([.C31];[.G31];[.K31];[.O31];[.S31];[.W31];[.AA31];[.AE31];[.AI31];[.AM31];[.AQ31])" office:value-type="float" office:value="1.91690325737" calcext:value-type="float">
            <text:p>1,91690325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743" calcext:value-type="float">
            <text:p>743</text:p>
          </table:table-cell>
          <table:table-cell office:value-type="float" office:value="1.96674275398254" calcext:value-type="float">
            <text:p>1,9667427539825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3" calcext:value-type="float">
            <text:p>743</text:p>
          </table:table-cell>
          <table:table-cell office:value-type="float" office:value="2.68932700157166" calcext:value-type="float">
            <text:p>2,6893270015716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3" calcext:value-type="float">
            <text:p>743</text:p>
          </table:table-cell>
          <table:table-cell office:value-type="float" office:value="2.50694870948791" calcext:value-type="float">
            <text:p>2,5069487094879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3" calcext:value-type="float">
            <text:p>743</text:p>
          </table:table-cell>
          <table:table-cell office:value-type="float" office:value="2.39567875862122" calcext:value-type="float">
            <text:p>2,3956787586212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3" calcext:value-type="float">
            <text:p>743</text:p>
          </table:table-cell>
          <table:table-cell office:value-type="float" office:value="2.44019460678101" calcext:value-type="float">
            <text:p>2,4401946067810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3" calcext:value-type="float">
            <text:p>743</text:p>
          </table:table-cell>
          <table:table-cell office:value-type="float" office:value="2.40547847747803" calcext:value-type="float">
            <text:p>2,4054784774780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3" calcext:value-type="float">
            <text:p>743</text:p>
          </table:table-cell>
          <table:table-cell office:value-type="float" office:value="3.15414357185364" calcext:value-type="float">
            <text:p>3,1541435718536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3" calcext:value-type="float">
            <text:p>743</text:p>
          </table:table-cell>
          <table:table-cell office:value-type="float" office:value="2.87994623184204" calcext:value-type="float">
            <text:p>2,8799462318420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3" calcext:value-type="float">
            <text:p>743</text:p>
          </table:table-cell>
          <table:table-cell office:value-type="float" office:value="2.53840708732605" calcext:value-type="float">
            <text:p>2,5384070873260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3" calcext:value-type="float">
            <text:p>743</text:p>
          </table:table-cell>
          <table:table-cell office:value-type="float" office:value="2.39908003807068" calcext:value-type="float">
            <text:p>2,3990800380706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743" calcext:value-type="float">
            <text:p>743</text:p>
          </table:table-cell>
          <table:table-cell office:value-type="float" office:value="3.63529491424561" calcext:value-type="float">
            <text:p>3,63529491424561</text:p>
          </table:table-cell>
          <table:table-cell/>
          <table:table-cell office:value-type="string" calcext:value-type="string">
            <text:p>Janela30</text:p>
          </table:table-cell>
          <table:table-cell table:formula="of:=[.B32]" office:value-type="float" office:value="743" calcext:value-type="float">
            <text:p>743</text:p>
          </table:table-cell>
          <table:table-cell table:formula="of:=SUM([.C32];[.G32];[.K32];[.O32];[.S32];[.W32];[.AA32];[.AE32];[.AI32];[.AM32];[.AQ32]) / [.AW2]" office:value-type="float" office:value="2.63738565011458" calcext:value-type="float">
            <text:p>2,63738565011458</text:p>
          </table:table-cell>
          <table:table-cell table:number-columns-repeated="3"/>
          <table:table-cell table:formula="of:=MAX([.C32];[.G32];[.K32];[.O32];[.S32];[.W32];[.AA32];[.AE32];[.AI32];[.AM32];[.AQ32])" office:value-type="float" office:value="3.63529491424561" calcext:value-type="float">
            <text:p>3,63529491424561</text:p>
          </table:table-cell>
          <table:table-cell table:formula="of:=MIN([.C32];[.G32];[.K32];[.O32];[.S32];[.W32];[.AA32];[.AE32];[.AI32];[.AM32];[.AQ32])" office:value-type="float" office:value="1.96674275398254" calcext:value-type="float">
            <text:p>1,966742753982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1</text:p>
          </table:table-cell>
          <table:table-cell office:value-type="float" office:value="803" calcext:value-type="float">
            <text:p>803</text:p>
          </table:table-cell>
          <table:table-cell office:value-type="float" office:value="1.76328444480896" calcext:value-type="float">
            <text:p>1,76328444480896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03" calcext:value-type="float">
            <text:p>803</text:p>
          </table:table-cell>
          <table:table-cell office:value-type="float" office:value="2.17507028579712" calcext:value-type="float">
            <text:p>2,17507028579712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03" calcext:value-type="float">
            <text:p>803</text:p>
          </table:table-cell>
          <table:table-cell office:value-type="float" office:value="2.28181672096252" calcext:value-type="float">
            <text:p>2,28181672096252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03" calcext:value-type="float">
            <text:p>803</text:p>
          </table:table-cell>
          <table:table-cell office:value-type="float" office:value="2.14534568786621" calcext:value-type="float">
            <text:p>2,14534568786621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03" calcext:value-type="float">
            <text:p>803</text:p>
          </table:table-cell>
          <table:table-cell office:value-type="float" office:value="2.16301250457764" calcext:value-type="float">
            <text:p>2,16301250457764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03" calcext:value-type="float">
            <text:p>803</text:p>
          </table:table-cell>
          <table:table-cell office:value-type="float" office:value="2.1632981300354" calcext:value-type="float">
            <text:p>2,1632981300354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03" calcext:value-type="float">
            <text:p>803</text:p>
          </table:table-cell>
          <table:table-cell office:value-type="float" office:value="2.17650890350342" calcext:value-type="float">
            <text:p>2,17650890350342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03" calcext:value-type="float">
            <text:p>803</text:p>
          </table:table-cell>
          <table:table-cell office:value-type="float" office:value="2.30087041854858" calcext:value-type="float">
            <text:p>2,30087041854858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03" calcext:value-type="float">
            <text:p>803</text:p>
          </table:table-cell>
          <table:table-cell office:value-type="float" office:value="2.55352544784546" calcext:value-type="float">
            <text:p>2,55352544784546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03" calcext:value-type="float">
            <text:p>803</text:p>
          </table:table-cell>
          <table:table-cell office:value-type="float" office:value="2.17639541625977" calcext:value-type="float">
            <text:p>2,17639541625977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03" calcext:value-type="float">
            <text:p>803</text:p>
          </table:table-cell>
          <table:table-cell office:value-type="float" office:value="3.18893480300903" calcext:value-type="float">
            <text:p>3,18893480300903</text:p>
          </table:table-cell>
          <table:table-cell/>
          <table:table-cell office:value-type="string" calcext:value-type="string">
            <text:p>Janela31</text:p>
          </table:table-cell>
          <table:table-cell table:formula="of:=[.B33]" office:value-type="float" office:value="803" calcext:value-type="float">
            <text:p>803</text:p>
          </table:table-cell>
          <table:table-cell table:formula="of:=SUM([.C33];[.G33];[.K33];[.O33];[.S33];[.W33];[.AA33];[.AE33];[.AI33];[.AM33];[.AQ33]) / [.AW2]" office:value-type="float" office:value="2.28073297847401" calcext:value-type="float">
            <text:p>2,28073297847401</text:p>
          </table:table-cell>
          <table:table-cell table:number-columns-repeated="3"/>
          <table:table-cell table:formula="of:=MAX([.C33];[.G33];[.K33];[.O33];[.S33];[.W33];[.AA33];[.AE33];[.AI33];[.AM33];[.AQ33])" office:value-type="float" office:value="3.18893480300903" calcext:value-type="float">
            <text:p>3,18893480300903</text:p>
          </table:table-cell>
          <table:table-cell table:formula="of:=MIN([.C33];[.G33];[.K33];[.O33];[.S33];[.W33];[.AA33];[.AE33];[.AI33];[.AM33];[.AQ33])" office:value-type="float" office:value="1.76328444480896" calcext:value-type="float">
            <text:p>1,76328444480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2</text:p>
          </table:table-cell>
          <table:table-cell office:value-type="float" office:value="1250" calcext:value-type="float">
            <text:p>1250</text:p>
          </table:table-cell>
          <table:table-cell office:value-type="float" office:value="2.47141981124878" calcext:value-type="float">
            <text:p>2,4714198112487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50" calcext:value-type="float">
            <text:p>1250</text:p>
          </table:table-cell>
          <table:table-cell office:value-type="float" office:value="3.05470085144043" calcext:value-type="float">
            <text:p>3,05470085144043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50" calcext:value-type="float">
            <text:p>1250</text:p>
          </table:table-cell>
          <table:table-cell office:value-type="float" office:value="3.52499508857727" calcext:value-type="float">
            <text:p>3,52499508857727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50" calcext:value-type="float">
            <text:p>1250</text:p>
          </table:table-cell>
          <table:table-cell office:value-type="float" office:value="3.11444354057312" calcext:value-type="float">
            <text:p>3,11444354057312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50" calcext:value-type="float">
            <text:p>1250</text:p>
          </table:table-cell>
          <table:table-cell office:value-type="float" office:value="3.02521443367004" calcext:value-type="float">
            <text:p>3,02521443367004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50" calcext:value-type="float">
            <text:p>1250</text:p>
          </table:table-cell>
          <table:table-cell office:value-type="float" office:value="2.95311951637268" calcext:value-type="float">
            <text:p>2,9531195163726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50" calcext:value-type="float">
            <text:p>1250</text:p>
          </table:table-cell>
          <table:table-cell office:value-type="float" office:value="3.11389756202698" calcext:value-type="float">
            <text:p>3,1138975620269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50" calcext:value-type="float">
            <text:p>1250</text:p>
          </table:table-cell>
          <table:table-cell office:value-type="float" office:value="3.59079647064209" calcext:value-type="float">
            <text:p>3,59079647064209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50" calcext:value-type="float">
            <text:p>1250</text:p>
          </table:table-cell>
          <table:table-cell office:value-type="float" office:value="3.06100058555603" calcext:value-type="float">
            <text:p>3,06100058555603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50" calcext:value-type="float">
            <text:p>1250</text:p>
          </table:table-cell>
          <table:table-cell office:value-type="float" office:value="3.11308121681213" calcext:value-type="float">
            <text:p>3,11308121681213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50" calcext:value-type="float">
            <text:p>1250</text:p>
          </table:table-cell>
          <table:table-cell office:value-type="float" office:value="4.24815845489502" calcext:value-type="float">
            <text:p>4,24815845489502</text:p>
          </table:table-cell>
          <table:table-cell/>
          <table:table-cell office:value-type="string" calcext:value-type="string">
            <text:p>Janela32</text:p>
          </table:table-cell>
          <table:table-cell table:formula="of:=[.B34]" office:value-type="float" office:value="1250" calcext:value-type="float">
            <text:p>1250</text:p>
          </table:table-cell>
          <table:table-cell table:formula="of:=SUM([.C34];[.G34];[.K34];[.O34];[.S34];[.W34];[.AA34];[.AE34];[.AI34];[.AM34];[.AQ34]) / [.AW2]" office:value-type="float" office:value="3.2064388665286" calcext:value-type="float">
            <text:p>3,2064388665286</text:p>
          </table:table-cell>
          <table:table-cell table:number-columns-repeated="3"/>
          <table:table-cell table:formula="of:=MAX([.C34];[.G34];[.K34];[.O34];[.S34];[.W34];[.AA34];[.AE34];[.AI34];[.AM34];[.AQ34])" office:value-type="float" office:value="4.24815845489502" calcext:value-type="float">
            <text:p>4,24815845489502</text:p>
          </table:table-cell>
          <table:table-cell table:formula="of:=MIN([.C34];[.G34];[.K34];[.O34];[.S34];[.W34];[.AA34];[.AE34];[.AI34];[.AM34];[.AQ34])" office:value-type="float" office:value="2.47141981124878" calcext:value-type="float">
            <text:p>2,47141981124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3</text:p>
          </table:table-cell>
          <table:table-cell office:value-type="float" office:value="1429" calcext:value-type="float">
            <text:p>1429</text:p>
          </table:table-cell>
          <table:table-cell office:value-type="float" office:value="2.25494265556335" calcext:value-type="float">
            <text:p>2,2549426555633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429" calcext:value-type="float">
            <text:p>1429</text:p>
          </table:table-cell>
          <table:table-cell office:value-type="float" office:value="2.69061136245728" calcext:value-type="float">
            <text:p>2,69061136245728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429" calcext:value-type="float">
            <text:p>1429</text:p>
          </table:table-cell>
          <table:table-cell office:value-type="float" office:value="3.03932476043701" calcext:value-type="float">
            <text:p>3,03932476043701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429" calcext:value-type="float">
            <text:p>1429</text:p>
          </table:table-cell>
          <table:table-cell office:value-type="float" office:value="2.62999677658081" calcext:value-type="float">
            <text:p>2,62999677658081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429" calcext:value-type="float">
            <text:p>1429</text:p>
          </table:table-cell>
          <table:table-cell office:value-type="float" office:value="2.65631580352783" calcext:value-type="float">
            <text:p>2,65631580352783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429" calcext:value-type="float">
            <text:p>1429</text:p>
          </table:table-cell>
          <table:table-cell office:value-type="float" office:value="2.72082829475403" calcext:value-type="float">
            <text:p>2,72082829475403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429" calcext:value-type="float">
            <text:p>1429</text:p>
          </table:table-cell>
          <table:table-cell office:value-type="float" office:value="2.82720303535461" calcext:value-type="float">
            <text:p>2,82720303535461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429" calcext:value-type="float">
            <text:p>1429</text:p>
          </table:table-cell>
          <table:table-cell office:value-type="float" office:value="2.77158260345459" calcext:value-type="float">
            <text:p>2,77158260345459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429" calcext:value-type="float">
            <text:p>1429</text:p>
          </table:table-cell>
          <table:table-cell office:value-type="float" office:value="2.74683332443237" calcext:value-type="float">
            <text:p>2,74683332443237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429" calcext:value-type="float">
            <text:p>1429</text:p>
          </table:table-cell>
          <table:table-cell office:value-type="float" office:value="2.72543454170227" calcext:value-type="float">
            <text:p>2,72543454170227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429" calcext:value-type="float">
            <text:p>1429</text:p>
          </table:table-cell>
          <table:table-cell office:value-type="float" office:value="3.93969821929932" calcext:value-type="float">
            <text:p>3,93969821929932</text:p>
          </table:table-cell>
          <table:table-cell/>
          <table:table-cell office:value-type="string" calcext:value-type="string">
            <text:p>Janela33</text:p>
          </table:table-cell>
          <table:table-cell table:formula="of:=[.B35]" office:value-type="float" office:value="1429" calcext:value-type="float">
            <text:p>1429</text:p>
          </table:table-cell>
          <table:table-cell table:formula="of:=SUM([.C35];[.G35];[.K35];[.O35];[.S35];[.W35];[.AA35];[.AE35];[.AI35];[.AM35];[.AQ35]) / [.AW2]" office:value-type="float" office:value="2.81843376159668" calcext:value-type="float">
            <text:p>2,81843376159668</text:p>
          </table:table-cell>
          <table:table-cell table:number-columns-repeated="3"/>
          <table:table-cell table:formula="of:=MAX([.C35];[.G35];[.K35];[.O35];[.S35];[.W35];[.AA35];[.AE35];[.AI35];[.AM35];[.AQ35])" office:value-type="float" office:value="3.93969821929932" calcext:value-type="float">
            <text:p>3,93969821929932</text:p>
          </table:table-cell>
          <table:table-cell table:formula="of:=MIN([.C35];[.G35];[.K35];[.O35];[.S35];[.W35];[.AA35];[.AE35];[.AI35];[.AM35];[.AQ35])" office:value-type="float" office:value="2.25494265556335" calcext:value-type="float">
            <text:p>2,25494265556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4</text:p>
          </table:table-cell>
          <table:table-cell office:value-type="float" office:value="802" calcext:value-type="float">
            <text:p>802</text:p>
          </table:table-cell>
          <table:table-cell office:value-type="float" office:value="1.9477915763855" calcext:value-type="float">
            <text:p>1,9477915763855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02" calcext:value-type="float">
            <text:p>802</text:p>
          </table:table-cell>
          <table:table-cell office:value-type="float" office:value="2.38825917243958" calcext:value-type="float">
            <text:p>2,38825917243958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02" calcext:value-type="float">
            <text:p>802</text:p>
          </table:table-cell>
          <table:table-cell office:value-type="float" office:value="2.14514112472534" calcext:value-type="float">
            <text:p>2,14514112472534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02" calcext:value-type="float">
            <text:p>802</text:p>
          </table:table-cell>
          <table:table-cell office:value-type="float" office:value="2.11645698547363" calcext:value-type="float">
            <text:p>2,11645698547363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02" calcext:value-type="float">
            <text:p>802</text:p>
          </table:table-cell>
          <table:table-cell office:value-type="float" office:value="2.21122932434082" calcext:value-type="float">
            <text:p>2,21122932434082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02" calcext:value-type="float">
            <text:p>802</text:p>
          </table:table-cell>
          <table:table-cell office:value-type="float" office:value="2.1797046661377" calcext:value-type="float">
            <text:p>2,1797046661377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02" calcext:value-type="float">
            <text:p>802</text:p>
          </table:table-cell>
          <table:table-cell office:value-type="float" office:value="2.16997265815735" calcext:value-type="float">
            <text:p>2,16997265815735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02" calcext:value-type="float">
            <text:p>802</text:p>
          </table:table-cell>
          <table:table-cell office:value-type="float" office:value="2.10431385040283" calcext:value-type="float">
            <text:p>2,10431385040283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02" calcext:value-type="float">
            <text:p>802</text:p>
          </table:table-cell>
          <table:table-cell office:value-type="float" office:value="2.32062530517578" calcext:value-type="float">
            <text:p>2,32062530517578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02" calcext:value-type="float">
            <text:p>802</text:p>
          </table:table-cell>
          <table:table-cell office:value-type="float" office:value="2.18782758712769" calcext:value-type="float">
            <text:p>2,18782758712769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02" calcext:value-type="float">
            <text:p>802</text:p>
          </table:table-cell>
          <table:table-cell office:value-type="float" office:value="3.17058324813843" calcext:value-type="float">
            <text:p>3,17058324813843</text:p>
          </table:table-cell>
          <table:table-cell/>
          <table:table-cell office:value-type="string" calcext:value-type="string">
            <text:p>Janela34</text:p>
          </table:table-cell>
          <table:table-cell table:formula="of:=[.B36]" office:value-type="float" office:value="802" calcext:value-type="float">
            <text:p>802</text:p>
          </table:table-cell>
          <table:table-cell table:formula="of:=SUM([.C36];[.G36];[.K36];[.O36];[.S36];[.W36];[.AA36];[.AE36];[.AI36];[.AM36];[.AQ36]) / [.AW2]" office:value-type="float" office:value="2.26744595440951" calcext:value-type="float">
            <text:p>2,26744595440951</text:p>
          </table:table-cell>
          <table:table-cell table:number-columns-repeated="3"/>
          <table:table-cell table:formula="of:=MAX([.C36];[.G36];[.K36];[.O36];[.S36];[.W36];[.AA36];[.AE36];[.AI36];[.AM36];[.AQ36])" office:value-type="float" office:value="3.17058324813843" calcext:value-type="float">
            <text:p>3,17058324813843</text:p>
          </table:table-cell>
          <table:table-cell table:formula="of:=MIN([.C36];[.G36];[.K36];[.O36];[.S36];[.W36];[.AA36];[.AE36];[.AI36];[.AM36];[.AQ36])" office:value-type="float" office:value="1.9477915763855" calcext:value-type="float">
            <text:p>1,9477915763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5</text:p>
          </table:table-cell>
          <table:table-cell office:value-type="float" office:value="957" calcext:value-type="float">
            <text:p>957</text:p>
          </table:table-cell>
          <table:table-cell office:value-type="float" office:value="1.55484104156494" calcext:value-type="float">
            <text:p>1,55484104156494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957" calcext:value-type="float">
            <text:p>957</text:p>
          </table:table-cell>
          <table:table-cell office:value-type="float" office:value="2.18854188919067" calcext:value-type="float">
            <text:p>2,18854188919067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957" calcext:value-type="float">
            <text:p>957</text:p>
          </table:table-cell>
          <table:table-cell office:value-type="float" office:value="1.99491477012634" calcext:value-type="float">
            <text:p>1,99491477012634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957" calcext:value-type="float">
            <text:p>957</text:p>
          </table:table-cell>
          <table:table-cell office:value-type="float" office:value="1.98593902587891" calcext:value-type="float">
            <text:p>1,9859390258789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957" calcext:value-type="float">
            <text:p>957</text:p>
          </table:table-cell>
          <table:table-cell office:value-type="float" office:value="1.93962407112122" calcext:value-type="float">
            <text:p>1,93962407112122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957" calcext:value-type="float">
            <text:p>957</text:p>
          </table:table-cell>
          <table:table-cell office:value-type="float" office:value="1.90112900733948" calcext:value-type="float">
            <text:p>1,90112900733948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957" calcext:value-type="float">
            <text:p>957</text:p>
          </table:table-cell>
          <table:table-cell office:value-type="float" office:value="1.91135597229004" calcext:value-type="float">
            <text:p>1,91135597229004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957" calcext:value-type="float">
            <text:p>957</text:p>
          </table:table-cell>
          <table:table-cell office:value-type="float" office:value="1.95290017127991" calcext:value-type="float">
            <text:p>1,9529001712799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957" calcext:value-type="float">
            <text:p>957</text:p>
          </table:table-cell>
          <table:table-cell office:value-type="float" office:value="2.40563893318176" calcext:value-type="float">
            <text:p>2,40563893318176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957" calcext:value-type="float">
            <text:p>957</text:p>
          </table:table-cell>
          <table:table-cell office:value-type="float" office:value="2.0655689239502" calcext:value-type="float">
            <text:p>2,0655689239502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957" calcext:value-type="float">
            <text:p>957</text:p>
          </table:table-cell>
          <table:table-cell office:value-type="float" office:value="3.4115047454834" calcext:value-type="float">
            <text:p>3,4115047454834</text:p>
          </table:table-cell>
          <table:table-cell/>
          <table:table-cell office:value-type="string" calcext:value-type="string">
            <text:p>Janela35</text:p>
          </table:table-cell>
          <table:table-cell table:formula="of:=[.B37]" office:value-type="float" office:value="957" calcext:value-type="float">
            <text:p>957</text:p>
          </table:table-cell>
          <table:table-cell table:formula="of:=SUM([.C37];[.G37];[.K37];[.O37];[.S37];[.W37];[.AA37];[.AE37];[.AI37];[.AM37];[.AQ37]) / [.AW2]" office:value-type="float" office:value="2.11926895921881" calcext:value-type="float">
            <text:p>2,11926895921881</text:p>
          </table:table-cell>
          <table:table-cell table:number-columns-repeated="3"/>
          <table:table-cell table:formula="of:=MAX([.C37];[.G37];[.K37];[.O37];[.S37];[.W37];[.AA37];[.AE37];[.AI37];[.AM37];[.AQ37])" office:value-type="float" office:value="3.4115047454834" calcext:value-type="float">
            <text:p>3,4115047454834</text:p>
          </table:table-cell>
          <table:table-cell table:formula="of:=MIN([.C37];[.G37];[.K37];[.O37];[.S37];[.W37];[.AA37];[.AE37];[.AI37];[.AM37];[.AQ37])" office:value-type="float" office:value="1.55484104156494" calcext:value-type="float">
            <text:p>1,55484104156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6</text:p>
          </table:table-cell>
          <table:table-cell office:value-type="float" office:value="1092" calcext:value-type="float">
            <text:p>1092</text:p>
          </table:table-cell>
          <table:table-cell office:value-type="float" office:value="2.27688217163086" calcext:value-type="float">
            <text:p>2,27688217163086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92" calcext:value-type="float">
            <text:p>1092</text:p>
          </table:table-cell>
          <table:table-cell office:value-type="float" office:value="2.81677770614624" calcext:value-type="float">
            <text:p>2,81677770614624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92" calcext:value-type="float">
            <text:p>1092</text:p>
          </table:table-cell>
          <table:table-cell office:value-type="float" office:value="2.51287221908569" calcext:value-type="float">
            <text:p>2,51287221908569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92" calcext:value-type="float">
            <text:p>1092</text:p>
          </table:table-cell>
          <table:table-cell office:value-type="float" office:value="2.47643136978149" calcext:value-type="float">
            <text:p>2,47643136978149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92" calcext:value-type="float">
            <text:p>1092</text:p>
          </table:table-cell>
          <table:table-cell office:value-type="float" office:value="2.42597222328186" calcext:value-type="float">
            <text:p>2,42597222328186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92" calcext:value-type="float">
            <text:p>1092</text:p>
          </table:table-cell>
          <table:table-cell office:value-type="float" office:value="2.42440414428711" calcext:value-type="float">
            <text:p>2,42440414428711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92" calcext:value-type="float">
            <text:p>1092</text:p>
          </table:table-cell>
          <table:table-cell office:value-type="float" office:value="2.476642370224" calcext:value-type="float">
            <text:p>2,476642370224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92" calcext:value-type="float">
            <text:p>1092</text:p>
          </table:table-cell>
          <table:table-cell office:value-type="float" office:value="2.42635202407837" calcext:value-type="float">
            <text:p>2,42635202407837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92" calcext:value-type="float">
            <text:p>1092</text:p>
          </table:table-cell>
          <table:table-cell office:value-type="float" office:value="2.79276633262634" calcext:value-type="float">
            <text:p>2,79276633262634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92" calcext:value-type="float">
            <text:p>1092</text:p>
          </table:table-cell>
          <table:table-cell office:value-type="float" office:value="2.54755282402039" calcext:value-type="float">
            <text:p>2,54755282402039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92" calcext:value-type="float">
            <text:p>1092</text:p>
          </table:table-cell>
          <table:table-cell office:value-type="float" office:value="4.16604232788086" calcext:value-type="float">
            <text:p>4,16604232788086</text:p>
          </table:table-cell>
          <table:table-cell/>
          <table:table-cell office:value-type="string" calcext:value-type="string">
            <text:p>Janela36</text:p>
          </table:table-cell>
          <table:table-cell table:formula="of:=[.B38]" office:value-type="float" office:value="1092" calcext:value-type="float">
            <text:p>1092</text:p>
          </table:table-cell>
          <table:table-cell table:formula="of:=SUM([.C38];[.G38];[.K38];[.O38];[.S38];[.W38];[.AA38];[.AE38];[.AI38];[.AM38];[.AQ38]) / [.AW2]" office:value-type="float" office:value="2.66751779209484" calcext:value-type="float">
            <text:p>2,66751779209484</text:p>
          </table:table-cell>
          <table:table-cell table:number-columns-repeated="3"/>
          <table:table-cell table:formula="of:=MAX([.C38];[.G38];[.K38];[.O38];[.S38];[.W38];[.AA38];[.AE38];[.AI38];[.AM38];[.AQ38])" office:value-type="float" office:value="4.16604232788086" calcext:value-type="float">
            <text:p>4,16604232788086</text:p>
          </table:table-cell>
          <table:table-cell table:formula="of:=MIN([.C38];[.G38];[.K38];[.O38];[.S38];[.W38];[.AA38];[.AE38];[.AI38];[.AM38];[.AQ38])" office:value-type="float" office:value="2.27688217163086" calcext:value-type="float">
            <text:p>2,27688217163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7</text:p>
          </table:table-cell>
          <table:table-cell office:value-type="float" office:value="1269" calcext:value-type="float">
            <text:p>1269</text:p>
          </table:table-cell>
          <table:table-cell office:value-type="float" office:value="2.27405047416687" calcext:value-type="float">
            <text:p>2,27405047416687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9" calcext:value-type="float">
            <text:p>1269</text:p>
          </table:table-cell>
          <table:table-cell office:value-type="float" office:value="2.74693298339844" calcext:value-type="float">
            <text:p>2,74693298339844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9" calcext:value-type="float">
            <text:p>1269</text:p>
          </table:table-cell>
          <table:table-cell office:value-type="float" office:value="2.73736166954041" calcext:value-type="float">
            <text:p>2,73736166954041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9" calcext:value-type="float">
            <text:p>1269</text:p>
          </table:table-cell>
          <table:table-cell office:value-type="float" office:value="3.27421450614929" calcext:value-type="float">
            <text:p>3,27421450614929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9" calcext:value-type="float">
            <text:p>1269</text:p>
          </table:table-cell>
          <table:table-cell office:value-type="float" office:value="2.74614000320435" calcext:value-type="float">
            <text:p>2,74614000320435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9" calcext:value-type="float">
            <text:p>1269</text:p>
          </table:table-cell>
          <table:table-cell office:value-type="float" office:value="2.92600250244141" calcext:value-type="float">
            <text:p>2,92600250244141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9" calcext:value-type="float">
            <text:p>1269</text:p>
          </table:table-cell>
          <table:table-cell office:value-type="float" office:value="2.66792225837708" calcext:value-type="float">
            <text:p>2,6679222583770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9" calcext:value-type="float">
            <text:p>1269</text:p>
          </table:table-cell>
          <table:table-cell office:value-type="float" office:value="2.69253253936768" calcext:value-type="float">
            <text:p>2,6925325393676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9" calcext:value-type="float">
            <text:p>1269</text:p>
          </table:table-cell>
          <table:table-cell office:value-type="float" office:value="2.75827097892761" calcext:value-type="float">
            <text:p>2,75827097892761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9" calcext:value-type="float">
            <text:p>1269</text:p>
          </table:table-cell>
          <table:table-cell office:value-type="float" office:value="2.6575014591217" calcext:value-type="float">
            <text:p>2,6575014591217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9" calcext:value-type="float">
            <text:p>1269</text:p>
          </table:table-cell>
          <table:table-cell office:value-type="float" office:value="3.73836755752563" calcext:value-type="float">
            <text:p>3,73836755752563</text:p>
          </table:table-cell>
          <table:table-cell/>
          <table:table-cell office:value-type="string" calcext:value-type="string">
            <text:p>Janela37</text:p>
          </table:table-cell>
          <table:table-cell table:formula="of:=[.B39]" office:value-type="float" office:value="1269" calcext:value-type="float">
            <text:p>1269</text:p>
          </table:table-cell>
          <table:table-cell table:formula="of:=SUM([.C39];[.G39];[.K39];[.O39];[.S39];[.W39];[.AA39];[.AE39];[.AI39];[.AM39];[.AQ39]) / [.AW2]" office:value-type="float" office:value="2.83811790292913" calcext:value-type="float">
            <text:p>2,83811790292913</text:p>
          </table:table-cell>
          <table:table-cell table:number-columns-repeated="3"/>
          <table:table-cell table:formula="of:=MAX([.C39];[.G39];[.K39];[.O39];[.S39];[.W39];[.AA39];[.AE39];[.AI39];[.AM39];[.AQ39])" office:value-type="float" office:value="3.73836755752563" calcext:value-type="float">
            <text:p>3,73836755752563</text:p>
          </table:table-cell>
          <table:table-cell table:formula="of:=MIN([.C39];[.G39];[.K39];[.O39];[.S39];[.W39];[.AA39];[.AE39];[.AI39];[.AM39];[.AQ39])" office:value-type="float" office:value="2.27405047416687" calcext:value-type="float">
            <text:p>2,27405047416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8</text:p>
          </table:table-cell>
          <table:table-cell office:value-type="float" office:value="1466" calcext:value-type="float">
            <text:p>1466</text:p>
          </table:table-cell>
          <table:table-cell office:value-type="float" office:value="2.44646120071411" calcext:value-type="float">
            <text:p>2,44646120071411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466" calcext:value-type="float">
            <text:p>1466</text:p>
          </table:table-cell>
          <table:table-cell office:value-type="float" office:value="2.68705821037292" calcext:value-type="float">
            <text:p>2,68705821037292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466" calcext:value-type="float">
            <text:p>1466</text:p>
          </table:table-cell>
          <table:table-cell office:value-type="float" office:value="2.62700653076172" calcext:value-type="float">
            <text:p>2,62700653076172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466" calcext:value-type="float">
            <text:p>1466</text:p>
          </table:table-cell>
          <table:table-cell office:value-type="float" office:value="2.71629595756531" calcext:value-type="float">
            <text:p>2,71629595756531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466" calcext:value-type="float">
            <text:p>1466</text:p>
          </table:table-cell>
          <table:table-cell office:value-type="float" office:value="2.56089854240417" calcext:value-type="float">
            <text:p>2,56089854240417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466" calcext:value-type="float">
            <text:p>1466</text:p>
          </table:table-cell>
          <table:table-cell office:value-type="float" office:value="2.70145416259766" calcext:value-type="float">
            <text:p>2,70145416259766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466" calcext:value-type="float">
            <text:p>1466</text:p>
          </table:table-cell>
          <table:table-cell office:value-type="float" office:value="2.6358368396759" calcext:value-type="float">
            <text:p>2,6358368396759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466" calcext:value-type="float">
            <text:p>1466</text:p>
          </table:table-cell>
          <table:table-cell office:value-type="float" office:value="2.66378474235535" calcext:value-type="float">
            <text:p>2,66378474235535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466" calcext:value-type="float">
            <text:p>1466</text:p>
          </table:table-cell>
          <table:table-cell office:value-type="float" office:value="2.80698418617249" calcext:value-type="float">
            <text:p>2,80698418617249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466" calcext:value-type="float">
            <text:p>1466</text:p>
          </table:table-cell>
          <table:table-cell office:value-type="float" office:value="2.68319487571716" calcext:value-type="float">
            <text:p>2,68319487571716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466" calcext:value-type="float">
            <text:p>1466</text:p>
          </table:table-cell>
          <table:table-cell office:value-type="float" office:value="3.47428059577942" calcext:value-type="float">
            <text:p>3,47428059577942</text:p>
          </table:table-cell>
          <table:table-cell/>
          <table:table-cell office:value-type="string" calcext:value-type="string">
            <text:p>Janela38</text:p>
          </table:table-cell>
          <table:table-cell table:formula="of:=[.B40]" office:value-type="float" office:value="1466" calcext:value-type="float">
            <text:p>1466</text:p>
          </table:table-cell>
          <table:table-cell table:formula="of:=SUM([.C40];[.G40];[.K40];[.O40];[.S40];[.W40];[.AA40];[.AE40];[.AI40];[.AM40];[.AQ40]) / [.AW2]" office:value-type="float" office:value="2.72756871310147" calcext:value-type="float">
            <text:p>2,72756871310147</text:p>
          </table:table-cell>
          <table:table-cell table:number-columns-repeated="3"/>
          <table:table-cell table:formula="of:=MAX([.C40];[.G40];[.K40];[.O40];[.S40];[.W40];[.AA40];[.AE40];[.AI40];[.AM40];[.AQ40])" office:value-type="float" office:value="3.47428059577942" calcext:value-type="float">
            <text:p>3,47428059577942</text:p>
          </table:table-cell>
          <table:table-cell table:formula="of:=MIN([.C40];[.G40];[.K40];[.O40];[.S40];[.W40];[.AA40];[.AE40];[.AI40];[.AM40];[.AQ40])" office:value-type="float" office:value="2.44646120071411" calcext:value-type="float">
            <text:p>2,44646120071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9</text:p>
          </table:table-cell>
          <table:table-cell office:value-type="float" office:value="773" calcext:value-type="float">
            <text:p>773</text:p>
          </table:table-cell>
          <table:table-cell office:value-type="float" office:value="1.49802327156067" calcext:value-type="float">
            <text:p>1,49802327156067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773" calcext:value-type="float">
            <text:p>773</text:p>
          </table:table-cell>
          <table:table-cell office:value-type="float" office:value="1.7662467956543" calcext:value-type="float">
            <text:p>1,7662467956543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773" calcext:value-type="float">
            <text:p>773</text:p>
          </table:table-cell>
          <table:table-cell office:value-type="float" office:value="1.75494599342346" calcext:value-type="float">
            <text:p>1,75494599342346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773" calcext:value-type="float">
            <text:p>773</text:p>
          </table:table-cell>
          <table:table-cell office:value-type="float" office:value="1.74224543571472" calcext:value-type="float">
            <text:p>1,74224543571472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773" calcext:value-type="float">
            <text:p>773</text:p>
          </table:table-cell>
          <table:table-cell office:value-type="float" office:value="1.73695349693298" calcext:value-type="float">
            <text:p>1,73695349693298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773" calcext:value-type="float">
            <text:p>773</text:p>
          </table:table-cell>
          <table:table-cell office:value-type="float" office:value="1.80035948753357" calcext:value-type="float">
            <text:p>1,80035948753357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773" calcext:value-type="float">
            <text:p>773</text:p>
          </table:table-cell>
          <table:table-cell office:value-type="float" office:value="1.74454355239868" calcext:value-type="float">
            <text:p>1,74454355239868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773" calcext:value-type="float">
            <text:p>773</text:p>
          </table:table-cell>
          <table:table-cell office:value-type="float" office:value="1.71718573570251" calcext:value-type="float">
            <text:p>1,71718573570251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773" calcext:value-type="float">
            <text:p>773</text:p>
          </table:table-cell>
          <table:table-cell office:value-type="float" office:value="1.71365523338318" calcext:value-type="float">
            <text:p>1,71365523338318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773" calcext:value-type="float">
            <text:p>773</text:p>
          </table:table-cell>
          <table:table-cell office:value-type="float" office:value="1.98575973510742" calcext:value-type="float">
            <text:p>1,98575973510742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773" calcext:value-type="float">
            <text:p>773</text:p>
          </table:table-cell>
          <table:table-cell office:value-type="float" office:value="2.15947365760803" calcext:value-type="float">
            <text:p>2,15947365760803</text:p>
          </table:table-cell>
          <table:table-cell/>
          <table:table-cell office:value-type="string" calcext:value-type="string">
            <text:p>Janela39</text:p>
          </table:table-cell>
          <table:table-cell table:formula="of:=[.B41]" office:value-type="float" office:value="773" calcext:value-type="float">
            <text:p>773</text:p>
          </table:table-cell>
          <table:table-cell table:formula="of:=SUM([.C41];[.G41];[.K41];[.O41];[.S41];[.W41];[.AA41];[.AE41];[.AI41];[.AM41];[.AQ41]) / [.AW2]" office:value-type="float" office:value="1.78358112681996" calcext:value-type="float">
            <text:p>1,78358112681996</text:p>
          </table:table-cell>
          <table:table-cell table:number-columns-repeated="3"/>
          <table:table-cell table:formula="of:=MAX([.C41];[.G41];[.K41];[.O41];[.S41];[.W41];[.AA41];[.AE41];[.AI41];[.AM41];[.AQ41])" office:value-type="float" office:value="2.15947365760803" calcext:value-type="float">
            <text:p>2,15947365760803</text:p>
          </table:table-cell>
          <table:table-cell table:formula="of:=MIN([.C41];[.G41];[.K41];[.O41];[.S41];[.W41];[.AA41];[.AE41];[.AI41];[.AM41];[.AQ41])" office:value-type="float" office:value="1.49802327156067" calcext:value-type="float">
            <text:p>1,49802327156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0</text:p>
          </table:table-cell>
          <table:table-cell office:value-type="float" office:value="972" calcext:value-type="float">
            <text:p>972</text:p>
          </table:table-cell>
          <table:table-cell office:value-type="float" office:value="1.80417633056641" calcext:value-type="float">
            <text:p>1,80417633056641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72" calcext:value-type="float">
            <text:p>972</text:p>
          </table:table-cell>
          <table:table-cell office:value-type="float" office:value="2.07965755462646" calcext:value-type="float">
            <text:p>2,07965755462646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72" calcext:value-type="float">
            <text:p>972</text:p>
          </table:table-cell>
          <table:table-cell office:value-type="float" office:value="2.11677718162537" calcext:value-type="float">
            <text:p>2,11677718162537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72" calcext:value-type="float">
            <text:p>972</text:p>
          </table:table-cell>
          <table:table-cell office:value-type="float" office:value="1.99110102653503" calcext:value-type="float">
            <text:p>1,99110102653503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72" calcext:value-type="float">
            <text:p>972</text:p>
          </table:table-cell>
          <table:table-cell office:value-type="float" office:value="1.9857120513916" calcext:value-type="float">
            <text:p>1,9857120513916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72" calcext:value-type="float">
            <text:p>972</text:p>
          </table:table-cell>
          <table:table-cell office:value-type="float" office:value="2.27133965492249" calcext:value-type="float">
            <text:p>2,27133965492249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72" calcext:value-type="float">
            <text:p>972</text:p>
          </table:table-cell>
          <table:table-cell office:value-type="float" office:value="2.15656304359436" calcext:value-type="float">
            <text:p>2,15656304359436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72" calcext:value-type="float">
            <text:p>972</text:p>
          </table:table-cell>
          <table:table-cell office:value-type="float" office:value="2.09991049766541" calcext:value-type="float">
            <text:p>2,09991049766541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72" calcext:value-type="float">
            <text:p>972</text:p>
          </table:table-cell>
          <table:table-cell office:value-type="float" office:value="1.99399876594543" calcext:value-type="float">
            <text:p>1,99399876594543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72" calcext:value-type="float">
            <text:p>972</text:p>
          </table:table-cell>
          <table:table-cell office:value-type="float" office:value="2.50596737861633" calcext:value-type="float">
            <text:p>2,50596737861633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72" calcext:value-type="float">
            <text:p>972</text:p>
          </table:table-cell>
          <table:table-cell office:value-type="float" office:value="2.1334273815155" calcext:value-type="float">
            <text:p>2,1334273815155</text:p>
          </table:table-cell>
          <table:table-cell/>
          <table:table-cell office:value-type="string" calcext:value-type="string">
            <text:p>Janela40</text:p>
          </table:table-cell>
          <table:table-cell table:formula="of:=[.B42]" office:value-type="float" office:value="972" calcext:value-type="float">
            <text:p>972</text:p>
          </table:table-cell>
          <table:table-cell table:formula="of:=SUM([.C42];[.G42];[.K42];[.O42];[.S42];[.W42];[.AA42];[.AE42];[.AI42];[.AM42];[.AQ42]) / [.AW2]" office:value-type="float" office:value="2.1035118970004" calcext:value-type="float">
            <text:p>2,1035118970004</text:p>
          </table:table-cell>
          <table:table-cell table:number-columns-repeated="3"/>
          <table:table-cell table:formula="of:=MAX([.C42];[.G42];[.K42];[.O42];[.S42];[.W42];[.AA42];[.AE42];[.AI42];[.AM42];[.AQ42])" office:value-type="float" office:value="2.50596737861633" calcext:value-type="float">
            <text:p>2,50596737861633</text:p>
          </table:table-cell>
          <table:table-cell table:formula="of:=MIN([.C42];[.G42];[.K42];[.O42];[.S42];[.W42];[.AA42];[.AE42];[.AI42];[.AM42];[.AQ42])" office:value-type="float" office:value="1.80417633056641" calcext:value-type="float">
            <text:p>1,80417633056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1</text:p>
          </table:table-cell>
          <table:table-cell office:value-type="float" office:value="1266" calcext:value-type="float">
            <text:p>1266</text:p>
          </table:table-cell>
          <table:table-cell office:value-type="float" office:value="2.40858888626099" calcext:value-type="float">
            <text:p>2,40858888626099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66" calcext:value-type="float">
            <text:p>1266</text:p>
          </table:table-cell>
          <table:table-cell office:value-type="float" office:value="2.73384618759155" calcext:value-type="float">
            <text:p>2,73384618759155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66" calcext:value-type="float">
            <text:p>1266</text:p>
          </table:table-cell>
          <table:table-cell office:value-type="float" office:value="2.67282485961914" calcext:value-type="float">
            <text:p>2,67282485961914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66" calcext:value-type="float">
            <text:p>1266</text:p>
          </table:table-cell>
          <table:table-cell office:value-type="float" office:value="2.55994820594788" calcext:value-type="float">
            <text:p>2,55994820594788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66" calcext:value-type="float">
            <text:p>1266</text:p>
          </table:table-cell>
          <table:table-cell office:value-type="float" office:value="2.67432475090027" calcext:value-type="float">
            <text:p>2,6743247509002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66" calcext:value-type="float">
            <text:p>1266</text:p>
          </table:table-cell>
          <table:table-cell office:value-type="float" office:value="2.63241529464722" calcext:value-type="float">
            <text:p>2,63241529464722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66" calcext:value-type="float">
            <text:p>1266</text:p>
          </table:table-cell>
          <table:table-cell office:value-type="float" office:value="2.57602667808533" calcext:value-type="float">
            <text:p>2,57602667808533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66" calcext:value-type="float">
            <text:p>1266</text:p>
          </table:table-cell>
          <table:table-cell office:value-type="float" office:value="2.58624958992004" calcext:value-type="float">
            <text:p>2,58624958992004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66" calcext:value-type="float">
            <text:p>1266</text:p>
          </table:table-cell>
          <table:table-cell office:value-type="float" office:value="2.57171320915222" calcext:value-type="float">
            <text:p>2,57171320915222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66" calcext:value-type="float">
            <text:p>1266</text:p>
          </table:table-cell>
          <table:table-cell office:value-type="float" office:value="2.56225514411926" calcext:value-type="float">
            <text:p>2,56225514411926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66" calcext:value-type="float">
            <text:p>1266</text:p>
          </table:table-cell>
          <table:table-cell office:value-type="float" office:value="2.74730706214905" calcext:value-type="float">
            <text:p>2,74730706214905</text:p>
          </table:table-cell>
          <table:table-cell/>
          <table:table-cell office:value-type="string" calcext:value-type="string">
            <text:p>Janela41</text:p>
          </table:table-cell>
          <table:table-cell table:formula="of:=[.B43]" office:value-type="float" office:value="1266" calcext:value-type="float">
            <text:p>1266</text:p>
          </table:table-cell>
          <table:table-cell table:formula="of:=SUM([.C43];[.G43];[.K43];[.O43];[.S43];[.W43];[.AA43];[.AE43];[.AI43];[.AM43];[.AQ43]) / [.AW2]" office:value-type="float" office:value="2.61140907894481" calcext:value-type="float">
            <text:p>2,61140907894481</text:p>
          </table:table-cell>
          <table:table-cell table:number-columns-repeated="3"/>
          <table:table-cell table:formula="of:=MAX([.C43];[.G43];[.K43];[.O43];[.S43];[.W43];[.AA43];[.AE43];[.AI43];[.AM43];[.AQ43])" office:value-type="float" office:value="2.74730706214905" calcext:value-type="float">
            <text:p>2,74730706214905</text:p>
          </table:table-cell>
          <table:table-cell table:formula="of:=MIN([.C43];[.G43];[.K43];[.O43];[.S43];[.W43];[.AA43];[.AE43];[.AI43];[.AM43];[.AQ43])" office:value-type="float" office:value="2.40858888626099" calcext:value-type="float">
            <text:p>2,40858888626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2</text:p>
          </table:table-cell>
          <table:table-cell office:value-type="float" office:value="604" calcext:value-type="float">
            <text:p>604</text:p>
          </table:table-cell>
          <table:table-cell office:value-type="float" office:value="1.62468576431274" calcext:value-type="float">
            <text:p>1,62468576431274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604" calcext:value-type="float">
            <text:p>604</text:p>
          </table:table-cell>
          <table:table-cell office:value-type="float" office:value="1.83592772483826" calcext:value-type="float">
            <text:p>1,83592772483826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604" calcext:value-type="float">
            <text:p>604</text:p>
          </table:table-cell>
          <table:table-cell office:value-type="float" office:value="1.85455918312073" calcext:value-type="float">
            <text:p>1,85455918312073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604" calcext:value-type="float">
            <text:p>604</text:p>
          </table:table-cell>
          <table:table-cell office:value-type="float" office:value="1.75623035430908" calcext:value-type="float">
            <text:p>1,75623035430908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604" calcext:value-type="float">
            <text:p>604</text:p>
          </table:table-cell>
          <table:table-cell office:value-type="float" office:value="2.00174355506897" calcext:value-type="float">
            <text:p>2,0017435550689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604" calcext:value-type="float">
            <text:p>604</text:p>
          </table:table-cell>
          <table:table-cell office:value-type="float" office:value="1.85260438919067" calcext:value-type="float">
            <text:p>1,8526043891906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604" calcext:value-type="float">
            <text:p>604</text:p>
          </table:table-cell>
          <table:table-cell office:value-type="float" office:value="1.80827736854553" calcext:value-type="float">
            <text:p>1,80827736854553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604" calcext:value-type="float">
            <text:p>604</text:p>
          </table:table-cell>
          <table:table-cell office:value-type="float" office:value="1.76839089393616" calcext:value-type="float">
            <text:p>1,76839089393616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604" calcext:value-type="float">
            <text:p>604</text:p>
          </table:table-cell>
          <table:table-cell office:value-type="float" office:value="1.82446384429932" calcext:value-type="float">
            <text:p>1,82446384429932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604" calcext:value-type="float">
            <text:p>604</text:p>
          </table:table-cell>
          <table:table-cell office:value-type="float" office:value="1.85769486427307" calcext:value-type="float">
            <text:p>1,8576948642730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604" calcext:value-type="float">
            <text:p>604</text:p>
          </table:table-cell>
          <table:table-cell office:value-type="float" office:value="1.92725133895874" calcext:value-type="float">
            <text:p>1,92725133895874</text:p>
          </table:table-cell>
          <table:table-cell/>
          <table:table-cell office:value-type="string" calcext:value-type="string">
            <text:p>Janela42</text:p>
          </table:table-cell>
          <table:table-cell table:formula="of:=[.B44]" office:value-type="float" office:value="604" calcext:value-type="float">
            <text:p>604</text:p>
          </table:table-cell>
          <table:table-cell table:formula="of:=SUM([.C44];[.G44];[.K44];[.O44];[.S44];[.W44];[.AA44];[.AE44];[.AI44];[.AM44];[.AQ44]) / [.AW2]" office:value-type="float" office:value="1.82834811644121" calcext:value-type="float">
            <text:p>1,82834811644121</text:p>
          </table:table-cell>
          <table:table-cell table:number-columns-repeated="3"/>
          <table:table-cell table:formula="of:=MAX([.C44];[.G44];[.K44];[.O44];[.S44];[.W44];[.AA44];[.AE44];[.AI44];[.AM44];[.AQ44])" office:value-type="float" office:value="2.00174355506897" calcext:value-type="float">
            <text:p>2,00174355506897</text:p>
          </table:table-cell>
          <table:table-cell table:formula="of:=MIN([.C44];[.G44];[.K44];[.O44];[.S44];[.W44];[.AA44];[.AE44];[.AI44];[.AM44];[.AQ44])" office:value-type="float" office:value="1.62468576431274" calcext:value-type="float">
            <text:p>1,62468576431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3</text:p>
          </table:table-cell>
          <table:table-cell office:value-type="float" office:value="976" calcext:value-type="float">
            <text:p>976</text:p>
          </table:table-cell>
          <table:table-cell office:value-type="float" office:value="2.01960134506226" calcext:value-type="float">
            <text:p>2,01960134506226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76" calcext:value-type="float">
            <text:p>976</text:p>
          </table:table-cell>
          <table:table-cell office:value-type="float" office:value="2.18254017829895" calcext:value-type="float">
            <text:p>2,18254017829895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76" calcext:value-type="float">
            <text:p>976</text:p>
          </table:table-cell>
          <table:table-cell office:value-type="float" office:value="2.3645281791687" calcext:value-type="float">
            <text:p>2,3645281791687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76" calcext:value-type="float">
            <text:p>976</text:p>
          </table:table-cell>
          <table:table-cell office:value-type="float" office:value="2.27739453315735" calcext:value-type="float">
            <text:p>2,27739453315735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76" calcext:value-type="float">
            <text:p>976</text:p>
          </table:table-cell>
          <table:table-cell office:value-type="float" office:value="2.50953388214111" calcext:value-type="float">
            <text:p>2,50953388214111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76" calcext:value-type="float">
            <text:p>976</text:p>
          </table:table-cell>
          <table:table-cell office:value-type="float" office:value="2.18873167037964" calcext:value-type="float">
            <text:p>2,18873167037964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76" calcext:value-type="float">
            <text:p>976</text:p>
          </table:table-cell>
          <table:table-cell office:value-type="float" office:value="2.19230723381042" calcext:value-type="float">
            <text:p>2,19230723381042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76" calcext:value-type="float">
            <text:p>976</text:p>
          </table:table-cell>
          <table:table-cell office:value-type="float" office:value="2.30139303207397" calcext:value-type="float">
            <text:p>2,30139303207397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76" calcext:value-type="float">
            <text:p>976</text:p>
          </table:table-cell>
          <table:table-cell office:value-type="float" office:value="2.20085573196411" calcext:value-type="float">
            <text:p>2,20085573196411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76" calcext:value-type="float">
            <text:p>976</text:p>
          </table:table-cell>
          <table:table-cell office:value-type="float" office:value="2.28844666481018" calcext:value-type="float">
            <text:p>2,28844666481018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76" calcext:value-type="float">
            <text:p>976</text:p>
          </table:table-cell>
          <table:table-cell office:value-type="float" office:value="2.40767788887024" calcext:value-type="float">
            <text:p>2,40767788887024</text:p>
          </table:table-cell>
          <table:table-cell/>
          <table:table-cell office:value-type="string" calcext:value-type="string">
            <text:p>Janela43</text:p>
          </table:table-cell>
          <table:table-cell table:formula="of:=[.B45]" office:value-type="float" office:value="976" calcext:value-type="float">
            <text:p>976</text:p>
          </table:table-cell>
          <table:table-cell table:formula="of:=SUM([.C45];[.G45];[.K45];[.O45];[.S45];[.W45];[.AA45];[.AE45];[.AI45];[.AM45];[.AQ45]) / [.AW2]" office:value-type="float" office:value="2.26663730361245" calcext:value-type="float">
            <text:p>2,26663730361245</text:p>
          </table:table-cell>
          <table:table-cell table:number-columns-repeated="3"/>
          <table:table-cell table:formula="of:=MAX([.C45];[.G45];[.K45];[.O45];[.S45];[.W45];[.AA45];[.AE45];[.AI45];[.AM45];[.AQ45])" office:value-type="float" office:value="2.50953388214111" calcext:value-type="float">
            <text:p>2,50953388214111</text:p>
          </table:table-cell>
          <table:table-cell table:formula="of:=MIN([.C45];[.G45];[.K45];[.O45];[.S45];[.W45];[.AA45];[.AE45];[.AI45];[.AM45];[.AQ45])" office:value-type="float" office:value="2.01960134506226" calcext:value-type="float">
            <text:p>2,01960134506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4</text:p>
          </table:table-cell>
          <table:table-cell office:value-type="float" office:value="1415" calcext:value-type="float">
            <text:p>1415</text:p>
          </table:table-cell>
          <table:table-cell office:value-type="float" office:value="2.85436224937439" calcext:value-type="float">
            <text:p>2,85436224937439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15" calcext:value-type="float">
            <text:p>1415</text:p>
          </table:table-cell>
          <table:table-cell office:value-type="float" office:value="3.71504211425781" calcext:value-type="float">
            <text:p>3,71504211425781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15" calcext:value-type="float">
            <text:p>1415</text:p>
          </table:table-cell>
          <table:table-cell office:value-type="float" office:value="3.44085192680359" calcext:value-type="float">
            <text:p>3,44085192680359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15" calcext:value-type="float">
            <text:p>1415</text:p>
          </table:table-cell>
          <table:table-cell office:value-type="float" office:value="3.28993964195251" calcext:value-type="float">
            <text:p>3,28993964195251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15" calcext:value-type="float">
            <text:p>1415</text:p>
          </table:table-cell>
          <table:table-cell office:value-type="float" office:value="3.37886190414429" calcext:value-type="float">
            <text:p>3,37886190414429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15" calcext:value-type="float">
            <text:p>1415</text:p>
          </table:table-cell>
          <table:table-cell office:value-type="float" office:value="3.51597094535828" calcext:value-type="float">
            <text:p>3,51597094535828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15" calcext:value-type="float">
            <text:p>1415</text:p>
          </table:table-cell>
          <table:table-cell office:value-type="float" office:value="3.29116702079773" calcext:value-type="float">
            <text:p>3,29116702079773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15" calcext:value-type="float">
            <text:p>1415</text:p>
          </table:table-cell>
          <table:table-cell office:value-type="float" office:value="3.38118433952332" calcext:value-type="float">
            <text:p>3,38118433952332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15" calcext:value-type="float">
            <text:p>1415</text:p>
          </table:table-cell>
          <table:table-cell office:value-type="float" office:value="3.40359830856323" calcext:value-type="float">
            <text:p>3,40359830856323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15" calcext:value-type="float">
            <text:p>1415</text:p>
          </table:table-cell>
          <table:table-cell office:value-type="float" office:value="3.33843183517456" calcext:value-type="float">
            <text:p>3,33843183517456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15" calcext:value-type="float">
            <text:p>1415</text:p>
          </table:table-cell>
          <table:table-cell office:value-type="float" office:value="3.47915124893188" calcext:value-type="float">
            <text:p>3,47915124893188</text:p>
          </table:table-cell>
          <table:table-cell/>
          <table:table-cell office:value-type="string" calcext:value-type="string">
            <text:p>Janela44</text:p>
          </table:table-cell>
          <table:table-cell table:formula="of:=[.B46]" office:value-type="float" office:value="1415" calcext:value-type="float">
            <text:p>1415</text:p>
          </table:table-cell>
          <table:table-cell table:formula="of:=SUM([.C46];[.G46];[.K46];[.O46];[.S46];[.W46];[.AA46];[.AE46];[.AI46];[.AM46];[.AQ46]) / [.AW2]" office:value-type="float" office:value="3.37168741226196" calcext:value-type="float">
            <text:p>3,37168741226196</text:p>
          </table:table-cell>
          <table:table-cell table:number-columns-repeated="3"/>
          <table:table-cell table:formula="of:=MAX([.C46];[.G46];[.K46];[.O46];[.S46];[.W46];[.AA46];[.AE46];[.AI46];[.AM46];[.AQ46])" office:value-type="float" office:value="3.71504211425781" calcext:value-type="float">
            <text:p>3,71504211425781</text:p>
          </table:table-cell>
          <table:table-cell table:formula="of:=MIN([.C46];[.G46];[.K46];[.O46];[.S46];[.W46];[.AA46];[.AE46];[.AI46];[.AM46];[.AQ46])" office:value-type="float" office:value="2.85436224937439" calcext:value-type="float">
            <text:p>2,85436224937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5</text:p>
          </table:table-cell>
          <table:table-cell office:value-type="float" office:value="1359" calcext:value-type="float">
            <text:p>1359</text:p>
          </table:table-cell>
          <table:table-cell office:value-type="float" office:value="2.00760412216187" calcext:value-type="float">
            <text:p>2,00760412216187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9" calcext:value-type="float">
            <text:p>1359</text:p>
          </table:table-cell>
          <table:table-cell office:value-type="float" office:value="2.63429069519043" calcext:value-type="float">
            <text:p>2,6342906951904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9" calcext:value-type="float">
            <text:p>1359</text:p>
          </table:table-cell>
          <table:table-cell office:value-type="float" office:value="2.64437794685364" calcext:value-type="float">
            <text:p>2,64437794685364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9" calcext:value-type="float">
            <text:p>1359</text:p>
          </table:table-cell>
          <table:table-cell office:value-type="float" office:value="2.50952911376953" calcext:value-type="float">
            <text:p>2,5095291137695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9" calcext:value-type="float">
            <text:p>1359</text:p>
          </table:table-cell>
          <table:table-cell office:value-type="float" office:value="2.48695755004883" calcext:value-type="float">
            <text:p>2,4869575500488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9" calcext:value-type="float">
            <text:p>1359</text:p>
          </table:table-cell>
          <table:table-cell office:value-type="float" office:value="2.46591687202454" calcext:value-type="float">
            <text:p>2,46591687202454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9" calcext:value-type="float">
            <text:p>1359</text:p>
          </table:table-cell>
          <table:table-cell office:value-type="float" office:value="2.49148035049438" calcext:value-type="float">
            <text:p>2,49148035049438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9" calcext:value-type="float">
            <text:p>1359</text:p>
          </table:table-cell>
          <table:table-cell office:value-type="float" office:value="2.66655993461609" calcext:value-type="float">
            <text:p>2,66655993461609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9" calcext:value-type="float">
            <text:p>1359</text:p>
          </table:table-cell>
          <table:table-cell office:value-type="float" office:value="2.72749996185303" calcext:value-type="float">
            <text:p>2,7274999618530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9" calcext:value-type="float">
            <text:p>1359</text:p>
          </table:table-cell>
          <table:table-cell office:value-type="float" office:value="2.42220568656921" calcext:value-type="float">
            <text:p>2,42220568656921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359" calcext:value-type="float">
            <text:p>1359</text:p>
          </table:table-cell>
          <table:table-cell office:value-type="float" office:value="2.62869310379028" calcext:value-type="float">
            <text:p>2,62869310379028</text:p>
          </table:table-cell>
          <table:table-cell/>
          <table:table-cell office:value-type="string" calcext:value-type="string">
            <text:p>Janela45</text:p>
          </table:table-cell>
          <table:table-cell table:formula="of:=[.B47]" office:value-type="float" office:value="1359" calcext:value-type="float">
            <text:p>1359</text:p>
          </table:table-cell>
          <table:table-cell table:formula="of:=SUM([.C47];[.G47];[.K47];[.O47];[.S47];[.W47];[.AA47];[.AE47];[.AI47];[.AM47];[.AQ47]) / [.AW2]" office:value-type="float" office:value="2.5168286670338" calcext:value-type="float">
            <text:p>2,5168286670338</text:p>
          </table:table-cell>
          <table:table-cell table:number-columns-repeated="3"/>
          <table:table-cell table:formula="of:=MAX([.C47];[.G47];[.K47];[.O47];[.S47];[.W47];[.AA47];[.AE47];[.AI47];[.AM47];[.AQ47])" office:value-type="float" office:value="2.72749996185303" calcext:value-type="float">
            <text:p>2,72749996185303</text:p>
          </table:table-cell>
          <table:table-cell table:formula="of:=MIN([.C47];[.G47];[.K47];[.O47];[.S47];[.W47];[.AA47];[.AE47];[.AI47];[.AM47];[.AQ47])" office:value-type="float" office:value="2.00760412216187" calcext:value-type="float">
            <text:p>2,00760412216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6</text:p>
          </table:table-cell>
          <table:table-cell office:value-type="float" office:value="1009" calcext:value-type="float">
            <text:p>1009</text:p>
          </table:table-cell>
          <table:table-cell office:value-type="float" office:value="1.69749021530151" calcext:value-type="float">
            <text:p>1,69749021530151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009" calcext:value-type="float">
            <text:p>1009</text:p>
          </table:table-cell>
          <table:table-cell office:value-type="float" office:value="2.18785667419434" calcext:value-type="float">
            <text:p>2,18785667419434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009" calcext:value-type="float">
            <text:p>1009</text:p>
          </table:table-cell>
          <table:table-cell office:value-type="float" office:value="2.14906597137451" calcext:value-type="float">
            <text:p>2,14906597137451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009" calcext:value-type="float">
            <text:p>1009</text:p>
          </table:table-cell>
          <table:table-cell office:value-type="float" office:value="2.04915904998779" calcext:value-type="float">
            <text:p>2,04915904998779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009" calcext:value-type="float">
            <text:p>1009</text:p>
          </table:table-cell>
          <table:table-cell office:value-type="float" office:value="2.09498572349548" calcext:value-type="float">
            <text:p>2,09498572349548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009" calcext:value-type="float">
            <text:p>1009</text:p>
          </table:table-cell>
          <table:table-cell office:value-type="float" office:value="2.1217257976532" calcext:value-type="float">
            <text:p>2,1217257976532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009" calcext:value-type="float">
            <text:p>1009</text:p>
          </table:table-cell>
          <table:table-cell office:value-type="float" office:value="2.53073883056641" calcext:value-type="float">
            <text:p>2,53073883056641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009" calcext:value-type="float">
            <text:p>1009</text:p>
          </table:table-cell>
          <table:table-cell office:value-type="float" office:value="2.29472351074219" calcext:value-type="float">
            <text:p>2,29472351074219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009" calcext:value-type="float">
            <text:p>1009</text:p>
          </table:table-cell>
          <table:table-cell office:value-type="float" office:value="2.14173936843872" calcext:value-type="float">
            <text:p>2,14173936843872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009" calcext:value-type="float">
            <text:p>1009</text:p>
          </table:table-cell>
          <table:table-cell office:value-type="float" office:value="2.3754575252533" calcext:value-type="float">
            <text:p>2,3754575252533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009" calcext:value-type="float">
            <text:p>1009</text:p>
          </table:table-cell>
          <table:table-cell office:value-type="float" office:value="2.10245180130005" calcext:value-type="float">
            <text:p>2,10245180130005</text:p>
          </table:table-cell>
          <table:table-cell/>
          <table:table-cell office:value-type="string" calcext:value-type="string">
            <text:p>Janela46</text:p>
          </table:table-cell>
          <table:table-cell table:formula="of:=[.B48]" office:value-type="float" office:value="1009" calcext:value-type="float">
            <text:p>1009</text:p>
          </table:table-cell>
          <table:table-cell table:formula="of:=SUM([.C48];[.G48];[.K48];[.O48];[.S48];[.W48];[.AA48];[.AE48];[.AI48];[.AM48];[.AQ48]) / [.AW2]" office:value-type="float" office:value="2.15867222439159" calcext:value-type="float">
            <text:p>2,15867222439159</text:p>
          </table:table-cell>
          <table:table-cell table:number-columns-repeated="3"/>
          <table:table-cell table:formula="of:=MAX([.C48];[.G48];[.K48];[.O48];[.S48];[.W48];[.AA48];[.AE48];[.AI48];[.AM48];[.AQ48])" office:value-type="float" office:value="2.53073883056641" calcext:value-type="float">
            <text:p>2,53073883056641</text:p>
          </table:table-cell>
          <table:table-cell table:formula="of:=MIN([.C48];[.G48];[.K48];[.O48];[.S48];[.W48];[.AA48];[.AE48];[.AI48];[.AM48];[.AQ48])" office:value-type="float" office:value="1.69749021530151" calcext:value-type="float">
            <text:p>1,69749021530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7</text:p>
          </table:table-cell>
          <table:table-cell office:value-type="float" office:value="850" calcext:value-type="float">
            <text:p>850</text:p>
          </table:table-cell>
          <table:table-cell office:value-type="float" office:value="1.18380618095398" calcext:value-type="float">
            <text:p>1,18380618095398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50" calcext:value-type="float">
            <text:p>850</text:p>
          </table:table-cell>
          <table:table-cell office:value-type="float" office:value="1.40193724632263" calcext:value-type="float">
            <text:p>1,40193724632263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50" calcext:value-type="float">
            <text:p>850</text:p>
          </table:table-cell>
          <table:table-cell office:value-type="float" office:value="1.42042708396912" calcext:value-type="float">
            <text:p>1,42042708396912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50" calcext:value-type="float">
            <text:p>850</text:p>
          </table:table-cell>
          <table:table-cell office:value-type="float" office:value="1.39447641372681" calcext:value-type="float">
            <text:p>1,39447641372681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50" calcext:value-type="float">
            <text:p>850</text:p>
          </table:table-cell>
          <table:table-cell office:value-type="float" office:value="1.40671467781067" calcext:value-type="float">
            <text:p>1,40671467781067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50" calcext:value-type="float">
            <text:p>850</text:p>
          </table:table-cell>
          <table:table-cell office:value-type="float" office:value="1.46515679359436" calcext:value-type="float">
            <text:p>1,46515679359436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50" calcext:value-type="float">
            <text:p>850</text:p>
          </table:table-cell>
          <table:table-cell office:value-type="float" office:value="1.74300837516785" calcext:value-type="float">
            <text:p>1,74300837516785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50" calcext:value-type="float">
            <text:p>850</text:p>
          </table:table-cell>
          <table:table-cell office:value-type="float" office:value="1.38799595832825" calcext:value-type="float">
            <text:p>1,38799595832825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50" calcext:value-type="float">
            <text:p>850</text:p>
          </table:table-cell>
          <table:table-cell office:value-type="float" office:value="1.41739392280579" calcext:value-type="float">
            <text:p>1,41739392280579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50" calcext:value-type="float">
            <text:p>850</text:p>
          </table:table-cell>
          <table:table-cell office:value-type="float" office:value="2.541175365448" calcext:value-type="float">
            <text:p>2,541175365448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50" calcext:value-type="float">
            <text:p>850</text:p>
          </table:table-cell>
          <table:table-cell office:value-type="float" office:value="1.43867874145508" calcext:value-type="float">
            <text:p>1,43867874145508</text:p>
          </table:table-cell>
          <table:table-cell/>
          <table:table-cell office:value-type="string" calcext:value-type="string">
            <text:p>Janela47</text:p>
          </table:table-cell>
          <table:table-cell table:formula="of:=[.B49]" office:value-type="float" office:value="850" calcext:value-type="float">
            <text:p>850</text:p>
          </table:table-cell>
          <table:table-cell table:formula="of:=SUM([.C49];[.G49];[.K49];[.O49];[.S49];[.W49];[.AA49];[.AE49];[.AI49];[.AM49];[.AQ49]) / [.AW2]" office:value-type="float" office:value="1.52734279632569" calcext:value-type="float">
            <text:p>1,52734279632569</text:p>
          </table:table-cell>
          <table:table-cell table:number-columns-repeated="3"/>
          <table:table-cell table:formula="of:=MAX([.C49];[.G49];[.K49];[.O49];[.S49];[.W49];[.AA49];[.AE49];[.AI49];[.AM49];[.AQ49])" office:value-type="float" office:value="2.541175365448" calcext:value-type="float">
            <text:p>2,541175365448</text:p>
          </table:table-cell>
          <table:table-cell table:formula="of:=MIN([.C49];[.G49];[.K49];[.O49];[.S49];[.W49];[.AA49];[.AE49];[.AI49];[.AM49];[.AQ49])" office:value-type="float" office:value="1.18380618095398" calcext:value-type="float">
            <text:p>1,183806180953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8</text:p>
          </table:table-cell>
          <table:table-cell office:value-type="float" office:value="1402" calcext:value-type="float">
            <text:p>1402</text:p>
          </table:table-cell>
          <table:table-cell office:value-type="float" office:value="2.64895582199097" calcext:value-type="float">
            <text:p>2,64895582199097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02" calcext:value-type="float">
            <text:p>1402</text:p>
          </table:table-cell>
          <table:table-cell office:value-type="float" office:value="3.12185406684875" calcext:value-type="float">
            <text:p>3,12185406684875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02" calcext:value-type="float">
            <text:p>1402</text:p>
          </table:table-cell>
          <table:table-cell office:value-type="float" office:value="2.95976781845093" calcext:value-type="float">
            <text:p>2,9597678184509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02" calcext:value-type="float">
            <text:p>1402</text:p>
          </table:table-cell>
          <table:table-cell office:value-type="float" office:value="3.10097694396973" calcext:value-type="float">
            <text:p>3,1009769439697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02" calcext:value-type="float">
            <text:p>1402</text:p>
          </table:table-cell>
          <table:table-cell office:value-type="float" office:value="2.99995589256287" calcext:value-type="float">
            <text:p>2,99995589256287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02" calcext:value-type="float">
            <text:p>1402</text:p>
          </table:table-cell>
          <table:table-cell office:value-type="float" office:value="3.53096413612366" calcext:value-type="float">
            <text:p>3,53096413612366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02" calcext:value-type="float">
            <text:p>1402</text:p>
          </table:table-cell>
          <table:table-cell office:value-type="float" office:value="3.48974680900574" calcext:value-type="float">
            <text:p>3,48974680900574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02" calcext:value-type="float">
            <text:p>1402</text:p>
          </table:table-cell>
          <table:table-cell office:value-type="float" office:value="2.99104499816895" calcext:value-type="float">
            <text:p>2,99104499816895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02" calcext:value-type="float">
            <text:p>1402</text:p>
          </table:table-cell>
          <table:table-cell office:value-type="float" office:value="2.85022354125977" calcext:value-type="float">
            <text:p>2,85022354125977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02" calcext:value-type="float">
            <text:p>1402</text:p>
          </table:table-cell>
          <table:table-cell office:value-type="float" office:value="3.09472489356995" calcext:value-type="float">
            <text:p>3,09472489356995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02" calcext:value-type="float">
            <text:p>1402</text:p>
          </table:table-cell>
          <table:table-cell office:value-type="float" office:value="2.8778657913208" calcext:value-type="float">
            <text:p>2,8778657913208</text:p>
          </table:table-cell>
          <table:table-cell/>
          <table:table-cell office:value-type="string" calcext:value-type="string">
            <text:p>Janela48</text:p>
          </table:table-cell>
          <table:table-cell table:formula="of:=[.B50]" office:value-type="float" office:value="1402" calcext:value-type="float">
            <text:p>1402</text:p>
          </table:table-cell>
          <table:table-cell table:formula="of:=SUM([.C50];[.G50];[.K50];[.O50];[.S50];[.W50];[.AA50];[.AE50];[.AI50];[.AM50];[.AQ50]) / [.AW2]" office:value-type="float" office:value="3.06055279211565" calcext:value-type="float">
            <text:p>3,06055279211565</text:p>
          </table:table-cell>
          <table:table-cell table:number-columns-repeated="3"/>
          <table:table-cell table:formula="of:=MAX([.C50];[.G50];[.K50];[.O50];[.S50];[.W50];[.AA50];[.AE50];[.AI50];[.AM50];[.AQ50])" office:value-type="float" office:value="3.53096413612366" calcext:value-type="float">
            <text:p>3,53096413612366</text:p>
          </table:table-cell>
          <table:table-cell table:formula="of:=MIN([.C50];[.G50];[.K50];[.O50];[.S50];[.W50];[.AA50];[.AE50];[.AI50];[.AM50];[.AQ50])" office:value-type="float" office:value="2.64895582199097" calcext:value-type="float">
            <text:p>2,648955821990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9</text:p>
          </table:table-cell>
          <table:table-cell office:value-type="float" office:value="1548" calcext:value-type="float">
            <text:p>1548</text:p>
          </table:table-cell>
          <table:table-cell office:value-type="float" office:value="1.98970723152161" calcext:value-type="float">
            <text:p>1,98970723152161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548" calcext:value-type="float">
            <text:p>1548</text:p>
          </table:table-cell>
          <table:table-cell office:value-type="float" office:value="2.05253744125366" calcext:value-type="float">
            <text:p>2,05253744125366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548" calcext:value-type="float">
            <text:p>1548</text:p>
          </table:table-cell>
          <table:table-cell office:value-type="float" office:value="2.04573440551758" calcext:value-type="float">
            <text:p>2,04573440551758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548" calcext:value-type="float">
            <text:p>1548</text:p>
          </table:table-cell>
          <table:table-cell office:value-type="float" office:value="2.07494926452637" calcext:value-type="float">
            <text:p>2,07494926452637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548" calcext:value-type="float">
            <text:p>1548</text:p>
          </table:table-cell>
          <table:table-cell office:value-type="float" office:value="1.98798322677612" calcext:value-type="float">
            <text:p>1,98798322677612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548" calcext:value-type="float">
            <text:p>1548</text:p>
          </table:table-cell>
          <table:table-cell office:value-type="float" office:value="2.1369161605835" calcext:value-type="float">
            <text:p>2,1369161605835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548" calcext:value-type="float">
            <text:p>1548</text:p>
          </table:table-cell>
          <table:table-cell office:value-type="float" office:value="2.33335304260254" calcext:value-type="float">
            <text:p>2,33335304260254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548" calcext:value-type="float">
            <text:p>1548</text:p>
          </table:table-cell>
          <table:table-cell office:value-type="float" office:value="2.01883745193481" calcext:value-type="float">
            <text:p>2,01883745193481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548" calcext:value-type="float">
            <text:p>1548</text:p>
          </table:table-cell>
          <table:table-cell office:value-type="float" office:value="2.00975489616394" calcext:value-type="float">
            <text:p>2,00975489616394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548" calcext:value-type="float">
            <text:p>1548</text:p>
          </table:table-cell>
          <table:table-cell office:value-type="float" office:value="1.96379637718201" calcext:value-type="float">
            <text:p>1,96379637718201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548" calcext:value-type="float">
            <text:p>1548</text:p>
          </table:table-cell>
          <table:table-cell office:value-type="float" office:value="2.25013446807861" calcext:value-type="float">
            <text:p>2,25013446807861</text:p>
          </table:table-cell>
          <table:table-cell/>
          <table:table-cell office:value-type="string" calcext:value-type="string">
            <text:p>Janela49</text:p>
          </table:table-cell>
          <table:table-cell table:formula="of:=[.B51]" office:value-type="float" office:value="1548" calcext:value-type="float">
            <text:p>1548</text:p>
          </table:table-cell>
          <table:table-cell table:formula="of:=SUM([.C51];[.G51];[.K51];[.O51];[.S51];[.W51];[.AA51];[.AE51];[.AI51];[.AM51];[.AQ51]) / [.AW2]" office:value-type="float" office:value="2.07851854237643" calcext:value-type="float">
            <text:p>2,07851854237643</text:p>
          </table:table-cell>
          <table:table-cell table:number-columns-repeated="3"/>
          <table:table-cell table:formula="of:=MAX([.C51];[.G51];[.K51];[.O51];[.S51];[.W51];[.AA51];[.AE51];[.AI51];[.AM51];[.AQ51])" office:value-type="float" office:value="2.33335304260254" calcext:value-type="float">
            <text:p>2,33335304260254</text:p>
          </table:table-cell>
          <table:table-cell table:formula="of:=MIN([.C51];[.G51];[.K51];[.O51];[.S51];[.W51];[.AA51];[.AE51];[.AI51];[.AM51];[.AQ51])" office:value-type="float" office:value="1.96379637718201" calcext:value-type="float">
            <text:p>1,96379637718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0</text:p>
          </table:table-cell>
          <table:table-cell office:value-type="float" office:value="922" calcext:value-type="float">
            <text:p>922</text:p>
          </table:table-cell>
          <table:table-cell office:value-type="float" office:value="1.63677406311035" calcext:value-type="float">
            <text:p>1,63677406311035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922" calcext:value-type="float">
            <text:p>922</text:p>
          </table:table-cell>
          <table:table-cell office:value-type="float" office:value="2.18898272514343" calcext:value-type="float">
            <text:p>2,1889827251434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922" calcext:value-type="float">
            <text:p>922</text:p>
          </table:table-cell>
          <table:table-cell office:value-type="float" office:value="2.1642005443573" calcext:value-type="float">
            <text:p>2,164200544357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922" calcext:value-type="float">
            <text:p>922</text:p>
          </table:table-cell>
          <table:table-cell office:value-type="float" office:value="2.05279111862183" calcext:value-type="float">
            <text:p>2,0527911186218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922" calcext:value-type="float">
            <text:p>922</text:p>
          </table:table-cell>
          <table:table-cell office:value-type="float" office:value="2.13625550270081" calcext:value-type="float">
            <text:p>2,13625550270081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922" calcext:value-type="float">
            <text:p>922</text:p>
          </table:table-cell>
          <table:table-cell office:value-type="float" office:value="2.09294152259827" calcext:value-type="float">
            <text:p>2,09294152259827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922" calcext:value-type="float">
            <text:p>922</text:p>
          </table:table-cell>
          <table:table-cell office:value-type="float" office:value="2.18769383430481" calcext:value-type="float">
            <text:p>2,18769383430481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922" calcext:value-type="float">
            <text:p>922</text:p>
          </table:table-cell>
          <table:table-cell office:value-type="float" office:value="2.11670255661011" calcext:value-type="float">
            <text:p>2,11670255661011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922" calcext:value-type="float">
            <text:p>922</text:p>
          </table:table-cell>
          <table:table-cell office:value-type="float" office:value="2.05823945999145" calcext:value-type="float">
            <text:p>2,05823945999145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922" calcext:value-type="float">
            <text:p>922</text:p>
          </table:table-cell>
          <table:table-cell office:value-type="float" office:value="2.01288771629333" calcext:value-type="float">
            <text:p>2,0128877162933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922" calcext:value-type="float">
            <text:p>922</text:p>
          </table:table-cell>
          <table:table-cell office:value-type="float" office:value="2.19729733467102" calcext:value-type="float">
            <text:p>2,19729733467102</text:p>
          </table:table-cell>
          <table:table-cell/>
          <table:table-cell office:value-type="string" calcext:value-type="string">
            <text:p>Janela50</text:p>
          </table:table-cell>
          <table:table-cell table:formula="of:=[.B52]" office:value-type="float" office:value="922" calcext:value-type="float">
            <text:p>922</text:p>
          </table:table-cell>
          <table:table-cell table:formula="of:=SUM([.C52];[.G52];[.K52];[.O52];[.S52];[.W52];[.AA52];[.AE52];[.AI52];[.AM52];[.AQ52]) / [.AW2]" office:value-type="float" office:value="2.07679694349116" calcext:value-type="float">
            <text:p>2,07679694349116</text:p>
          </table:table-cell>
          <table:table-cell table:number-columns-repeated="3"/>
          <table:table-cell table:formula="of:=MAX([.C52];[.G52];[.K52];[.O52];[.S52];[.W52];[.AA52];[.AE52];[.AI52];[.AM52];[.AQ52])" office:value-type="float" office:value="2.19729733467102" calcext:value-type="float">
            <text:p>2,19729733467102</text:p>
          </table:table-cell>
          <table:table-cell table:formula="of:=MIN([.C52];[.G52];[.K52];[.O52];[.S52];[.W52];[.AA52];[.AE52];[.AI52];[.AM52];[.AQ52])" office:value-type="float" office:value="1.63677406311035" calcext:value-type="float">
            <text:p>1,63677406311035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52])" office:value-type="float" office:value="101.085801124573" calcext:value-type="float">
            <text:p>101,08580112457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52])" office:value-type="float" office:value="127.97998213768" calcext:value-type="float">
            <text:p>127,9799821376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52])" office:value-type="float" office:value="123.808908462524" calcext:value-type="float">
            <text:p>123,80890846252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52])" office:value-type="float" office:value="118.732931137085" calcext:value-type="float">
            <text:p>118,73293113708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52])" office:value-type="float" office:value="119.009993553162" calcext:value-type="float">
            <text:p>119,00999355316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52])" office:value-type="float" office:value="119.484773159027" calcext:value-type="float">
            <text:p>119,48477315902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52])" office:value-type="float" office:value="120.304007768631" calcext:value-type="float">
            <text:p>120,30400776863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52])" office:value-type="float" office:value="120.71834564209" calcext:value-type="float">
            <text:p>120,7183456420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52])" office:value-type="float" office:value="124.7797768116" calcext:value-type="float">
            <text:p>124,779776811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52])" office:value-type="float" office:value="122.68442940712" calcext:value-type="float">
            <text:p>122,6844294071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52])" office:value-type="float" office:value="141.667708396912" calcext:value-type="float">
            <text:p>141,66770839691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52])" office:value-type="float" office:value="121.841514327309" calcext:value-type="float">
            <text:p>121,841514327309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52])" office:value-type="float" office:value="153.758006334305" calcext:value-type="float">
            <text:p>153,758006334305</text:p>
          </table:table-cell>
          <table:table-cell table:formula="of:=SUM([.AZ3:.AZ52])" office:value-type="float" office:value="100.813540697098" calcext:value-type="float">
            <text:p>100,81354069709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4:20:48.9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10-31T20:40:28.266000000</dc:date>
    <meta:editing-duration>PT1H33M36S</meta:editing-duration>
    <meta:editing-cycles>24</meta:editing-cycles>
    <meta:document-statistic meta:table-count="4" meta:cell-count="4254" meta:object-count="0"/>
  </office:meta>
</office:document-meta>
</file>